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data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a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xg</text:p>
          </table:table-cell>
          <table:table-cell office:value-type="string" calcext:value-type="string">
            <text:p>yg,</text:p>
          </table:table-cell>
          <table:table-cell office:value-type="string" calcext:value-type="string">
            <text:p>z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ygb</text:p>
          </table:table-cell>
          <table:table-cell office:value-type="string" calcext:value-type="string">
            <text:p>zgb</text:p>
          </table:table-cell>
          <table:table-cell office:value-type="string" calcext:value-type="string">
            <text:p>sensor no.</text:p>
          </table:table-cell>
        </table:table-row>
        <table:table-row table:style-name="ro1" table:visibility="filter">
          <table:table-cell office:value-type="float" office:value="-0.07348633" calcext:value-type="float">
            <text:p>-0.07348633</text:p>
          </table:table-cell>
          <table:table-cell office:value-type="float" office:value="0.9658203" calcext:value-type="float">
            <text:p>0.9658203</text:p>
          </table:table-cell>
          <table:table-cell office:value-type="float" office:value="0.1323242" calcext:value-type="float">
            <text:p>0.1323242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-0.004824162" calcext:value-type="float">
            <text:p>-0.004824162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0.1191142" calcext:value-type="float">
            <text:p>0.11911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5977" calcext:value-type="float">
            <text:p>-0.6625977</text:p>
          </table:table-cell>
          <table:table-cell office:value-type="float" office:value="-0.1188965" calcext:value-type="float">
            <text:p>-0.1188965</text:p>
          </table:table-cell>
          <table:table-cell office:value-type="float" office:value="0.8823242" calcext:value-type="float">
            <text:p>0.8823242</text:p>
          </table:table-cell>
          <table:table-cell office:value-type="float" office:value="-1.007634" calcext:value-type="float">
            <text:p>-1.007634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0.167603" calcext:value-type="float">
            <text:p>0.167603</text:p>
          </table:table-cell>
          <table:table-cell office:value-type="float" office:value="-0.1009157" calcext:value-type="float">
            <text:p>-0.1009157</text:p>
          </table:table-cell>
          <table:table-cell office:value-type="float" office:value="0.1059847" calcext:value-type="float">
            <text:p>0.10598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2461" calcext:value-type="float">
            <text:p>0.3022461</text:p>
          </table:table-cell>
          <table:table-cell office:value-type="float" office:value="-0.1721191" calcext:value-type="float">
            <text:p>-0.1721191</text:p>
          </table:table-cell>
          <table:table-cell office:value-type="float" office:value="0.4160156" calcext:value-type="float">
            <text:p>0.4160156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-0.125495" calcext:value-type="float">
            <text:p>-0.125495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1589017" calcext:value-type="float">
            <text:p>-0.15890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543945" calcext:value-type="float">
            <text:p>-0.07543945</text:p>
          </table:table-cell>
          <table:table-cell office:value-type="float" office:value="0.9667969" calcext:value-type="float">
            <text:p>0.9667969</text:p>
          </table:table-cell>
          <table:table-cell office:value-type="float" office:value="0.1345215" calcext:value-type="float">
            <text:p>0.1345215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419847" calcext:value-type="float">
            <text:p>1.419847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0.103847" calcext:value-type="float">
            <text:p>0.10384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72266" calcext:value-type="float">
            <text:p>-0.6572266</text:p>
          </table:table-cell>
          <table:table-cell office:value-type="float" office:value="-0.1394043" calcext:value-type="float">
            <text:p>-0.1394043</text:p>
          </table:table-cell>
          <table:table-cell office:value-type="float" office:value="0.8781738" calcext:value-type="float">
            <text:p>0.8781738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2290076" calcext:value-type="float">
            <text:p>-0.2290076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0.08229047" calcext:value-type="float">
            <text:p>0.08229047</text:p>
          </table:table-cell>
          <table:table-cell office:value-type="float" office:value="-0.1535572" calcext:value-type="float">
            <text:p>-0.15355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46777" calcext:value-type="float">
            <text:p>0.2946777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187012" calcext:value-type="float">
            <text:p>0.4187012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-0.1402439" calcext:value-type="float">
            <text:p>-0.1402439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75391" calcext:value-type="float">
            <text:p>-0.07275391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47656" calcext:value-type="float">
            <text:p>0.1347656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-0.07935917" calcext:value-type="float">
            <text:p>-0.079359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7715" calcext:value-type="float">
            <text:p>-0.6657715</text:p>
          </table:table-cell>
          <table:table-cell office:value-type="float" office:value="-0.1208496" calcext:value-type="float">
            <text:p>-0.1208496</text:p>
          </table:table-cell>
          <table:table-cell office:value-type="float" office:value="0.8769531" calcext:value-type="float">
            <text:p>0.8769531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1679389" calcext:value-type="float">
            <text:p>-0.1679389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0.08229047" calcext:value-type="float">
            <text:p>0.08229047</text:p>
          </table:table-cell>
          <table:table-cell office:value-type="float" office:value="-0.09248854" calcext:value-type="float">
            <text:p>-0.092488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44336" calcext:value-type="float">
            <text:p>0.2944336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196777" calcext:value-type="float">
            <text:p>0.4196777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80078" calcext:value-type="float">
            <text:p>-0.07080078</text:p>
          </table:table-cell>
          <table:table-cell office:value-type="float" office:value="0.9665527" calcext:value-type="float">
            <text:p>0.9665527</text:p>
          </table:table-cell>
          <table:table-cell office:value-type="float" office:value="0.1276855" calcext:value-type="float">
            <text:p>0.1276855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496183" calcext:value-type="float">
            <text:p>1.496183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0.1801828" calcext:value-type="float">
            <text:p>0.180182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5977" calcext:value-type="float">
            <text:p>-0.6625977</text:p>
          </table:table-cell>
          <table:table-cell office:value-type="float" office:value="-0.1235352" calcext:value-type="float">
            <text:p>-0.1235352</text:p>
          </table:table-cell>
          <table:table-cell office:value-type="float" office:value="0.8596191" calcext:value-type="float">
            <text:p>0.8596191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-0.06140459" calcext:value-type="float">
            <text:p>-0.06140459</text:p>
          </table:table-cell>
          <table:table-cell office:value-type="float" office:value="0.128092" calcext:value-type="float">
            <text:p>0.128092</text:p>
          </table:table-cell>
          <table:table-cell office:value-type="float" office:value="-3.832947" calcext:value-type="float">
            <text:p>-3.832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194336" calcext:value-type="float">
            <text:p>0.4194336</text:p>
          </table:table-cell>
          <table:table-cell office:value-type="float" office:value="-3.282443" calcext:value-type="float">
            <text:p>-3.282443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2103829" calcext:value-type="float">
            <text:p>0.2103829</text:p>
          </table:table-cell>
          <table:table-cell office:value-type="float" office:value="-0.1402439" calcext:value-type="float">
            <text:p>-0.1402439</text:p>
          </table:table-cell>
          <table:table-cell office:value-type="float" office:value="0.03957152" calcext:value-type="float">
            <text:p>0.039571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24219" calcext:value-type="float">
            <text:p>-0.07324219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259766" calcext:value-type="float">
            <text:p>0.1259766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-0.02009153" calcext:value-type="float">
            <text:p>-0.02009153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-0.003023267" calcext:value-type="float">
            <text:p>-0.00302326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1094" calcext:value-type="float">
            <text:p>-0.6621094</text:p>
          </table:table-cell>
          <table:table-cell office:value-type="float" office:value="-0.1223145" calcext:value-type="float">
            <text:p>-0.1223145</text:p>
          </table:table-cell>
          <table:table-cell office:value-type="float" office:value="0.8779297" calcext:value-type="float">
            <text:p>0.8779297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1065342" calcext:value-type="float">
            <text:p>0.1065342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-0.01615267" calcext:value-type="float">
            <text:p>-0.016152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669922" calcext:value-type="float">
            <text:p>-0.1669922</text:p>
          </table:table-cell>
          <table:table-cell office:value-type="float" office:value="0.416748" calcext:value-type="float">
            <text:p>0.416748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0.04296219" calcext:value-type="float">
            <text:p>0.04296219</text:p>
          </table:table-cell>
          <table:table-cell office:value-type="float" office:value="-0.06729865" calcext:value-type="float">
            <text:p>-0.0672986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73047" calcext:value-type="float">
            <text:p>-0.07373047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323242" calcext:value-type="float">
            <text:p>0.1323242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618321" calcext:value-type="float">
            <text:p>-1.618321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2329457" calcext:value-type="float">
            <text:p>0.2329457</text:p>
          </table:table-cell>
          <table:table-cell office:value-type="float" office:value="-0.06409192" calcext:value-type="float">
            <text:p>-0.0640919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1094" calcext:value-type="float">
            <text:p>-0.6621094</text:p>
          </table:table-cell>
          <table:table-cell office:value-type="float" office:value="-0.126709" calcext:value-type="float">
            <text:p>-0.126709</text:p>
          </table:table-cell>
          <table:table-cell office:value-type="float" office:value="0.8859863" calcext:value-type="float">
            <text:p>0.8859863</text:p>
          </table:table-cell>
          <table:table-cell office:value-type="float" office:value="-1.282443" calcext:value-type="float">
            <text:p>-1.282443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-0.1072061" calcext:value-type="float">
            <text:p>-0.1072061</text:p>
          </table:table-cell>
          <table:table-cell office:value-type="float" office:value="0.06702328" calcext:value-type="float">
            <text:p>0.06702328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691895" calcext:value-type="float">
            <text:p>-0.1691895</text:p>
          </table:table-cell>
          <table:table-cell office:value-type="float" office:value="0.420166" calcext:value-type="float">
            <text:p>0.420166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2567027" calcext:value-type="float">
            <text:p>0.2567027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421875" calcext:value-type="float">
            <text:p>-0.07421875</text:p>
          </table:table-cell>
          <table:table-cell office:value-type="float" office:value="0.9604492" calcext:value-type="float">
            <text:p>0.9604492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-0.1116946" calcext:value-type="float">
            <text:p>-0.1116946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-0.09462631" calcext:value-type="float">
            <text:p>-0.0946263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8184" calcext:value-type="float">
            <text:p>-0.6638184</text:p>
          </table:table-cell>
          <table:table-cell office:value-type="float" office:value="-0.1303711" calcext:value-type="float">
            <text:p>-0.1303711</text:p>
          </table:table-cell>
          <table:table-cell office:value-type="float" office:value="0.8791504" calcext:value-type="float">
            <text:p>0.8791504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0.1212519" calcext:value-type="float">
            <text:p>0.12125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10156" calcext:value-type="float">
            <text:p>0.2910156</text:p>
          </table:table-cell>
          <table:table-cell office:value-type="float" office:value="-0.1843262" calcext:value-type="float">
            <text:p>-0.1843262</text:p>
          </table:table-cell>
          <table:table-cell office:value-type="float" office:value="0.4169922" calcext:value-type="float">
            <text:p>0.4169922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0.04296219" calcext:value-type="float">
            <text:p>0.04296219</text:p>
          </table:table-cell>
          <table:table-cell office:value-type="float" office:value="0.1617091" calcext:value-type="float">
            <text:p>0.161709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811523" calcext:value-type="float">
            <text:p>-0.06811523</text:p>
          </table:table-cell>
          <table:table-cell office:value-type="float" office:value="0.9680176" calcext:value-type="float">
            <text:p>0.9680176</text:p>
          </table:table-cell>
          <table:table-cell office:value-type="float" office:value="0.1259766" calcext:value-type="float">
            <text:p>0.1259766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0.08116007" calcext:value-type="float">
            <text:p>-0.08116007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-0.1251607" calcext:value-type="float">
            <text:p>-0.125160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3535" calcext:value-type="float">
            <text:p>-0.6623535</text:p>
          </table:table-cell>
          <table:table-cell office:value-type="float" office:value="-0.1206055" calcext:value-type="float">
            <text:p>-0.1206055</text:p>
          </table:table-cell>
          <table:table-cell office:value-type="float" office:value="0.8833008" calcext:value-type="float">
            <text:p>0.8833008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-0.03087032" calcext:value-type="float">
            <text:p>-0.03087032</text:p>
          </table:table-cell>
          <table:table-cell office:value-type="float" office:value="-0.1467172" calcext:value-type="float">
            <text:p>-0.1467172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46777" calcext:value-type="float">
            <text:p>0.2946777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179688" calcext:value-type="float">
            <text:p>0.4179688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0.1187799" calcext:value-type="float">
            <text:p>0.1187799</text:p>
          </table:table-cell>
          <table:table-cell office:value-type="float" office:value="-0.1097096" calcext:value-type="float">
            <text:p>-0.1097096</text:p>
          </table:table-cell>
          <table:table-cell office:value-type="float" office:value="0.1617091" calcext:value-type="float">
            <text:p>0.161709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835938" calcext:value-type="float">
            <text:p>-0.06835938</text:p>
          </table:table-cell>
          <table:table-cell office:value-type="float" office:value="0.9677734" calcext:value-type="float">
            <text:p>0.9677734</text:p>
          </table:table-cell>
          <table:table-cell office:value-type="float" office:value="0.1357422" calcext:value-type="float">
            <text:p>0.1357422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-0.155695" calcext:value-type="float">
            <text:p>-0.15569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459961" calcext:value-type="float">
            <text:p>-0.6459961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76709" calcext:value-type="float">
            <text:p>0.876709</text:p>
          </table:table-cell>
          <table:table-cell office:value-type="float" office:value="-1.358779" calcext:value-type="float">
            <text:p>-1.358779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0" calcext:value-type="float">
            <text:p>0</text:p>
          </table:table-cell>
          <table:table-cell office:value-type="float" office:value="-0.183542" calcext:value-type="float">
            <text:p>-0.183542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0.07545039" calcext:value-type="float">
            <text:p>0.075450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6309" calcext:value-type="float">
            <text:p>0.2966309</text:p>
          </table:table-cell>
          <table:table-cell office:value-type="float" office:value="-0.1655273" calcext:value-type="float">
            <text:p>-0.1655273</text:p>
          </table:table-cell>
          <table:table-cell office:value-type="float" office:value="0.4155273" calcext:value-type="float">
            <text:p>0.4155273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-0.1407621" calcext:value-type="float">
            <text:p>-0.1407621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-0.1436346" calcext:value-type="float">
            <text:p>-0.143634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666016" calcext:value-type="float">
            <text:p>-0.07666016</text:p>
          </table:table-cell>
          <table:table-cell office:value-type="float" office:value="0.9716797" calcext:value-type="float">
            <text:p>0.9716797</text:p>
          </table:table-cell>
          <table:table-cell office:value-type="float" office:value="0.1433105" calcext:value-type="float">
            <text:p>0.1433105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-0.1098934" calcext:value-type="float">
            <text:p>-0.109893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1094" calcext:value-type="float">
            <text:p>-0.6621094</text:p>
          </table:table-cell>
          <table:table-cell office:value-type="float" office:value="-0.1228027" calcext:value-type="float">
            <text:p>-0.1228027</text:p>
          </table:table-cell>
          <table:table-cell office:value-type="float" office:value="0.8769531" calcext:value-type="float">
            <text:p>0.8769531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-0.00931263" calcext:value-type="float">
            <text:p>-0.00931263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3867" calcext:value-type="float">
            <text:p>0.2963867</text:p>
          </table:table-cell>
          <table:table-cell office:value-type="float" office:value="-0.1679688" calcext:value-type="float">
            <text:p>-0.1679688</text:p>
          </table:table-cell>
          <table:table-cell office:value-type="float" office:value="0.4238281" calcext:value-type="float">
            <text:p>0.4238281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-0.09496045" calcext:value-type="float">
            <text:p>-0.09496045</text:p>
          </table:table-cell>
          <table:table-cell office:value-type="float" office:value="-0.06390804" calcext:value-type="float">
            <text:p>-0.06390804</text:p>
          </table:table-cell>
          <table:table-cell office:value-type="float" office:value="-0.006229877" calcext:value-type="float">
            <text:p>-0.00622987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982422" calcext:value-type="float">
            <text:p>-0.06982422</text:p>
          </table:table-cell>
          <table:table-cell office:value-type="float" office:value="0.9689941" calcext:value-type="float">
            <text:p>0.9689941</text:p>
          </table:table-cell>
          <table:table-cell office:value-type="float" office:value="0.1376953" calcext:value-type="float">
            <text:p>0.1376953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-0.04882479" calcext:value-type="float">
            <text:p>-0.0488247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0859" calcext:value-type="float">
            <text:p>-0.6630859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837891" calcext:value-type="float">
            <text:p>0.8837891</text:p>
          </table:table-cell>
          <table:table-cell office:value-type="float" office:value="-1.022901" calcext:value-type="float">
            <text:p>-1.022901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1523358" calcext:value-type="float">
            <text:p>0.1523358</text:p>
          </table:table-cell>
          <table:table-cell office:value-type="float" office:value="-0.1161829" calcext:value-type="float">
            <text:p>-0.1161829</text:p>
          </table:table-cell>
          <table:table-cell office:value-type="float" office:value="0.04491604" calcext:value-type="float">
            <text:p>0.044916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1191" calcext:value-type="float">
            <text:p>0.2971191</text:p>
          </table:table-cell>
          <table:table-cell office:value-type="float" office:value="-0.1652832" calcext:value-type="float">
            <text:p>-0.1652832</text:p>
          </table:table-cell>
          <table:table-cell office:value-type="float" office:value="0.4272461" calcext:value-type="float">
            <text:p>0.4272461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-0.1402439" calcext:value-type="float">
            <text:p>-0.1402439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48633" calcext:value-type="float">
            <text:p>-0.07348633</text:p>
          </table:table-cell>
          <table:table-cell office:value-type="float" office:value="0.970459" calcext:value-type="float">
            <text:p>0.970459</text:p>
          </table:table-cell>
          <table:table-cell office:value-type="float" office:value="0.1398926" calcext:value-type="float">
            <text:p>0.1398926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08116007" calcext:value-type="float">
            <text:p>-0.08116007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0859" calcext:value-type="float">
            <text:p>-0.6630859</text:p>
          </table:table-cell>
          <table:table-cell office:value-type="float" office:value="-0.1213379" calcext:value-type="float">
            <text:p>-0.1213379</text:p>
          </table:table-cell>
          <table:table-cell office:value-type="float" office:value="0.8771973" calcext:value-type="float">
            <text:p>0.8771973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-0.0008854866" calcext:value-type="float">
            <text:p>-0.00088548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689453" calcext:value-type="float">
            <text:p>-0.1689453</text:p>
          </table:table-cell>
          <table:table-cell office:value-type="float" office:value="0.4250488" calcext:value-type="float">
            <text:p>0.4250488</text:p>
          </table:table-cell>
          <table:table-cell office:value-type="float" office:value="-3.694656" calcext:value-type="float">
            <text:p>-3.694656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740458" calcext:value-type="float">
            <text:p>-3.740458</text:p>
          </table:table-cell>
          <table:table-cell office:value-type="float" office:value="-0.2018306" calcext:value-type="float">
            <text:p>-0.2018306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-0.2657719" calcext:value-type="float">
            <text:p>-0.26577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02148" calcext:value-type="float">
            <text:p>-0.07202148</text:p>
          </table:table-cell>
          <table:table-cell office:value-type="float" office:value="0.9731445" calcext:value-type="float">
            <text:p>0.9731445</text:p>
          </table:table-cell>
          <table:table-cell office:value-type="float" office:value="0.1289063" calcext:value-type="float">
            <text:p>0.1289063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-0.06409192" calcext:value-type="float">
            <text:p>-0.0640919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5977" calcext:value-type="float">
            <text:p>-0.6625977</text:p>
          </table:table-cell>
          <table:table-cell office:value-type="float" office:value="-0.126709" calcext:value-type="float">
            <text:p>-0.126709</text:p>
          </table:table-cell>
          <table:table-cell office:value-type="float" office:value="0.8681641" calcext:value-type="float">
            <text:p>0.8681641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3.862595" calcext:value-type="float">
            <text:p>3.862595</text:p>
          </table:table-cell>
          <table:table-cell office:value-type="float" office:value="0.1065342" calcext:value-type="float">
            <text:p>0.1065342</text:p>
          </table:table-cell>
          <table:table-cell office:value-type="float" office:value="-0.05511415" calcext:value-type="float">
            <text:p>-0.05511415</text:p>
          </table:table-cell>
          <table:table-cell office:value-type="float" office:value="3.938046" calcext:value-type="float">
            <text:p>3.9380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5605" calcext:value-type="float">
            <text:p>0.2995605</text:p>
          </table:table-cell>
          <table:table-cell office:value-type="float" office:value="-0.1726074" calcext:value-type="float">
            <text:p>-0.1726074</text:p>
          </table:table-cell>
          <table:table-cell office:value-type="float" office:value="0.4150391" calcext:value-type="float">
            <text:p>0.4150391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15332" calcext:value-type="float">
            <text:p>-0.0715332</text:p>
          </table:table-cell>
          <table:table-cell office:value-type="float" office:value="0.9719238" calcext:value-type="float">
            <text:p>0.9719238</text:p>
          </table:table-cell>
          <table:table-cell office:value-type="float" office:value="0.1308594" calcext:value-type="float">
            <text:p>0.1308594</text:p>
          </table:table-cell>
          <table:table-cell office:value-type="float" office:value="-2.21374" calcext:value-type="float">
            <text:p>-2.21374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0.1880302" calcext:value-type="float">
            <text:p>-0.1880302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-0.2778324" calcext:value-type="float">
            <text:p>-0.277832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0859" calcext:value-type="float">
            <text:p>-0.6630859</text:p>
          </table:table-cell>
          <table:table-cell office:value-type="float" office:value="-0.1193848" calcext:value-type="float">
            <text:p>-0.1193848</text:p>
          </table:table-cell>
          <table:table-cell office:value-type="float" office:value="0.8674316" calcext:value-type="float">
            <text:p>0.8674316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-0.07038128" calcext:value-type="float">
            <text:p>-0.07038128</text:p>
          </table:table-cell>
          <table:table-cell office:value-type="float" office:value="-3.832947" calcext:value-type="float">
            <text:p>-3.832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0723" calcext:value-type="float">
            <text:p>0.2990723</text:p>
          </table:table-cell>
          <table:table-cell office:value-type="float" office:value="-0.1662598" calcext:value-type="float">
            <text:p>-0.1662598</text:p>
          </table:table-cell>
          <table:table-cell office:value-type="float" office:value="0.4296875" calcext:value-type="float">
            <text:p>0.4296875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282443" calcext:value-type="float">
            <text:p>-3.282443</text:p>
          </table:table-cell>
          <table:table-cell office:value-type="float" office:value="0.1493144" calcext:value-type="float">
            <text:p>0.1493144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0.1922433" calcext:value-type="float">
            <text:p>0.19224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104492" calcext:value-type="float">
            <text:p>-0.07104492</text:p>
          </table:table-cell>
          <table:table-cell office:value-type="float" office:value="0.9677734" calcext:value-type="float">
            <text:p>0.9677734</text:p>
          </table:table-cell>
          <table:table-cell office:value-type="float" office:value="0.1337891" calcext:value-type="float">
            <text:p>0.1337891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-0.1098934" calcext:value-type="float">
            <text:p>-0.109893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377" calcext:value-type="float">
            <text:p>-0.661377</text:p>
          </table:table-cell>
          <table:table-cell office:value-type="float" office:value="-0.1254883" calcext:value-type="float">
            <text:p>-0.1254883</text:p>
          </table:table-cell>
          <table:table-cell office:value-type="float" office:value="0.873291" calcext:value-type="float">
            <text:p>0.873291</text:p>
          </table:table-cell>
          <table:table-cell office:value-type="float" office:value="-1.328244" calcext:value-type="float">
            <text:p>-1.328244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-0.1530077" calcext:value-type="float">
            <text:p>-0.1530077</text:p>
          </table:table-cell>
          <table:table-cell office:value-type="float" office:value="0.1738935" calcext:value-type="float">
            <text:p>0.1738935</text:p>
          </table:table-cell>
          <table:table-cell office:value-type="float" office:value="0.1517863" calcext:value-type="float">
            <text:p>0.15178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0488" calcext:value-type="float">
            <text:p>0.3000488</text:p>
          </table:table-cell>
          <table:table-cell office:value-type="float" office:value="-0.1643066" calcext:value-type="float">
            <text:p>-0.1643066</text:p>
          </table:table-cell>
          <table:table-cell office:value-type="float" office:value="0.4143066" calcext:value-type="float">
            <text:p>0.4143066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02148" calcext:value-type="float">
            <text:p>-0.07202148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13477" calcext:value-type="float">
            <text:p>0.1313477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0.102046" calcext:value-type="float">
            <text:p>0.102046</text:p>
          </table:table-cell>
          <table:table-cell office:value-type="float" office:value="-0.1334666" calcext:value-type="float">
            <text:p>-0.1334666</text:p>
          </table:table-cell>
          <table:table-cell office:value-type="float" office:value="-0.06409192" calcext:value-type="float">
            <text:p>-0.0640919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69824" calcext:value-type="float">
            <text:p>-0.6569824</text:p>
          </table:table-cell>
          <table:table-cell office:value-type="float" office:value="-0.1289063" calcext:value-type="float">
            <text:p>-0.1289063</text:p>
          </table:table-cell>
          <table:table-cell office:value-type="float" office:value="0.8762207" calcext:value-type="float">
            <text:p>0.8762207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0.09160305" calcext:value-type="float">
            <text:p>0.09160305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03648889" calcext:value-type="float">
            <text:p>0.03648889</text:p>
          </table:table-cell>
          <table:table-cell office:value-type="float" office:value="0.1670535" calcext:value-type="float">
            <text:p>0.16705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46777" calcext:value-type="float">
            <text:p>0.2946777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23584" calcext:value-type="float">
            <text:p>0.423584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-0.1407621" calcext:value-type="float">
            <text:p>-0.1407621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-0.1131001" calcext:value-type="float">
            <text:p>-0.11310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02148" calcext:value-type="float">
            <text:p>-0.07202148</text:p>
          </table:table-cell>
          <table:table-cell office:value-type="float" office:value="0.9672852" calcext:value-type="float">
            <text:p>0.9672852</text:p>
          </table:table-cell>
          <table:table-cell office:value-type="float" office:value="0.1352539" calcext:value-type="float">
            <text:p>0.1352539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1631147" calcext:value-type="float">
            <text:p>0.1631147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0.02751112" calcext:value-type="float">
            <text:p>0.027511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0859" calcext:value-type="float">
            <text:p>-0.6630859</text:p>
          </table:table-cell>
          <table:table-cell office:value-type="float" office:value="-0.1210938" calcext:value-type="float">
            <text:p>-0.1210938</text:p>
          </table:table-cell>
          <table:table-cell office:value-type="float" office:value="0.8688965" calcext:value-type="float">
            <text:p>0.8688965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-0.1377405" calcext:value-type="float">
            <text:p>-0.1377405</text:p>
          </table:table-cell>
          <table:table-cell office:value-type="float" office:value="-0.00931263" calcext:value-type="float">
            <text:p>-0.00931263</text:p>
          </table:table-cell>
          <table:table-cell office:value-type="float" office:value="0.1517863" calcext:value-type="float">
            <text:p>0.15178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814941" calcext:value-type="float">
            <text:p>0.2814941</text:p>
          </table:table-cell>
          <table:table-cell office:value-type="float" office:value="-0.1711426" calcext:value-type="float">
            <text:p>-0.1711426</text:p>
          </table:table-cell>
          <table:table-cell office:value-type="float" office:value="0.4257813" calcext:value-type="float">
            <text:p>0.4257813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884766" calcext:value-type="float">
            <text:p>-0.06884766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352539" calcext:value-type="float">
            <text:p>0.1352539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-0.05713069" calcext:value-type="float">
            <text:p>-0.05713069</text:p>
          </table:table-cell>
          <table:table-cell office:value-type="float" office:value="0.02751112" calcext:value-type="float">
            <text:p>0.027511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4004" calcext:value-type="float">
            <text:p>-0.6604004</text:p>
          </table:table-cell>
          <table:table-cell office:value-type="float" office:value="-0.1218262" calcext:value-type="float">
            <text:p>-0.1218262</text:p>
          </table:table-cell>
          <table:table-cell office:value-type="float" office:value="0.8781738" calcext:value-type="float">
            <text:p>0.8781738</text:p>
          </table:table-cell>
          <table:table-cell office:value-type="float" office:value="-1.389313" calcext:value-type="float">
            <text:p>-1.389313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3.832061" calcext:value-type="float">
            <text:p>3.832061</text:p>
          </table:table-cell>
          <table:table-cell office:value-type="float" office:value="-0.2140764" calcext:value-type="float">
            <text:p>-0.2140764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3.907512" calcext:value-type="float">
            <text:p>3.9075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75293" calcext:value-type="float">
            <text:p>-0.175293</text:p>
          </table:table-cell>
          <table:table-cell office:value-type="float" office:value="0.4199219" calcext:value-type="float">
            <text:p>0.4199219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1645815" calcext:value-type="float">
            <text:p>0.1645815</text:p>
          </table:table-cell>
          <table:table-cell office:value-type="float" office:value="-0.07917523" calcext:value-type="float">
            <text:p>-0.07917523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48633" calcext:value-type="float">
            <text:p>-0.07348633</text:p>
          </table:table-cell>
          <table:table-cell office:value-type="float" office:value="0.9714355" calcext:value-type="float">
            <text:p>0.9714355</text:p>
          </table:table-cell>
          <table:table-cell office:value-type="float" office:value="0.1420898" calcext:value-type="float">
            <text:p>0.1420898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0.102046" calcext:value-type="float">
            <text:p>0.102046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0.1649157" calcext:value-type="float">
            <text:p>0.164915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0391" calcext:value-type="float">
            <text:p>-0.6650391</text:p>
          </table:table-cell>
          <table:table-cell office:value-type="float" office:value="-0.1210938" calcext:value-type="float">
            <text:p>-0.1210938</text:p>
          </table:table-cell>
          <table:table-cell office:value-type="float" office:value="0.8815918" calcext:value-type="float">
            <text:p>0.8815918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0.1059847" calcext:value-type="float">
            <text:p>0.10598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5371" calcext:value-type="float">
            <text:p>0.3005371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233398" calcext:value-type="float">
            <text:p>0.4233398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02148" calcext:value-type="float">
            <text:p>-0.07202148</text:p>
          </table:table-cell>
          <table:table-cell office:value-type="float" office:value="0.973877" calcext:value-type="float">
            <text:p>0.973877</text:p>
          </table:table-cell>
          <table:table-cell office:value-type="float" office:value="0.1276855" calcext:value-type="float">
            <text:p>0.1276855</text:p>
          </table:table-cell>
          <table:table-cell office:value-type="float" office:value="-2.335878" calcext:value-type="float">
            <text:p>-2.335878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0.3101678" calcext:value-type="float">
            <text:p>-0.3101678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-0.155695" calcext:value-type="float">
            <text:p>-0.15569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2832" calcext:value-type="float">
            <text:p>-0.6652832</text:p>
          </table:table-cell>
          <table:table-cell office:value-type="float" office:value="-0.1218262" calcext:value-type="float">
            <text:p>-0.1218262</text:p>
          </table:table-cell>
          <table:table-cell office:value-type="float" office:value="0.876709" calcext:value-type="float">
            <text:p>0.876709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0.09160305" calcext:value-type="float">
            <text:p>0.09160305</text:p>
          </table:table-cell>
          <table:table-cell office:value-type="float" office:value="-0.04613745" calcext:value-type="float">
            <text:p>-0.04613745</text:p>
          </table:table-cell>
          <table:table-cell office:value-type="float" office:value="-0.05511415" calcext:value-type="float">
            <text:p>-0.05511415</text:p>
          </table:table-cell>
          <table:table-cell office:value-type="float" office:value="0.1670535" calcext:value-type="float">
            <text:p>0.16705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765137" calcext:value-type="float">
            <text:p>-0.1765137</text:p>
          </table:table-cell>
          <table:table-cell office:value-type="float" office:value="0.4316406" calcext:value-type="float">
            <text:p>0.4316406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-0.006229877" calcext:value-type="float">
            <text:p>-0.00622987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55664" calcext:value-type="float">
            <text:p>-0.07055664</text:p>
          </table:table-cell>
          <table:table-cell office:value-type="float" office:value="0.973877" calcext:value-type="float">
            <text:p>0.973877</text:p>
          </table:table-cell>
          <table:table-cell office:value-type="float" office:value="0.1386719" calcext:value-type="float">
            <text:p>0.1386719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-0.2014965" calcext:value-type="float">
            <text:p>-0.201496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9922" calcext:value-type="float">
            <text:p>-0.6669922</text:p>
          </table:table-cell>
          <table:table-cell office:value-type="float" office:value="-0.1264648" calcext:value-type="float">
            <text:p>-0.1264648</text:p>
          </table:table-cell>
          <table:table-cell office:value-type="float" office:value="0.8813477" calcext:value-type="float">
            <text:p>0.8813477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6870229" calcext:value-type="float">
            <text:p>0.6870229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-0.1772515" calcext:value-type="float">
            <text:p>-0.1772515</text:p>
          </table:table-cell>
          <table:table-cell office:value-type="float" office:value="0.02964886" calcext:value-type="float">
            <text:p>0.029648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679688" calcext:value-type="float">
            <text:p>-0.1679688</text:p>
          </table:table-cell>
          <table:table-cell office:value-type="float" office:value="0.4160156" calcext:value-type="float">
            <text:p>0.4160156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-0.09444242" calcext:value-type="float">
            <text:p>-0.09444242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90918" calcext:value-type="float">
            <text:p>-0.0690918</text:p>
          </table:table-cell>
          <table:table-cell office:value-type="float" office:value="0.9711914" calcext:value-type="float">
            <text:p>0.9711914</text:p>
          </table:table-cell>
          <table:table-cell office:value-type="float" office:value="0.1325684" calcext:value-type="float">
            <text:p>0.1325684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-0.1029322" calcext:value-type="float">
            <text:p>-0.1029322</text:p>
          </table:table-cell>
          <table:table-cell office:value-type="float" office:value="-0.2014965" calcext:value-type="float">
            <text:p>-0.201496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5977" calcext:value-type="float">
            <text:p>-0.6625977</text:p>
          </table:table-cell>
          <table:table-cell office:value-type="float" office:value="-0.1235352" calcext:value-type="float">
            <text:p>-0.1235352</text:p>
          </table:table-cell>
          <table:table-cell office:value-type="float" office:value="0.871582" calcext:value-type="float">
            <text:p>0.871582</text:p>
          </table:table-cell>
          <table:table-cell office:value-type="float" office:value="-1.389313" calcext:value-type="float">
            <text:p>-1.389313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3.877863" calcext:value-type="float">
            <text:p>3.877863</text:p>
          </table:table-cell>
          <table:table-cell office:value-type="float" office:value="-0.2140764" calcext:value-type="float">
            <text:p>-0.2140764</text:p>
          </table:table-cell>
          <table:table-cell office:value-type="float" office:value="-0.1161829" calcext:value-type="float">
            <text:p>-0.1161829</text:p>
          </table:table-cell>
          <table:table-cell office:value-type="float" office:value="3.953313" calcext:value-type="float">
            <text:p>3.9533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3164" calcext:value-type="float">
            <text:p>0.2993164</text:p>
          </table:table-cell>
          <table:table-cell office:value-type="float" office:value="-0.1689453" calcext:value-type="float">
            <text:p>-0.1689453</text:p>
          </table:table-cell>
          <table:table-cell office:value-type="float" office:value="0.4169922" calcext:value-type="float">
            <text:p>0.4169922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-0.07917523" calcext:value-type="float">
            <text:p>-0.07917523</text:p>
          </table:table-cell>
          <table:table-cell office:value-type="float" office:value="-0.1131001" calcext:value-type="float">
            <text:p>-0.11310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885742" calcext:value-type="float">
            <text:p>-0.07885742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06152" calcext:value-type="float">
            <text:p>0.1306152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603053" calcext:value-type="float">
            <text:p>-1.603053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2482128" calcext:value-type="float">
            <text:p>0.2482128</text:p>
          </table:table-cell>
          <table:table-cell office:value-type="float" office:value="0.1343813" calcext:value-type="float">
            <text:p>0.134381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77148" calcext:value-type="float">
            <text:p>-0.6577148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80127" calcext:value-type="float">
            <text:p>0.880127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862595" calcext:value-type="float">
            <text:p>-3.862595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2044279" calcext:value-type="float">
            <text:p>0.2044279</text:p>
          </table:table-cell>
          <table:table-cell office:value-type="float" office:value="-3.787145" calcext:value-type="float">
            <text:p>-3.7871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122559" calcext:value-type="float">
            <text:p>0.3122559</text:p>
          </table:table-cell>
          <table:table-cell office:value-type="float" office:value="-0.1733398" calcext:value-type="float">
            <text:p>-0.1733398</text:p>
          </table:table-cell>
          <table:table-cell office:value-type="float" office:value="0.4228516" calcext:value-type="float">
            <text:p>0.4228516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1187799" calcext:value-type="float">
            <text:p>0.1187799</text:p>
          </table:table-cell>
          <table:table-cell office:value-type="float" office:value="0.1803668" calcext:value-type="float">
            <text:p>0.1803668</text:p>
          </table:table-cell>
          <table:table-cell office:value-type="float" office:value="-0.03676414" calcext:value-type="float">
            <text:p>-0.0367641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835938" calcext:value-type="float">
            <text:p>-0.06835938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0.08857977" calcext:value-type="float">
            <text:p>0.0885797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0859" calcext:value-type="float">
            <text:p>-0.6630859</text:p>
          </table:table-cell>
          <table:table-cell office:value-type="float" office:value="-0.1247559" calcext:value-type="float">
            <text:p>-0.1247559</text:p>
          </table:table-cell>
          <table:table-cell office:value-type="float" office:value="0.8696289" calcext:value-type="float">
            <text:p>0.8696289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89313" calcext:value-type="float">
            <text:p>-3.89313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1738935" calcext:value-type="float">
            <text:p>0.1738935</text:p>
          </table:table-cell>
          <table:table-cell office:value-type="float" office:value="-3.817679" calcext:value-type="float">
            <text:p>-3.8176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61377" calcext:value-type="float">
            <text:p>-0.161377</text:p>
          </table:table-cell>
          <table:table-cell office:value-type="float" office:value="0.4182129" calcext:value-type="float">
            <text:p>0.4182129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-0.1102276" calcext:value-type="float">
            <text:p>-0.1102276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884766" calcext:value-type="float">
            <text:p>-0.06884766</text:p>
          </table:table-cell>
          <table:table-cell office:value-type="float" office:value="0.9733887" calcext:value-type="float">
            <text:p>0.9733887</text:p>
          </table:table-cell>
          <table:table-cell office:value-type="float" office:value="0.1289063" calcext:value-type="float">
            <text:p>0.1289063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-0.06589293" calcext:value-type="float">
            <text:p>-0.06589293</text:p>
          </table:table-cell>
          <table:table-cell office:value-type="float" office:value="-0.05713069" calcext:value-type="float">
            <text:p>-0.05713069</text:p>
          </table:table-cell>
          <table:table-cell office:value-type="float" office:value="-0.06409192" calcext:value-type="float">
            <text:p>-0.0640919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72363" calcext:value-type="float">
            <text:p>-0.6672363</text:p>
          </table:table-cell>
          <table:table-cell office:value-type="float" office:value="-0.1196289" calcext:value-type="float">
            <text:p>-0.1196289</text:p>
          </table:table-cell>
          <table:table-cell office:value-type="float" office:value="0.888916" calcext:value-type="float">
            <text:p>0.888916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0.1218015" calcext:value-type="float">
            <text:p>0.1218015</text:p>
          </table:table-cell>
          <table:table-cell office:value-type="float" office:value="0.08229047" calcext:value-type="float">
            <text:p>0.08229047</text:p>
          </table:table-cell>
          <table:table-cell office:value-type="float" office:value="-3.832947" calcext:value-type="float">
            <text:p>-3.832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255371" calcext:value-type="float">
            <text:p>0.4255371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0.1345652" calcext:value-type="float">
            <text:p>0.1345652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99805" calcext:value-type="float">
            <text:p>-0.07299805</text:p>
          </table:table-cell>
          <table:table-cell office:value-type="float" office:value="0.9709473" calcext:value-type="float">
            <text:p>0.9709473</text:p>
          </table:table-cell>
          <table:table-cell office:value-type="float" office:value="0.1308594" calcext:value-type="float">
            <text:p>0.1308594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0.02751112" calcext:value-type="float">
            <text:p>0.027511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1094" calcext:value-type="float">
            <text:p>-0.6621094</text:p>
          </table:table-cell>
          <table:table-cell office:value-type="float" office:value="-0.1247559" calcext:value-type="float">
            <text:p>-0.1247559</text:p>
          </table:table-cell>
          <table:table-cell office:value-type="float" office:value="0.8776855" calcext:value-type="float">
            <text:p>0.8776855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3.862595" calcext:value-type="float">
            <text:p>3.862595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-0.07038128" calcext:value-type="float">
            <text:p>-0.07038128</text:p>
          </table:table-cell>
          <table:table-cell office:value-type="float" office:value="3.938046" calcext:value-type="float">
            <text:p>3.9380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7813" calcext:value-type="float">
            <text:p>0.3007813</text:p>
          </table:table-cell>
          <table:table-cell office:value-type="float" office:value="-0.1733398" calcext:value-type="float">
            <text:p>-0.1733398</text:p>
          </table:table-cell>
          <table:table-cell office:value-type="float" office:value="0.4179688" calcext:value-type="float">
            <text:p>0.4179688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0729785" calcext:value-type="float">
            <text:p>0.0729785</text:p>
          </table:table-cell>
          <table:table-cell office:value-type="float" office:value="-0.1249768" calcext:value-type="float">
            <text:p>-0.1249768</text:p>
          </table:table-cell>
          <table:table-cell office:value-type="float" office:value="-0.1283672" calcext:value-type="float">
            <text:p>-0.128367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811523" calcext:value-type="float">
            <text:p>-0.06811523</text:p>
          </table:table-cell>
          <table:table-cell office:value-type="float" office:value="0.967041" calcext:value-type="float">
            <text:p>0.967041</text:p>
          </table:table-cell>
          <table:table-cell office:value-type="float" office:value="0.1340332" calcext:value-type="float">
            <text:p>0.1340332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1269617" calcext:value-type="float">
            <text:p>-0.1269617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67383" calcext:value-type="float">
            <text:p>-0.6567383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796387" calcext:value-type="float">
            <text:p>0.8796387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0.1984733" calcext:value-type="float">
            <text:p>0.1984733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-0.1009157" calcext:value-type="float">
            <text:p>-0.1009157</text:p>
          </table:table-cell>
          <table:table-cell office:value-type="float" office:value="0.2739237" calcext:value-type="float">
            <text:p>0.27392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22363" calcext:value-type="float">
            <text:p>0.2922363</text:p>
          </table:table-cell>
          <table:table-cell office:value-type="float" office:value="-0.1704102" calcext:value-type="float">
            <text:p>-0.1704102</text:p>
          </table:table-cell>
          <table:table-cell office:value-type="float" office:value="0.4196777" calcext:value-type="float">
            <text:p>0.4196777</text:p>
          </table:table-cell>
          <table:table-cell office:value-type="float" office:value="-3.740458" calcext:value-type="float">
            <text:p>-3.740458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-0.2476323" calcext:value-type="float">
            <text:p>-0.2476323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24219" calcext:value-type="float">
            <text:p>-0.07324219</text:p>
          </table:table-cell>
          <table:table-cell office:value-type="float" office:value="0.9729004" calcext:value-type="float">
            <text:p>0.9729004</text:p>
          </table:table-cell>
          <table:table-cell office:value-type="float" office:value="0.1352539" calcext:value-type="float">
            <text:p>0.1352539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-0.1181993" calcext:value-type="float">
            <text:p>-0.1181993</text:p>
          </table:table-cell>
          <table:table-cell office:value-type="float" office:value="-0.03355765" calcext:value-type="float">
            <text:p>-0.0335576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5508" calcext:value-type="float">
            <text:p>-0.6645508</text:p>
          </table:table-cell>
          <table:table-cell office:value-type="float" office:value="-0.1203613" calcext:value-type="float">
            <text:p>-0.1203613</text:p>
          </table:table-cell>
          <table:table-cell office:value-type="float" office:value="0.887207" calcext:value-type="float">
            <text:p>0.887207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0.1068702" calcext:value-type="float">
            <text:p>0.1068702</text:p>
          </table:table-cell>
          <table:table-cell office:value-type="float" office:value="0.09126711" calcext:value-type="float">
            <text:p>0.09126711</text:p>
          </table:table-cell>
          <table:table-cell office:value-type="float" office:value="-0.1009157" calcext:value-type="float">
            <text:p>-0.1009157</text:p>
          </table:table-cell>
          <table:table-cell office:value-type="float" office:value="0.1823206" calcext:value-type="float">
            <text:p>0.18232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316406" calcext:value-type="float">
            <text:p>0.4316406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1798487" calcext:value-type="float">
            <text:p>0.1798487</text:p>
          </table:table-cell>
          <table:table-cell office:value-type="float" office:value="0.04296219" calcext:value-type="float">
            <text:p>0.04296219</text:p>
          </table:table-cell>
          <table:table-cell office:value-type="float" office:value="0.03957152" calcext:value-type="float">
            <text:p>0.039571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80078" calcext:value-type="float">
            <text:p>-0.07080078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340332" calcext:value-type="float">
            <text:p>0.1340332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2089162" calcext:value-type="float">
            <text:p>0.2089162</text:p>
          </table:table-cell>
          <table:table-cell office:value-type="float" office:value="-0.05713069" calcext:value-type="float">
            <text:p>-0.05713069</text:p>
          </table:table-cell>
          <table:table-cell office:value-type="float" office:value="-0.1709622" calcext:value-type="float">
            <text:p>-0.17096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0859" calcext:value-type="float">
            <text:p>-0.6630859</text:p>
          </table:table-cell>
          <table:table-cell office:value-type="float" office:value="-0.1210938" calcext:value-type="float">
            <text:p>-0.1210938</text:p>
          </table:table-cell>
          <table:table-cell office:value-type="float" office:value="0.878418" calcext:value-type="float">
            <text:p>0.878418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-3.832947" calcext:value-type="float">
            <text:p>-3.832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0488" calcext:value-type="float">
            <text:p>0.3000488</text:p>
          </table:table-cell>
          <table:table-cell office:value-type="float" office:value="-0.1682129" calcext:value-type="float">
            <text:p>-0.1682129</text:p>
          </table:table-cell>
          <table:table-cell office:value-type="float" office:value="0.4204102" calcext:value-type="float">
            <text:p>0.4204102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1102276" calcext:value-type="float">
            <text:p>-0.1102276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470703" calcext:value-type="float">
            <text:p>-0.07470703</text:p>
          </table:table-cell>
          <table:table-cell office:value-type="float" office:value="0.9697266" calcext:value-type="float">
            <text:p>0.9697266</text:p>
          </table:table-cell>
          <table:table-cell office:value-type="float" office:value="0.1320801" calcext:value-type="float">
            <text:p>0.1320801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0.1343813" calcext:value-type="float">
            <text:p>0.134381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7949" calcext:value-type="float">
            <text:p>-0.6647949</text:p>
          </table:table-cell>
          <table:table-cell office:value-type="float" office:value="-0.1240234" calcext:value-type="float">
            <text:p>-0.1240234</text:p>
          </table:table-cell>
          <table:table-cell office:value-type="float" office:value="0.8808594" calcext:value-type="float">
            <text:p>0.8808594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0.3053435" calcext:value-type="float">
            <text:p>-0.3053435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0.1738935" calcext:value-type="float">
            <text:p>0.1738935</text:p>
          </table:table-cell>
          <table:table-cell office:value-type="float" office:value="-0.2298931" calcext:value-type="float">
            <text:p>-0.22989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3867" calcext:value-type="float">
            <text:p>0.2963867</text:p>
          </table:table-cell>
          <table:table-cell office:value-type="float" office:value="-0.166748" calcext:value-type="float">
            <text:p>-0.166748</text:p>
          </table:table-cell>
          <table:table-cell office:value-type="float" office:value="0.420166" calcext:value-type="float">
            <text:p>0.420166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788086" calcext:value-type="float">
            <text:p>-0.07788086</text:p>
          </table:table-cell>
          <table:table-cell office:value-type="float" office:value="0.9672852" calcext:value-type="float">
            <text:p>0.9672852</text:p>
          </table:table-cell>
          <table:table-cell office:value-type="float" office:value="0.1340332" calcext:value-type="float">
            <text:p>0.1340332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2" calcext:value-type="float">
            <text:p>-2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1487337" calcext:value-type="float">
            <text:p>-0.1487337</text:p>
          </table:table-cell>
          <table:table-cell office:value-type="float" office:value="-0.09462631" calcext:value-type="float">
            <text:p>-0.0946263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2832" calcext:value-type="float">
            <text:p>-0.6652832</text:p>
          </table:table-cell>
          <table:table-cell office:value-type="float" office:value="-0.1188965" calcext:value-type="float">
            <text:p>-0.1188965</text:p>
          </table:table-cell>
          <table:table-cell office:value-type="float" office:value="0.8735352" calcext:value-type="float">
            <text:p>0.8735352</text:p>
          </table:table-cell>
          <table:table-cell office:value-type="float" office:value="-1.282443" calcext:value-type="float">
            <text:p>-1.282443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-0.1072061" calcext:value-type="float">
            <text:p>-0.1072061</text:p>
          </table:table-cell>
          <table:table-cell office:value-type="float" office:value="0.2807637" calcext:value-type="float">
            <text:p>0.2807637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10254" calcext:value-type="float">
            <text:p>0.3010254</text:p>
          </table:table-cell>
          <table:table-cell office:value-type="float" office:value="-0.171875" calcext:value-type="float">
            <text:p>-0.171875</text:p>
          </table:table-cell>
          <table:table-cell office:value-type="float" office:value="0.4169922" calcext:value-type="float">
            <text:p>0.4169922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-0.125495" calcext:value-type="float">
            <text:p>-0.125495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0.1464419" calcext:value-type="float">
            <text:p>0.14644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128906" calcext:value-type="float">
            <text:p>-0.07128906</text:p>
          </table:table-cell>
          <table:table-cell office:value-type="float" office:value="0.9724121" calcext:value-type="float">
            <text:p>0.9724121</text:p>
          </table:table-cell>
          <table:table-cell office:value-type="float" office:value="0.1245117" calcext:value-type="float">
            <text:p>0.1245117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2250696" calcext:value-type="float">
            <text:p>-0.2250696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7949" calcext:value-type="float">
            <text:p>-0.6647949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78418" calcext:value-type="float">
            <text:p>0.878418</text:p>
          </table:table-cell>
          <table:table-cell office:value-type="float" office:value="-1.419847" calcext:value-type="float">
            <text:p>-1.419847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-0.2446108" calcext:value-type="float">
            <text:p>-0.2446108</text:p>
          </table:table-cell>
          <table:table-cell office:value-type="float" office:value="0.3112981" calcext:value-type="float">
            <text:p>0.3112981</text:p>
          </table:table-cell>
          <table:table-cell office:value-type="float" office:value="-0.1077557" calcext:value-type="float">
            <text:p>-0.10775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3633" calcext:value-type="float">
            <text:p>0.2973633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125977" calcext:value-type="float">
            <text:p>0.4125977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-0.2047031" calcext:value-type="float">
            <text:p>-0.204703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02148" calcext:value-type="float">
            <text:p>-0.07202148</text:p>
          </table:table-cell>
          <table:table-cell office:value-type="float" office:value="0.9550781" calcext:value-type="float">
            <text:p>0.9550781</text:p>
          </table:table-cell>
          <table:table-cell office:value-type="float" office:value="0.1281738" calcext:value-type="float">
            <text:p>0.1281738</text:p>
          </table:table-cell>
          <table:table-cell table:number-columns-repeated="2" office:value-type="float" office:value="-1.938931" calcext:value-type="float">
            <text:p>-1.938931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-0.1098934" calcext:value-type="float">
            <text:p>-0.109893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25879" calcext:value-type="float">
            <text:p>-0.6525879</text:p>
          </table:table-cell>
          <table:table-cell office:value-type="float" office:value="-0.1208496" calcext:value-type="float">
            <text:p>-0.1208496</text:p>
          </table:table-cell>
          <table:table-cell office:value-type="float" office:value="0.8806152" calcext:value-type="float">
            <text:p>0.8806152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0" calcext:value-type="float">
            <text:p>0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03648889" calcext:value-type="float">
            <text:p>0.03648889</text:p>
          </table:table-cell>
          <table:table-cell office:value-type="float" office:value="0.07545039" calcext:value-type="float">
            <text:p>0.075450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1426" calcext:value-type="float">
            <text:p>0.2961426</text:p>
          </table:table-cell>
          <table:table-cell office:value-type="float" office:value="-0.1733398" calcext:value-type="float">
            <text:p>-0.1733398</text:p>
          </table:table-cell>
          <table:table-cell office:value-type="float" office:value="0.4291992" calcext:value-type="float">
            <text:p>0.4291992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134047" calcext:value-type="float">
            <text:p>0.134047</text:p>
          </table:table-cell>
          <table:table-cell office:value-type="float" office:value="0.07349658" calcext:value-type="float">
            <text:p>0.07349658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470703" calcext:value-type="float">
            <text:p>-0.07470703</text:p>
          </table:table-cell>
          <table:table-cell office:value-type="float" office:value="0.9743652" calcext:value-type="float">
            <text:p>0.9743652</text:p>
          </table:table-cell>
          <table:table-cell office:value-type="float" office:value="0.1362305" calcext:value-type="float">
            <text:p>0.1362305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0.102046" calcext:value-type="float">
            <text:p>0.102046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-0.1862293" calcext:value-type="float">
            <text:p>-0.186229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7949" calcext:value-type="float">
            <text:p>-0.6647949</text:p>
          </table:table-cell>
          <table:table-cell office:value-type="float" office:value="-0.119873" calcext:value-type="float">
            <text:p>-0.119873</text:p>
          </table:table-cell>
          <table:table-cell office:value-type="float" office:value="0.8825684" calcext:value-type="float">
            <text:p>0.8825684</text:p>
          </table:table-cell>
          <table:table-cell office:value-type="float" office:value="-0.9923664" calcext:value-type="float">
            <text:p>-0.9923664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0.1828701" calcext:value-type="float">
            <text:p>0.1828701</text:p>
          </table:table-cell>
          <table:table-cell office:value-type="float" office:value="0.03648889" calcext:value-type="float">
            <text:p>0.03648889</text:p>
          </table:table-cell>
          <table:table-cell office:value-type="float" office:value="0.1212519" calcext:value-type="float">
            <text:p>0.12125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12695" calcext:value-type="float">
            <text:p>0.3012695</text:p>
          </table:table-cell>
          <table:table-cell office:value-type="float" office:value="-0.1789551" calcext:value-type="float">
            <text:p>-0.1789551</text:p>
          </table:table-cell>
          <table:table-cell office:value-type="float" office:value="0.4245605" calcext:value-type="float">
            <text:p>0.4245605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801527" calcext:value-type="float">
            <text:p>-3.801527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-0.09444242" calcext:value-type="float">
            <text:p>-0.09444242</text:p>
          </table:table-cell>
          <table:table-cell office:value-type="float" office:value="-0.3268406" calcext:value-type="float">
            <text:p>-0.326840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518555" calcext:value-type="float">
            <text:p>-0.06518555</text:p>
          </table:table-cell>
          <table:table-cell office:value-type="float" office:value="0.9702148" calcext:value-type="float">
            <text:p>0.9702148</text:p>
          </table:table-cell>
          <table:table-cell office:value-type="float" office:value="0.1293945" calcext:value-type="float">
            <text:p>0.1293945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5273" calcext:value-type="float">
            <text:p>-0.6655273</text:p>
          </table:table-cell>
          <table:table-cell office:value-type="float" office:value="-0.1223145" calcext:value-type="float">
            <text:p>-0.1223145</text:p>
          </table:table-cell>
          <table:table-cell office:value-type="float" office:value="0.8894043" calcext:value-type="float">
            <text:p>0.8894043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0.2442748" calcext:value-type="float">
            <text:p>0.2442748</text:p>
          </table:table-cell>
          <table:table-cell office:value-type="float" office:value="-0.09193897" calcext:value-type="float">
            <text:p>-0.09193897</text:p>
          </table:table-cell>
          <table:table-cell office:value-type="float" office:value="-0.1009157" calcext:value-type="float">
            <text:p>-0.1009157</text:p>
          </table:table-cell>
          <table:table-cell office:value-type="float" office:value="0.3197252" calcext:value-type="float">
            <text:p>0.31972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41992" calcext:value-type="float">
            <text:p>0.3041992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277344" calcext:value-type="float">
            <text:p>0.4277344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97461" calcext:value-type="float">
            <text:p>-0.07397461</text:p>
          </table:table-cell>
          <table:table-cell office:value-type="float" office:value="0.9682617" calcext:value-type="float">
            <text:p>0.9682617</text:p>
          </table:table-cell>
          <table:table-cell office:value-type="float" office:value="0.1289063" calcext:value-type="float">
            <text:p>0.1289063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0.1783819" calcext:value-type="float">
            <text:p>0.1783819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-0.1404278" calcext:value-type="float">
            <text:p>-0.140427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0156" calcext:value-type="float">
            <text:p>-0.6660156</text:p>
          </table:table-cell>
          <table:table-cell office:value-type="float" office:value="-0.1303711" calcext:value-type="float">
            <text:p>-0.1303711</text:p>
          </table:table-cell>
          <table:table-cell office:value-type="float" office:value="0.8708496" calcext:value-type="float">
            <text:p>0.8708496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6717557" calcext:value-type="float">
            <text:p>0.6717557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0.03019845" calcext:value-type="float">
            <text:p>0.03019845</text:p>
          </table:table-cell>
          <table:table-cell office:value-type="float" office:value="-0.1925187" calcext:value-type="float">
            <text:p>-0.1925187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9785" calcext:value-type="float">
            <text:p>0.3029785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16748" calcext:value-type="float">
            <text:p>0.416748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-0.189436" calcext:value-type="float">
            <text:p>-0.18943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910156" calcext:value-type="float">
            <text:p>-0.07910156</text:p>
          </table:table-cell>
          <table:table-cell office:value-type="float" office:value="0.9726563" calcext:value-type="float">
            <text:p>0.9726563</text:p>
          </table:table-cell>
          <table:table-cell office:value-type="float" office:value="0.1247559" calcext:value-type="float">
            <text:p>0.1247559</text:p>
          </table:table-cell>
          <table:table-cell table:number-columns-repeated="2" office:value-type="float" office:value="-1.984733" calcext:value-type="float">
            <text:p>-1.984733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1334666" calcext:value-type="float">
            <text:p>-0.1334666</text:p>
          </table:table-cell>
          <table:table-cell office:value-type="float" office:value="-0.07935917" calcext:value-type="float">
            <text:p>-0.079359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6211" calcext:value-type="float">
            <text:p>-0.6616211</text:p>
          </table:table-cell>
          <table:table-cell office:value-type="float" office:value="-0.1213379" calcext:value-type="float">
            <text:p>-0.1213379</text:p>
          </table:table-cell>
          <table:table-cell office:value-type="float" office:value="0.8752441" calcext:value-type="float">
            <text:p>0.8752441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0.1526718" calcext:value-type="float">
            <text:p>0.1526718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0.1433591" calcext:value-type="float">
            <text:p>0.1433591</text:p>
          </table:table-cell>
          <table:table-cell office:value-type="float" office:value="0.2281221" calcext:value-type="float">
            <text:p>0.22812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73584" calcext:value-type="float">
            <text:p>-0.173584</text:p>
          </table:table-cell>
          <table:table-cell office:value-type="float" office:value="0.4172363" calcext:value-type="float">
            <text:p>0.4172363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0.1769762" calcext:value-type="float">
            <text:p>0.17697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763672" calcext:value-type="float">
            <text:p>-0.07763672</text:p>
          </table:table-cell>
          <table:table-cell office:value-type="float" office:value="0.972168" calcext:value-type="float">
            <text:p>0.972168</text:p>
          </table:table-cell>
          <table:table-cell office:value-type="float" office:value="0.1315918" calcext:value-type="float">
            <text:p>0.1315918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2" calcext:value-type="float">
            <text:p>-2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1487337" calcext:value-type="float">
            <text:p>-0.1487337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91895" calcext:value-type="float">
            <text:p>-0.6691895</text:p>
          </table:table-cell>
          <table:table-cell office:value-type="float" office:value="-0.1220703" calcext:value-type="float">
            <text:p>-0.1220703</text:p>
          </table:table-cell>
          <table:table-cell office:value-type="float" office:value="0.8793945" calcext:value-type="float">
            <text:p>0.8793945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89313" calcext:value-type="float">
            <text:p>-3.89313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-3.817679" calcext:value-type="float">
            <text:p>-3.8176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0723" calcext:value-type="float">
            <text:p>0.2990723</text:p>
          </table:table-cell>
          <table:table-cell office:value-type="float" office:value="-0.1662598" calcext:value-type="float">
            <text:p>-0.1662598</text:p>
          </table:table-cell>
          <table:table-cell office:value-type="float" office:value="0.4245605" calcext:value-type="float">
            <text:p>0.4245605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709924" calcext:value-type="float">
            <text:p>-3.709924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-0.2352376" calcext:value-type="float">
            <text:p>-0.235237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421875" calcext:value-type="float">
            <text:p>-0.07421875</text:p>
          </table:table-cell>
          <table:table-cell office:value-type="float" office:value="0.9841309" calcext:value-type="float">
            <text:p>0.9841309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-0.04882479" calcext:value-type="float">
            <text:p>-0.0488247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6445" calcext:value-type="float">
            <text:p>-0.6606445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832061" calcext:value-type="float">
            <text:p>-3.832061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0.06702328" calcext:value-type="float">
            <text:p>0.06702328</text:p>
          </table:table-cell>
          <table:table-cell office:value-type="float" office:value="-3.756611" calcext:value-type="float">
            <text:p>-3.7566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-0.1765137" calcext:value-type="float">
            <text:p>-0.1765137</text:p>
          </table:table-cell>
          <table:table-cell office:value-type="float" office:value="0.4074707" calcext:value-type="float">
            <text:p>0.4074707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0.07010603" calcext:value-type="float">
            <text:p>0.070106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24219" calcext:value-type="float">
            <text:p>-0.07324219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311035" calcext:value-type="float">
            <text:p>0.1311035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0.1343813" calcext:value-type="float">
            <text:p>0.134381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8887" calcext:value-type="float">
            <text:p>-0.6608887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730469" calcext:value-type="float">
            <text:p>0.8730469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259542" calcext:value-type="float">
            <text:p>-0.259542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-0.1840916" calcext:value-type="float">
            <text:p>-0.18409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8047" calcext:value-type="float">
            <text:p>0.2998047</text:p>
          </table:table-cell>
          <table:table-cell office:value-type="float" office:value="-0.1669922" calcext:value-type="float">
            <text:p>-0.1669922</text:p>
          </table:table-cell>
          <table:table-cell office:value-type="float" office:value="0.4191895" calcext:value-type="float">
            <text:p>0.4191895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80078" calcext:value-type="float">
            <text:p>-0.07080078</text:p>
          </table:table-cell>
          <table:table-cell office:value-type="float" office:value="0.982666" calcext:value-type="float">
            <text:p>0.982666</text:p>
          </table:table-cell>
          <table:table-cell office:value-type="float" office:value="0.1357422" calcext:value-type="float">
            <text:p>0.1357422</text:p>
          </table:table-cell>
          <table:table-cell office:value-type="float" office:value="-2.21374" calcext:value-type="float">
            <text:p>-2.21374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-0.1880302" calcext:value-type="float">
            <text:p>-0.1880302</text:p>
          </table:table-cell>
          <table:table-cell office:value-type="float" office:value="-0.1181993" calcext:value-type="float">
            <text:p>-0.1181993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3066" calcext:value-type="float">
            <text:p>-0.6643066</text:p>
          </table:table-cell>
          <table:table-cell office:value-type="float" office:value="-0.1254883" calcext:value-type="float">
            <text:p>-0.1254883</text:p>
          </table:table-cell>
          <table:table-cell office:value-type="float" office:value="0.8703613" calcext:value-type="float">
            <text:p>0.8703613</text:p>
          </table:table-cell>
          <table:table-cell office:value-type="float" office:value="-1.022901" calcext:value-type="float">
            <text:p>-1.022901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0.1374046" calcext:value-type="float">
            <text:p>0.1374046</text:p>
          </table:table-cell>
          <table:table-cell office:value-type="float" office:value="0.1523358" calcext:value-type="float">
            <text:p>0.1523358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0.212855" calcext:value-type="float">
            <text:p>0.2128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650391" calcext:value-type="float">
            <text:p>-0.1650391</text:p>
          </table:table-cell>
          <table:table-cell office:value-type="float" office:value="0.4091797" calcext:value-type="float">
            <text:p>0.4091797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99805" calcext:value-type="float">
            <text:p>-0.07299805</text:p>
          </table:table-cell>
          <table:table-cell office:value-type="float" office:value="0.9538574" calcext:value-type="float">
            <text:p>0.9538574</text:p>
          </table:table-cell>
          <table:table-cell office:value-type="float" office:value="0.1315918" calcext:value-type="float">
            <text:p>0.1315918</text:p>
          </table:table-cell>
          <table:table-cell office:value-type="float" office:value="-2.21374" calcext:value-type="float">
            <text:p>-2.21374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-0.1880302" calcext:value-type="float">
            <text:p>-0.1880302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0.02751112" calcext:value-type="float">
            <text:p>0.027511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3535" calcext:value-type="float">
            <text:p>-0.6623535</text:p>
          </table:table-cell>
          <table:table-cell office:value-type="float" office:value="-0.1208496" calcext:value-type="float">
            <text:p>-0.1208496</text:p>
          </table:table-cell>
          <table:table-cell office:value-type="float" office:value="0.8776855" calcext:value-type="float">
            <text:p>0.8776855</text:p>
          </table:table-cell>
          <table:table-cell office:value-type="float" office:value="-0.9923664" calcext:value-type="float">
            <text:p>-0.9923664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0.1828701" calcext:value-type="float">
            <text:p>0.1828701</text:p>
          </table:table-cell>
          <table:table-cell office:value-type="float" office:value="0.128092" calcext:value-type="float">
            <text:p>0.128092</text:p>
          </table:table-cell>
          <table:table-cell office:value-type="float" office:value="0.1212519" calcext:value-type="float">
            <text:p>0.12125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12695" calcext:value-type="float">
            <text:p>0.3012695</text:p>
          </table:table-cell>
          <table:table-cell office:value-type="float" office:value="-0.1569824" calcext:value-type="float">
            <text:p>-0.1569824</text:p>
          </table:table-cell>
          <table:table-cell office:value-type="float" office:value="0.4208984" calcext:value-type="float">
            <text:p>0.4208984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0.08537316" calcext:value-type="float">
            <text:p>0.0853731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48633" calcext:value-type="float">
            <text:p>-0.07348633</text:p>
          </table:table-cell>
          <table:table-cell office:value-type="float" office:value="0.9836426" calcext:value-type="float">
            <text:p>0.9836426</text:p>
          </table:table-cell>
          <table:table-cell office:value-type="float" office:value="0.1379395" calcext:value-type="float">
            <text:p>0.1379395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-0.06589293" calcext:value-type="float">
            <text:p>-0.06589293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-0.06409192" calcext:value-type="float">
            <text:p>-0.0640919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0156" calcext:value-type="float">
            <text:p>-0.6660156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737793" calcext:value-type="float">
            <text:p>0.8737793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0.1517863" calcext:value-type="float">
            <text:p>0.15178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6309" calcext:value-type="float">
            <text:p>0.2966309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238281" calcext:value-type="float">
            <text:p>0.4238281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90918" calcext:value-type="float">
            <text:p>-0.0690918</text:p>
          </table:table-cell>
          <table:table-cell office:value-type="float" office:value="0.9655762" calcext:value-type="float">
            <text:p>0.9655762</text:p>
          </table:table-cell>
          <table:table-cell office:value-type="float" office:value="0.1359863" calcext:value-type="float">
            <text:p>0.1359863</text:p>
          </table:table-cell>
          <table:table-cell office:value-type="float" office:value="-2" calcext:value-type="float">
            <text:p>-2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0.02571011" calcext:value-type="float">
            <text:p>0.02571011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0.08857977" calcext:value-type="float">
            <text:p>0.0885797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3301" calcext:value-type="float">
            <text:p>-0.6633301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757324" calcext:value-type="float">
            <text:p>0.8757324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862595" calcext:value-type="float">
            <text:p>-3.862595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-0.08564848" calcext:value-type="float">
            <text:p>-0.08564848</text:p>
          </table:table-cell>
          <table:table-cell office:value-type="float" office:value="-3.787145" calcext:value-type="float">
            <text:p>-3.7871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6074" calcext:value-type="float">
            <text:p>0.2976074</text:p>
          </table:table-cell>
          <table:table-cell office:value-type="float" office:value="-0.1706543" calcext:value-type="float">
            <text:p>-0.1706543</text:p>
          </table:table-cell>
          <table:table-cell office:value-type="float" office:value="0.4350586" calcext:value-type="float">
            <text:p>0.4350586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0.07349658" calcext:value-type="float">
            <text:p>0.07349658</text:p>
          </table:table-cell>
          <table:table-cell office:value-type="float" office:value="-0.1589017" calcext:value-type="float">
            <text:p>-0.15890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06836" calcext:value-type="float">
            <text:p>-0.07006836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318359" calcext:value-type="float">
            <text:p>0.1318359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004824162" calcext:value-type="float">
            <text:p>-0.004824162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0625" calcext:value-type="float">
            <text:p>-0.6640625</text:p>
          </table:table-cell>
          <table:table-cell office:value-type="float" office:value="-0.1184082" calcext:value-type="float">
            <text:p>-0.1184082</text:p>
          </table:table-cell>
          <table:table-cell office:value-type="float" office:value="0.8796387" calcext:value-type="float">
            <text:p>0.8796387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3.89313" calcext:value-type="float">
            <text:p>3.89313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-0.00931263" calcext:value-type="float">
            <text:p>-0.00931263</text:p>
          </table:table-cell>
          <table:table-cell office:value-type="float" office:value="3.96858" calcext:value-type="float">
            <text:p>3.968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66748" calcext:value-type="float">
            <text:p>-0.166748</text:p>
          </table:table-cell>
          <table:table-cell office:value-type="float" office:value="0.4216309" calcext:value-type="float">
            <text:p>0.4216309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0.1187799" calcext:value-type="float">
            <text:p>0.1187799</text:p>
          </table:table-cell>
          <table:table-cell office:value-type="float" office:value="0.1498324" calcext:value-type="float">
            <text:p>0.1498324</text:p>
          </table:table-cell>
          <table:table-cell office:value-type="float" office:value="0.1617091" calcext:value-type="float">
            <text:p>0.161709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128906" calcext:value-type="float">
            <text:p>-0.07128906</text:p>
          </table:table-cell>
          <table:table-cell office:value-type="float" office:value="0.9692383" calcext:value-type="float">
            <text:p>0.9692383</text:p>
          </table:table-cell>
          <table:table-cell office:value-type="float" office:value="0.1276855" calcext:value-type="float">
            <text:p>0.1276855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0.06500673" calcext:value-type="float">
            <text:p>0.06500673</text:p>
          </table:table-cell>
          <table:table-cell office:value-type="float" office:value="0.02751112" calcext:value-type="float">
            <text:p>0.027511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82031" calcext:value-type="float">
            <text:p>-0.6582031</text:p>
          </table:table-cell>
          <table:table-cell office:value-type="float" office:value="-0.1276855" calcext:value-type="float">
            <text:p>-0.1276855</text:p>
          </table:table-cell>
          <table:table-cell office:value-type="float" office:value="0.871582" calcext:value-type="float">
            <text:p>0.871582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0.2290076" calcext:value-type="float">
            <text:p>-0.2290076</text:p>
          </table:table-cell>
          <table:table-cell office:value-type="float" office:value="0.03019845" calcext:value-type="float">
            <text:p>0.03019845</text:p>
          </table:table-cell>
          <table:table-cell office:value-type="float" office:value="0.128092" calcext:value-type="float">
            <text:p>0.128092</text:p>
          </table:table-cell>
          <table:table-cell office:value-type="float" office:value="-0.1535572" calcext:value-type="float">
            <text:p>-0.15355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584" calcext:value-type="float">
            <text:p>0.298584</text:p>
          </table:table-cell>
          <table:table-cell office:value-type="float" office:value="-0.1696777" calcext:value-type="float">
            <text:p>-0.1696777</text:p>
          </table:table-cell>
          <table:table-cell office:value-type="float" office:value="0.4135742" calcext:value-type="float">
            <text:p>0.4135742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1645815" calcext:value-type="float">
            <text:p>0.1645815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99805" calcext:value-type="float">
            <text:p>-0.07299805</text:p>
          </table:table-cell>
          <table:table-cell office:value-type="float" office:value="0.9726563" calcext:value-type="float">
            <text:p>0.9726563</text:p>
          </table:table-cell>
          <table:table-cell office:value-type="float" office:value="0.1384277" calcext:value-type="float">
            <text:p>0.1384277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419847" calcext:value-type="float">
            <text:p>1.419847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-0.05713069" calcext:value-type="float">
            <text:p>-0.05713069</text:p>
          </table:table-cell>
          <table:table-cell office:value-type="float" office:value="0.103847" calcext:value-type="float">
            <text:p>0.10384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7949" calcext:value-type="float">
            <text:p>-0.6647949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845215" calcext:value-type="float">
            <text:p>0.8845215</text:p>
          </table:table-cell>
          <table:table-cell office:value-type="float" office:value="-1.29771" calcext:value-type="float">
            <text:p>-1.29771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-0.1224734" calcext:value-type="float">
            <text:p>-0.1224734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7813" calcext:value-type="float">
            <text:p>0.3007813</text:p>
          </table:table-cell>
          <table:table-cell office:value-type="float" office:value="-0.1704102" calcext:value-type="float">
            <text:p>-0.1704102</text:p>
          </table:table-cell>
          <table:table-cell office:value-type="float" office:value="0.4206543" calcext:value-type="float">
            <text:p>0.4206543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0.1345652" calcext:value-type="float">
            <text:p>0.1345652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543945" calcext:value-type="float">
            <text:p>-0.07543945</text:p>
          </table:table-cell>
          <table:table-cell office:value-type="float" office:value="0.9655762" calcext:value-type="float">
            <text:p>0.9655762</text:p>
          </table:table-cell>
          <table:table-cell office:value-type="float" office:value="0.1311035" calcext:value-type="float">
            <text:p>0.1311035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0.1343813" calcext:value-type="float">
            <text:p>0.134381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706543" calcext:value-type="float">
            <text:p>-0.6706543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781738" calcext:value-type="float">
            <text:p>0.8781738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847328" calcext:value-type="float">
            <text:p>-3.847328</text:p>
          </table:table-cell>
          <table:table-cell office:value-type="float" office:value="-0.07667184" calcext:value-type="float">
            <text:p>-0.07667184</text:p>
          </table:table-cell>
          <table:table-cell office:value-type="float" office:value="0.128092" calcext:value-type="float">
            <text:p>0.128092</text:p>
          </table:table-cell>
          <table:table-cell office:value-type="float" office:value="-3.771878" calcext:value-type="float">
            <text:p>-3.7718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8047" calcext:value-type="float">
            <text:p>0.2998047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284668" calcext:value-type="float">
            <text:p>0.4284668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470703" calcext:value-type="float">
            <text:p>-0.07470703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240234" calcext:value-type="float">
            <text:p>0.1240234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679389" calcext:value-type="float">
            <text:p>-1.679389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1718769" calcext:value-type="float">
            <text:p>0.1718769</text:p>
          </table:table-cell>
          <table:table-cell office:value-type="float" office:value="0.05804551" calcext:value-type="float">
            <text:p>0.0580455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0156" calcext:value-type="float">
            <text:p>-0.6660156</text:p>
          </table:table-cell>
          <table:table-cell office:value-type="float" office:value="-0.1262207" calcext:value-type="float">
            <text:p>-0.1262207</text:p>
          </table:table-cell>
          <table:table-cell office:value-type="float" office:value="0.8674316" calcext:value-type="float">
            <text:p>0.8674316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-0.04613745" calcext:value-type="float">
            <text:p>-0.04613745</text:p>
          </table:table-cell>
          <table:table-cell office:value-type="float" office:value="-0.05511415" calcext:value-type="float">
            <text:p>-0.05511415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32227" calcext:value-type="float">
            <text:p>0.3032227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208984" calcext:value-type="float">
            <text:p>0.4208984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3.709924" calcext:value-type="float">
            <text:p>-3.709924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-0.1249768" calcext:value-type="float">
            <text:p>-0.1249768</text:p>
          </table:table-cell>
          <table:table-cell office:value-type="float" office:value="-0.2352376" calcext:value-type="float">
            <text:p>-0.235237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933594" calcext:value-type="float">
            <text:p>-0.06933594</text:p>
          </table:table-cell>
          <table:table-cell office:value-type="float" office:value="0.9702148" calcext:value-type="float">
            <text:p>0.9702148</text:p>
          </table:table-cell>
          <table:table-cell office:value-type="float" office:value="0.1337891" calcext:value-type="float">
            <text:p>0.1337891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496183" calcext:value-type="float">
            <text:p>1.496183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0.1413426" calcext:value-type="float">
            <text:p>0.1413426</text:p>
          </table:table-cell>
          <table:table-cell office:value-type="float" office:value="0.1801828" calcext:value-type="float">
            <text:p>0.180182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0859" calcext:value-type="float">
            <text:p>-0.6630859</text:p>
          </table:table-cell>
          <table:table-cell office:value-type="float" office:value="-0.1186523" calcext:value-type="float">
            <text:p>-0.1186523</text:p>
          </table:table-cell>
          <table:table-cell office:value-type="float" office:value="0.8803711" calcext:value-type="float">
            <text:p>0.8803711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1679389" calcext:value-type="float">
            <text:p>-0.1679389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-0.09248854" calcext:value-type="float">
            <text:p>-0.092488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49219" calcext:value-type="float">
            <text:p>0.2949219</text:p>
          </table:table-cell>
          <table:table-cell office:value-type="float" office:value="-0.1674805" calcext:value-type="float">
            <text:p>-0.1674805</text:p>
          </table:table-cell>
          <table:table-cell office:value-type="float" office:value="0.4230957" calcext:value-type="float">
            <text:p>0.4230957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0.07010603" calcext:value-type="float">
            <text:p>0.070106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80078" calcext:value-type="float">
            <text:p>-0.07080078</text:p>
          </table:table-cell>
          <table:table-cell office:value-type="float" office:value="0.9736328" calcext:value-type="float">
            <text:p>0.9736328</text:p>
          </table:table-cell>
          <table:table-cell office:value-type="float" office:value="0.1345215" calcext:value-type="float">
            <text:p>0.1345215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-0.02009153" calcext:value-type="float">
            <text:p>-0.02009153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0.1343813" calcext:value-type="float">
            <text:p>0.134381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6211" calcext:value-type="float">
            <text:p>-0.6616211</text:p>
          </table:table-cell>
          <table:table-cell office:value-type="float" office:value="-0.1293945" calcext:value-type="float">
            <text:p>-0.1293945</text:p>
          </table:table-cell>
          <table:table-cell office:value-type="float" office:value="0.8771973" calcext:value-type="float">
            <text:p>0.8771973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0.0975576" calcext:value-type="float">
            <text:p>0.0975576</text:p>
          </table:table-cell>
          <table:table-cell office:value-type="float" office:value="-0.01615267" calcext:value-type="float">
            <text:p>-0.016152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15137" calcext:value-type="float">
            <text:p>0.3015137</text:p>
          </table:table-cell>
          <table:table-cell office:value-type="float" office:value="-0.1706543" calcext:value-type="float">
            <text:p>-0.1706543</text:p>
          </table:table-cell>
          <table:table-cell office:value-type="float" office:value="0.420166" calcext:value-type="float">
            <text:p>0.420166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689453" calcext:value-type="float">
            <text:p>-0.06689453</text:p>
          </table:table-cell>
          <table:table-cell office:value-type="float" office:value="0.9736328" calcext:value-type="float">
            <text:p>0.9736328</text:p>
          </table:table-cell>
          <table:table-cell office:value-type="float" office:value="0.1340332" calcext:value-type="float">
            <text:p>0.1340332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0.1260754" calcext:value-type="float">
            <text:p>0.1260754</text:p>
          </table:table-cell>
          <table:table-cell office:value-type="float" office:value="-0.1862293" calcext:value-type="float">
            <text:p>-0.186229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4004" calcext:value-type="float">
            <text:p>-0.6604004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776855" calcext:value-type="float">
            <text:p>0.8776855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03019845" calcext:value-type="float">
            <text:p>0.03019845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-0.04668701" calcext:value-type="float">
            <text:p>-0.046687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75391" calcext:value-type="float">
            <text:p>-0.0727539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362305" calcext:value-type="float">
            <text:p>0.1362305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99121" calcext:value-type="float">
            <text:p>-0.6599121</text:p>
          </table:table-cell>
          <table:table-cell office:value-type="float" office:value="-0.1240234" calcext:value-type="float">
            <text:p>-0.1240234</text:p>
          </table:table-cell>
          <table:table-cell office:value-type="float" office:value="0.8769531" calcext:value-type="float">
            <text:p>0.8769531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89313" calcext:value-type="float">
            <text:p>-3.89313</text:p>
          </table:table-cell>
          <table:table-cell office:value-type="float" office:value="-0.04613745" calcext:value-type="float">
            <text:p>-0.04613745</text:p>
          </table:table-cell>
          <table:table-cell office:value-type="float" office:value="0.1891606" calcext:value-type="float">
            <text:p>0.1891606</text:p>
          </table:table-cell>
          <table:table-cell office:value-type="float" office:value="-3.817679" calcext:value-type="float">
            <text:p>-3.8176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172363" calcext:value-type="float">
            <text:p>0.4172363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-0.1707783" calcext:value-type="float">
            <text:p>-0.1707783</text:p>
          </table:table-cell>
          <table:table-cell office:value-type="float" office:value="0.1769762" calcext:value-type="float">
            <text:p>0.17697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592773" calcext:value-type="float">
            <text:p>-0.07592773</text:p>
          </table:table-cell>
          <table:table-cell office:value-type="float" office:value="0.9714355" calcext:value-type="float">
            <text:p>0.9714355</text:p>
          </table:table-cell>
          <table:table-cell office:value-type="float" office:value="0.1281738" calcext:value-type="float">
            <text:p>0.1281738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0.1496485" calcext:value-type="float">
            <text:p>0.149648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8418" calcext:value-type="float">
            <text:p>-0.6628418</text:p>
          </table:table-cell>
          <table:table-cell office:value-type="float" office:value="-0.1220703" calcext:value-type="float">
            <text:p>-0.1220703</text:p>
          </table:table-cell>
          <table:table-cell office:value-type="float" office:value="0.871582" calcext:value-type="float">
            <text:p>0.871582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1128248" calcext:value-type="float">
            <text:p>0.1128248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27002" calcext:value-type="float">
            <text:p>0.427002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-0.2013127" calcext:value-type="float">
            <text:p>-0.2013127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80078" calcext:value-type="float">
            <text:p>-0.07080078</text:p>
          </table:table-cell>
          <table:table-cell office:value-type="float" office:value="0.9714355" calcext:value-type="float">
            <text:p>0.9714355</text:p>
          </table:table-cell>
          <table:table-cell office:value-type="float" office:value="0.1325684" calcext:value-type="float">
            <text:p>0.1325684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0.02751112" calcext:value-type="float">
            <text:p>0.027511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91797" calcext:value-type="float">
            <text:p>-0.6591797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769531" calcext:value-type="float">
            <text:p>0.8769531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03087032" calcext:value-type="float">
            <text:p>-0.03087032</text:p>
          </table:table-cell>
          <table:table-cell office:value-type="float" office:value="0.219695" calcext:value-type="float">
            <text:p>0.219695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7813" calcext:value-type="float">
            <text:p>0.3007813</text:p>
          </table:table-cell>
          <table:table-cell office:value-type="float" office:value="-0.166748" calcext:value-type="float">
            <text:p>-0.166748</text:p>
          </table:table-cell>
          <table:table-cell office:value-type="float" office:value="0.4294434" calcext:value-type="float">
            <text:p>0.4294434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-0.1865635" calcext:value-type="float">
            <text:p>-0.1865635</text:p>
          </table:table-cell>
          <table:table-cell office:value-type="float" office:value="0.1498324" calcext:value-type="float">
            <text:p>0.1498324</text:p>
          </table:table-cell>
          <table:table-cell office:value-type="float" office:value="0.1464419" calcext:value-type="float">
            <text:p>0.14644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80078" calcext:value-type="float">
            <text:p>-0.07080078</text:p>
          </table:table-cell>
          <table:table-cell office:value-type="float" office:value="0.967041" calcext:value-type="float">
            <text:p>0.967041</text:p>
          </table:table-cell>
          <table:table-cell office:value-type="float" office:value="0.1345215" calcext:value-type="float">
            <text:p>0.1345215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0.07151163" calcext:value-type="float">
            <text:p>0.07151163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3066" calcext:value-type="float">
            <text:p>-0.6643066</text:p>
          </table:table-cell>
          <table:table-cell office:value-type="float" office:value="-0.1225586" calcext:value-type="float">
            <text:p>-0.1225586</text:p>
          </table:table-cell>
          <table:table-cell office:value-type="float" office:value="0.8754883" calcext:value-type="float">
            <text:p>0.8754883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0.09126711" calcext:value-type="float">
            <text:p>0.09126711</text:p>
          </table:table-cell>
          <table:table-cell office:value-type="float" office:value="-0.1161829" calcext:value-type="float">
            <text:p>-0.1161829</text:p>
          </table:table-cell>
          <table:table-cell office:value-type="float" office:value="-0.03141984" calcext:value-type="float">
            <text:p>-0.031419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1426" calcext:value-type="float">
            <text:p>0.2961426</text:p>
          </table:table-cell>
          <table:table-cell office:value-type="float" office:value="-0.1665039" calcext:value-type="float">
            <text:p>-0.1665039</text:p>
          </table:table-cell>
          <table:table-cell office:value-type="float" office:value="0.4191895" calcext:value-type="float">
            <text:p>0.4191895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0.1803668" calcext:value-type="float">
            <text:p>0.1803668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48633" calcext:value-type="float">
            <text:p>-0.07348633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386719" calcext:value-type="float">
            <text:p>0.1386719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51145" calcext:value-type="float">
            <text:p>1.51145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0.1954501" calcext:value-type="float">
            <text:p>0.195450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5742" calcext:value-type="float">
            <text:p>-0.6635742</text:p>
          </table:table-cell>
          <table:table-cell office:value-type="float" office:value="-0.1196289" calcext:value-type="float">
            <text:p>-0.1196289</text:p>
          </table:table-cell>
          <table:table-cell office:value-type="float" office:value="0.8745117" calcext:value-type="float">
            <text:p>0.8745117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0.03648889" calcext:value-type="float">
            <text:p>0.03648889</text:p>
          </table:table-cell>
          <table:table-cell office:value-type="float" office:value="0.1212519" calcext:value-type="float">
            <text:p>0.12125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584" calcext:value-type="float">
            <text:p>0.298584</text:p>
          </table:table-cell>
          <table:table-cell office:value-type="float" office:value="-0.1733398" calcext:value-type="float">
            <text:p>-0.1733398</text:p>
          </table:table-cell>
          <table:table-cell office:value-type="float" office:value="0.4233398" calcext:value-type="float">
            <text:p>0.4233398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-0.09496045" calcext:value-type="float">
            <text:p>-0.09496045</text:p>
          </table:table-cell>
          <table:table-cell office:value-type="float" office:value="-0.06390804" calcext:value-type="float">
            <text:p>-0.06390804</text:p>
          </table:table-cell>
          <table:table-cell office:value-type="float" office:value="-0.09783292" calcext:value-type="float">
            <text:p>-0.0978329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495117" calcext:value-type="float">
            <text:p>-0.07495117</text:p>
          </table:table-cell>
          <table:table-cell office:value-type="float" office:value="0.9697266" calcext:value-type="float">
            <text:p>0.9697266</text:p>
          </table:table-cell>
          <table:table-cell office:value-type="float" office:value="0.1252441" calcext:value-type="float">
            <text:p>0.1252441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-0.1116946" calcext:value-type="float">
            <text:p>-0.1116946</text:p>
          </table:table-cell>
          <table:table-cell office:value-type="float" office:value="-0.1181993" calcext:value-type="float">
            <text:p>-0.1181993</text:p>
          </table:table-cell>
          <table:table-cell office:value-type="float" office:value="-0.03355765" calcext:value-type="float">
            <text:p>-0.0335576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77246" calcext:value-type="float">
            <text:p>-0.6677246</text:p>
          </table:table-cell>
          <table:table-cell office:value-type="float" office:value="-0.1240234" calcext:value-type="float">
            <text:p>-0.1240234</text:p>
          </table:table-cell>
          <table:table-cell office:value-type="float" office:value="0.8771973" calcext:value-type="float">
            <text:p>0.8771973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-0.07667184" calcext:value-type="float">
            <text:p>-0.07667184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0.1059847" calcext:value-type="float">
            <text:p>0.10598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3164" calcext:value-type="float">
            <text:p>0.2993164</text:p>
          </table:table-cell>
          <table:table-cell office:value-type="float" office:value="-0.1726074" calcext:value-type="float">
            <text:p>-0.1726074</text:p>
          </table:table-cell>
          <table:table-cell office:value-type="float" office:value="0.4204102" calcext:value-type="float">
            <text:p>0.4204102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-0.1555111" calcext:value-type="float">
            <text:p>-0.1555111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128906" calcext:value-type="float">
            <text:p>-0.07128906</text:p>
          </table:table-cell>
          <table:table-cell office:value-type="float" office:value="0.9697266" calcext:value-type="float">
            <text:p>0.9697266</text:p>
          </table:table-cell>
          <table:table-cell office:value-type="float" office:value="0.1403809" calcext:value-type="float">
            <text:p>0.1403809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-0.05713069" calcext:value-type="float">
            <text:p>-0.05713069</text:p>
          </table:table-cell>
          <table:table-cell office:value-type="float" office:value="-0.07935917" calcext:value-type="float">
            <text:p>-0.079359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5273" calcext:value-type="float">
            <text:p>-0.6655273</text:p>
          </table:table-cell>
          <table:table-cell office:value-type="float" office:value="-0.1223145" calcext:value-type="float">
            <text:p>-0.1223145</text:p>
          </table:table-cell>
          <table:table-cell office:value-type="float" office:value="0.8752441" calcext:value-type="float">
            <text:p>0.8752441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-0.04613745" calcext:value-type="float">
            <text:p>-0.04613745</text:p>
          </table:table-cell>
          <table:table-cell office:value-type="float" office:value="0.08229047" calcext:value-type="float">
            <text:p>0.08229047</text:p>
          </table:table-cell>
          <table:table-cell office:value-type="float" office:value="-0.01615267" calcext:value-type="float">
            <text:p>-0.016152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5371" calcext:value-type="float">
            <text:p>0.3005371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067383" calcext:value-type="float">
            <text:p>0.4067383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-0.1555111" calcext:value-type="float">
            <text:p>-0.1555111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06836" calcext:value-type="float">
            <text:p>-0.07006836</text:p>
          </table:table-cell>
          <table:table-cell office:value-type="float" office:value="0.9692383" calcext:value-type="float">
            <text:p>0.9692383</text:p>
          </table:table-cell>
          <table:table-cell office:value-type="float" office:value="0.1259766" calcext:value-type="float">
            <text:p>0.1259766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51145" calcext:value-type="float">
            <text:p>1.51145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0.1954501" calcext:value-type="float">
            <text:p>0.195450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8887" calcext:value-type="float">
            <text:p>-0.6608887</text:p>
          </table:table-cell>
          <table:table-cell office:value-type="float" office:value="-0.119873" calcext:value-type="float">
            <text:p>-0.119873</text:p>
          </table:table-cell>
          <table:table-cell office:value-type="float" office:value="0.8762207" calcext:value-type="float">
            <text:p>0.8762207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-0.07722136" calcext:value-type="float">
            <text:p>-0.077221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56641" calcext:value-type="float">
            <text:p>0.3056641</text:p>
          </table:table-cell>
          <table:table-cell office:value-type="float" office:value="-0.1745605" calcext:value-type="float">
            <text:p>-0.1745605</text:p>
          </table:table-cell>
          <table:table-cell office:value-type="float" office:value="0.4257813" calcext:value-type="float">
            <text:p>0.4257813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0.1159074" calcext:value-type="float">
            <text:p>0.115907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958008" calcext:value-type="float">
            <text:p>-0.06958008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59863" calcext:value-type="float">
            <text:p>0.1359863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-0.05713069" calcext:value-type="float">
            <text:p>-0.05713069</text:p>
          </table:table-cell>
          <table:table-cell office:value-type="float" office:value="-0.1709622" calcext:value-type="float">
            <text:p>-0.17096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94238" calcext:value-type="float">
            <text:p>-0.6594238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745117" calcext:value-type="float">
            <text:p>0.8745117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2290076" calcext:value-type="float">
            <text:p>-0.2290076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-0.1535572" calcext:value-type="float">
            <text:p>-0.15355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679688" calcext:value-type="float">
            <text:p>-0.1679688</text:p>
          </table:table-cell>
          <table:table-cell office:value-type="float" office:value="0.4257813" calcext:value-type="float">
            <text:p>0.4257813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09496045" calcext:value-type="float">
            <text:p>-0.09496045</text:p>
          </table:table-cell>
          <table:table-cell office:value-type="float" office:value="0.08876371" calcext:value-type="float">
            <text:p>0.08876371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99805" calcext:value-type="float">
            <text:p>-0.07299805</text:p>
          </table:table-cell>
          <table:table-cell office:value-type="float" office:value="0.9692383" calcext:value-type="float">
            <text:p>0.9692383</text:p>
          </table:table-cell>
          <table:table-cell office:value-type="float" office:value="0.1279297" calcext:value-type="float">
            <text:p>0.1279297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0.1649157" calcext:value-type="float">
            <text:p>0.164915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5742" calcext:value-type="float">
            <text:p>-0.6635742</text:p>
          </table:table-cell>
          <table:table-cell office:value-type="float" office:value="-0.1220703" calcext:value-type="float">
            <text:p>-0.1220703</text:p>
          </table:table-cell>
          <table:table-cell office:value-type="float" office:value="0.8818359" calcext:value-type="float">
            <text:p>0.8818359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0.01526718" calcext:value-type="float">
            <text:p>0.01526718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0.09071756" calcext:value-type="float">
            <text:p>0.090717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34668" calcext:value-type="float">
            <text:p>0.3034668</text:p>
          </table:table-cell>
          <table:table-cell office:value-type="float" office:value="-0.1716309" calcext:value-type="float">
            <text:p>-0.1716309</text:p>
          </table:table-cell>
          <table:table-cell office:value-type="float" office:value="0.4255371" calcext:value-type="float">
            <text:p>0.4255371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-0.1860455" calcext:value-type="float">
            <text:p>-0.1860455</text:p>
          </table:table-cell>
          <table:table-cell office:value-type="float" office:value="0.07010603" calcext:value-type="float">
            <text:p>0.070106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421875" calcext:value-type="float">
            <text:p>-0.07421875</text:p>
          </table:table-cell>
          <table:table-cell office:value-type="float" office:value="0.9709473" calcext:value-type="float">
            <text:p>0.9709473</text:p>
          </table:table-cell>
          <table:table-cell office:value-type="float" office:value="0.1306152" calcext:value-type="float">
            <text:p>0.1306152</text:p>
          </table:table-cell>
          <table:table-cell table:number-columns-repeated="2" office:value-type="float" office:value="-1.938931" calcext:value-type="float">
            <text:p>-1.938931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5508" calcext:value-type="float">
            <text:p>-0.6645508</text:p>
          </table:table-cell>
          <table:table-cell office:value-type="float" office:value="-0.1254883" calcext:value-type="float">
            <text:p>-0.1254883</text:p>
          </table:table-cell>
          <table:table-cell office:value-type="float" office:value="0.8798828" calcext:value-type="float">
            <text:p>0.8798828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1370686" calcext:value-type="float">
            <text:p>0.1370686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-0.04668701" calcext:value-type="float">
            <text:p>-0.046687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3633" calcext:value-type="float">
            <text:p>0.2973633</text:p>
          </table:table-cell>
          <table:table-cell office:value-type="float" office:value="-0.1713867" calcext:value-type="float">
            <text:p>-0.1713867</text:p>
          </table:table-cell>
          <table:table-cell office:value-type="float" office:value="0.4228516" calcext:value-type="float">
            <text:p>0.4228516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134047" calcext:value-type="float">
            <text:p>0.134047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06836" calcext:value-type="float">
            <text:p>-0.07006836</text:p>
          </table:table-cell>
          <table:table-cell office:value-type="float" office:value="0.9685059" calcext:value-type="float">
            <text:p>0.9685059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0.08027387" calcext:value-type="float">
            <text:p>0.08027387</text:p>
          </table:table-cell>
          <table:table-cell office:value-type="float" office:value="-0.155695" calcext:value-type="float">
            <text:p>-0.15569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6211" calcext:value-type="float">
            <text:p>-0.6616211</text:p>
          </table:table-cell>
          <table:table-cell office:value-type="float" office:value="-0.1257324" calcext:value-type="float">
            <text:p>-0.1257324</text:p>
          </table:table-cell>
          <table:table-cell office:value-type="float" office:value="0.887207" calcext:value-type="float">
            <text:p>0.887207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0.1370686" calcext:value-type="float">
            <text:p>0.1370686</text:p>
          </table:table-cell>
          <table:table-cell office:value-type="float" office:value="-0.07038128" calcext:value-type="float">
            <text:p>-0.07038128</text:p>
          </table:table-cell>
          <table:table-cell office:value-type="float" office:value="0.02964886" calcext:value-type="float">
            <text:p>0.029648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728516" calcext:value-type="float">
            <text:p>-0.1728516</text:p>
          </table:table-cell>
          <table:table-cell office:value-type="float" office:value="0.4165039" calcext:value-type="float">
            <text:p>0.4165039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282443" calcext:value-type="float">
            <text:p>-3.282443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0.1922433" calcext:value-type="float">
            <text:p>0.19224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933594" calcext:value-type="float">
            <text:p>-0.06933594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391602" calcext:value-type="float">
            <text:p>0.1391602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0.07151163" calcext:value-type="float">
            <text:p>0.07151163</text:p>
          </table:table-cell>
          <table:table-cell office:value-type="float" office:value="-0.2556039" calcext:value-type="float">
            <text:p>-0.2556039</text:p>
          </table:table-cell>
          <table:table-cell office:value-type="float" office:value="0.1191142" calcext:value-type="float">
            <text:p>0.11911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3301" calcext:value-type="float">
            <text:p>-0.6633301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708496" calcext:value-type="float">
            <text:p>0.8708496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0.7022901" calcext:value-type="float">
            <text:p>0.7022901</text:p>
          </table:table-cell>
          <table:table-cell office:value-type="float" office:value="0.09160305" calcext:value-type="float">
            <text:p>0.09160305</text:p>
          </table:table-cell>
          <table:table-cell office:value-type="float" office:value="-0.1377405" calcext:value-type="float">
            <text:p>-0.1377405</text:p>
          </table:table-cell>
          <table:table-cell office:value-type="float" office:value="-0.1619844" calcext:value-type="float">
            <text:p>-0.1619844</text:p>
          </table:table-cell>
          <table:table-cell office:value-type="float" office:value="0.1670535" calcext:value-type="float">
            <text:p>0.16705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10254" calcext:value-type="float">
            <text:p>0.3010254</text:p>
          </table:table-cell>
          <table:table-cell office:value-type="float" office:value="-0.1713867" calcext:value-type="float">
            <text:p>-0.1713867</text:p>
          </table:table-cell>
          <table:table-cell office:value-type="float" office:value="0.4248047" calcext:value-type="float">
            <text:p>0.4248047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-0.1436346" calcext:value-type="float">
            <text:p>-0.143634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445313" calcext:value-type="float">
            <text:p>-0.06445313</text:p>
          </table:table-cell>
          <table:table-cell office:value-type="float" office:value="0.9733887" calcext:value-type="float">
            <text:p>0.9733887</text:p>
          </table:table-cell>
          <table:table-cell office:value-type="float" office:value="0.1462402" calcext:value-type="float">
            <text:p>0.1462402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541985" calcext:value-type="float">
            <text:p>1.541985</text:p>
          </table:table-cell>
          <table:table-cell office:value-type="float" office:value="-0.08116007" calcext:value-type="float">
            <text:p>-0.08116007</text:p>
          </table:table-cell>
          <table:table-cell office:value-type="float" office:value="0.1260754" calcext:value-type="float">
            <text:p>0.1260754</text:p>
          </table:table-cell>
          <table:table-cell office:value-type="float" office:value="0.2259843" calcext:value-type="float">
            <text:p>0.225984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0391" calcext:value-type="float">
            <text:p>-0.6650391</text:p>
          </table:table-cell>
          <table:table-cell office:value-type="float" office:value="-0.128418" calcext:value-type="float">
            <text:p>-0.128418</text:p>
          </table:table-cell>
          <table:table-cell office:value-type="float" office:value="0.8703613" calcext:value-type="float">
            <text:p>0.8703613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0.09160305" calcext:value-type="float">
            <text:p>0.09160305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0.1670535" calcext:value-type="float">
            <text:p>0.16705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46777" calcext:value-type="float">
            <text:p>0.2946777</text:p>
          </table:table-cell>
          <table:table-cell office:value-type="float" office:value="-0.1765137" calcext:value-type="float">
            <text:p>-0.1765137</text:p>
          </table:table-cell>
          <table:table-cell office:value-type="float" office:value="0.4165039" calcext:value-type="float">
            <text:p>0.4165039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-0.09444242" calcext:value-type="float">
            <text:p>-0.09444242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543945" calcext:value-type="float">
            <text:p>-0.07543945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254883" calcext:value-type="float">
            <text:p>0.1254883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08027387" calcext:value-type="float">
            <text:p>0.08027387</text:p>
          </table:table-cell>
          <table:table-cell office:value-type="float" office:value="0.01224399" calcext:value-type="float">
            <text:p>0.0122439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91797" calcext:value-type="float">
            <text:p>-0.6591797</text:p>
          </table:table-cell>
          <table:table-cell office:value-type="float" office:value="-0.128418" calcext:value-type="float">
            <text:p>-0.128418</text:p>
          </table:table-cell>
          <table:table-cell office:value-type="float" office:value="0.8806152" calcext:value-type="float">
            <text:p>0.8806152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1586264" calcext:value-type="float">
            <text:p>0.1586264</text:p>
          </table:table-cell>
          <table:table-cell office:value-type="float" office:value="-0.07722136" calcext:value-type="float">
            <text:p>-0.077221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738281" calcext:value-type="float">
            <text:p>-0.1738281</text:p>
          </table:table-cell>
          <table:table-cell office:value-type="float" office:value="0.432373" calcext:value-type="float">
            <text:p>0.432373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1798487" calcext:value-type="float">
            <text:p>0.1798487</text:p>
          </table:table-cell>
          <table:table-cell office:value-type="float" office:value="-0.1097096" calcext:value-type="float">
            <text:p>-0.1097096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518555" calcext:value-type="float">
            <text:p>-0.06518555</text:p>
          </table:table-cell>
          <table:table-cell office:value-type="float" office:value="0.9658203" calcext:value-type="float">
            <text:p>0.9658203</text:p>
          </table:table-cell>
          <table:table-cell office:value-type="float" office:value="0.1289063" calcext:value-type="float">
            <text:p>0.1289063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0.07151163" calcext:value-type="float">
            <text:p>0.07151163</text:p>
          </table:table-cell>
          <table:table-cell office:value-type="float" office:value="0.1413426" calcext:value-type="float">
            <text:p>0.1413426</text:p>
          </table:table-cell>
          <table:table-cell office:value-type="float" office:value="-0.03355765" calcext:value-type="float">
            <text:p>-0.0335576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0156" calcext:value-type="float">
            <text:p>-0.6660156</text:p>
          </table:table-cell>
          <table:table-cell office:value-type="float" office:value="-0.140625" calcext:value-type="float">
            <text:p>-0.140625</text:p>
          </table:table-cell>
          <table:table-cell office:value-type="float" office:value="0.8740234" calcext:value-type="float">
            <text:p>0.8740234</text:p>
          </table:table-cell>
          <table:table-cell office:value-type="float" office:value="-1.328244" calcext:value-type="float">
            <text:p>-1.328244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2137404" calcext:value-type="float">
            <text:p>-0.2137404</text:p>
          </table:table-cell>
          <table:table-cell office:value-type="float" office:value="-0.1530077" calcext:value-type="float">
            <text:p>-0.1530077</text:p>
          </table:table-cell>
          <table:table-cell office:value-type="float" office:value="-0.00931263" calcext:value-type="float">
            <text:p>-0.00931263</text:p>
          </table:table-cell>
          <table:table-cell office:value-type="float" office:value="-0.1382901" calcext:value-type="float">
            <text:p>-0.13829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15137" calcext:value-type="float">
            <text:p>0.3015137</text:p>
          </table:table-cell>
          <table:table-cell office:value-type="float" office:value="-0.1716309" calcext:value-type="float">
            <text:p>-0.1716309</text:p>
          </table:table-cell>
          <table:table-cell office:value-type="float" office:value="0.416748" calcext:value-type="float">
            <text:p>0.416748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-0.06729865" calcext:value-type="float">
            <text:p>-0.0672986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97461" calcext:value-type="float">
            <text:p>-0.07397461</text:p>
          </table:table-cell>
          <table:table-cell office:value-type="float" office:value="0.9724121" calcext:value-type="float">
            <text:p>0.9724121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-0.06589293" calcext:value-type="float">
            <text:p>-0.06589293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0.1191142" calcext:value-type="float">
            <text:p>0.11911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2598" calcext:value-type="float">
            <text:p>-0.6662598</text:p>
          </table:table-cell>
          <table:table-cell office:value-type="float" office:value="-0.1286621" calcext:value-type="float">
            <text:p>-0.1286621</text:p>
          </table:table-cell>
          <table:table-cell office:value-type="float" office:value="0.8728027" calcext:value-type="float">
            <text:p>0.8728027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2349622" calcext:value-type="float">
            <text:p>0.2349622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5371" calcext:value-type="float">
            <text:p>0.3005371</text:p>
          </table:table-cell>
          <table:table-cell office:value-type="float" office:value="-0.1623535" calcext:value-type="float">
            <text:p>-0.1623535</text:p>
          </table:table-cell>
          <table:table-cell office:value-type="float" office:value="0.4284668" calcext:value-type="float">
            <text:p>0.4284668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-0.04915905" calcext:value-type="float">
            <text:p>-0.04915905</text:p>
          </table:table-cell>
          <table:table-cell office:value-type="float" office:value="-0.09444242" calcext:value-type="float">
            <text:p>-0.09444242</text:p>
          </table:table-cell>
          <table:table-cell office:value-type="float" office:value="-0.189436" calcext:value-type="float">
            <text:p>-0.18943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73047" calcext:value-type="float">
            <text:p>-0.07373047</text:p>
          </table:table-cell>
          <table:table-cell office:value-type="float" office:value="0.9709473" calcext:value-type="float">
            <text:p>0.9709473</text:p>
          </table:table-cell>
          <table:table-cell office:value-type="float" office:value="0.1352539" calcext:value-type="float">
            <text:p>0.1352539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0.01224399" calcext:value-type="float">
            <text:p>0.0122439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377" calcext:value-type="float">
            <text:p>-0.661377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808594" calcext:value-type="float">
            <text:p>0.8808594</text:p>
          </table:table-cell>
          <table:table-cell office:value-type="float" office:value="-1.29771" calcext:value-type="float">
            <text:p>-1.29771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3.862595" calcext:value-type="float">
            <text:p>3.862595</text:p>
          </table:table-cell>
          <table:table-cell office:value-type="float" office:value="-0.1224734" calcext:value-type="float">
            <text:p>-0.1224734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3.938046" calcext:value-type="float">
            <text:p>3.9380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3867" calcext:value-type="float">
            <text:p>0.2963867</text:p>
          </table:table-cell>
          <table:table-cell office:value-type="float" office:value="-0.1679688" calcext:value-type="float">
            <text:p>-0.1679688</text:p>
          </table:table-cell>
          <table:table-cell office:value-type="float" office:value="0.4226074" calcext:value-type="float">
            <text:p>0.4226074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740458" calcext:value-type="float">
            <text:p>-3.740458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-0.2657719" calcext:value-type="float">
            <text:p>-0.26577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811523" calcext:value-type="float">
            <text:p>-0.06811523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357422" calcext:value-type="float">
            <text:p>0.1357422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0.09554111" calcext:value-type="float">
            <text:p>0.09554111</text:p>
          </table:table-cell>
          <table:table-cell office:value-type="float" office:value="-0.1098934" calcext:value-type="float">
            <text:p>-0.109893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6211" calcext:value-type="float">
            <text:p>-0.6616211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764648" calcext:value-type="float">
            <text:p>0.8764648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09126711" calcext:value-type="float">
            <text:p>0.09126711</text:p>
          </table:table-cell>
          <table:table-cell office:value-type="float" office:value="-0.1009157" calcext:value-type="float">
            <text:p>-0.1009157</text:p>
          </table:table-cell>
          <table:table-cell office:value-type="float" office:value="0.04491604" calcext:value-type="float">
            <text:p>0.044916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4102" calcext:value-type="float">
            <text:p>0.2954102</text:p>
          </table:table-cell>
          <table:table-cell office:value-type="float" office:value="-0.1657715" calcext:value-type="float">
            <text:p>-0.1657715</text:p>
          </table:table-cell>
          <table:table-cell office:value-type="float" office:value="0.4135742" calcext:value-type="float">
            <text:p>0.4135742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0.0729785" calcext:value-type="float">
            <text:p>0.0729785</text:p>
          </table:table-cell>
          <table:table-cell office:value-type="float" office:value="0.1498324" calcext:value-type="float">
            <text:p>0.1498324</text:p>
          </table:table-cell>
          <table:table-cell office:value-type="float" office:value="0.1617091" calcext:value-type="float">
            <text:p>0.161709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421875" calcext:value-type="float">
            <text:p>-0.07421875</text:p>
          </table:table-cell>
          <table:table-cell office:value-type="float" office:value="0.9680176" calcext:value-type="float">
            <text:p>0.9680176</text:p>
          </table:table-cell>
          <table:table-cell office:value-type="float" office:value="0.1320801" calcext:value-type="float">
            <text:p>0.1320801</text:p>
          </table:table-cell>
          <table:table-cell office:value-type="float" office:value="-2.167939" calcext:value-type="float">
            <text:p>-2.167939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-0.1422288" calcext:value-type="float">
            <text:p>-0.1422288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-0.04882479" calcext:value-type="float">
            <text:p>-0.0488247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8184" calcext:value-type="float">
            <text:p>-0.6638184</text:p>
          </table:table-cell>
          <table:table-cell office:value-type="float" office:value="-0.1259766" calcext:value-type="float">
            <text:p>-0.1259766</text:p>
          </table:table-cell>
          <table:table-cell office:value-type="float" office:value="0.873291" calcext:value-type="float">
            <text:p>0.873291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0.1065342" calcext:value-type="float">
            <text:p>0.1065342</text:p>
          </table:table-cell>
          <table:table-cell office:value-type="float" office:value="-0.1467172" calcext:value-type="float">
            <text:p>-0.1467172</text:p>
          </table:table-cell>
          <table:table-cell office:value-type="float" office:value="0.1517863" calcext:value-type="float">
            <text:p>0.15178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7344" calcext:value-type="float">
            <text:p>0.3027344</text:p>
          </table:table-cell>
          <table:table-cell office:value-type="float" office:value="-0.1665039" calcext:value-type="float">
            <text:p>-0.1665039</text:p>
          </table:table-cell>
          <table:table-cell office:value-type="float" office:value="0.4150391" calcext:value-type="float">
            <text:p>0.4150391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421875" calcext:value-type="float">
            <text:p>-0.07421875</text:p>
          </table:table-cell>
          <table:table-cell office:value-type="float" office:value="0.9655762" calcext:value-type="float">
            <text:p>0.9655762</text:p>
          </table:table-cell>
          <table:table-cell office:value-type="float" office:value="0.130127" calcext:value-type="float">
            <text:p>0.130127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82129" calcext:value-type="float">
            <text:p>-0.6682129</text:p>
          </table:table-cell>
          <table:table-cell office:value-type="float" office:value="-0.1208496" calcext:value-type="float">
            <text:p>-0.1208496</text:p>
          </table:table-cell>
          <table:table-cell office:value-type="float" office:value="0.8693848" calcext:value-type="float">
            <text:p>0.8693848</text:p>
          </table:table-cell>
          <table:table-cell office:value-type="float" office:value="-1.358779" calcext:value-type="float">
            <text:p>-1.358779</text:p>
          </table:table-cell>
          <table:table-cell office:value-type="float" office:value="0.6717557" calcext:value-type="float">
            <text:p>0.6717557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183542" calcext:value-type="float">
            <text:p>-0.183542</text:p>
          </table:table-cell>
          <table:table-cell office:value-type="float" office:value="-0.1925187" calcext:value-type="float">
            <text:p>-0.1925187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15039" calcext:value-type="float">
            <text:p>0.2915039</text:p>
          </table:table-cell>
          <table:table-cell office:value-type="float" office:value="-0.1713867" calcext:value-type="float">
            <text:p>-0.1713867</text:p>
          </table:table-cell>
          <table:table-cell office:value-type="float" office:value="0.416748" calcext:value-type="float">
            <text:p>0.416748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-0.04915905" calcext:value-type="float">
            <text:p>-0.04915905</text:p>
          </table:table-cell>
          <table:table-cell office:value-type="float" office:value="-0.06390804" calcext:value-type="float">
            <text:p>-0.06390804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104492" calcext:value-type="float">
            <text:p>-0.07104492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42773" calcext:value-type="float">
            <text:p>0.1342773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0.05804551" calcext:value-type="float">
            <text:p>0.0580455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84473" calcext:value-type="float">
            <text:p>-0.6584473</text:p>
          </table:table-cell>
          <table:table-cell office:value-type="float" office:value="-0.1276855" calcext:value-type="float">
            <text:p>-0.1276855</text:p>
          </table:table-cell>
          <table:table-cell office:value-type="float" office:value="0.873291" calcext:value-type="float">
            <text:p>0.873291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-0.07667184" calcext:value-type="float">
            <text:p>-0.07667184</text:p>
          </table:table-cell>
          <table:table-cell office:value-type="float" office:value="0.08229047" calcext:value-type="float">
            <text:p>0.08229047</text:p>
          </table:table-cell>
          <table:table-cell office:value-type="float" office:value="-0.06195419" calcext:value-type="float">
            <text:p>-0.061954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41895" calcext:value-type="float">
            <text:p>0.2941895</text:p>
          </table:table-cell>
          <table:table-cell office:value-type="float" office:value="-0.166748" calcext:value-type="float">
            <text:p>-0.166748</text:p>
          </table:table-cell>
          <table:table-cell office:value-type="float" office:value="0.4240723" calcext:value-type="float">
            <text:p>0.4240723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8125" calcext:value-type="float">
            <text:p>-0.078125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30127" calcext:value-type="float">
            <text:p>0.130127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-0.06409192" calcext:value-type="float">
            <text:p>-0.0640919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748" calcext:value-type="float">
            <text:p>-0.666748</text:p>
          </table:table-cell>
          <table:table-cell office:value-type="float" office:value="-0.1254883" calcext:value-type="float">
            <text:p>-0.1254883</text:p>
          </table:table-cell>
          <table:table-cell office:value-type="float" office:value="0.8693848" calcext:value-type="float">
            <text:p>0.8693848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1679389" calcext:value-type="float">
            <text:p>-0.1679389</text:p>
          </table:table-cell>
          <table:table-cell office:value-type="float" office:value="0.03019845" calcext:value-type="float">
            <text:p>0.03019845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-0.09248854" calcext:value-type="float">
            <text:p>-0.092488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-0.1689453" calcext:value-type="float">
            <text:p>-0.1689453</text:p>
          </table:table-cell>
          <table:table-cell office:value-type="float" office:value="0.4321289" calcext:value-type="float">
            <text:p>0.4321289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0.1345652" calcext:value-type="float">
            <text:p>0.1345652</text:p>
          </table:table-cell>
          <table:table-cell office:value-type="float" office:value="-0.09783292" calcext:value-type="float">
            <text:p>-0.0978329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80078" calcext:value-type="float">
            <text:p>-0.07080078</text:p>
          </table:table-cell>
          <table:table-cell office:value-type="float" office:value="0.9680176" calcext:value-type="float">
            <text:p>0.9680176</text:p>
          </table:table-cell>
          <table:table-cell office:value-type="float" office:value="0.1274414" calcext:value-type="float">
            <text:p>0.1274414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-0.004824162" calcext:value-type="float">
            <text:p>-0.004824162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-0.003023267" calcext:value-type="float">
            <text:p>-0.00302326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5273" calcext:value-type="float">
            <text:p>-0.6655273</text:p>
          </table:table-cell>
          <table:table-cell office:value-type="float" office:value="-0.1208496" calcext:value-type="float">
            <text:p>-0.1208496</text:p>
          </table:table-cell>
          <table:table-cell office:value-type="float" office:value="0.8701172" calcext:value-type="float">
            <text:p>0.8701172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-0.03087032" calcext:value-type="float">
            <text:p>-0.03087032</text:p>
          </table:table-cell>
          <table:table-cell office:value-type="float" office:value="0.1433591" calcext:value-type="float">
            <text:p>0.1433591</text:p>
          </table:table-cell>
          <table:table-cell office:value-type="float" office:value="-0.07722136" calcext:value-type="float">
            <text:p>-0.077221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46777" calcext:value-type="float">
            <text:p>0.2946777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177246" calcext:value-type="float">
            <text:p>0.4177246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-0.07917523" calcext:value-type="float">
            <text:p>-0.07917523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50977" calcext:value-type="float">
            <text:p>-0.07250977</text:p>
          </table:table-cell>
          <table:table-cell office:value-type="float" office:value="0.9763184" calcext:value-type="float">
            <text:p>0.9763184</text:p>
          </table:table-cell>
          <table:table-cell office:value-type="float" office:value="0.1330566" calcext:value-type="float">
            <text:p>0.1330566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0.09554111" calcext:value-type="float">
            <text:p>0.09554111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733398" calcext:value-type="float">
            <text:p>-0.6733398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693848" calcext:value-type="float">
            <text:p>0.8693848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-0.06140459" calcext:value-type="float">
            <text:p>-0.06140459</text:p>
          </table:table-cell>
          <table:table-cell office:value-type="float" office:value="0.06702328" calcext:value-type="float">
            <text:p>0.06702328</text:p>
          </table:table-cell>
          <table:table-cell office:value-type="float" office:value="-3.832947" calcext:value-type="float">
            <text:p>-3.832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5605" calcext:value-type="float">
            <text:p>0.2995605</text:p>
          </table:table-cell>
          <table:table-cell office:value-type="float" office:value="-0.1652832" calcext:value-type="float">
            <text:p>-0.1652832</text:p>
          </table:table-cell>
          <table:table-cell office:value-type="float" office:value="0.4238281" calcext:value-type="float">
            <text:p>0.4238281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1436346" calcext:value-type="float">
            <text:p>-0.143634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495117" calcext:value-type="float">
            <text:p>-0.07495117</text:p>
          </table:table-cell>
          <table:table-cell office:value-type="float" office:value="0.9682617" calcext:value-type="float">
            <text:p>0.9682617</text:p>
          </table:table-cell>
          <table:table-cell office:value-type="float" office:value="0.1330566" calcext:value-type="float">
            <text:p>0.1330566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1173131" calcext:value-type="float">
            <text:p>0.1173131</text:p>
          </table:table-cell>
          <table:table-cell office:value-type="float" office:value="0.09554111" calcext:value-type="float">
            <text:p>0.09554111</text:p>
          </table:table-cell>
          <table:table-cell office:value-type="float" office:value="-0.07935917" calcext:value-type="float">
            <text:p>-0.079359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0391" calcext:value-type="float">
            <text:p>-0.6650391</text:p>
          </table:table-cell>
          <table:table-cell office:value-type="float" office:value="-0.1169434" calcext:value-type="float">
            <text:p>-0.1169434</text:p>
          </table:table-cell>
          <table:table-cell office:value-type="float" office:value="0.8735352" calcext:value-type="float">
            <text:p>0.8735352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0.1374046" calcext:value-type="float">
            <text:p>0.1374046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0.212855" calcext:value-type="float">
            <text:p>0.2128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730957" calcext:value-type="float">
            <text:p>-0.1730957</text:p>
          </table:table-cell>
          <table:table-cell office:value-type="float" office:value="0.4204102" calcext:value-type="float">
            <text:p>0.4204102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160305" calcext:value-type="float">
            <text:p>-3.160305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0.3143809" calcext:value-type="float">
            <text:p>0.31438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982422" calcext:value-type="float">
            <text:p>-0.06982422</text:p>
          </table:table-cell>
          <table:table-cell office:value-type="float" office:value="0.9746094" calcext:value-type="float">
            <text:p>0.9746094</text:p>
          </table:table-cell>
          <table:table-cell office:value-type="float" office:value="0.1477051" calcext:value-type="float">
            <text:p>0.1477051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0.07151163" calcext:value-type="float">
            <text:p>0.07151163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-0.1251607" calcext:value-type="float">
            <text:p>-0.125160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8184" calcext:value-type="float">
            <text:p>-0.6638184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703613" calcext:value-type="float">
            <text:p>0.8703613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-0.1161829" calcext:value-type="float">
            <text:p>-0.1161829</text:p>
          </table:table-cell>
          <table:table-cell office:value-type="float" office:value="-0.07722136" calcext:value-type="float">
            <text:p>-0.077221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0488" calcext:value-type="float">
            <text:p>0.3000488</text:p>
          </table:table-cell>
          <table:table-cell office:value-type="float" office:value="-0.1716309" calcext:value-type="float">
            <text:p>-0.1716309</text:p>
          </table:table-cell>
          <table:table-cell office:value-type="float" office:value="0.4157715" calcext:value-type="float">
            <text:p>0.4157715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0.04296219" calcext:value-type="float">
            <text:p>0.04296219</text:p>
          </table:table-cell>
          <table:table-cell office:value-type="float" office:value="-0.03676414" calcext:value-type="float">
            <text:p>-0.0367641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421875" calcext:value-type="float">
            <text:p>-0.07421875</text:p>
          </table:table-cell>
          <table:table-cell office:value-type="float" office:value="0.9697266" calcext:value-type="float">
            <text:p>0.9697266</text:p>
          </table:table-cell>
          <table:table-cell office:value-type="float" office:value="0.1240234" calcext:value-type="float">
            <text:p>0.1240234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08116007" calcext:value-type="float">
            <text:p>-0.08116007</text:p>
          </table:table-cell>
          <table:table-cell office:value-type="float" office:value="-0.1334666" calcext:value-type="float">
            <text:p>-0.1334666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9922" calcext:value-type="float">
            <text:p>-0.6669922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710938" calcext:value-type="float">
            <text:p>0.8710938</text:p>
          </table:table-cell>
          <table:table-cell office:value-type="float" office:value="-0.9923664" calcext:value-type="float">
            <text:p>-0.9923664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862595" calcext:value-type="float">
            <text:p>-3.862595</text:p>
          </table:table-cell>
          <table:table-cell office:value-type="float" office:value="0.1828701" calcext:value-type="float">
            <text:p>0.1828701</text:p>
          </table:table-cell>
          <table:table-cell office:value-type="float" office:value="0.1433591" calcext:value-type="float">
            <text:p>0.1433591</text:p>
          </table:table-cell>
          <table:table-cell office:value-type="float" office:value="-3.787145" calcext:value-type="float">
            <text:p>-3.7871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10254" calcext:value-type="float">
            <text:p>0.3010254</text:p>
          </table:table-cell>
          <table:table-cell office:value-type="float" office:value="-0.173584" calcext:value-type="float">
            <text:p>-0.173584</text:p>
          </table:table-cell>
          <table:table-cell office:value-type="float" office:value="0.4243164" calcext:value-type="float">
            <text:p>0.4243164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-0.1102276" calcext:value-type="float">
            <text:p>-0.1102276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-0.1436346" calcext:value-type="float">
            <text:p>-0.143634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446289" calcext:value-type="float">
            <text:p>-0.07446289</text:p>
          </table:table-cell>
          <table:table-cell office:value-type="float" office:value="0.9692383" calcext:value-type="float">
            <text:p>0.9692383</text:p>
          </table:table-cell>
          <table:table-cell office:value-type="float" office:value="0.1274414" calcext:value-type="float">
            <text:p>0.1274414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09554111" calcext:value-type="float">
            <text:p>0.09554111</text:p>
          </table:table-cell>
          <table:table-cell office:value-type="float" office:value="-0.2320309" calcext:value-type="float">
            <text:p>-0.232030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5273" calcext:value-type="float">
            <text:p>-0.6655273</text:p>
          </table:table-cell>
          <table:table-cell office:value-type="float" office:value="-0.1230469" calcext:value-type="float">
            <text:p>-0.1230469</text:p>
          </table:table-cell>
          <table:table-cell office:value-type="float" office:value="0.8789063" calcext:value-type="float">
            <text:p>0.8789063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7813" calcext:value-type="float">
            <text:p>0.3007813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182129" calcext:value-type="float">
            <text:p>0.4182129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221374" calcext:value-type="float">
            <text:p>-3.221374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0.2533121" calcext:value-type="float">
            <text:p>0.253312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24219" calcext:value-type="float">
            <text:p>-0.07324219</text:p>
          </table:table-cell>
          <table:table-cell office:value-type="float" office:value="0.9692383" calcext:value-type="float">
            <text:p>0.9692383</text:p>
          </table:table-cell>
          <table:table-cell office:value-type="float" office:value="0.1345215" calcext:value-type="float">
            <text:p>0.1345215</text:p>
          </table:table-cell>
          <table:table-cell office:value-type="float" office:value="-2" calcext:value-type="float">
            <text:p>-2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0.02571011" calcext:value-type="float">
            <text:p>0.02571011</text:p>
          </table:table-cell>
          <table:table-cell office:value-type="float" office:value="-0.05713069" calcext:value-type="float">
            <text:p>-0.05713069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1563" calcext:value-type="float">
            <text:p>-0.6601563</text:p>
          </table:table-cell>
          <table:table-cell office:value-type="float" office:value="-0.1254883" calcext:value-type="float">
            <text:p>-0.1254883</text:p>
          </table:table-cell>
          <table:table-cell office:value-type="float" office:value="0.8813477" calcext:value-type="float">
            <text:p>0.8813477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0.1984733" calcext:value-type="float">
            <text:p>-0.1984733</text:p>
          </table:table-cell>
          <table:table-cell office:value-type="float" office:value="-0.06140459" calcext:value-type="float">
            <text:p>-0.06140459</text:p>
          </table:table-cell>
          <table:table-cell office:value-type="float" office:value="-0.05511415" calcext:value-type="float">
            <text:p>-0.05511415</text:p>
          </table:table-cell>
          <table:table-cell office:value-type="float" office:value="-0.1230229" calcext:value-type="float">
            <text:p>-0.12302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6543" calcext:value-type="float">
            <text:p>0.2956543</text:p>
          </table:table-cell>
          <table:table-cell office:value-type="float" office:value="-0.170166" calcext:value-type="float">
            <text:p>-0.170166</text:p>
          </table:table-cell>
          <table:table-cell office:value-type="float" office:value="0.4262695" calcext:value-type="float">
            <text:p>0.4262695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6564885" calcext:value-type="float">
            <text:p>0.6564885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1712964" calcext:value-type="float">
            <text:p>-0.1712964</text:p>
          </table:table-cell>
          <table:table-cell office:value-type="float" office:value="-0.2929157" calcext:value-type="float">
            <text:p>-0.2929157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519531" calcext:value-type="float">
            <text:p>-0.07519531</text:p>
          </table:table-cell>
          <table:table-cell office:value-type="float" office:value="0.9729004" calcext:value-type="float">
            <text:p>0.9729004</text:p>
          </table:table-cell>
          <table:table-cell office:value-type="float" office:value="0.1384277" calcext:value-type="float">
            <text:p>0.1384277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5713069" calcext:value-type="float">
            <text:p>-0.05713069</text:p>
          </table:table-cell>
          <table:table-cell office:value-type="float" office:value="0.1496485" calcext:value-type="float">
            <text:p>0.149648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748" calcext:value-type="float">
            <text:p>-0.666748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742676" calcext:value-type="float">
            <text:p>0.8742676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-0.07667184" calcext:value-type="float">
            <text:p>-0.07667184</text:p>
          </table:table-cell>
          <table:table-cell office:value-type="float" office:value="0.1128248" calcext:value-type="float">
            <text:p>0.1128248</text:p>
          </table:table-cell>
          <table:table-cell office:value-type="float" office:value="0.02964886" calcext:value-type="float">
            <text:p>0.029648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5605" calcext:value-type="float">
            <text:p>0.2995605</text:p>
          </table:table-cell>
          <table:table-cell office:value-type="float" office:value="-0.1682129" calcext:value-type="float">
            <text:p>-0.1682129</text:p>
          </table:table-cell>
          <table:table-cell office:value-type="float" office:value="0.4128418" calcext:value-type="float">
            <text:p>0.4128418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0.07010603" calcext:value-type="float">
            <text:p>0.070106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982422" calcext:value-type="float">
            <text:p>-0.06982422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315918" calcext:value-type="float">
            <text:p>0.1315918</text:p>
          </table:table-cell>
          <table:table-cell office:value-type="float" office:value="-2" calcext:value-type="float">
            <text:p>-2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0.02571011" calcext:value-type="float">
            <text:p>0.02571011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0.1649157" calcext:value-type="float">
            <text:p>0.164915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713867" calcext:value-type="float">
            <text:p>-0.6713867</text:p>
          </table:table-cell>
          <table:table-cell office:value-type="float" office:value="-0.1245117" calcext:value-type="float">
            <text:p>-0.1245117</text:p>
          </table:table-cell>
          <table:table-cell office:value-type="float" office:value="0.8759766" calcext:value-type="float">
            <text:p>0.8759766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-0.04613745" calcext:value-type="float">
            <text:p>-0.04613745</text:p>
          </table:table-cell>
          <table:table-cell office:value-type="float" office:value="-0.1467172" calcext:value-type="float">
            <text:p>-0.1467172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665039" calcext:value-type="float">
            <text:p>-0.1665039</text:p>
          </table:table-cell>
          <table:table-cell office:value-type="float" office:value="0.4223633" calcext:value-type="float">
            <text:p>0.4223633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-0.006229877" calcext:value-type="float">
            <text:p>-0.00622987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617188" calcext:value-type="float">
            <text:p>-0.07617188</text:p>
          </table:table-cell>
          <table:table-cell office:value-type="float" office:value="0.9724121" calcext:value-type="float">
            <text:p>0.9724121</text:p>
          </table:table-cell>
          <table:table-cell office:value-type="float" office:value="0.1435547" calcext:value-type="float">
            <text:p>0.1435547</text:p>
          </table:table-cell>
          <table:table-cell office:value-type="float" office:value="-2" calcext:value-type="float">
            <text:p>-2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0.02571011" calcext:value-type="float">
            <text:p>0.02571011</text:p>
          </table:table-cell>
          <table:table-cell office:value-type="float" office:value="-0.1334666" calcext:value-type="float">
            <text:p>-0.1334666</text:p>
          </table:table-cell>
          <table:table-cell office:value-type="float" office:value="0.01224399" calcext:value-type="float">
            <text:p>0.0122439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2598" calcext:value-type="float">
            <text:p>-0.6662598</text:p>
          </table:table-cell>
          <table:table-cell office:value-type="float" office:value="-0.1213379" calcext:value-type="float">
            <text:p>-0.1213379</text:p>
          </table:table-cell>
          <table:table-cell office:value-type="float" office:value="0.8632813" calcext:value-type="float">
            <text:p>0.8632813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0" calcext:value-type="float">
            <text:p>0</text:p>
          </table:table-cell>
          <table:table-cell office:value-type="float" office:value="0.1065342" calcext:value-type="float">
            <text:p>0.1065342</text:p>
          </table:table-cell>
          <table:table-cell office:value-type="float" office:value="-0.00931263" calcext:value-type="float">
            <text:p>-0.00931263</text:p>
          </table:table-cell>
          <table:table-cell office:value-type="float" office:value="0.07545039" calcext:value-type="float">
            <text:p>0.075450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0723" calcext:value-type="float">
            <text:p>0.2990723</text:p>
          </table:table-cell>
          <table:table-cell office:value-type="float" office:value="-0.1745605" calcext:value-type="float">
            <text:p>-0.1745605</text:p>
          </table:table-cell>
          <table:table-cell office:value-type="float" office:value="0.4250488" calcext:value-type="float">
            <text:p>0.4250488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-0.1741688" calcext:value-type="float">
            <text:p>-0.174168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641602" calcext:value-type="float">
            <text:p>-0.07641602</text:p>
          </table:table-cell>
          <table:table-cell office:value-type="float" office:value="0.972168" calcext:value-type="float">
            <text:p>0.972168</text:p>
          </table:table-cell>
          <table:table-cell office:value-type="float" office:value="0.1254883" calcext:value-type="float">
            <text:p>0.1254883</text:p>
          </table:table-cell>
          <table:table-cell office:value-type="float" office:value="-2.21374" calcext:value-type="float">
            <text:p>-2.21374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-0.1880302" calcext:value-type="float">
            <text:p>-0.1880302</text:p>
          </table:table-cell>
          <table:table-cell office:value-type="float" office:value="0.08027387" calcext:value-type="float">
            <text:p>0.08027387</text:p>
          </table:table-cell>
          <table:table-cell office:value-type="float" office:value="0.01224399" calcext:value-type="float">
            <text:p>0.0122439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6211" calcext:value-type="float">
            <text:p>-0.6616211</text:p>
          </table:table-cell>
          <table:table-cell office:value-type="float" office:value="-0.1142578" calcext:value-type="float">
            <text:p>-0.1142578</text:p>
          </table:table-cell>
          <table:table-cell office:value-type="float" office:value="0.8796387" calcext:value-type="float">
            <text:p>0.8796387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6717557" calcext:value-type="float">
            <text:p>0.6717557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-0.1925187" calcext:value-type="float">
            <text:p>-0.1925187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3164" calcext:value-type="float">
            <text:p>0.2993164</text:p>
          </table:table-cell>
          <table:table-cell office:value-type="float" office:value="-0.1738281" calcext:value-type="float">
            <text:p>-0.1738281</text:p>
          </table:table-cell>
          <table:table-cell office:value-type="float" office:value="0.4230957" calcext:value-type="float">
            <text:p>0.4230957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114504" calcext:value-type="float">
            <text:p>-3.114504</text:p>
          </table:table-cell>
          <table:table-cell office:value-type="float" office:value="0.0729785" calcext:value-type="float">
            <text:p>0.0729785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0.3601823" calcext:value-type="float">
            <text:p>0.360182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470703" calcext:value-type="float">
            <text:p>-0.07470703</text:p>
          </table:table-cell>
          <table:table-cell office:value-type="float" office:value="0.9726563" calcext:value-type="float">
            <text:p>0.9726563</text:p>
          </table:table-cell>
          <table:table-cell office:value-type="float" office:value="0.1357422" calcext:value-type="float">
            <text:p>0.1357422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1413426" calcext:value-type="float">
            <text:p>0.1413426</text:p>
          </table:table-cell>
          <table:table-cell office:value-type="float" office:value="-0.1709622" calcext:value-type="float">
            <text:p>-0.17096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8184" calcext:value-type="float">
            <text:p>-0.6638184</text:p>
          </table:table-cell>
          <table:table-cell office:value-type="float" office:value="-0.1191406" calcext:value-type="float">
            <text:p>-0.1191406</text:p>
          </table:table-cell>
          <table:table-cell office:value-type="float" office:value="0.8684082" calcext:value-type="float">
            <text:p>0.8684082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7022901" calcext:value-type="float">
            <text:p>0.7022901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1065342" calcext:value-type="float">
            <text:p>0.1065342</text:p>
          </table:table-cell>
          <table:table-cell office:value-type="float" office:value="-0.1619844" calcext:value-type="float">
            <text:p>-0.1619844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3164" calcext:value-type="float">
            <text:p>0.2993164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233398" calcext:value-type="float">
            <text:p>0.4233398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99805" calcext:value-type="float">
            <text:p>-0.07299805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269531" calcext:value-type="float">
            <text:p>0.1269531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0.02751112" calcext:value-type="float">
            <text:p>0.027511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748" calcext:value-type="float">
            <text:p>-0.666748</text:p>
          </table:table-cell>
          <table:table-cell office:value-type="float" office:value="-0.1242676" calcext:value-type="float">
            <text:p>-0.1242676</text:p>
          </table:table-cell>
          <table:table-cell office:value-type="float" office:value="0.8684082" calcext:value-type="float">
            <text:p>0.8684082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-0.08564848" calcext:value-type="float">
            <text:p>-0.08564848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3867" calcext:value-type="float">
            <text:p>0.2963867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245605" calcext:value-type="float">
            <text:p>0.4245605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177734" calcext:value-type="float">
            <text:p>-0.07177734</text:p>
          </table:table-cell>
          <table:table-cell office:value-type="float" office:value="0.9697266" calcext:value-type="float">
            <text:p>0.9697266</text:p>
          </table:table-cell>
          <table:table-cell office:value-type="float" office:value="0.1286621" calcext:value-type="float">
            <text:p>0.1286621</text:p>
          </table:table-cell>
          <table:table-cell office:value-type="float" office:value="-2" calcext:value-type="float">
            <text:p>-2</text:p>
          </table:table-cell>
          <table:table-cell office:value-type="float" office:value="-1.740458" calcext:value-type="float">
            <text:p>-1.740458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0.02571011" calcext:value-type="float">
            <text:p>0.02571011</text:p>
          </table:table-cell>
          <table:table-cell office:value-type="float" office:value="0.1108083" calcext:value-type="float">
            <text:p>0.1108083</text:p>
          </table:table-cell>
          <table:table-cell office:value-type="float" office:value="-0.003023267" calcext:value-type="float">
            <text:p>-0.00302326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89453" calcext:value-type="float">
            <text:p>-0.6689453</text:p>
          </table:table-cell>
          <table:table-cell office:value-type="float" office:value="-0.1281738" calcext:value-type="float">
            <text:p>-0.1281738</text:p>
          </table:table-cell>
          <table:table-cell office:value-type="float" office:value="0.8842773" calcext:value-type="float">
            <text:p>0.8842773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2349622" calcext:value-type="float">
            <text:p>0.2349622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9785" calcext:value-type="float">
            <text:p>0.3029785</text:p>
          </table:table-cell>
          <table:table-cell office:value-type="float" office:value="-0.1706543" calcext:value-type="float">
            <text:p>-0.1706543</text:p>
          </table:table-cell>
          <table:table-cell office:value-type="float" office:value="0.4160156" calcext:value-type="float">
            <text:p>0.4160156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1645815" calcext:value-type="float">
            <text:p>0.1645815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787109" calcext:value-type="float">
            <text:p>-0.06787109</text:p>
          </table:table-cell>
          <table:table-cell office:value-type="float" office:value="0.9709473" calcext:value-type="float">
            <text:p>0.9709473</text:p>
          </table:table-cell>
          <table:table-cell office:value-type="float" office:value="0.1352539" calcext:value-type="float">
            <text:p>0.1352539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0.1936491" calcext:value-type="float">
            <text:p>0.1936491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0.08857977" calcext:value-type="float">
            <text:p>0.0885797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713867" calcext:value-type="float">
            <text:p>-0.6713867</text:p>
          </table:table-cell>
          <table:table-cell office:value-type="float" office:value="-0.1223145" calcext:value-type="float">
            <text:p>-0.1223145</text:p>
          </table:table-cell>
          <table:table-cell office:value-type="float" office:value="0.8742676" calcext:value-type="float">
            <text:p>0.8742676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-0.03087032" calcext:value-type="float">
            <text:p>-0.03087032</text:p>
          </table:table-cell>
          <table:table-cell office:value-type="float" office:value="0.128092" calcext:value-type="float">
            <text:p>0.128092</text:p>
          </table:table-cell>
          <table:table-cell office:value-type="float" office:value="0.1059847" calcext:value-type="float">
            <text:p>0.10598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696777" calcext:value-type="float">
            <text:p>-0.1696777</text:p>
          </table:table-cell>
          <table:table-cell office:value-type="float" office:value="0.4108887" calcext:value-type="float">
            <text:p>0.4108887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1345652" calcext:value-type="float">
            <text:p>0.1345652</text:p>
          </table:table-cell>
          <table:table-cell office:value-type="float" office:value="0.2075105" calcext:value-type="float">
            <text:p>0.20751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80078" calcext:value-type="float">
            <text:p>-0.07080078</text:p>
          </table:table-cell>
          <table:table-cell office:value-type="float" office:value="0.9631348" calcext:value-type="float">
            <text:p>0.9631348</text:p>
          </table:table-cell>
          <table:table-cell office:value-type="float" office:value="0.1262207" calcext:value-type="float">
            <text:p>0.1262207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0.1496485" calcext:value-type="float">
            <text:p>0.149648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2832" calcext:value-type="float">
            <text:p>-0.6652832</text:p>
          </table:table-cell>
          <table:table-cell office:value-type="float" office:value="-0.1191406" calcext:value-type="float">
            <text:p>-0.1191406</text:p>
          </table:table-cell>
          <table:table-cell office:value-type="float" office:value="0.8696289" calcext:value-type="float">
            <text:p>0.8696289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7328244" calcext:value-type="float">
            <text:p>0.7328244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-0.13145" calcext:value-type="float">
            <text:p>-0.13145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5371" calcext:value-type="float">
            <text:p>0.3005371</text:p>
          </table:table-cell>
          <table:table-cell office:value-type="float" office:value="-0.1706543" calcext:value-type="float">
            <text:p>-0.1706543</text:p>
          </table:table-cell>
          <table:table-cell office:value-type="float" office:value="0.4172363" calcext:value-type="float">
            <text:p>0.4172363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8125" calcext:value-type="float">
            <text:p>-0.078125</text:p>
          </table:table-cell>
          <table:table-cell office:value-type="float" office:value="0.9741211" calcext:value-type="float">
            <text:p>0.9741211</text:p>
          </table:table-cell>
          <table:table-cell office:value-type="float" office:value="0.1264648" calcext:value-type="float">
            <text:p>0.1264648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-0.0964272" calcext:value-type="float">
            <text:p>-0.0964272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-0.003023267" calcext:value-type="float">
            <text:p>-0.00302326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3066" calcext:value-type="float">
            <text:p>-0.6643066</text:p>
          </table:table-cell>
          <table:table-cell office:value-type="float" office:value="-0.1274414" calcext:value-type="float">
            <text:p>-0.1274414</text:p>
          </table:table-cell>
          <table:table-cell office:value-type="float" office:value="0.8813477" calcext:value-type="float">
            <text:p>0.8813477</text:p>
          </table:table-cell>
          <table:table-cell office:value-type="float" office:value="-0.961832" calcext:value-type="float">
            <text:p>-0.961832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0.2134045" calcext:value-type="float">
            <text:p>0.2134045</text:p>
          </table:table-cell>
          <table:table-cell office:value-type="float" office:value="0.1586264" calcext:value-type="float">
            <text:p>0.1586264</text:p>
          </table:table-cell>
          <table:table-cell office:value-type="float" office:value="0.02964886" calcext:value-type="float">
            <text:p>0.029648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182129" calcext:value-type="float">
            <text:p>0.4182129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1650996" calcext:value-type="float">
            <text:p>0.1650996</text:p>
          </table:table-cell>
          <table:table-cell office:value-type="float" office:value="0.08537316" calcext:value-type="float">
            <text:p>0.0853731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24219" calcext:value-type="float">
            <text:p>-0.07324219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254883" calcext:value-type="float">
            <text:p>0.1254883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-0.06589293" calcext:value-type="float">
            <text:p>-0.06589293</text:p>
          </table:table-cell>
          <table:table-cell office:value-type="float" office:value="-0.1181993" calcext:value-type="float">
            <text:p>-0.1181993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1094" calcext:value-type="float">
            <text:p>-0.6621094</text:p>
          </table:table-cell>
          <table:table-cell office:value-type="float" office:value="-0.1181641" calcext:value-type="float">
            <text:p>-0.1181641</text:p>
          </table:table-cell>
          <table:table-cell office:value-type="float" office:value="0.8786621" calcext:value-type="float">
            <text:p>0.8786621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5954198" calcext:value-type="float">
            <text:p>0.5954198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-0.2688546" calcext:value-type="float">
            <text:p>-0.2688546</text:p>
          </table:table-cell>
          <table:table-cell office:value-type="float" office:value="-3.832947" calcext:value-type="float">
            <text:p>-3.832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70166" calcext:value-type="float">
            <text:p>-0.170166</text:p>
          </table:table-cell>
          <table:table-cell office:value-type="float" office:value="0.4240723" calcext:value-type="float">
            <text:p>0.4240723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3.19084" calcext:value-type="float">
            <text:p>-3.19084</text:p>
          </table:table-cell>
          <table:table-cell office:value-type="float" office:value="-0.1102276" calcext:value-type="float">
            <text:p>-0.1102276</text:p>
          </table:table-cell>
          <table:table-cell office:value-type="float" office:value="-0.2013127" calcext:value-type="float">
            <text:p>-0.2013127</text:p>
          </table:table-cell>
          <table:table-cell office:value-type="float" office:value="0.2838464" calcext:value-type="float">
            <text:p>0.28384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97461" calcext:value-type="float">
            <text:p>-0.07397461</text:p>
          </table:table-cell>
          <table:table-cell office:value-type="float" office:value="0.9533691" calcext:value-type="float">
            <text:p>0.9533691</text:p>
          </table:table-cell>
          <table:table-cell office:value-type="float" office:value="0.1381836" calcext:value-type="float">
            <text:p>0.1381836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-0.0964272" calcext:value-type="float">
            <text:p>-0.0964272</text:p>
          </table:table-cell>
          <table:table-cell office:value-type="float" office:value="0.06500673" calcext:value-type="float">
            <text:p>0.06500673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2832" calcext:value-type="float">
            <text:p>-0.6652832</text:p>
          </table:table-cell>
          <table:table-cell office:value-type="float" office:value="-0.1169434" calcext:value-type="float">
            <text:p>-0.1169434</text:p>
          </table:table-cell>
          <table:table-cell office:value-type="float" office:value="0.8820801" calcext:value-type="float">
            <text:p>0.8820801</text:p>
          </table:table-cell>
          <table:table-cell office:value-type="float" office:value="-0.8244275" calcext:value-type="float">
            <text:p>-0.8244275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3508091" calcext:value-type="float">
            <text:p>0.3508091</text:p>
          </table:table-cell>
          <table:table-cell office:value-type="float" office:value="0.0975576" calcext:value-type="float">
            <text:p>0.0975576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7344" calcext:value-type="float">
            <text:p>0.3027344</text:p>
          </table:table-cell>
          <table:table-cell office:value-type="float" office:value="-0.171875" calcext:value-type="float">
            <text:p>-0.171875</text:p>
          </table:table-cell>
          <table:table-cell office:value-type="float" office:value="0.4191895" calcext:value-type="float">
            <text:p>0.4191895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09496045" calcext:value-type="float">
            <text:p>-0.09496045</text:p>
          </table:table-cell>
          <table:table-cell office:value-type="float" office:value="0.04296219" calcext:value-type="float">
            <text:p>0.04296219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55664" calcext:value-type="float">
            <text:p>-0.07055664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303711" calcext:value-type="float">
            <text:p>0.1303711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0.08027387" calcext:value-type="float">
            <text:p>0.08027387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99121" calcext:value-type="float">
            <text:p>-0.6599121</text:p>
          </table:table-cell>
          <table:table-cell office:value-type="float" office:value="-0.1213379" calcext:value-type="float">
            <text:p>-0.1213379</text:p>
          </table:table-cell>
          <table:table-cell office:value-type="float" office:value="0.8759766" calcext:value-type="float">
            <text:p>0.8759766</text:p>
          </table:table-cell>
          <table:table-cell office:value-type="float" office:value="-1.328244" calcext:value-type="float">
            <text:p>-1.328244</text:p>
          </table:table-cell>
          <table:table-cell office:value-type="float" office:value="0.7022901" calcext:value-type="float">
            <text:p>0.7022901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-0.1530077" calcext:value-type="float">
            <text:p>-0.1530077</text:p>
          </table:table-cell>
          <table:table-cell office:value-type="float" office:value="-0.1619844" calcext:value-type="float">
            <text:p>-0.1619844</text:p>
          </table:table-cell>
          <table:table-cell office:value-type="float" office:value="-0.06195419" calcext:value-type="float">
            <text:p>-0.061954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738281" calcext:value-type="float">
            <text:p>-0.1738281</text:p>
          </table:table-cell>
          <table:table-cell office:value-type="float" office:value="0.423584" calcext:value-type="float">
            <text:p>0.423584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-0.09496045" calcext:value-type="float">
            <text:p>-0.09496045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50977" calcext:value-type="float">
            <text:p>-0.07250977</text:p>
          </table:table-cell>
          <table:table-cell office:value-type="float" office:value="0.9692383" calcext:value-type="float">
            <text:p>0.9692383</text:p>
          </table:table-cell>
          <table:table-cell office:value-type="float" office:value="0.1364746" calcext:value-type="float">
            <text:p>0.1364746</text:p>
          </table:table-cell>
          <table:table-cell office:value-type="float" office:value="-2" calcext:value-type="float">
            <text:p>-2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496183" calcext:value-type="float">
            <text:p>1.496183</text:p>
          </table:table-cell>
          <table:table-cell office:value-type="float" office:value="0.02571011" calcext:value-type="float">
            <text:p>0.02571011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0.1801828" calcext:value-type="float">
            <text:p>0.180182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5039" calcext:value-type="float">
            <text:p>-0.6665039</text:p>
          </table:table-cell>
          <table:table-cell office:value-type="float" office:value="-0.1230469" calcext:value-type="float">
            <text:p>-0.1230469</text:p>
          </table:table-cell>
          <table:table-cell office:value-type="float" office:value="0.8728027" calcext:value-type="float">
            <text:p>0.8728027</text:p>
          </table:table-cell>
          <table:table-cell office:value-type="float" office:value="-1.29771" calcext:value-type="float">
            <text:p>-1.29771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1224734" calcext:value-type="float">
            <text:p>-0.1224734</text:p>
          </table:table-cell>
          <table:table-cell office:value-type="float" office:value="0.06702328" calcext:value-type="float">
            <text:p>0.06702328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138184" calcext:value-type="float">
            <text:p>0.4138184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709924" calcext:value-type="float">
            <text:p>-3.709924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-0.2352376" calcext:value-type="float">
            <text:p>-0.235237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616211" calcext:value-type="float">
            <text:p>-0.06616211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308594" calcext:value-type="float">
            <text:p>0.1308594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1181993" calcext:value-type="float">
            <text:p>-0.1181993</text:p>
          </table:table-cell>
          <table:table-cell office:value-type="float" office:value="0.1343813" calcext:value-type="float">
            <text:p>0.134381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0391" calcext:value-type="float">
            <text:p>-0.6650391</text:p>
          </table:table-cell>
          <table:table-cell office:value-type="float" office:value="-0.1228027" calcext:value-type="float">
            <text:p>-0.1228027</text:p>
          </table:table-cell>
          <table:table-cell office:value-type="float" office:value="0.8786621" calcext:value-type="float">
            <text:p>0.8786621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-0.06140459" calcext:value-type="float">
            <text:p>-0.06140459</text:p>
          </table:table-cell>
          <table:table-cell office:value-type="float" office:value="-0.1161829" calcext:value-type="float">
            <text:p>-0.1161829</text:p>
          </table:table-cell>
          <table:table-cell office:value-type="float" office:value="-0.1077557" calcext:value-type="float">
            <text:p>-0.10775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49219" calcext:value-type="float">
            <text:p>0.2949219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157715" calcext:value-type="float">
            <text:p>0.4157715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78626" calcext:value-type="float">
            <text:p>-3.78626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-0.06390804" calcext:value-type="float">
            <text:p>-0.06390804</text:p>
          </table:table-cell>
          <table:table-cell office:value-type="float" office:value="-0.3115735" calcext:value-type="float">
            <text:p>-0.311573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811523" calcext:value-type="float">
            <text:p>-0.06811523</text:p>
          </table:table-cell>
          <table:table-cell office:value-type="float" office:value="0.9770508" calcext:value-type="float">
            <text:p>0.9770508</text:p>
          </table:table-cell>
          <table:table-cell office:value-type="float" office:value="0.1262207" calcext:value-type="float">
            <text:p>0.1262207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1029322" calcext:value-type="float">
            <text:p>-0.1029322</text:p>
          </table:table-cell>
          <table:table-cell office:value-type="float" office:value="0.1649157" calcext:value-type="float">
            <text:p>0.164915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3066" calcext:value-type="float">
            <text:p>-0.6643066</text:p>
          </table:table-cell>
          <table:table-cell office:value-type="float" office:value="-0.1225586" calcext:value-type="float">
            <text:p>-0.1225586</text:p>
          </table:table-cell>
          <table:table-cell office:value-type="float" office:value="0.8791504" calcext:value-type="float">
            <text:p>0.8791504</text:p>
          </table:table-cell>
          <table:table-cell office:value-type="float" office:value="-0.9923664" calcext:value-type="float">
            <text:p>-0.9923664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89313" calcext:value-type="float">
            <text:p>-3.89313</text:p>
          </table:table-cell>
          <table:table-cell office:value-type="float" office:value="0.1828701" calcext:value-type="float">
            <text:p>0.1828701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-3.817679" calcext:value-type="float">
            <text:p>-3.8176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3164" calcext:value-type="float">
            <text:p>0.2993164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296875" calcext:value-type="float">
            <text:p>0.4296875</text:p>
          </table:table-cell>
          <table:table-cell office:value-type="float" office:value="-3.282443" calcext:value-type="float">
            <text:p>-3.282443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2103829" calcext:value-type="float">
            <text:p>0.2103829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519531" calcext:value-type="float">
            <text:p>-0.07519531</text:p>
          </table:table-cell>
          <table:table-cell office:value-type="float" office:value="0.9645996" calcext:value-type="float">
            <text:p>0.9645996</text:p>
          </table:table-cell>
          <table:table-cell office:value-type="float" office:value="0.1381836" calcext:value-type="float">
            <text:p>0.1381836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-0.1334666" calcext:value-type="float">
            <text:p>-0.1334666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6445" calcext:value-type="float">
            <text:p>-0.6606445</text:p>
          </table:table-cell>
          <table:table-cell office:value-type="float" office:value="-0.1203613" calcext:value-type="float">
            <text:p>-0.1203613</text:p>
          </table:table-cell>
          <table:table-cell office:value-type="float" office:value="0.8759766" calcext:value-type="float">
            <text:p>0.8759766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-0.04613745" calcext:value-type="float">
            <text:p>-0.04613745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0.1212519" calcext:value-type="float">
            <text:p>0.12125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1191" calcext:value-type="float">
            <text:p>0.2971191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230957" calcext:value-type="float">
            <text:p>0.4230957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-0.1102276" calcext:value-type="float">
            <text:p>-0.1102276</text:p>
          </table:table-cell>
          <table:table-cell office:value-type="float" office:value="0.1650996" calcext:value-type="float">
            <text:p>0.1650996</text:p>
          </table:table-cell>
          <table:table-cell office:value-type="float" office:value="0.1769762" calcext:value-type="float">
            <text:p>0.17697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48633" calcext:value-type="float">
            <text:p>-0.07348633</text:p>
          </table:table-cell>
          <table:table-cell office:value-type="float" office:value="0.9667969" calcext:value-type="float">
            <text:p>0.9667969</text:p>
          </table:table-cell>
          <table:table-cell office:value-type="float" office:value="0.1257324" calcext:value-type="float">
            <text:p>0.1257324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1269617" calcext:value-type="float">
            <text:p>-0.1269617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377" calcext:value-type="float">
            <text:p>-0.661377</text:p>
          </table:table-cell>
          <table:table-cell office:value-type="float" office:value="-0.1210938" calcext:value-type="float">
            <text:p>-0.1210938</text:p>
          </table:table-cell>
          <table:table-cell office:value-type="float" office:value="0.8823242" calcext:value-type="float">
            <text:p>0.8823242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-0.0008854866" calcext:value-type="float">
            <text:p>-0.00088548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15137" calcext:value-type="float">
            <text:p>0.3015137</text:p>
          </table:table-cell>
          <table:table-cell office:value-type="float" office:value="-0.1665039" calcext:value-type="float">
            <text:p>-0.1665039</text:p>
          </table:table-cell>
          <table:table-cell office:value-type="float" office:value="0.4147949" calcext:value-type="float">
            <text:p>0.4147949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1102276" calcext:value-type="float">
            <text:p>-0.1102276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3125" calcext:value-type="float">
            <text:p>-0.0703125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318359" calcext:value-type="float">
            <text:p>0.1318359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0.004824162" calcext:value-type="float">
            <text:p>-0.004824162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-0.2014965" calcext:value-type="float">
            <text:p>-0.201496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8887" calcext:value-type="float">
            <text:p>-0.6608887</text:p>
          </table:table-cell>
          <table:table-cell office:value-type="float" office:value="-0.1184082" calcext:value-type="float">
            <text:p>-0.1184082</text:p>
          </table:table-cell>
          <table:table-cell office:value-type="float" office:value="0.8710938" calcext:value-type="float">
            <text:p>0.8710938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-0.08564848" calcext:value-type="float">
            <text:p>-0.08564848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5605" calcext:value-type="float">
            <text:p>0.2995605</text:p>
          </table:table-cell>
          <table:table-cell office:value-type="float" office:value="-0.1672363" calcext:value-type="float">
            <text:p>-0.1672363</text:p>
          </table:table-cell>
          <table:table-cell office:value-type="float" office:value="0.4262695" calcext:value-type="float">
            <text:p>0.4262695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0.2109011" calcext:value-type="float">
            <text:p>0.2109011</text:p>
          </table:table-cell>
          <table:table-cell office:value-type="float" office:value="-0.06729865" calcext:value-type="float">
            <text:p>-0.0672986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104492" calcext:value-type="float">
            <text:p>-0.07104492</text:p>
          </table:table-cell>
          <table:table-cell office:value-type="float" office:value="0.9755859" calcext:value-type="float">
            <text:p>0.9755859</text:p>
          </table:table-cell>
          <table:table-cell office:value-type="float" office:value="0.1308594" calcext:value-type="float">
            <text:p>0.1308594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1029322" calcext:value-type="float">
            <text:p>-0.1029322</text:p>
          </table:table-cell>
          <table:table-cell office:value-type="float" office:value="-0.2320309" calcext:value-type="float">
            <text:p>-0.232030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5742" calcext:value-type="float">
            <text:p>-0.6635742</text:p>
          </table:table-cell>
          <table:table-cell office:value-type="float" office:value="-0.1210938" calcext:value-type="float">
            <text:p>-0.1210938</text:p>
          </table:table-cell>
          <table:table-cell office:value-type="float" office:value="0.8762207" calcext:value-type="float">
            <text:p>0.8762207</text:p>
          </table:table-cell>
          <table:table-cell office:value-type="float" office:value="-1.328244" calcext:value-type="float">
            <text:p>-1.328244</text:p>
          </table:table-cell>
          <table:table-cell office:value-type="float" office:value="0.6870229" calcext:value-type="float">
            <text:p>0.6870229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-0.1530077" calcext:value-type="float">
            <text:p>-0.1530077</text:p>
          </table:table-cell>
          <table:table-cell office:value-type="float" office:value="-0.1772515" calcext:value-type="float">
            <text:p>-0.1772515</text:p>
          </table:table-cell>
          <table:table-cell office:value-type="float" office:value="-0.1077557" calcext:value-type="float">
            <text:p>-0.10775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0723" calcext:value-type="float">
            <text:p>0.2990723</text:p>
          </table:table-cell>
          <table:table-cell office:value-type="float" office:value="-0.1748047" calcext:value-type="float">
            <text:p>-0.1748047</text:p>
          </table:table-cell>
          <table:table-cell office:value-type="float" office:value="0.4255371" calcext:value-type="float">
            <text:p>0.4255371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-0.07969332" calcext:value-type="float">
            <text:p>-0.07969332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-0.1131001" calcext:value-type="float">
            <text:p>-0.11310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48633" calcext:value-type="float">
            <text:p>-0.07348633</text:p>
          </table:table-cell>
          <table:table-cell office:value-type="float" office:value="0.9743652" calcext:value-type="float">
            <text:p>0.9743652</text:p>
          </table:table-cell>
          <table:table-cell office:value-type="float" office:value="0.1291504" calcext:value-type="float">
            <text:p>0.1291504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-0.1269617" calcext:value-type="float">
            <text:p>-0.1269617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-0.07935917" calcext:value-type="float">
            <text:p>-0.079359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5039" calcext:value-type="float">
            <text:p>-0.6665039</text:p>
          </table:table-cell>
          <table:table-cell office:value-type="float" office:value="-0.1279297" calcext:value-type="float">
            <text:p>-0.1279297</text:p>
          </table:table-cell>
          <table:table-cell office:value-type="float" office:value="0.8706055" calcext:value-type="float">
            <text:p>0.8706055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1221374" calcext:value-type="float">
            <text:p>0.1221374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0.2807637" calcext:value-type="float">
            <text:p>0.2807637</text:p>
          </table:table-cell>
          <table:table-cell office:value-type="float" office:value="0.1975878" calcext:value-type="float">
            <text:p>0.19758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713867" calcext:value-type="float">
            <text:p>-0.1713867</text:p>
          </table:table-cell>
          <table:table-cell office:value-type="float" office:value="0.4311523" calcext:value-type="float">
            <text:p>0.4311523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160305" calcext:value-type="float">
            <text:p>-3.160305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0.3143809" calcext:value-type="float">
            <text:p>0.31438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26563" calcext:value-type="float">
            <text:p>-0.07226563</text:p>
          </table:table-cell>
          <table:table-cell office:value-type="float" office:value="0.9719238" calcext:value-type="float">
            <text:p>0.9719238</text:p>
          </table:table-cell>
          <table:table-cell office:value-type="float" office:value="0.1257324" calcext:value-type="float">
            <text:p>0.1257324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0.1631147" calcext:value-type="float">
            <text:p>0.1631147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0.1649157" calcext:value-type="float">
            <text:p>0.164915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748" calcext:value-type="float">
            <text:p>-0.666748</text:p>
          </table:table-cell>
          <table:table-cell office:value-type="float" office:value="-0.1279297" calcext:value-type="float">
            <text:p>-0.1279297</text:p>
          </table:table-cell>
          <table:table-cell office:value-type="float" office:value="0.8869629" calcext:value-type="float">
            <text:p>0.8869629</text:p>
          </table:table-cell>
          <table:table-cell office:value-type="float" office:value="-1.435114" calcext:value-type="float">
            <text:p>-1.435114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2598779" calcext:value-type="float">
            <text:p>-0.2598779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4102" calcext:value-type="float">
            <text:p>0.2954102</text:p>
          </table:table-cell>
          <table:table-cell office:value-type="float" office:value="-0.1730957" calcext:value-type="float">
            <text:p>-0.1730957</text:p>
          </table:table-cell>
          <table:table-cell office:value-type="float" office:value="0.4262695" calcext:value-type="float">
            <text:p>0.4262695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-0.1283672" calcext:value-type="float">
            <text:p>-0.128367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177734" calcext:value-type="float">
            <text:p>-0.07177734</text:p>
          </table:table-cell>
          <table:table-cell office:value-type="float" office:value="0.9731445" calcext:value-type="float">
            <text:p>0.9731445</text:p>
          </table:table-cell>
          <table:table-cell office:value-type="float" office:value="0.1394043" calcext:value-type="float">
            <text:p>0.1394043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-0.03355765" calcext:value-type="float">
            <text:p>-0.0335576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0625" calcext:value-type="float">
            <text:p>-0.6640625</text:p>
          </table:table-cell>
          <table:table-cell office:value-type="float" office:value="-0.1181641" calcext:value-type="float">
            <text:p>-0.1181641</text:p>
          </table:table-cell>
          <table:table-cell office:value-type="float" office:value="0.8776855" calcext:value-type="float">
            <text:p>0.8776855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0.1738935" calcext:value-type="float">
            <text:p>0.1738935</text:p>
          </table:table-cell>
          <table:table-cell office:value-type="float" office:value="-0.0008854866" calcext:value-type="float">
            <text:p>-0.00088548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10254" calcext:value-type="float">
            <text:p>0.3010254</text:p>
          </table:table-cell>
          <table:table-cell office:value-type="float" office:value="-0.1594238" calcext:value-type="float">
            <text:p>-0.1594238</text:p>
          </table:table-cell>
          <table:table-cell office:value-type="float" office:value="0.418457" calcext:value-type="float">
            <text:p>0.418457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04915905" calcext:value-type="float">
            <text:p>-0.04915905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762695" calcext:value-type="float">
            <text:p>-0.06762695</text:p>
          </table:table-cell>
          <table:table-cell office:value-type="float" office:value="0.9750977" calcext:value-type="float">
            <text:p>0.9750977</text:p>
          </table:table-cell>
          <table:table-cell office:value-type="float" office:value="0.128418" calcext:value-type="float">
            <text:p>0.128418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0.1173131" calcext:value-type="float">
            <text:p>0.1173131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0.1649157" calcext:value-type="float">
            <text:p>0.164915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5508" calcext:value-type="float">
            <text:p>-0.6645508</text:p>
          </table:table-cell>
          <table:table-cell office:value-type="float" office:value="-0.1186523" calcext:value-type="float">
            <text:p>-0.1186523</text:p>
          </table:table-cell>
          <table:table-cell office:value-type="float" office:value="0.8723145" calcext:value-type="float">
            <text:p>0.8723145</text:p>
          </table:table-cell>
          <table:table-cell office:value-type="float" office:value="-1.343511" calcext:value-type="float">
            <text:p>-1.343511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3.816794" calcext:value-type="float">
            <text:p>3.816794</text:p>
          </table:table-cell>
          <table:table-cell office:value-type="float" office:value="-0.1682749" calcext:value-type="float">
            <text:p>-0.1682749</text:p>
          </table:table-cell>
          <table:table-cell office:value-type="float" office:value="-0.03984696" calcext:value-type="float">
            <text:p>-0.03984696</text:p>
          </table:table-cell>
          <table:table-cell office:value-type="float" office:value="3.892244" calcext:value-type="float">
            <text:p>3.8922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094238" calcext:value-type="float">
            <text:p>0.4094238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-0.1407621" calcext:value-type="float">
            <text:p>-0.1407621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-0.1283672" calcext:value-type="float">
            <text:p>-0.128367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713867" calcext:value-type="float">
            <text:p>-0.06713867</text:p>
          </table:table-cell>
          <table:table-cell office:value-type="float" office:value="0.954834" calcext:value-type="float">
            <text:p>0.954834</text:p>
          </table:table-cell>
          <table:table-cell office:value-type="float" office:value="0.1274414" calcext:value-type="float">
            <text:p>0.1274414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1029322" calcext:value-type="float">
            <text:p>-0.1029322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2598" calcext:value-type="float">
            <text:p>-0.6662598</text:p>
          </table:table-cell>
          <table:table-cell office:value-type="float" office:value="-0.1230469" calcext:value-type="float">
            <text:p>-0.1230469</text:p>
          </table:table-cell>
          <table:table-cell office:value-type="float" office:value="0.8793945" calcext:value-type="float">
            <text:p>0.8793945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0.1128248" calcext:value-type="float">
            <text:p>0.1128248</text:p>
          </table:table-cell>
          <table:table-cell office:value-type="float" office:value="-0.03141984" calcext:value-type="float">
            <text:p>-0.031419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73584" calcext:value-type="float">
            <text:p>-0.173584</text:p>
          </table:table-cell>
          <table:table-cell office:value-type="float" office:value="0.4245605" calcext:value-type="float">
            <text:p>0.4245605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-0.07969332" calcext:value-type="float">
            <text:p>-0.07969332</text:p>
          </table:table-cell>
          <table:table-cell office:value-type="float" office:value="-0.06390804" calcext:value-type="float">
            <text:p>-0.06390804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543945" calcext:value-type="float">
            <text:p>-0.07543945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342773" calcext:value-type="float">
            <text:p>0.1342773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-0.1116946" calcext:value-type="float">
            <text:p>-0.1116946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-0.1098934" calcext:value-type="float">
            <text:p>-0.109893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5273" calcext:value-type="float">
            <text:p>-0.6655273</text:p>
          </table:table-cell>
          <table:table-cell office:value-type="float" office:value="-0.1179199" calcext:value-type="float">
            <text:p>-0.1179199</text:p>
          </table:table-cell>
          <table:table-cell office:value-type="float" office:value="0.8898926" calcext:value-type="float">
            <text:p>0.8898926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-0.04613745" calcext:value-type="float">
            <text:p>-0.04613745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-0.06195419" calcext:value-type="float">
            <text:p>-0.061954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7813" calcext:value-type="float">
            <text:p>0.3007813</text:p>
          </table:table-cell>
          <table:table-cell office:value-type="float" office:value="-0.170166" calcext:value-type="float">
            <text:p>-0.170166</text:p>
          </table:table-cell>
          <table:table-cell office:value-type="float" office:value="0.4291992" calcext:value-type="float">
            <text:p>0.4291992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-0.1407621" calcext:value-type="float">
            <text:p>-0.1407621</text:p>
          </table:table-cell>
          <table:table-cell office:value-type="float" office:value="0.1345652" calcext:value-type="float">
            <text:p>0.1345652</text:p>
          </table:table-cell>
          <table:table-cell office:value-type="float" office:value="-0.1131001" calcext:value-type="float">
            <text:p>-0.11310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50977" calcext:value-type="float">
            <text:p>-0.07250977</text:p>
          </table:table-cell>
          <table:table-cell office:value-type="float" office:value="0.9726563" calcext:value-type="float">
            <text:p>0.9726563</text:p>
          </table:table-cell>
          <table:table-cell office:value-type="float" office:value="0.1325684" calcext:value-type="float">
            <text:p>0.1325684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0.102046" calcext:value-type="float">
            <text:p>0.102046</text:p>
          </table:table-cell>
          <table:table-cell office:value-type="float" office:value="-0.2098025" calcext:value-type="float">
            <text:p>-0.2098025</text:p>
          </table:table-cell>
          <table:table-cell office:value-type="float" office:value="0.01224399" calcext:value-type="float">
            <text:p>0.0122439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1563" calcext:value-type="float">
            <text:p>-0.6601563</text:p>
          </table:table-cell>
          <table:table-cell office:value-type="float" office:value="-0.1254883" calcext:value-type="float">
            <text:p>-0.1254883</text:p>
          </table:table-cell>
          <table:table-cell office:value-type="float" office:value="0.873291" calcext:value-type="float">
            <text:p>0.873291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877863" calcext:value-type="float">
            <text:p>-3.877863</text:p>
          </table:table-cell>
          <table:table-cell office:value-type="float" office:value="-0.09193897" calcext:value-type="float">
            <text:p>-0.09193897</text:p>
          </table:table-cell>
          <table:table-cell office:value-type="float" office:value="-0.07038128" calcext:value-type="float">
            <text:p>-0.07038128</text:p>
          </table:table-cell>
          <table:table-cell office:value-type="float" office:value="-3.802412" calcext:value-type="float">
            <text:p>-3.8024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0488" calcext:value-type="float">
            <text:p>0.3000488</text:p>
          </table:table-cell>
          <table:table-cell office:value-type="float" office:value="-0.1704102" calcext:value-type="float">
            <text:p>-0.1704102</text:p>
          </table:table-cell>
          <table:table-cell office:value-type="float" office:value="0.4221191" calcext:value-type="float">
            <text:p>0.4221191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-0.1402439" calcext:value-type="float">
            <text:p>-0.1402439</text:p>
          </table:table-cell>
          <table:table-cell office:value-type="float" office:value="0.2075105" calcext:value-type="float">
            <text:p>0.20751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518555" calcext:value-type="float">
            <text:p>-0.06518555</text:p>
          </table:table-cell>
          <table:table-cell office:value-type="float" office:value="0.9763184" calcext:value-type="float">
            <text:p>0.9763184</text:p>
          </table:table-cell>
          <table:table-cell office:value-type="float" office:value="0.130127" calcext:value-type="float">
            <text:p>0.130127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496183" calcext:value-type="float">
            <text:p>1.496183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0.1801828" calcext:value-type="float">
            <text:p>0.180182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7959" calcext:value-type="float">
            <text:p>-0.657959</text:p>
          </table:table-cell>
          <table:table-cell office:value-type="float" office:value="-0.1247559" calcext:value-type="float">
            <text:p>-0.1247559</text:p>
          </table:table-cell>
          <table:table-cell office:value-type="float" office:value="0.8764648" calcext:value-type="float">
            <text:p>0.8764648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2137404" calcext:value-type="float">
            <text:p>-0.2137404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-0.03984696" calcext:value-type="float">
            <text:p>-0.03984696</text:p>
          </table:table-cell>
          <table:table-cell office:value-type="float" office:value="-0.1382901" calcext:value-type="float">
            <text:p>-0.13829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17578" calcext:value-type="float">
            <text:p>0.3017578</text:p>
          </table:table-cell>
          <table:table-cell office:value-type="float" office:value="-0.1733398" calcext:value-type="float">
            <text:p>-0.1733398</text:p>
          </table:table-cell>
          <table:table-cell office:value-type="float" office:value="0.4143066" calcext:value-type="float">
            <text:p>0.4143066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236641" calcext:value-type="float">
            <text:p>-3.236641</text:p>
          </table:table-cell>
          <table:table-cell office:value-type="float" office:value="-0.1712964" calcext:value-type="float">
            <text:p>-0.1712964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0.238045" calcext:value-type="float">
            <text:p>0.23804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666016" calcext:value-type="float">
            <text:p>-0.07666016</text:p>
          </table:table-cell>
          <table:table-cell office:value-type="float" office:value="0.9663086" calcext:value-type="float">
            <text:p>0.9663086</text:p>
          </table:table-cell>
          <table:table-cell office:value-type="float" office:value="0.1252441" calcext:value-type="float">
            <text:p>0.1252441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0.07151163" calcext:value-type="float">
            <text:p>0.07151163</text:p>
          </table:table-cell>
          <table:table-cell office:value-type="float" office:value="0.09554111" calcext:value-type="float">
            <text:p>0.09554111</text:p>
          </table:table-cell>
          <table:table-cell office:value-type="float" office:value="0.1496485" calcext:value-type="float">
            <text:p>0.149648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5508" calcext:value-type="float">
            <text:p>-0.6645508</text:p>
          </table:table-cell>
          <table:table-cell office:value-type="float" office:value="-0.1201172" calcext:value-type="float">
            <text:p>-0.1201172</text:p>
          </table:table-cell>
          <table:table-cell office:value-type="float" office:value="0.8791504" calcext:value-type="float">
            <text:p>0.8791504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1984733" calcext:value-type="float">
            <text:p>-0.1984733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0.03648889" calcext:value-type="float">
            <text:p>0.03648889</text:p>
          </table:table-cell>
          <table:table-cell office:value-type="float" office:value="-0.1230229" calcext:value-type="float">
            <text:p>-0.12302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0723" calcext:value-type="float">
            <text:p>0.2990723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272461" calcext:value-type="float">
            <text:p>0.4272461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-0.2013127" calcext:value-type="float">
            <text:p>-0.2013127</text:p>
          </table:table-cell>
          <table:table-cell office:value-type="float" office:value="-0.03676414" calcext:value-type="float">
            <text:p>-0.0367641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55664" calcext:value-type="float">
            <text:p>-0.07055664</text:p>
          </table:table-cell>
          <table:table-cell office:value-type="float" office:value="0.9702148" calcext:value-type="float">
            <text:p>0.9702148</text:p>
          </table:table-cell>
          <table:table-cell office:value-type="float" office:value="0.1325684" calcext:value-type="float">
            <text:p>0.1325684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06589293" calcext:value-type="float">
            <text:p>-0.06589293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2598" calcext:value-type="float">
            <text:p>-0.6662598</text:p>
          </table:table-cell>
          <table:table-cell office:value-type="float" office:value="-0.1240234" calcext:value-type="float">
            <text:p>-0.1240234</text:p>
          </table:table-cell>
          <table:table-cell office:value-type="float" office:value="0.8891602" calcext:value-type="float">
            <text:p>0.8891602</text:p>
          </table:table-cell>
          <table:table-cell office:value-type="float" office:value="-0.9007633" calcext:value-type="float">
            <text:p>-0.9007633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2744732" calcext:value-type="float">
            <text:p>0.2744732</text:p>
          </table:table-cell>
          <table:table-cell office:value-type="float" office:value="-0.1009157" calcext:value-type="float">
            <text:p>-0.1009157</text:p>
          </table:table-cell>
          <table:table-cell office:value-type="float" office:value="-0.04668701" calcext:value-type="float">
            <text:p>-0.046687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7813" calcext:value-type="float">
            <text:p>0.3007813</text:p>
          </table:table-cell>
          <table:table-cell office:value-type="float" office:value="-0.1691895" calcext:value-type="float">
            <text:p>-0.1691895</text:p>
          </table:table-cell>
          <table:table-cell office:value-type="float" office:value="0.4233398" calcext:value-type="float">
            <text:p>0.4233398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0.1464419" calcext:value-type="float">
            <text:p>0.14644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50977" calcext:value-type="float">
            <text:p>-0.07250977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25684" calcext:value-type="float">
            <text:p>0.1325684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-0.02009153" calcext:value-type="float">
            <text:p>-0.02009153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-0.003023267" calcext:value-type="float">
            <text:p>-0.00302326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0156" calcext:value-type="float">
            <text:p>-0.6660156</text:p>
          </table:table-cell>
          <table:table-cell office:value-type="float" office:value="-0.119873" calcext:value-type="float">
            <text:p>-0.119873</text:p>
          </table:table-cell>
          <table:table-cell office:value-type="float" office:value="0.8796387" calcext:value-type="float">
            <text:p>0.8796387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6259542" calcext:value-type="float">
            <text:p>0.6259542</text:p>
          </table:table-cell>
          <table:table-cell office:value-type="float" office:value="3.877863" calcext:value-type="float">
            <text:p>3.877863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-0.2383202" calcext:value-type="float">
            <text:p>-0.2383202</text:p>
          </table:table-cell>
          <table:table-cell office:value-type="float" office:value="3.953313" calcext:value-type="float">
            <text:p>3.9533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691895" calcext:value-type="float">
            <text:p>-0.1691895</text:p>
          </table:table-cell>
          <table:table-cell office:value-type="float" office:value="0.4331055" calcext:value-type="float">
            <text:p>0.4331055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0.08876371" calcext:value-type="float">
            <text:p>0.08876371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75391" calcext:value-type="float">
            <text:p>-0.07275391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323242" calcext:value-type="float">
            <text:p>0.1323242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07151163" calcext:value-type="float">
            <text:p>0.07151163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-0.07935917" calcext:value-type="float">
            <text:p>-0.079359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2832" calcext:value-type="float">
            <text:p>-0.6652832</text:p>
          </table:table-cell>
          <table:table-cell office:value-type="float" office:value="-0.1269531" calcext:value-type="float">
            <text:p>-0.1269531</text:p>
          </table:table-cell>
          <table:table-cell office:value-type="float" office:value="0.8776855" calcext:value-type="float">
            <text:p>0.8776855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-0.03984696" calcext:value-type="float">
            <text:p>-0.03984696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706543" calcext:value-type="float">
            <text:p>-0.1706543</text:p>
          </table:table-cell>
          <table:table-cell office:value-type="float" office:value="0.4196777" calcext:value-type="float">
            <text:p>0.4196777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-0.06390804" calcext:value-type="float">
            <text:p>-0.06390804</text:p>
          </table:table-cell>
          <table:table-cell office:value-type="float" office:value="0.03957152" calcext:value-type="float">
            <text:p>0.039571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421875" calcext:value-type="float">
            <text:p>-0.07421875</text:p>
          </table:table-cell>
          <table:table-cell office:value-type="float" office:value="0.9692383" calcext:value-type="float">
            <text:p>0.9692383</text:p>
          </table:table-cell>
          <table:table-cell office:value-type="float" office:value="0.1386719" calcext:value-type="float">
            <text:p>0.1386719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-0.1029322" calcext:value-type="float">
            <text:p>-0.1029322</text:p>
          </table:table-cell>
          <table:table-cell office:value-type="float" office:value="-0.06409192" calcext:value-type="float">
            <text:p>-0.0640919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99219" calcext:value-type="float">
            <text:p>-0.6699219</text:p>
          </table:table-cell>
          <table:table-cell office:value-type="float" office:value="-0.1259766" calcext:value-type="float">
            <text:p>-0.1259766</text:p>
          </table:table-cell>
          <table:table-cell office:value-type="float" office:value="0.8869629" calcext:value-type="float">
            <text:p>0.8869629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-0.08564848" calcext:value-type="float">
            <text:p>-0.08564848</text:p>
          </table:table-cell>
          <table:table-cell office:value-type="float" office:value="-0.0008854866" calcext:value-type="float">
            <text:p>-0.00088548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3164" calcext:value-type="float">
            <text:p>0.2993164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257813" calcext:value-type="float">
            <text:p>0.4257813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-0.1102276" calcext:value-type="float">
            <text:p>-0.1102276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0.08537316" calcext:value-type="float">
            <text:p>0.0853731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617188" calcext:value-type="float">
            <text:p>-0.07617188</text:p>
          </table:table-cell>
          <table:table-cell office:value-type="float" office:value="0.9643555" calcext:value-type="float">
            <text:p>0.9643555</text:p>
          </table:table-cell>
          <table:table-cell office:value-type="float" office:value="0.1323242" calcext:value-type="float">
            <text:p>0.1323242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0.09554111" calcext:value-type="float">
            <text:p>0.09554111</text:p>
          </table:table-cell>
          <table:table-cell office:value-type="float" office:value="-0.09462631" calcext:value-type="float">
            <text:p>-0.0946263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99121" calcext:value-type="float">
            <text:p>-0.6599121</text:p>
          </table:table-cell>
          <table:table-cell office:value-type="float" office:value="-0.1384277" calcext:value-type="float">
            <text:p>-0.1384277</text:p>
          </table:table-cell>
          <table:table-cell office:value-type="float" office:value="0.8769531" calcext:value-type="float">
            <text:p>0.8769531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1370686" calcext:value-type="float">
            <text:p>0.1370686</text:p>
          </table:table-cell>
          <table:table-cell office:value-type="float" office:value="0.08229047" calcext:value-type="float">
            <text:p>0.08229047</text:p>
          </table:table-cell>
          <table:table-cell office:value-type="float" office:value="-0.01615267" calcext:value-type="float">
            <text:p>-0.016152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83496" calcext:value-type="float">
            <text:p>0.3083496</text:p>
          </table:table-cell>
          <table:table-cell office:value-type="float" office:value="-0.1711426" calcext:value-type="float">
            <text:p>-0.1711426</text:p>
          </table:table-cell>
          <table:table-cell office:value-type="float" office:value="0.4211426" calcext:value-type="float">
            <text:p>0.4211426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-0.231847" calcext:value-type="float">
            <text:p>-0.231847</text:p>
          </table:table-cell>
          <table:table-cell office:value-type="float" office:value="-0.006229877" calcext:value-type="float">
            <text:p>-0.00622987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982422" calcext:value-type="float">
            <text:p>-0.06982422</text:p>
          </table:table-cell>
          <table:table-cell office:value-type="float" office:value="0.9719238" calcext:value-type="float">
            <text:p>0.9719238</text:p>
          </table:table-cell>
          <table:table-cell office:value-type="float" office:value="0.1289063" calcext:value-type="float">
            <text:p>0.1289063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102046" calcext:value-type="float">
            <text:p>0.102046</text:p>
          </table:table-cell>
          <table:table-cell office:value-type="float" office:value="0.06500673" calcext:value-type="float">
            <text:p>0.06500673</text:p>
          </table:table-cell>
          <table:table-cell office:value-type="float" office:value="0.05804551" calcext:value-type="float">
            <text:p>0.0580455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89355" calcext:value-type="float">
            <text:p>-0.6589355</text:p>
          </table:table-cell>
          <table:table-cell office:value-type="float" office:value="-0.119873" calcext:value-type="float">
            <text:p>-0.119873</text:p>
          </table:table-cell>
          <table:table-cell office:value-type="float" office:value="0.8864746" calcext:value-type="float">
            <text:p>0.8864746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-0.06140459" calcext:value-type="float">
            <text:p>-0.06140459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-0.06195419" calcext:value-type="float">
            <text:p>-0.061954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166" calcext:value-type="float">
            <text:p>0.295166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304199" calcext:value-type="float">
            <text:p>0.4304199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78626" calcext:value-type="float">
            <text:p>-3.78626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-0.07917523" calcext:value-type="float">
            <text:p>-0.07917523</text:p>
          </table:table-cell>
          <table:table-cell office:value-type="float" office:value="-0.3115735" calcext:value-type="float">
            <text:p>-0.311573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02148" calcext:value-type="float">
            <text:p>-0.07202148</text:p>
          </table:table-cell>
          <table:table-cell office:value-type="float" office:value="0.970459" calcext:value-type="float">
            <text:p>0.970459</text:p>
          </table:table-cell>
          <table:table-cell office:value-type="float" office:value="0.1306152" calcext:value-type="float">
            <text:p>0.1306152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633588" calcext:value-type="float">
            <text:p>-1.633588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0.2176784" calcext:value-type="float">
            <text:p>0.2176784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8887" calcext:value-type="float">
            <text:p>-0.6608887</text:p>
          </table:table-cell>
          <table:table-cell office:value-type="float" office:value="-0.1345215" calcext:value-type="float">
            <text:p>-0.1345215</text:p>
          </table:table-cell>
          <table:table-cell office:value-type="float" office:value="0.8747559" calcext:value-type="float">
            <text:p>0.8747559</text:p>
          </table:table-cell>
          <table:table-cell office:value-type="float" office:value="-1.29771" calcext:value-type="float">
            <text:p>-1.29771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-0.1224734" calcext:value-type="float">
            <text:p>-0.1224734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-0.04668701" calcext:value-type="float">
            <text:p>-0.046687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46777" calcext:value-type="float">
            <text:p>0.2946777</text:p>
          </table:table-cell>
          <table:table-cell office:value-type="float" office:value="-0.1674805" calcext:value-type="float">
            <text:p>-0.1674805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-0.1249768" calcext:value-type="float">
            <text:p>-0.1249768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884766" calcext:value-type="float">
            <text:p>-0.06884766</text:p>
          </table:table-cell>
          <table:table-cell office:value-type="float" office:value="0.9682617" calcext:value-type="float">
            <text:p>0.9682617</text:p>
          </table:table-cell>
          <table:table-cell office:value-type="float" office:value="0.1430664" calcext:value-type="float">
            <text:p>0.1430664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-0.07935917" calcext:value-type="float">
            <text:p>-0.079359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377" calcext:value-type="float">
            <text:p>-0.661377</text:p>
          </table:table-cell>
          <table:table-cell office:value-type="float" office:value="-0.1264648" calcext:value-type="float">
            <text:p>-0.1264648</text:p>
          </table:table-cell>
          <table:table-cell office:value-type="float" office:value="0.871582" calcext:value-type="float">
            <text:p>0.871582</text:p>
          </table:table-cell>
          <table:table-cell office:value-type="float" office:value="-1.022901" calcext:value-type="float">
            <text:p>-1.022901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0.1523358" calcext:value-type="float">
            <text:p>0.1523358</text:p>
          </table:table-cell>
          <table:table-cell office:value-type="float" office:value="-0.03984696" calcext:value-type="float">
            <text:p>-0.03984696</text:p>
          </table:table-cell>
          <table:table-cell office:value-type="float" office:value="0.02964886" calcext:value-type="float">
            <text:p>0.029648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674805" calcext:value-type="float">
            <text:p>-0.1674805</text:p>
          </table:table-cell>
          <table:table-cell office:value-type="float" office:value="0.4157715" calcext:value-type="float">
            <text:p>0.4157715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0.07349658" calcext:value-type="float">
            <text:p>0.07349658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543945" calcext:value-type="float">
            <text:p>-0.07543945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291504" calcext:value-type="float">
            <text:p>0.1291504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-0.003023267" calcext:value-type="float">
            <text:p>-0.00302326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1563" calcext:value-type="float">
            <text:p>-0.6601563</text:p>
          </table:table-cell>
          <table:table-cell office:value-type="float" office:value="-0.1259766" calcext:value-type="float">
            <text:p>-0.1259766</text:p>
          </table:table-cell>
          <table:table-cell office:value-type="float" office:value="0.8764648" calcext:value-type="float">
            <text:p>0.8764648</text:p>
          </table:table-cell>
          <table:table-cell office:value-type="float" office:value="-0.9923664" calcext:value-type="float">
            <text:p>-0.9923664</text:p>
          </table:table-cell>
          <table:table-cell office:value-type="float" office:value="0.7022901" calcext:value-type="float">
            <text:p>0.7022901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1828701" calcext:value-type="float">
            <text:p>0.1828701</text:p>
          </table:table-cell>
          <table:table-cell office:value-type="float" office:value="-0.1619844" calcext:value-type="float">
            <text:p>-0.1619844</text:p>
          </table:table-cell>
          <table:table-cell office:value-type="float" office:value="-0.0008854866" calcext:value-type="float">
            <text:p>-0.00088548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2461" calcext:value-type="float">
            <text:p>0.3022461</text:p>
          </table:table-cell>
          <table:table-cell office:value-type="float" office:value="-0.1723633" calcext:value-type="float">
            <text:p>-0.1723633</text:p>
          </table:table-cell>
          <table:table-cell office:value-type="float" office:value="0.4277344" calcext:value-type="float">
            <text:p>0.4277344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04915905" calcext:value-type="float">
            <text:p>-0.04915905</text:p>
          </table:table-cell>
          <table:table-cell office:value-type="float" office:value="-0.09444242" calcext:value-type="float">
            <text:p>-0.09444242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02148" calcext:value-type="float">
            <text:p>-0.07202148</text:p>
          </table:table-cell>
          <table:table-cell office:value-type="float" office:value="0.9731445" calcext:value-type="float">
            <text:p>0.9731445</text:p>
          </table:table-cell>
          <table:table-cell office:value-type="float" office:value="0.1342773" calcext:value-type="float">
            <text:p>0.1342773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0.01224399" calcext:value-type="float">
            <text:p>0.0122439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3301" calcext:value-type="float">
            <text:p>-0.6633301</text:p>
          </table:table-cell>
          <table:table-cell office:value-type="float" office:value="-0.1271973" calcext:value-type="float">
            <text:p>-0.1271973</text:p>
          </table:table-cell>
          <table:table-cell office:value-type="float" office:value="0.8615723" calcext:value-type="float">
            <text:p>0.8615723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-0.09193897" calcext:value-type="float">
            <text:p>-0.09193897</text:p>
          </table:table-cell>
          <table:table-cell office:value-type="float" office:value="0.0975576" calcext:value-type="float">
            <text:p>0.0975576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652832" calcext:value-type="float">
            <text:p>-0.1652832</text:p>
          </table:table-cell>
          <table:table-cell office:value-type="float" office:value="0.4277344" calcext:value-type="float">
            <text:p>0.4277344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0729785" calcext:value-type="float">
            <text:p>0.0729785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-0.03676414" calcext:value-type="float">
            <text:p>-0.0367641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3125" calcext:value-type="float">
            <text:p>-0.0703125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359863" calcext:value-type="float">
            <text:p>0.1359863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8887" calcext:value-type="float">
            <text:p>-0.6608887</text:p>
          </table:table-cell>
          <table:table-cell office:value-type="float" office:value="-0.1223145" calcext:value-type="float">
            <text:p>-0.1223145</text:p>
          </table:table-cell>
          <table:table-cell office:value-type="float" office:value="0.8769531" calcext:value-type="float">
            <text:p>0.8769531</text:p>
          </table:table-cell>
          <table:table-cell office:value-type="float" office:value="-1.328244" calcext:value-type="float">
            <text:p>-1.328244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847328" calcext:value-type="float">
            <text:p>-3.847328</text:p>
          </table:table-cell>
          <table:table-cell office:value-type="float" office:value="-0.1530077" calcext:value-type="float">
            <text:p>-0.1530077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-3.771878" calcext:value-type="float">
            <text:p>-3.7718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584" calcext:value-type="float">
            <text:p>0.298584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257813" calcext:value-type="float">
            <text:p>0.4257813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694656" calcext:value-type="float">
            <text:p>-3.694656</text:p>
          </table:table-cell>
          <table:table-cell office:value-type="float" office:value="0.0729785" calcext:value-type="float">
            <text:p>0.0729785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-0.2199702" calcext:value-type="float">
            <text:p>-0.219970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128906" calcext:value-type="float">
            <text:p>-0.07128906</text:p>
          </table:table-cell>
          <table:table-cell office:value-type="float" office:value="0.9736328" calcext:value-type="float">
            <text:p>0.9736328</text:p>
          </table:table-cell>
          <table:table-cell office:value-type="float" office:value="0.1276855" calcext:value-type="float">
            <text:p>0.1276855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694656" calcext:value-type="float">
            <text:p>-1.694656</text:p>
          </table:table-cell>
          <table:table-cell office:value-type="float" office:value="1.419847" calcext:value-type="float">
            <text:p>1.419847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0.1566098" calcext:value-type="float">
            <text:p>0.1566098</text:p>
          </table:table-cell>
          <table:table-cell office:value-type="float" office:value="0.103847" calcext:value-type="float">
            <text:p>0.10384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7715" calcext:value-type="float">
            <text:p>-0.6657715</text:p>
          </table:table-cell>
          <table:table-cell office:value-type="float" office:value="-0.1213379" calcext:value-type="float">
            <text:p>-0.1213379</text:p>
          </table:table-cell>
          <table:table-cell office:value-type="float" office:value="0.8669434" calcext:value-type="float">
            <text:p>0.8669434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1433591" calcext:value-type="float">
            <text:p>0.1433591</text:p>
          </table:table-cell>
          <table:table-cell office:value-type="float" office:value="0.1212519" calcext:value-type="float">
            <text:p>0.12125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1191" calcext:value-type="float">
            <text:p>0.2971191</text:p>
          </table:table-cell>
          <table:table-cell office:value-type="float" office:value="-0.1669922" calcext:value-type="float">
            <text:p>-0.1669922</text:p>
          </table:table-cell>
          <table:table-cell office:value-type="float" office:value="0.4272461" calcext:value-type="float">
            <text:p>0.4272461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0729785" calcext:value-type="float">
            <text:p>0.0729785</text:p>
          </table:table-cell>
          <table:table-cell office:value-type="float" office:value="0.04296219" calcext:value-type="float">
            <text:p>0.04296219</text:p>
          </table:table-cell>
          <table:table-cell office:value-type="float" office:value="-0.06729865" calcext:value-type="float">
            <text:p>-0.0672986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568359" calcext:value-type="float">
            <text:p>-0.07568359</text:p>
          </table:table-cell>
          <table:table-cell office:value-type="float" office:value="0.9663086" calcext:value-type="float">
            <text:p>0.9663086</text:p>
          </table:table-cell>
          <table:table-cell office:value-type="float" office:value="0.1398926" calcext:value-type="float">
            <text:p>0.1398926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-0.07935917" calcext:value-type="float">
            <text:p>-0.079359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0391" calcext:value-type="float">
            <text:p>-0.6650391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759766" calcext:value-type="float">
            <text:p>0.8759766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-0.1984733" calcext:value-type="float">
            <text:p>-0.1984733</text:p>
          </table:table-cell>
          <table:table-cell office:value-type="float" office:value="-0.1377405" calcext:value-type="float">
            <text:p>-0.1377405</text:p>
          </table:table-cell>
          <table:table-cell office:value-type="float" office:value="0.2654965" calcext:value-type="float">
            <text:p>0.2654965</text:p>
          </table:table-cell>
          <table:table-cell office:value-type="float" office:value="-0.1230229" calcext:value-type="float">
            <text:p>-0.12302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640625" calcext:value-type="float">
            <text:p>-0.1640625</text:p>
          </table:table-cell>
          <table:table-cell office:value-type="float" office:value="0.4187012" calcext:value-type="float">
            <text:p>0.4187012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19084" calcext:value-type="float">
            <text:p>-3.19084</text:p>
          </table:table-cell>
          <table:table-cell office:value-type="float" office:value="-0.1407621" calcext:value-type="float">
            <text:p>-0.1407621</text:p>
          </table:table-cell>
          <table:table-cell office:value-type="float" office:value="-0.07917523" calcext:value-type="float">
            <text:p>-0.07917523</text:p>
          </table:table-cell>
          <table:table-cell office:value-type="float" office:value="0.2838464" calcext:value-type="float">
            <text:p>0.28384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55664" calcext:value-type="float">
            <text:p>-0.07055664</text:p>
          </table:table-cell>
          <table:table-cell office:value-type="float" office:value="0.9650879" calcext:value-type="float">
            <text:p>0.9650879</text:p>
          </table:table-cell>
          <table:table-cell office:value-type="float" office:value="0.1193848" calcext:value-type="float">
            <text:p>0.1193848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679389" calcext:value-type="float">
            <text:p>-1.679389</text:p>
          </table:table-cell>
          <table:table-cell office:value-type="float" office:value="1.603053" calcext:value-type="float">
            <text:p>1.603053</text:p>
          </table:table-cell>
          <table:table-cell office:value-type="float" office:value="-0.08116007" calcext:value-type="float">
            <text:p>-0.08116007</text:p>
          </table:table-cell>
          <table:table-cell office:value-type="float" office:value="0.1718769" calcext:value-type="float">
            <text:p>0.1718769</text:p>
          </table:table-cell>
          <table:table-cell office:value-type="float" office:value="0.2870531" calcext:value-type="float">
            <text:p>0.287053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77246" calcext:value-type="float">
            <text:p>-0.6677246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725586" calcext:value-type="float">
            <text:p>0.8725586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-0.03087032" calcext:value-type="float">
            <text:p>-0.03087032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0.02964886" calcext:value-type="float">
            <text:p>0.029648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665039" calcext:value-type="float">
            <text:p>-0.1665039</text:p>
          </table:table-cell>
          <table:table-cell office:value-type="float" office:value="0.4169922" calcext:value-type="float">
            <text:p>0.4169922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-0.1865635" calcext:value-type="float">
            <text:p>-0.1865635</text:p>
          </table:table-cell>
          <table:table-cell office:value-type="float" office:value="-0.1707783" calcext:value-type="float">
            <text:p>-0.1707783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02148" calcext:value-type="float">
            <text:p>-0.07202148</text:p>
          </table:table-cell>
          <table:table-cell office:value-type="float" office:value="0.972168" calcext:value-type="float">
            <text:p>0.972168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-2.198473" calcext:value-type="float">
            <text:p>-2.198473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-0.1727631" calcext:value-type="float">
            <text:p>-0.1727631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0.1191142" calcext:value-type="float">
            <text:p>0.11911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6445" calcext:value-type="float">
            <text:p>-0.6606445</text:p>
          </table:table-cell>
          <table:table-cell office:value-type="float" office:value="-0.1245117" calcext:value-type="float">
            <text:p>-0.1245117</text:p>
          </table:table-cell>
          <table:table-cell office:value-type="float" office:value="0.8710938" calcext:value-type="float">
            <text:p>0.8710938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0.09126711" calcext:value-type="float">
            <text:p>0.09126711</text:p>
          </table:table-cell>
          <table:table-cell office:value-type="float" office:value="0.03648889" calcext:value-type="float">
            <text:p>0.03648889</text:p>
          </table:table-cell>
          <table:table-cell office:value-type="float" office:value="0.1517863" calcext:value-type="float">
            <text:p>0.15178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10254" calcext:value-type="float">
            <text:p>0.3010254</text:p>
          </table:table-cell>
          <table:table-cell office:value-type="float" office:value="-0.1584473" calcext:value-type="float">
            <text:p>-0.1584473</text:p>
          </table:table-cell>
          <table:table-cell office:value-type="float" office:value="0.4294434" calcext:value-type="float">
            <text:p>0.4294434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-0.125495" calcext:value-type="float">
            <text:p>-0.125495</text:p>
          </table:table-cell>
          <table:table-cell office:value-type="float" office:value="0.1650996" calcext:value-type="float">
            <text:p>0.1650996</text:p>
          </table:table-cell>
          <table:table-cell office:value-type="float" office:value="-0.09783292" calcext:value-type="float">
            <text:p>-0.0978329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02148" calcext:value-type="float">
            <text:p>-0.07202148</text:p>
          </table:table-cell>
          <table:table-cell office:value-type="float" office:value="0.9719238" calcext:value-type="float">
            <text:p>0.9719238</text:p>
          </table:table-cell>
          <table:table-cell office:value-type="float" office:value="0.1303711" calcext:value-type="float">
            <text:p>0.1303711</text:p>
          </table:table-cell>
          <table:table-cell office:value-type="float" office:value="-2.167939" calcext:value-type="float">
            <text:p>-2.167939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-0.1422288" calcext:value-type="float">
            <text:p>-0.1422288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-0.1098934" calcext:value-type="float">
            <text:p>-0.109893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7715" calcext:value-type="float">
            <text:p>-0.6657715</text:p>
          </table:table-cell>
          <table:table-cell office:value-type="float" office:value="-0.1247559" calcext:value-type="float">
            <text:p>-0.1247559</text:p>
          </table:table-cell>
          <table:table-cell office:value-type="float" office:value="0.8623047" calcext:value-type="float">
            <text:p>0.8623047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0.1370686" calcext:value-type="float">
            <text:p>0.1370686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6074" calcext:value-type="float">
            <text:p>0.2976074</text:p>
          </table:table-cell>
          <table:table-cell office:value-type="float" office:value="-0.1704102" calcext:value-type="float">
            <text:p>-0.1704102</text:p>
          </table:table-cell>
          <table:table-cell office:value-type="float" office:value="0.4194336" calcext:value-type="float">
            <text:p>0.4194336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2256501" calcext:value-type="float">
            <text:p>0.2256501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006229877" calcext:value-type="float">
            <text:p>-0.00622987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446289" calcext:value-type="float">
            <text:p>-0.07446289</text:p>
          </table:table-cell>
          <table:table-cell office:value-type="float" office:value="0.9714355" calcext:value-type="float">
            <text:p>0.9714355</text:p>
          </table:table-cell>
          <table:table-cell office:value-type="float" office:value="0.1337891" calcext:value-type="float">
            <text:p>0.1337891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07151163" calcext:value-type="float">
            <text:p>0.07151163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-0.07935917" calcext:value-type="float">
            <text:p>-0.079359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2832" calcext:value-type="float">
            <text:p>-0.6652832</text:p>
          </table:table-cell>
          <table:table-cell office:value-type="float" office:value="-0.1223145" calcext:value-type="float">
            <text:p>-0.1223145</text:p>
          </table:table-cell>
          <table:table-cell office:value-type="float" office:value="0.8759766" calcext:value-type="float">
            <text:p>0.8759766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6309" calcext:value-type="float">
            <text:p>0.2966309</text:p>
          </table:table-cell>
          <table:table-cell office:value-type="float" office:value="-0.1713867" calcext:value-type="float">
            <text:p>-0.1713867</text:p>
          </table:table-cell>
          <table:table-cell office:value-type="float" office:value="0.4165039" calcext:value-type="float">
            <text:p>0.4165039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0.1345652" calcext:value-type="float">
            <text:p>0.1345652</text:p>
          </table:table-cell>
          <table:table-cell office:value-type="float" office:value="-0.09783292" calcext:value-type="float">
            <text:p>-0.0978329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984375" calcext:value-type="float">
            <text:p>-0.08984375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281738" calcext:value-type="float">
            <text:p>0.1281738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541985" calcext:value-type="float">
            <text:p>1.541985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0.2259843" calcext:value-type="float">
            <text:p>0.225984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89453" calcext:value-type="float">
            <text:p>-0.6689453</text:p>
          </table:table-cell>
          <table:table-cell office:value-type="float" office:value="-0.1245117" calcext:value-type="float">
            <text:p>-0.1245117</text:p>
          </table:table-cell>
          <table:table-cell office:value-type="float" office:value="0.8791504" calcext:value-type="float">
            <text:p>0.8791504</text:p>
          </table:table-cell>
          <table:table-cell office:value-type="float" office:value="-1.435114" calcext:value-type="float">
            <text:p>-1.435114</text:p>
          </table:table-cell>
          <table:table-cell office:value-type="float" office:value="0.6564885" calcext:value-type="float">
            <text:p>0.6564885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-0.2598779" calcext:value-type="float">
            <text:p>-0.2598779</text:p>
          </table:table-cell>
          <table:table-cell office:value-type="float" office:value="-0.2077859" calcext:value-type="float">
            <text:p>-0.2077859</text:p>
          </table:table-cell>
          <table:table-cell office:value-type="float" office:value="-0.1077557" calcext:value-type="float">
            <text:p>-0.10775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750488" calcext:value-type="float">
            <text:p>-0.1750488</text:p>
          </table:table-cell>
          <table:table-cell office:value-type="float" office:value="0.4216309" calcext:value-type="float">
            <text:p>0.4216309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0.2075105" calcext:value-type="float">
            <text:p>0.20751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958008" calcext:value-type="float">
            <text:p>-0.06958008</text:p>
          </table:table-cell>
          <table:table-cell office:value-type="float" office:value="0.9714355" calcext:value-type="float">
            <text:p>0.9714355</text:p>
          </table:table-cell>
          <table:table-cell office:value-type="float" office:value="0.1347656" calcext:value-type="float">
            <text:p>0.1347656</text:p>
          </table:table-cell>
          <table:table-cell office:value-type="float" office:value="-2" calcext:value-type="float">
            <text:p>-2</text:p>
          </table:table-cell>
          <table:table-cell office:value-type="float" office:value="-1.648855" calcext:value-type="float">
            <text:p>-1.648855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02571011" calcext:value-type="float">
            <text:p>0.02571011</text:p>
          </table:table-cell>
          <table:table-cell office:value-type="float" office:value="0.2024113" calcext:value-type="float">
            <text:p>0.2024113</text:p>
          </table:table-cell>
          <table:table-cell office:value-type="float" office:value="-0.09462631" calcext:value-type="float">
            <text:p>-0.0946263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82129" calcext:value-type="float">
            <text:p>-0.6682129</text:p>
          </table:table-cell>
          <table:table-cell office:value-type="float" office:value="-0.1228027" calcext:value-type="float">
            <text:p>-0.1228027</text:p>
          </table:table-cell>
          <table:table-cell office:value-type="float" office:value="0.8720703" calcext:value-type="float">
            <text:p>0.8720703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1218015" calcext:value-type="float">
            <text:p>0.1218015</text:p>
          </table:table-cell>
          <table:table-cell office:value-type="float" office:value="0.2044279" calcext:value-type="float">
            <text:p>0.2044279</text:p>
          </table:table-cell>
          <table:table-cell office:value-type="float" office:value="0.04491604" calcext:value-type="float">
            <text:p>0.044916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5605" calcext:value-type="float">
            <text:p>0.2995605</text:p>
          </table:table-cell>
          <table:table-cell office:value-type="float" office:value="-0.1677246" calcext:value-type="float">
            <text:p>-0.1677246</text:p>
          </table:table-cell>
          <table:table-cell office:value-type="float" office:value="0.4221191" calcext:value-type="float">
            <text:p>0.4221191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221374" calcext:value-type="float">
            <text:p>-3.221374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0.2533121" calcext:value-type="float">
            <text:p>0.253312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26563" calcext:value-type="float">
            <text:p>-0.07226563</text:p>
          </table:table-cell>
          <table:table-cell office:value-type="float" office:value="0.9716797" calcext:value-type="float">
            <text:p>0.9716797</text:p>
          </table:table-cell>
          <table:table-cell office:value-type="float" office:value="0.1323242" calcext:value-type="float">
            <text:p>0.1323242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-0.1116946" calcext:value-type="float">
            <text:p>-0.1116946</text:p>
          </table:table-cell>
          <table:table-cell office:value-type="float" office:value="0.08027387" calcext:value-type="float">
            <text:p>0.08027387</text:p>
          </table:table-cell>
          <table:table-cell office:value-type="float" office:value="-0.06409192" calcext:value-type="float">
            <text:p>-0.0640919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5742" calcext:value-type="float">
            <text:p>-0.6635742</text:p>
          </table:table-cell>
          <table:table-cell office:value-type="float" office:value="-0.1193848" calcext:value-type="float">
            <text:p>-0.1193848</text:p>
          </table:table-cell>
          <table:table-cell office:value-type="float" office:value="0.8659668" calcext:value-type="float">
            <text:p>0.8659668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-0.08564848" calcext:value-type="float">
            <text:p>-0.08564848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689453" calcext:value-type="float">
            <text:p>-0.1689453</text:p>
          </table:table-cell>
          <table:table-cell office:value-type="float" office:value="0.4238281" calcext:value-type="float">
            <text:p>0.4238281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97461" calcext:value-type="float">
            <text:p>-0.07397461</text:p>
          </table:table-cell>
          <table:table-cell office:value-type="float" office:value="0.982666" calcext:value-type="float">
            <text:p>0.982666</text:p>
          </table:table-cell>
          <table:table-cell office:value-type="float" office:value="0.1306152" calcext:value-type="float">
            <text:p>0.1306152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0.1173131" calcext:value-type="float">
            <text:p>0.1173131</text:p>
          </table:table-cell>
          <table:table-cell office:value-type="float" office:value="-0.1640009" calcext:value-type="float">
            <text:p>-0.1640009</text:p>
          </table:table-cell>
          <table:table-cell office:value-type="float" office:value="-0.2014965" calcext:value-type="float">
            <text:p>-0.201496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87012" calcext:value-type="float">
            <text:p>-0.6687012</text:p>
          </table:table-cell>
          <table:table-cell office:value-type="float" office:value="-0.1218262" calcext:value-type="float">
            <text:p>-0.1218262</text:p>
          </table:table-cell>
          <table:table-cell office:value-type="float" office:value="0.8776855" calcext:value-type="float">
            <text:p>0.8776855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0.1679389" calcext:value-type="float">
            <text:p>-0.1679389</text:p>
          </table:table-cell>
          <table:table-cell office:value-type="float" office:value="0.1065342" calcext:value-type="float">
            <text:p>0.1065342</text:p>
          </table:table-cell>
          <table:table-cell office:value-type="float" office:value="0.128092" calcext:value-type="float">
            <text:p>0.128092</text:p>
          </table:table-cell>
          <table:table-cell office:value-type="float" office:value="-0.09248854" calcext:value-type="float">
            <text:p>-0.092488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66748" calcext:value-type="float">
            <text:p>-0.166748</text:p>
          </table:table-cell>
          <table:table-cell office:value-type="float" office:value="0.4072266" calcext:value-type="float">
            <text:p>0.4072266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0.1345652" calcext:value-type="float">
            <text:p>0.1345652</text:p>
          </table:table-cell>
          <table:table-cell office:value-type="float" office:value="-0.2047031" calcext:value-type="float">
            <text:p>-0.204703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470703" calcext:value-type="float">
            <text:p>-0.07470703</text:p>
          </table:table-cell>
          <table:table-cell office:value-type="float" office:value="0.9702148" calcext:value-type="float">
            <text:p>0.9702148</text:p>
          </table:table-cell>
          <table:table-cell office:value-type="float" office:value="0.130127" calcext:value-type="float">
            <text:p>0.130127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-0.08116007" calcext:value-type="float">
            <text:p>-0.08116007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0.1649157" calcext:value-type="float">
            <text:p>0.164915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5742" calcext:value-type="float">
            <text:p>-0.6635742</text:p>
          </table:table-cell>
          <table:table-cell office:value-type="float" office:value="-0.1228027" calcext:value-type="float">
            <text:p>-0.1228027</text:p>
          </table:table-cell>
          <table:table-cell office:value-type="float" office:value="0.8654785" calcext:value-type="float">
            <text:p>0.8654785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1679389" calcext:value-type="float">
            <text:p>-0.1679389</text:p>
          </table:table-cell>
          <table:table-cell office:value-type="float" office:value="-0.03087032" calcext:value-type="float">
            <text:p>-0.03087032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-0.09248854" calcext:value-type="float">
            <text:p>-0.092488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10791" calcext:value-type="float">
            <text:p>0.310791</text:p>
          </table:table-cell>
          <table:table-cell office:value-type="float" office:value="-0.1723633" calcext:value-type="float">
            <text:p>-0.1723633</text:p>
          </table:table-cell>
          <table:table-cell office:value-type="float" office:value="0.4191895" calcext:value-type="float">
            <text:p>0.4191895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0.1650996" calcext:value-type="float">
            <text:p>0.1650996</text:p>
          </table:table-cell>
          <table:table-cell office:value-type="float" office:value="-0.2047031" calcext:value-type="float">
            <text:p>-0.204703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543945" calcext:value-type="float">
            <text:p>-0.07543945</text:p>
          </table:table-cell>
          <table:table-cell office:value-type="float" office:value="0.9650879" calcext:value-type="float">
            <text:p>0.9650879</text:p>
          </table:table-cell>
          <table:table-cell office:value-type="float" office:value="0.114502" calcext:value-type="float">
            <text:p>0.114502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02009153" calcext:value-type="float">
            <text:p>-0.02009153</text:p>
          </table:table-cell>
          <table:table-cell office:value-type="float" office:value="-0.1181993" calcext:value-type="float">
            <text:p>-0.1181993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7715" calcext:value-type="float">
            <text:p>-0.6657715</text:p>
          </table:table-cell>
          <table:table-cell office:value-type="float" office:value="-0.126709" calcext:value-type="float">
            <text:p>-0.126709</text:p>
          </table:table-cell>
          <table:table-cell office:value-type="float" office:value="0.876709" calcext:value-type="float">
            <text:p>0.876709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-0.1161829" calcext:value-type="float">
            <text:p>-0.1161829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832031" calcext:value-type="float">
            <text:p>0.2832031</text:p>
          </table:table-cell>
          <table:table-cell office:value-type="float" office:value="-0.1643066" calcext:value-type="float">
            <text:p>-0.1643066</text:p>
          </table:table-cell>
          <table:table-cell office:value-type="float" office:value="0.4245605" calcext:value-type="float">
            <text:p>0.4245605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-0.189436" calcext:value-type="float">
            <text:p>-0.18943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519531" calcext:value-type="float">
            <text:p>-0.07519531</text:p>
          </table:table-cell>
          <table:table-cell office:value-type="float" office:value="0.970459" calcext:value-type="float">
            <text:p>0.970459</text:p>
          </table:table-cell>
          <table:table-cell office:value-type="float" office:value="0.1223145" calcext:value-type="float">
            <text:p>0.1223145</text:p>
          </table:table-cell>
          <table:table-cell office:value-type="float" office:value="-2.183206" calcext:value-type="float">
            <text:p>-2.183206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-0.157496" calcext:value-type="float">
            <text:p>-0.157496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0.01224399" calcext:value-type="float">
            <text:p>0.0122439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706543" calcext:value-type="float">
            <text:p>-0.6706543</text:p>
          </table:table-cell>
          <table:table-cell office:value-type="float" office:value="-0.1103516" calcext:value-type="float">
            <text:p>-0.1103516</text:p>
          </table:table-cell>
          <table:table-cell office:value-type="float" office:value="0.8747559" calcext:value-type="float">
            <text:p>0.8747559</text:p>
          </table:table-cell>
          <table:table-cell office:value-type="float" office:value="-0.9770992" calcext:value-type="float">
            <text:p>-0.9770992</text:p>
          </table:table-cell>
          <table:table-cell office:value-type="float" office:value="0.6259542" calcext:value-type="float">
            <text:p>0.6259542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1981373" calcext:value-type="float">
            <text:p>0.1981373</text:p>
          </table:table-cell>
          <table:table-cell office:value-type="float" office:value="-0.2383202" calcext:value-type="float">
            <text:p>-0.2383202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17578" calcext:value-type="float">
            <text:p>0.3017578</text:p>
          </table:table-cell>
          <table:table-cell office:value-type="float" office:value="-0.1706543" calcext:value-type="float">
            <text:p>-0.1706543</text:p>
          </table:table-cell>
          <table:table-cell office:value-type="float" office:value="0.416748" calcext:value-type="float">
            <text:p>0.416748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-0.09496045" calcext:value-type="float">
            <text:p>-0.09496045</text:p>
          </table:table-cell>
          <table:table-cell office:value-type="float" office:value="-0.06390804" calcext:value-type="float">
            <text:p>-0.06390804</text:p>
          </table:table-cell>
          <table:table-cell office:value-type="float" office:value="-0.09783292" calcext:value-type="float">
            <text:p>-0.0978329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55664" calcext:value-type="float">
            <text:p>-0.07055664</text:p>
          </table:table-cell>
          <table:table-cell office:value-type="float" office:value="0.967041" calcext:value-type="float">
            <text:p>0.967041</text:p>
          </table:table-cell>
          <table:table-cell office:value-type="float" office:value="0.1298828" calcext:value-type="float">
            <text:p>0.1298828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0.1116946" calcext:value-type="float">
            <text:p>-0.1116946</text:p>
          </table:table-cell>
          <table:table-cell office:value-type="float" office:value="0.1413426" calcext:value-type="float">
            <text:p>0.1413426</text:p>
          </table:table-cell>
          <table:table-cell office:value-type="float" office:value="-0.2930995" calcext:value-type="float">
            <text:p>-0.293099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74707" calcext:value-type="float">
            <text:p>-0.6574707</text:p>
          </table:table-cell>
          <table:table-cell office:value-type="float" office:value="-0.1235352" calcext:value-type="float">
            <text:p>-0.1235352</text:p>
          </table:table-cell>
          <table:table-cell office:value-type="float" office:value="0.8798828" calcext:value-type="float">
            <text:p>0.8798828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-0.00931263" calcext:value-type="float">
            <text:p>-0.00931263</text:p>
          </table:table-cell>
          <table:table-cell office:value-type="float" office:value="-0.04668701" calcext:value-type="float">
            <text:p>-0.046687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760254" calcext:value-type="float">
            <text:p>-0.1760254</text:p>
          </table:table-cell>
          <table:table-cell office:value-type="float" office:value="0.4155273" calcext:value-type="float">
            <text:p>0.4155273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-0.07917523" calcext:value-type="float">
            <text:p>-0.07917523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666016" calcext:value-type="float">
            <text:p>-0.07666016</text:p>
          </table:table-cell>
          <table:table-cell office:value-type="float" office:value="0.9719238" calcext:value-type="float">
            <text:p>0.9719238</text:p>
          </table:table-cell>
          <table:table-cell office:value-type="float" office:value="0.1323242" calcext:value-type="float">
            <text:p>0.1323242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1094" calcext:value-type="float">
            <text:p>-0.6621094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618164" calcext:value-type="float">
            <text:p>0.8618164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0.01526718" calcext:value-type="float">
            <text:p>0.01526718</text:p>
          </table:table-cell>
          <table:table-cell office:value-type="float" office:value="-0.03087032" calcext:value-type="float">
            <text:p>-0.03087032</text:p>
          </table:table-cell>
          <table:table-cell office:value-type="float" office:value="0.0975576" calcext:value-type="float">
            <text:p>0.0975576</text:p>
          </table:table-cell>
          <table:table-cell office:value-type="float" office:value="0.09071756" calcext:value-type="float">
            <text:p>0.090717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0488" calcext:value-type="float">
            <text:p>0.3000488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18457" calcext:value-type="float">
            <text:p>0.418457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421875" calcext:value-type="float">
            <text:p>-0.07421875</text:p>
          </table:table-cell>
          <table:table-cell office:value-type="float" office:value="0.9741211" calcext:value-type="float">
            <text:p>0.9741211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-2.183206" calcext:value-type="float">
            <text:p>-2.183206</text:p>
          </table:table-cell>
          <table:table-cell office:value-type="float" office:value="-1.664122" calcext:value-type="float">
            <text:p>-1.664122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-0.157496" calcext:value-type="float">
            <text:p>-0.157496</text:p>
          </table:table-cell>
          <table:table-cell office:value-type="float" office:value="0.1871442" calcext:value-type="float">
            <text:p>0.1871442</text:p>
          </table:table-cell>
          <table:table-cell office:value-type="float" office:value="-0.09462631" calcext:value-type="float">
            <text:p>-0.0946263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8652" calcext:value-type="float">
            <text:p>-0.6618652</text:p>
          </table:table-cell>
          <table:table-cell office:value-type="float" office:value="-0.1237793" calcext:value-type="float">
            <text:p>-0.1237793</text:p>
          </table:table-cell>
          <table:table-cell office:value-type="float" office:value="0.8745117" calcext:value-type="float">
            <text:p>0.8745117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89313" calcext:value-type="float">
            <text:p>-3.89313</text:p>
          </table:table-cell>
          <table:table-cell office:value-type="float" office:value="-0.03087032" calcext:value-type="float">
            <text:p>-0.03087032</text:p>
          </table:table-cell>
          <table:table-cell office:value-type="float" office:value="-0.05511415" calcext:value-type="float">
            <text:p>-0.05511415</text:p>
          </table:table-cell>
          <table:table-cell office:value-type="float" office:value="-3.817679" calcext:value-type="float">
            <text:p>-3.8176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669922" calcext:value-type="float">
            <text:p>-0.1669922</text:p>
          </table:table-cell>
          <table:table-cell office:value-type="float" office:value="0.4299316" calcext:value-type="float">
            <text:p>0.4299316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134047" calcext:value-type="float">
            <text:p>0.134047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0.03957152" calcext:value-type="float">
            <text:p>0.039571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15332" calcext:value-type="float">
            <text:p>-0.0715332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0127" calcext:value-type="float">
            <text:p>0.130127</text:p>
          </table:table-cell>
          <table:table-cell office:value-type="float" office:value="-2" calcext:value-type="float">
            <text:p>-2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0.02571011" calcext:value-type="float">
            <text:p>0.02571011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748" calcext:value-type="float">
            <text:p>-0.666748</text:p>
          </table:table-cell>
          <table:table-cell office:value-type="float" office:value="-0.1237793" calcext:value-type="float">
            <text:p>-0.1237793</text:p>
          </table:table-cell>
          <table:table-cell office:value-type="float" office:value="0.8752441" calcext:value-type="float">
            <text:p>0.8752441</text:p>
          </table:table-cell>
          <table:table-cell office:value-type="float" office:value="-0.9923664" calcext:value-type="float">
            <text:p>-0.9923664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3.877863" calcext:value-type="float">
            <text:p>3.877863</text:p>
          </table:table-cell>
          <table:table-cell office:value-type="float" office:value="0.1828701" calcext:value-type="float">
            <text:p>0.1828701</text:p>
          </table:table-cell>
          <table:table-cell office:value-type="float" office:value="0.128092" calcext:value-type="float">
            <text:p>0.128092</text:p>
          </table:table-cell>
          <table:table-cell office:value-type="float" office:value="3.953313" calcext:value-type="float">
            <text:p>3.9533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4902" calcext:value-type="float">
            <text:p>0.3024902</text:p>
          </table:table-cell>
          <table:table-cell office:value-type="float" office:value="-0.1721191" calcext:value-type="float">
            <text:p>-0.1721191</text:p>
          </table:table-cell>
          <table:table-cell office:value-type="float" office:value="0.4265137" calcext:value-type="float">
            <text:p>0.4265137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0.1650996" calcext:value-type="float">
            <text:p>0.1650996</text:p>
          </table:table-cell>
          <table:table-cell office:value-type="float" office:value="-0.06729865" calcext:value-type="float">
            <text:p>-0.0672986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99805" calcext:value-type="float">
            <text:p>-0.07299805</text:p>
          </table:table-cell>
          <table:table-cell office:value-type="float" office:value="0.970459" calcext:value-type="float">
            <text:p>0.970459</text:p>
          </table:table-cell>
          <table:table-cell office:value-type="float" office:value="0.123291" calcext:value-type="float">
            <text:p>0.123291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1413426" calcext:value-type="float">
            <text:p>0.1413426</text:p>
          </table:table-cell>
          <table:table-cell office:value-type="float" office:value="-0.09462631" calcext:value-type="float">
            <text:p>-0.0946263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5977" calcext:value-type="float">
            <text:p>-0.6625977</text:p>
          </table:table-cell>
          <table:table-cell office:value-type="float" office:value="-0.1230469" calcext:value-type="float">
            <text:p>-0.1230469</text:p>
          </table:table-cell>
          <table:table-cell office:value-type="float" office:value="0.8798828" calcext:value-type="float">
            <text:p>0.8798828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-0.06140459" calcext:value-type="float">
            <text:p>-0.06140459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0.1059847" calcext:value-type="float">
            <text:p>0.10598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103027" calcext:value-type="float">
            <text:p>0.3103027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228516" calcext:value-type="float">
            <text:p>0.4228516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-0.1407621" calcext:value-type="float">
            <text:p>-0.1407621</text:p>
          </table:table-cell>
          <table:table-cell office:value-type="float" office:value="0.2567027" calcext:value-type="float">
            <text:p>0.2567027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933594" calcext:value-type="float">
            <text:p>-0.06933594</text:p>
          </table:table-cell>
          <table:table-cell office:value-type="float" office:value="0.9748535" calcext:value-type="float">
            <text:p>0.9748535</text:p>
          </table:table-cell>
          <table:table-cell office:value-type="float" office:value="0.1350098" calcext:value-type="float">
            <text:p>0.1350098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557252" calcext:value-type="float">
            <text:p>1.557252</text:p>
          </table:table-cell>
          <table:table-cell office:value-type="float" office:value="-0.02009153" calcext:value-type="float">
            <text:p>-0.02009153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0.2412516" calcext:value-type="float">
            <text:p>0.241251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3535" calcext:value-type="float">
            <text:p>-0.662353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0.1984733" calcext:value-type="float">
            <text:p>0.1984733</text:p>
          </table:table-cell>
          <table:table-cell office:value-type="float" office:value="0.1218015" calcext:value-type="float">
            <text:p>0.1218015</text:p>
          </table:table-cell>
          <table:table-cell office:value-type="float" office:value="0.06702328" calcext:value-type="float">
            <text:p>0.06702328</text:p>
          </table:table-cell>
          <table:table-cell office:value-type="float" office:value="0.2739237" calcext:value-type="float">
            <text:p>0.27392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66748" calcext:value-type="float">
            <text:p>-0.166748</text:p>
          </table:table-cell>
          <table:table-cell office:value-type="float" office:value="0.4216309" calcext:value-type="float">
            <text:p>0.4216309</text:p>
          </table:table-cell>
          <table:table-cell office:value-type="float" office:value="-2.854962" calcext:value-type="float">
            <text:p>-2.854962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6378639" calcext:value-type="float">
            <text:p>0.6378639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-0.1741688" calcext:value-type="float">
            <text:p>-0.174168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835938" calcext:value-type="float">
            <text:p>-0.06835938</text:p>
          </table:table-cell>
          <table:table-cell office:value-type="float" office:value="0.972168" calcext:value-type="float">
            <text:p>0.972168</text:p>
          </table:table-cell>
          <table:table-cell office:value-type="float" office:value="0.1245117" calcext:value-type="float">
            <text:p>0.1245117</text:p>
          </table:table-cell>
          <table:table-cell office:value-type="float" office:value="-2.198473" calcext:value-type="float">
            <text:p>-2.198473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-0.1727631" calcext:value-type="float">
            <text:p>-0.1727631</text:p>
          </table:table-cell>
          <table:table-cell office:value-type="float" office:value="0.1260754" calcext:value-type="float">
            <text:p>0.1260754</text:p>
          </table:table-cell>
          <table:table-cell office:value-type="float" office:value="0.02751112" calcext:value-type="float">
            <text:p>0.027511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70166" calcext:value-type="float">
            <text:p>-0.670166</text:p>
          </table:table-cell>
          <table:table-cell office:value-type="float" office:value="-0.1213379" calcext:value-type="float">
            <text:p>-0.1213379</text:p>
          </table:table-cell>
          <table:table-cell office:value-type="float" office:value="0.8662109" calcext:value-type="float">
            <text:p>0.8662109</text:p>
          </table:table-cell>
          <table:table-cell office:value-type="float" office:value="-0.7022901" calcext:value-type="float">
            <text:p>-0.7022901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1679389" calcext:value-type="float">
            <text:p>-0.1679389</text:p>
          </table:table-cell>
          <table:table-cell office:value-type="float" office:value="0.4729465" calcext:value-type="float">
            <text:p>0.4729465</text:p>
          </table:table-cell>
          <table:table-cell office:value-type="float" office:value="0.08229047" calcext:value-type="float">
            <text:p>0.08229047</text:p>
          </table:table-cell>
          <table:table-cell office:value-type="float" office:value="-0.09248854" calcext:value-type="float">
            <text:p>-0.092488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9785" calcext:value-type="float">
            <text:p>0.3029785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23584" calcext:value-type="float">
            <text:p>0.423584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-0.125495" calcext:value-type="float">
            <text:p>-0.125495</text:p>
          </table:table-cell>
          <table:table-cell office:value-type="float" office:value="0.1650996" calcext:value-type="float">
            <text:p>0.1650996</text:p>
          </table:table-cell>
          <table:table-cell office:value-type="float" office:value="0.1159074" calcext:value-type="float">
            <text:p>0.115907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445313" calcext:value-type="float">
            <text:p>-0.06445313</text:p>
          </table:table-cell>
          <table:table-cell office:value-type="float" office:value="0.9677734" calcext:value-type="float">
            <text:p>0.9677734</text:p>
          </table:table-cell>
          <table:table-cell office:value-type="float" office:value="0.1281738" calcext:value-type="float">
            <text:p>0.1281738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0.2394506" calcext:value-type="float">
            <text:p>0.2394506</text:p>
          </table:table-cell>
          <table:table-cell office:value-type="float" office:value="-0.1334666" calcext:value-type="float">
            <text:p>-0.1334666</text:p>
          </table:table-cell>
          <table:table-cell office:value-type="float" office:value="-0.2778324" calcext:value-type="float">
            <text:p>-0.277832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70166" calcext:value-type="float">
            <text:p>-0.670166</text:p>
          </table:table-cell>
          <table:table-cell office:value-type="float" office:value="-0.1264648" calcext:value-type="float">
            <text:p>-0.1264648</text:p>
          </table:table-cell>
          <table:table-cell office:value-type="float" office:value="0.8808594" calcext:value-type="float">
            <text:p>0.8808594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0.03648889" calcext:value-type="float">
            <text:p>0.03648889</text:p>
          </table:table-cell>
          <table:table-cell office:value-type="float" office:value="0.02964886" calcext:value-type="float">
            <text:p>0.029648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1191" calcext:value-type="float">
            <text:p>0.2971191</text:p>
          </table:table-cell>
          <table:table-cell office:value-type="float" office:value="-0.1679688" calcext:value-type="float">
            <text:p>-0.1679688</text:p>
          </table:table-cell>
          <table:table-cell office:value-type="float" office:value="0.4294434" calcext:value-type="float">
            <text:p>0.4294434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-0.07917523" calcext:value-type="float">
            <text:p>-0.07917523</text:p>
          </table:table-cell>
          <table:table-cell office:value-type="float" office:value="0.08537316" calcext:value-type="float">
            <text:p>0.0853731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9057617" calcext:value-type="float">
            <text:p>-0.09057617</text:p>
          </table:table-cell>
          <table:table-cell office:value-type="float" office:value="0.965332" calcext:value-type="float">
            <text:p>0.965332</text:p>
          </table:table-cell>
          <table:table-cell office:value-type="float" office:value="0.1293945" calcext:value-type="float">
            <text:p>0.1293945</text:p>
          </table:table-cell>
          <table:table-cell office:value-type="float" office:value="-1.694656" calcext:value-type="float">
            <text:p>-1.694656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3310536" calcext:value-type="float">
            <text:p>0.3310536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0.05804551" calcext:value-type="float">
            <text:p>0.0580455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86914" calcext:value-type="float">
            <text:p>-0.6586914</text:p>
          </table:table-cell>
          <table:table-cell office:value-type="float" office:value="-0.1259766" calcext:value-type="float">
            <text:p>-0.1259766</text:p>
          </table:table-cell>
          <table:table-cell office:value-type="float" office:value="0.8701172" calcext:value-type="float">
            <text:p>0.8701172</text:p>
          </table:table-cell>
          <table:table-cell office:value-type="float" office:value="-1.526718" calcext:value-type="float">
            <text:p>-1.526718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351481" calcext:value-type="float">
            <text:p>-0.351481</text:p>
          </table:table-cell>
          <table:table-cell office:value-type="float" office:value="0.2502294" calcext:value-type="float">
            <text:p>0.2502294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10791" calcext:value-type="float">
            <text:p>0.310791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226074" calcext:value-type="float">
            <text:p>0.4226074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04296219" calcext:value-type="float">
            <text:p>0.04296219</text:p>
          </table:table-cell>
          <table:table-cell office:value-type="float" office:value="0.1464419" calcext:value-type="float">
            <text:p>0.14644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933594" calcext:value-type="float">
            <text:p>-0.06933594</text:p>
          </table:table-cell>
          <table:table-cell office:value-type="float" office:value="0.9702148" calcext:value-type="float">
            <text:p>0.9702148</text:p>
          </table:table-cell>
          <table:table-cell office:value-type="float" office:value="0.1293945" calcext:value-type="float">
            <text:p>0.1293945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526718" calcext:value-type="float">
            <text:p>1.526718</text:p>
          </table:table-cell>
          <table:table-cell office:value-type="float" office:value="0.2547177" calcext:value-type="float">
            <text:p>0.2547177</text:p>
          </table:table-cell>
          <table:table-cell office:value-type="float" office:value="0.06500673" calcext:value-type="float">
            <text:p>0.06500673</text:p>
          </table:table-cell>
          <table:table-cell office:value-type="float" office:value="0.2107172" calcext:value-type="float">
            <text:p>0.210717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5508" calcext:value-type="float">
            <text:p>-0.6645508</text:p>
          </table:table-cell>
          <table:table-cell office:value-type="float" office:value="-0.1228027" calcext:value-type="float">
            <text:p>-0.1228027</text:p>
          </table:table-cell>
          <table:table-cell office:value-type="float" office:value="0.8823242" calcext:value-type="float">
            <text:p>0.8823242</text:p>
          </table:table-cell>
          <table:table-cell office:value-type="float" office:value="-1.343511" calcext:value-type="float">
            <text:p>-1.343511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0.3358779" calcext:value-type="float">
            <text:p>-0.3358779</text:p>
          </table:table-cell>
          <table:table-cell office:value-type="float" office:value="-0.1682749" calcext:value-type="float">
            <text:p>-0.1682749</text:p>
          </table:table-cell>
          <table:table-cell office:value-type="float" office:value="0.296031" calcext:value-type="float">
            <text:p>0.296031</text:p>
          </table:table-cell>
          <table:table-cell office:value-type="float" office:value="-0.2604275" calcext:value-type="float">
            <text:p>-0.26042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277344" calcext:value-type="float">
            <text:p>0.4277344</text:p>
          </table:table-cell>
          <table:table-cell office:value-type="float" office:value="-3.694656" calcext:value-type="float">
            <text:p>-3.694656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-0.2018306" calcext:value-type="float">
            <text:p>-0.2018306</text:p>
          </table:table-cell>
          <table:table-cell office:value-type="float" office:value="-0.1555111" calcext:value-type="float">
            <text:p>-0.1555111</text:p>
          </table:table-cell>
          <table:table-cell office:value-type="float" office:value="0.1769762" calcext:value-type="float">
            <text:p>0.17697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55664" calcext:value-type="float">
            <text:p>-0.07055664</text:p>
          </table:table-cell>
          <table:table-cell office:value-type="float" office:value="0.970459" calcext:value-type="float">
            <text:p>0.970459</text:p>
          </table:table-cell>
          <table:table-cell office:value-type="float" office:value="0.1276855" calcext:value-type="float">
            <text:p>0.1276855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0.1173131" calcext:value-type="float">
            <text:p>0.1173131</text:p>
          </table:table-cell>
          <table:table-cell office:value-type="float" office:value="-0.1029322" calcext:value-type="float">
            <text:p>-0.1029322</text:p>
          </table:table-cell>
          <table:table-cell office:value-type="float" office:value="-0.003023267" calcext:value-type="float">
            <text:p>-0.00302326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5977" calcext:value-type="float">
            <text:p>-0.6625977</text:p>
          </table:table-cell>
          <table:table-cell office:value-type="float" office:value="-0.1240234" calcext:value-type="float">
            <text:p>-0.1240234</text:p>
          </table:table-cell>
          <table:table-cell office:value-type="float" office:value="0.8762207" calcext:value-type="float">
            <text:p>0.8762207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-0.1377405" calcext:value-type="float">
            <text:p>-0.1377405</text:p>
          </table:table-cell>
          <table:table-cell office:value-type="float" office:value="0.4639699" calcext:value-type="float">
            <text:p>0.4639699</text:p>
          </table:table-cell>
          <table:table-cell office:value-type="float" office:value="-0.06195419" calcext:value-type="float">
            <text:p>-0.061954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44434" calcext:value-type="float">
            <text:p>0.3044434</text:p>
          </table:table-cell>
          <table:table-cell office:value-type="float" office:value="-0.1721191" calcext:value-type="float">
            <text:p>-0.1721191</text:p>
          </table:table-cell>
          <table:table-cell office:value-type="float" office:value="0.4152832" calcext:value-type="float">
            <text:p>0.4152832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421875" calcext:value-type="float">
            <text:p>-0.07421875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318359" calcext:value-type="float">
            <text:p>0.1318359</text:p>
          </table:table-cell>
          <table:table-cell office:value-type="float" office:value="-2.259542" calcext:value-type="float">
            <text:p>-2.259542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603053" calcext:value-type="float">
            <text:p>1.603053</text:p>
          </table:table-cell>
          <table:table-cell office:value-type="float" office:value="-0.2338319" calcext:value-type="float">
            <text:p>-0.2338319</text:p>
          </table:table-cell>
          <table:table-cell office:value-type="float" office:value="0.08027387" calcext:value-type="float">
            <text:p>0.08027387</text:p>
          </table:table-cell>
          <table:table-cell office:value-type="float" office:value="0.2870531" calcext:value-type="float">
            <text:p>0.287053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447754" calcext:value-type="float">
            <text:p>-0.6447754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728027" calcext:value-type="float">
            <text:p>0.8728027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-0.1377405" calcext:value-type="float">
            <text:p>-0.1377405</text:p>
          </table:table-cell>
          <table:table-cell office:value-type="float" office:value="0.03648889" calcext:value-type="float">
            <text:p>0.03648889</text:p>
          </table:table-cell>
          <table:table-cell office:value-type="float" office:value="-0.1077557" calcext:value-type="float">
            <text:p>-0.10775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0723" calcext:value-type="float">
            <text:p>0.2990723</text:p>
          </table:table-cell>
          <table:table-cell office:value-type="float" office:value="-0.1650391" calcext:value-type="float">
            <text:p>-0.1650391</text:p>
          </table:table-cell>
          <table:table-cell office:value-type="float" office:value="0.4245605" calcext:value-type="float">
            <text:p>0.4245605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-0.1712964" calcext:value-type="float">
            <text:p>-0.1712964</text:p>
          </table:table-cell>
          <table:table-cell office:value-type="float" office:value="-0.1097096" calcext:value-type="float">
            <text:p>-0.1097096</text:p>
          </table:table-cell>
          <table:table-cell office:value-type="float" office:value="0.1464419" calcext:value-type="float">
            <text:p>0.14644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48633" calcext:value-type="float">
            <text:p>-0.07348633</text:p>
          </table:table-cell>
          <table:table-cell office:value-type="float" office:value="0.9692383" calcext:value-type="float">
            <text:p>0.9692383</text:p>
          </table:table-cell>
          <table:table-cell office:value-type="float" office:value="0.1516113" calcext:value-type="float">
            <text:p>0.1516113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633588" calcext:value-type="float">
            <text:p>1.633588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0.3175875" calcext:value-type="float">
            <text:p>0.317587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94238" calcext:value-type="float">
            <text:p>-0.6594238</text:p>
          </table:table-cell>
          <table:table-cell office:value-type="float" office:value="-0.1208496" calcext:value-type="float">
            <text:p>-0.1208496</text:p>
          </table:table-cell>
          <table:table-cell office:value-type="float" office:value="0.8752441" calcext:value-type="float">
            <text:p>0.8752441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0.1984733" calcext:value-type="float">
            <text:p>-0.1984733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0.2502294" calcext:value-type="float">
            <text:p>0.2502294</text:p>
          </table:table-cell>
          <table:table-cell office:value-type="float" office:value="-0.1230229" calcext:value-type="float">
            <text:p>-0.12302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4102" calcext:value-type="float">
            <text:p>0.2954102</text:p>
          </table:table-cell>
          <table:table-cell office:value-type="float" office:value="-0.1665039" calcext:value-type="float">
            <text:p>-0.1665039</text:p>
          </table:table-cell>
          <table:table-cell office:value-type="float" office:value="0.4213867" calcext:value-type="float">
            <text:p>0.4213867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0.2414354" calcext:value-type="float">
            <text:p>0.2414354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835938" calcext:value-type="float">
            <text:p>-0.06835938</text:p>
          </table:table-cell>
          <table:table-cell office:value-type="float" office:value="0.9726563" calcext:value-type="float">
            <text:p>0.9726563</text:p>
          </table:table-cell>
          <table:table-cell office:value-type="float" office:value="0.1401367" calcext:value-type="float">
            <text:p>0.1401367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1116946" calcext:value-type="float">
            <text:p>-0.1116946</text:p>
          </table:table-cell>
          <table:table-cell office:value-type="float" office:value="0.08027387" calcext:value-type="float">
            <text:p>0.08027387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0156" calcext:value-type="float">
            <text:p>-0.6660156</text:p>
          </table:table-cell>
          <table:table-cell office:value-type="float" office:value="-0.1235352" calcext:value-type="float">
            <text:p>-0.1235352</text:p>
          </table:table-cell>
          <table:table-cell office:value-type="float" office:value="0.8735352" calcext:value-type="float">
            <text:p>0.8735352</text:p>
          </table:table-cell>
          <table:table-cell office:value-type="float" office:value="-1.465649" calcext:value-type="float">
            <text:p>-1.465649</text:p>
          </table:table-cell>
          <table:table-cell office:value-type="float" office:value="0.6870229" calcext:value-type="float">
            <text:p>0.6870229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-0.2904123" calcext:value-type="float">
            <text:p>-0.2904123</text:p>
          </table:table-cell>
          <table:table-cell office:value-type="float" office:value="-0.1772515" calcext:value-type="float">
            <text:p>-0.1772515</text:p>
          </table:table-cell>
          <table:table-cell office:value-type="float" office:value="-0.0008854866" calcext:value-type="float">
            <text:p>-0.00088548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4102" calcext:value-type="float">
            <text:p>0.2954102</text:p>
          </table:table-cell>
          <table:table-cell office:value-type="float" office:value="-0.1713867" calcext:value-type="float">
            <text:p>-0.1713867</text:p>
          </table:table-cell>
          <table:table-cell office:value-type="float" office:value="0.4128418" calcext:value-type="float">
            <text:p>0.4128418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0.1769762" calcext:value-type="float">
            <text:p>0.17697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55664" calcext:value-type="float">
            <text:p>-0.07055664</text:p>
          </table:table-cell>
          <table:table-cell office:value-type="float" office:value="0.972168" calcext:value-type="float">
            <text:p>0.972168</text:p>
          </table:table-cell>
          <table:table-cell office:value-type="float" office:value="0.1274414" calcext:value-type="float">
            <text:p>0.1274414</text:p>
          </table:table-cell>
          <table:table-cell office:value-type="float" office:value="-2.167939" calcext:value-type="float">
            <text:p>-2.167939</text:p>
          </table:table-cell>
          <table:table-cell office:value-type="float" office:value="-1.694656" calcext:value-type="float">
            <text:p>-1.694656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0.1422288" calcext:value-type="float">
            <text:p>-0.1422288</text:p>
          </table:table-cell>
          <table:table-cell office:value-type="float" office:value="0.1566098" calcext:value-type="float">
            <text:p>0.1566098</text:p>
          </table:table-cell>
          <table:table-cell office:value-type="float" office:value="-0.1251607" calcext:value-type="float">
            <text:p>-0.125160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8887" calcext:value-type="float">
            <text:p>-0.6608887</text:p>
          </table:table-cell>
          <table:table-cell office:value-type="float" office:value="-0.1242676" calcext:value-type="float">
            <text:p>-0.1242676</text:p>
          </table:table-cell>
          <table:table-cell office:value-type="float" office:value="0.8806152" calcext:value-type="float">
            <text:p>0.8806152</text:p>
          </table:table-cell>
          <table:table-cell office:value-type="float" office:value="-0.9312977" calcext:value-type="float">
            <text:p>-0.9312977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0.2439389" calcext:value-type="float">
            <text:p>0.2439389</text:p>
          </table:table-cell>
          <table:table-cell office:value-type="float" office:value="0.0975576" calcext:value-type="float">
            <text:p>0.0975576</text:p>
          </table:table-cell>
          <table:table-cell office:value-type="float" office:value="0.1059847" calcext:value-type="float">
            <text:p>0.10598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51758" calcext:value-type="float">
            <text:p>0.3051758</text:p>
          </table:table-cell>
          <table:table-cell office:value-type="float" office:value="-0.1689453" calcext:value-type="float">
            <text:p>-0.1689453</text:p>
          </table:table-cell>
          <table:table-cell office:value-type="float" office:value="0.418457" calcext:value-type="float">
            <text:p>0.418457</text:p>
          </table:table-cell>
          <table:table-cell office:value-type="float" office:value="-3.221374" calcext:value-type="float">
            <text:p>-3.221374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2714517" calcext:value-type="float">
            <text:p>0.2714517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189436" calcext:value-type="float">
            <text:p>-0.18943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835938" calcext:value-type="float">
            <text:p>-0.06835938</text:p>
          </table:table-cell>
          <table:table-cell office:value-type="float" office:value="0.9716797" calcext:value-type="float">
            <text:p>0.9716797</text:p>
          </table:table-cell>
          <table:table-cell office:value-type="float" office:value="0.1345215" calcext:value-type="float">
            <text:p>0.1345215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0.08027387" calcext:value-type="float">
            <text:p>0.08027387</text:p>
          </table:table-cell>
          <table:table-cell office:value-type="float" office:value="-0.1251607" calcext:value-type="float">
            <text:p>-0.125160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6445" calcext:value-type="float">
            <text:p>-0.6606445</text:p>
          </table:table-cell>
          <table:table-cell office:value-type="float" office:value="-0.1237793" calcext:value-type="float">
            <text:p>-0.1237793</text:p>
          </table:table-cell>
          <table:table-cell office:value-type="float" office:value="0.8769531" calcext:value-type="float">
            <text:p>0.8769531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6717557" calcext:value-type="float">
            <text:p>0.6717557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0.1218015" calcext:value-type="float">
            <text:p>0.1218015</text:p>
          </table:table-cell>
          <table:table-cell office:value-type="float" office:value="-0.1925187" calcext:value-type="float">
            <text:p>-0.1925187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10791" calcext:value-type="float">
            <text:p>0.310791</text:p>
          </table:table-cell>
          <table:table-cell office:value-type="float" office:value="-0.1669922" calcext:value-type="float">
            <text:p>-0.1669922</text:p>
          </table:table-cell>
          <table:table-cell office:value-type="float" office:value="0.4194336" calcext:value-type="float">
            <text:p>0.4194336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-0.1589017" calcext:value-type="float">
            <text:p>-0.15890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50977" calcext:value-type="float">
            <text:p>-0.07250977</text:p>
          </table:table-cell>
          <table:table-cell office:value-type="float" office:value="0.9746094" calcext:value-type="float">
            <text:p>0.9746094</text:p>
          </table:table-cell>
          <table:table-cell office:value-type="float" office:value="0.130127" calcext:value-type="float">
            <text:p>0.130127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-0.1709622" calcext:value-type="float">
            <text:p>-0.17096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84473" calcext:value-type="float">
            <text:p>-0.6584473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740234" calcext:value-type="float">
            <text:p>0.8740234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0.01526718" calcext:value-type="float">
            <text:p>0.01526718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0.09071756" calcext:value-type="float">
            <text:p>0.090717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584" calcext:value-type="float">
            <text:p>0.298584</text:p>
          </table:table-cell>
          <table:table-cell office:value-type="float" office:value="-0.1677246" calcext:value-type="float">
            <text:p>-0.1677246</text:p>
          </table:table-cell>
          <table:table-cell office:value-type="float" office:value="0.4362793" calcext:value-type="float">
            <text:p>0.4362793</text:p>
          </table:table-cell>
          <table:table-cell office:value-type="float" office:value="-3.282443" calcext:value-type="float">
            <text:p>-3.282443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2103829" calcext:value-type="float">
            <text:p>0.2103829</text:p>
          </table:table-cell>
          <table:table-cell office:value-type="float" office:value="0.1498324" calcext:value-type="float">
            <text:p>0.1498324</text:p>
          </table:table-cell>
          <table:table-cell office:value-type="float" office:value="0.03957152" calcext:value-type="float">
            <text:p>0.039571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568359" calcext:value-type="float">
            <text:p>-0.07568359</text:p>
          </table:table-cell>
          <table:table-cell office:value-type="float" office:value="0.967041" calcext:value-type="float">
            <text:p>0.967041</text:p>
          </table:table-cell>
          <table:table-cell office:value-type="float" office:value="0.1252441" calcext:value-type="float">
            <text:p>0.1252441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-0.2014965" calcext:value-type="float">
            <text:p>-0.201496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1563" calcext:value-type="float">
            <text:p>-0.6601563</text:p>
          </table:table-cell>
          <table:table-cell office:value-type="float" office:value="-0.1384277" calcext:value-type="float">
            <text:p>-0.1384277</text:p>
          </table:table-cell>
          <table:table-cell office:value-type="float" office:value="0.873291" calcext:value-type="float">
            <text:p>0.873291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-0.1077557" calcext:value-type="float">
            <text:p>-0.10775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07715" calcext:value-type="float">
            <text:p>0.2907715</text:p>
          </table:table-cell>
          <table:table-cell office:value-type="float" office:value="-0.1696777" calcext:value-type="float">
            <text:p>-0.1696777</text:p>
          </table:table-cell>
          <table:table-cell office:value-type="float" office:value="0.4265137" calcext:value-type="float">
            <text:p>0.4265137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-0.1249768" calcext:value-type="float">
            <text:p>-0.1249768</text:p>
          </table:table-cell>
          <table:table-cell office:value-type="float" office:value="0.0548389" calcext:value-type="float">
            <text:p>0.054838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128906" calcext:value-type="float">
            <text:p>-0.07128906</text:p>
          </table:table-cell>
          <table:table-cell office:value-type="float" office:value="0.9760742" calcext:value-type="float">
            <text:p>0.9760742</text:p>
          </table:table-cell>
          <table:table-cell office:value-type="float" office:value="0.1315918" calcext:value-type="float">
            <text:p>0.1315918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0.1783819" calcext:value-type="float">
            <text:p>0.1783819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-0.03355765" calcext:value-type="float">
            <text:p>-0.0335576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2598" calcext:value-type="float">
            <text:p>-0.6662598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713379" calcext:value-type="float">
            <text:p>0.8713379</text:p>
          </table:table-cell>
          <table:table-cell office:value-type="float" office:value="-0.9923664" calcext:value-type="float">
            <text:p>-0.9923664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1828701" calcext:value-type="float">
            <text:p>0.1828701</text:p>
          </table:table-cell>
          <table:table-cell office:value-type="float" office:value="0.1128248" calcext:value-type="float">
            <text:p>0.1128248</text:p>
          </table:table-cell>
          <table:table-cell office:value-type="float" office:value="-0.0008854866" calcext:value-type="float">
            <text:p>-0.00088548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706543" calcext:value-type="float">
            <text:p>-0.1706543</text:p>
          </table:table-cell>
          <table:table-cell office:value-type="float" office:value="0.420166" calcext:value-type="float">
            <text:p>0.420166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0.2075105" calcext:value-type="float">
            <text:p>0.20751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55664" calcext:value-type="float">
            <text:p>-0.07055664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42773" calcext:value-type="float">
            <text:p>0.1342773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102046" calcext:value-type="float">
            <text:p>0.102046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0.02751112" calcext:value-type="float">
            <text:p>0.027511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3066" calcext:value-type="float">
            <text:p>-0.6643066</text:p>
          </table:table-cell>
          <table:table-cell office:value-type="float" office:value="-0.1237793" calcext:value-type="float">
            <text:p>-0.1237793</text:p>
          </table:table-cell>
          <table:table-cell office:value-type="float" office:value="0.8803711" calcext:value-type="float">
            <text:p>0.8803711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7328244" calcext:value-type="float">
            <text:p>0.7328244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-0.13145" calcext:value-type="float">
            <text:p>-0.13145</text:p>
          </table:table-cell>
          <table:table-cell office:value-type="float" office:value="-3.832947" calcext:value-type="float">
            <text:p>-3.832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-0.1750488" calcext:value-type="float">
            <text:p>-0.1750488</text:p>
          </table:table-cell>
          <table:table-cell office:value-type="float" office:value="0.4326172" calcext:value-type="float">
            <text:p>0.4326172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06729865" calcext:value-type="float">
            <text:p>-0.0672986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762695" calcext:value-type="float">
            <text:p>-0.06762695</text:p>
          </table:table-cell>
          <table:table-cell office:value-type="float" office:value="0.9655762" calcext:value-type="float">
            <text:p>0.9655762</text:p>
          </table:table-cell>
          <table:table-cell office:value-type="float" office:value="0.1340332" calcext:value-type="float">
            <text:p>0.1340332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02009153" calcext:value-type="float">
            <text:p>-0.02009153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9922" calcext:value-type="float">
            <text:p>-0.6669922</text:p>
          </table:table-cell>
          <table:table-cell office:value-type="float" office:value="-0.1196289" calcext:value-type="float">
            <text:p>-0.1196289</text:p>
          </table:table-cell>
          <table:table-cell office:value-type="float" office:value="0.8745117" calcext:value-type="float">
            <text:p>0.8745117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-0.03087032" calcext:value-type="float">
            <text:p>-0.03087032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-0.04668701" calcext:value-type="float">
            <text:p>-0.046687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645508" calcext:value-type="float">
            <text:p>-0.1645508</text:p>
          </table:table-cell>
          <table:table-cell office:value-type="float" office:value="0.4199219" calcext:value-type="float">
            <text:p>0.4199219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19084" calcext:value-type="float">
            <text:p>-3.19084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0.2838464" calcext:value-type="float">
            <text:p>0.28384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97461" calcext:value-type="float">
            <text:p>-0.07397461</text:p>
          </table:table-cell>
          <table:table-cell office:value-type="float" office:value="0.9716797" calcext:value-type="float">
            <text:p>0.9716797</text:p>
          </table:table-cell>
          <table:table-cell office:value-type="float" office:value="0.111084" calcext:value-type="float">
            <text:p>0.111084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587786" calcext:value-type="float">
            <text:p>1.587786</text:p>
          </table:table-cell>
          <table:table-cell office:value-type="float" office:value="-0.1116946" calcext:value-type="float">
            <text:p>-0.1116946</text:p>
          </table:table-cell>
          <table:table-cell office:value-type="float" office:value="0.06500673" calcext:value-type="float">
            <text:p>0.06500673</text:p>
          </table:table-cell>
          <table:table-cell office:value-type="float" office:value="0.271786" calcext:value-type="float">
            <text:p>0.27178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377" calcext:value-type="float">
            <text:p>-0.661377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720703" calcext:value-type="float">
            <text:p>0.8720703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0.1370686" calcext:value-type="float">
            <text:p>0.1370686</text:p>
          </table:table-cell>
          <table:table-cell office:value-type="float" office:value="-0.1009157" calcext:value-type="float">
            <text:p>-0.1009157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584" calcext:value-type="float">
            <text:p>0.298584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191895" calcext:value-type="float">
            <text:p>0.4191895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1493144" calcext:value-type="float">
            <text:p>0.1493144</text:p>
          </table:table-cell>
          <table:table-cell office:value-type="float" office:value="-0.1707783" calcext:value-type="float">
            <text:p>-0.1707783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958008" calcext:value-type="float">
            <text:p>-0.06958008</text:p>
          </table:table-cell>
          <table:table-cell office:value-type="float" office:value="0.9763184" calcext:value-type="float">
            <text:p>0.9763184</text:p>
          </table:table-cell>
          <table:table-cell office:value-type="float" office:value="0.1315918" calcext:value-type="float">
            <text:p>0.1315918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-0.1269617" calcext:value-type="float">
            <text:p>-0.1269617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-0.03355765" calcext:value-type="float">
            <text:p>-0.0335576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0625" calcext:value-type="float">
            <text:p>-0.6640625</text:p>
          </table:table-cell>
          <table:table-cell office:value-type="float" office:value="-0.1096191" calcext:value-type="float">
            <text:p>-0.1096191</text:p>
          </table:table-cell>
          <table:table-cell office:value-type="float" office:value="0.8779297" calcext:value-type="float">
            <text:p>0.8779297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6412213" calcext:value-type="float">
            <text:p>0.6412213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-0.2230531" calcext:value-type="float">
            <text:p>-0.2230531</text:p>
          </table:table-cell>
          <table:table-cell office:value-type="float" office:value="0.1517863" calcext:value-type="float">
            <text:p>0.15178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46777" calcext:value-type="float">
            <text:p>0.2946777</text:p>
          </table:table-cell>
          <table:table-cell office:value-type="float" office:value="-0.1655273" calcext:value-type="float">
            <text:p>-0.1655273</text:p>
          </table:table-cell>
          <table:table-cell office:value-type="float" office:value="0.4121094" calcext:value-type="float">
            <text:p>0.4121094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1102276" calcext:value-type="float">
            <text:p>-0.1102276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665039" calcext:value-type="float">
            <text:p>-0.06665039</text:p>
          </table:table-cell>
          <table:table-cell office:value-type="float" office:value="0.9716797" calcext:value-type="float">
            <text:p>0.9716797</text:p>
          </table:table-cell>
          <table:table-cell office:value-type="float" office:value="0.1345215" calcext:value-type="float">
            <text:p>0.1345215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1260754" calcext:value-type="float">
            <text:p>0.1260754</text:p>
          </table:table-cell>
          <table:table-cell office:value-type="float" office:value="0.01224399" calcext:value-type="float">
            <text:p>0.0122439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1563" calcext:value-type="float">
            <text:p>-0.6601563</text:p>
          </table:table-cell>
          <table:table-cell office:value-type="float" office:value="-0.1340332" calcext:value-type="float">
            <text:p>-0.1340332</text:p>
          </table:table-cell>
          <table:table-cell office:value-type="float" office:value="0.8842773" calcext:value-type="float">
            <text:p>0.8842773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0.1832061" calcext:value-type="float">
            <text:p>0.1832061</text:p>
          </table:table-cell>
          <table:table-cell office:value-type="float" office:value="0.1218015" calcext:value-type="float">
            <text:p>0.1218015</text:p>
          </table:table-cell>
          <table:table-cell office:value-type="float" office:value="-0.1009157" calcext:value-type="float">
            <text:p>-0.1009157</text:p>
          </table:table-cell>
          <table:table-cell office:value-type="float" office:value="0.2586565" calcext:value-type="float">
            <text:p>0.25865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8516" calcext:value-type="float">
            <text:p>0.2978516</text:p>
          </table:table-cell>
          <table:table-cell office:value-type="float" office:value="-0.1677246" calcext:value-type="float">
            <text:p>-0.1677246</text:p>
          </table:table-cell>
          <table:table-cell office:value-type="float" office:value="0.4204102" calcext:value-type="float">
            <text:p>0.4204102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15332" calcext:value-type="float">
            <text:p>-0.0715332</text:p>
          </table:table-cell>
          <table:table-cell office:value-type="float" office:value="0.970459" calcext:value-type="float">
            <text:p>0.970459</text:p>
          </table:table-cell>
          <table:table-cell office:value-type="float" office:value="0.1403809" calcext:value-type="float">
            <text:p>0.1403809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-0.05713069" calcext:value-type="float">
            <text:p>-0.05713069</text:p>
          </table:table-cell>
          <table:table-cell office:value-type="float" office:value="0.05804551" calcext:value-type="float">
            <text:p>0.0580455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5508" calcext:value-type="float">
            <text:p>-0.6645508</text:p>
          </table:table-cell>
          <table:table-cell office:value-type="float" office:value="-0.1391602" calcext:value-type="float">
            <text:p>-0.1391602</text:p>
          </table:table-cell>
          <table:table-cell office:value-type="float" office:value="0.871582" calcext:value-type="float">
            <text:p>0.871582</text:p>
          </table:table-cell>
          <table:table-cell office:value-type="float" office:value="-0.8854962" calcext:value-type="float">
            <text:p>-0.8854962</text:p>
          </table:table-cell>
          <table:table-cell office:value-type="float" office:value="0.6259542" calcext:value-type="float">
            <text:p>0.6259542</text:p>
          </table:table-cell>
          <table:table-cell office:value-type="float" office:value="0.1526718" calcext:value-type="float">
            <text:p>0.1526718</text:p>
          </table:table-cell>
          <table:table-cell office:value-type="float" office:value="0.2897404" calcext:value-type="float">
            <text:p>0.2897404</text:p>
          </table:table-cell>
          <table:table-cell office:value-type="float" office:value="-0.2383202" calcext:value-type="float">
            <text:p>-0.2383202</text:p>
          </table:table-cell>
          <table:table-cell office:value-type="float" office:value="0.2281221" calcext:value-type="float">
            <text:p>0.22812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1191" calcext:value-type="float">
            <text:p>0.2971191</text:p>
          </table:table-cell>
          <table:table-cell office:value-type="float" office:value="-0.170166" calcext:value-type="float">
            <text:p>-0.170166</text:p>
          </table:table-cell>
          <table:table-cell office:value-type="float" office:value="0.4177246" calcext:value-type="float">
            <text:p>0.4177246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0.2261683" calcext:value-type="float">
            <text:p>0.2261683</text:p>
          </table:table-cell>
          <table:table-cell office:value-type="float" office:value="-0.06729865" calcext:value-type="float">
            <text:p>-0.0672986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06836" calcext:value-type="float">
            <text:p>-0.07006836</text:p>
          </table:table-cell>
          <table:table-cell office:value-type="float" office:value="0.9677734" calcext:value-type="float">
            <text:p>0.9677734</text:p>
          </table:table-cell>
          <table:table-cell office:value-type="float" office:value="0.1323242" calcext:value-type="float">
            <text:p>0.1323242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-0.1709622" calcext:value-type="float">
            <text:p>-0.17096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1094" calcext:value-type="float">
            <text:p>-0.6621094</text:p>
          </table:table-cell>
          <table:table-cell office:value-type="float" office:value="-0.1369629" calcext:value-type="float">
            <text:p>-0.1369629</text:p>
          </table:table-cell>
          <table:table-cell office:value-type="float" office:value="0.8764648" calcext:value-type="float">
            <text:p>0.8764648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1065342" calcext:value-type="float">
            <text:p>0.1065342</text:p>
          </table:table-cell>
          <table:table-cell office:value-type="float" office:value="-0.08564848" calcext:value-type="float">
            <text:p>-0.08564848</text:p>
          </table:table-cell>
          <table:table-cell office:value-type="float" office:value="-0.01615267" calcext:value-type="float">
            <text:p>-0.016152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12695" calcext:value-type="float">
            <text:p>0.3012695</text:p>
          </table:table-cell>
          <table:table-cell office:value-type="float" office:value="-0.1655273" calcext:value-type="float">
            <text:p>-0.1655273</text:p>
          </table:table-cell>
          <table:table-cell office:value-type="float" office:value="0.423584" calcext:value-type="float">
            <text:p>0.423584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755725" calcext:value-type="float">
            <text:p>-3.755725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-0.281039" calcext:value-type="float">
            <text:p>-0.28103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811523" calcext:value-type="float">
            <text:p>-0.06811523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362305" calcext:value-type="float">
            <text:p>0.1362305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0391" calcext:value-type="float">
            <text:p>-0.6650391</text:p>
          </table:table-cell>
          <table:table-cell office:value-type="float" office:value="-0.1242676" calcext:value-type="float">
            <text:p>-0.1242676</text:p>
          </table:table-cell>
          <table:table-cell office:value-type="float" office:value="0.8752441" calcext:value-type="float">
            <text:p>0.8752441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610687" calcext:value-type="float">
            <text:p>0.610687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-0.07667184" calcext:value-type="float">
            <text:p>-0.07667184</text:p>
          </table:table-cell>
          <table:table-cell office:value-type="float" office:value="-0.2535874" calcext:value-type="float">
            <text:p>-0.2535874</text:p>
          </table:table-cell>
          <table:table-cell office:value-type="float" office:value="0.1212519" calcext:value-type="float">
            <text:p>0.12125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6309" calcext:value-type="float">
            <text:p>0.2966309</text:p>
          </table:table-cell>
          <table:table-cell office:value-type="float" office:value="-0.1743164" calcext:value-type="float">
            <text:p>-0.1743164</text:p>
          </table:table-cell>
          <table:table-cell office:value-type="float" office:value="0.4221191" calcext:value-type="float">
            <text:p>0.4221191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69043" calcext:value-type="float">
            <text:p>-0.0769043</text:p>
          </table:table-cell>
          <table:table-cell office:value-type="float" office:value="0.9692383" calcext:value-type="float">
            <text:p>0.9692383</text:p>
          </table:table-cell>
          <table:table-cell office:value-type="float" office:value="0.1276855" calcext:value-type="float">
            <text:p>0.1276855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2" calcext:value-type="float">
            <text:p>-2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-0.1487337" calcext:value-type="float">
            <text:p>-0.1487337</text:p>
          </table:table-cell>
          <table:table-cell office:value-type="float" office:value="0.05804551" calcext:value-type="float">
            <text:p>0.0580455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96777" calcext:value-type="float">
            <text:p>-0.6696777</text:p>
          </table:table-cell>
          <table:table-cell office:value-type="float" office:value="-0.1201172" calcext:value-type="float">
            <text:p>-0.1201172</text:p>
          </table:table-cell>
          <table:table-cell office:value-type="float" office:value="0.8898926" calcext:value-type="float">
            <text:p>0.8898926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-0.1467172" calcext:value-type="float">
            <text:p>-0.1467172</text:p>
          </table:table-cell>
          <table:table-cell office:value-type="float" office:value="-3.832947" calcext:value-type="float">
            <text:p>-3.832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166" calcext:value-type="float">
            <text:p>0.295166</text:p>
          </table:table-cell>
          <table:table-cell office:value-type="float" office:value="-0.1689453" calcext:value-type="float">
            <text:p>-0.1689453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-0.03676414" calcext:value-type="float">
            <text:p>-0.0367641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26563" calcext:value-type="float">
            <text:p>-0.07226563</text:p>
          </table:table-cell>
          <table:table-cell office:value-type="float" office:value="0.9672852" calcext:value-type="float">
            <text:p>0.9672852</text:p>
          </table:table-cell>
          <table:table-cell office:value-type="float" office:value="0.1308594" calcext:value-type="float">
            <text:p>0.1308594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-0.2320309" calcext:value-type="float">
            <text:p>-0.232030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8887" calcext:value-type="float">
            <text:p>-0.6608887</text:p>
          </table:table-cell>
          <table:table-cell office:value-type="float" office:value="-0.1245117" calcext:value-type="float">
            <text:p>-0.1245117</text:p>
          </table:table-cell>
          <table:table-cell office:value-type="float" office:value="0.8779297" calcext:value-type="float">
            <text:p>0.8779297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0.1068702" calcext:value-type="float">
            <text:p>0.1068702</text:p>
          </table:table-cell>
          <table:table-cell office:value-type="float" office:value="0.1370686" calcext:value-type="float">
            <text:p>0.1370686</text:p>
          </table:table-cell>
          <table:table-cell office:value-type="float" office:value="-0.05511415" calcext:value-type="float">
            <text:p>-0.05511415</text:p>
          </table:table-cell>
          <table:table-cell office:value-type="float" office:value="0.1823206" calcext:value-type="float">
            <text:p>0.18232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3633" calcext:value-type="float">
            <text:p>0.2973633</text:p>
          </table:table-cell>
          <table:table-cell office:value-type="float" office:value="-0.1662598" calcext:value-type="float">
            <text:p>-0.1662598</text:p>
          </table:table-cell>
          <table:table-cell office:value-type="float" office:value="0.4277344" calcext:value-type="float">
            <text:p>0.4277344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7022901" calcext:value-type="float">
            <text:p>0.7022901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-0.2471142" calcext:value-type="float">
            <text:p>-0.2471142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958008" calcext:value-type="float">
            <text:p>-0.06958008</text:p>
          </table:table-cell>
          <table:table-cell office:value-type="float" office:value="0.9697266" calcext:value-type="float">
            <text:p>0.9697266</text:p>
          </table:table-cell>
          <table:table-cell office:value-type="float" office:value="0.1289063" calcext:value-type="float">
            <text:p>0.1289063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0.02009153" calcext:value-type="float">
            <text:p>-0.02009153</text:p>
          </table:table-cell>
          <table:table-cell office:value-type="float" office:value="0.06500673" calcext:value-type="float">
            <text:p>0.06500673</text:p>
          </table:table-cell>
          <table:table-cell office:value-type="float" office:value="-0.1251607" calcext:value-type="float">
            <text:p>-0.125160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1094" calcext:value-type="float">
            <text:p>-0.6621094</text:p>
          </table:table-cell>
          <table:table-cell office:value-type="float" office:value="-0.1235352" calcext:value-type="float">
            <text:p>-0.1235352</text:p>
          </table:table-cell>
          <table:table-cell office:value-type="float" office:value="0.8774414" calcext:value-type="float">
            <text:p>0.8774414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6412213" calcext:value-type="float">
            <text:p>0.6412213</text:p>
          </table:table-cell>
          <table:table-cell office:value-type="float" office:value="0.2290076" calcext:value-type="float">
            <text:p>0.2290076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-0.2230531" calcext:value-type="float">
            <text:p>-0.2230531</text:p>
          </table:table-cell>
          <table:table-cell office:value-type="float" office:value="0.304458" calcext:value-type="float">
            <text:p>0.3044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1426" calcext:value-type="float">
            <text:p>0.2961426</text:p>
          </table:table-cell>
          <table:table-cell office:value-type="float" office:value="-0.1650391" calcext:value-type="float">
            <text:p>-0.1650391</text:p>
          </table:table-cell>
          <table:table-cell office:value-type="float" office:value="0.4221191" calcext:value-type="float">
            <text:p>0.4221191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-0.006229877" calcext:value-type="float">
            <text:p>-0.00622987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081055" calcext:value-type="float">
            <text:p>-0.08081055</text:p>
          </table:table-cell>
          <table:table-cell office:value-type="float" office:value="0.9731445" calcext:value-type="float">
            <text:p>0.9731445</text:p>
          </table:table-cell>
          <table:table-cell office:value-type="float" office:value="0.1203613" calcext:value-type="float">
            <text:p>0.1203613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1328" calcext:value-type="float">
            <text:p>-0.6611328</text:p>
          </table:table-cell>
          <table:table-cell office:value-type="float" office:value="-0.119873" calcext:value-type="float">
            <text:p>-0.119873</text:p>
          </table:table-cell>
          <table:table-cell office:value-type="float" office:value="0.8720703" calcext:value-type="float">
            <text:p>0.8720703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3.862595" calcext:value-type="float">
            <text:p>3.862595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-0.00931263" calcext:value-type="float">
            <text:p>-0.00931263</text:p>
          </table:table-cell>
          <table:table-cell office:value-type="float" office:value="3.938046" calcext:value-type="float">
            <text:p>3.9380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32227" calcext:value-type="float">
            <text:p>0.3032227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226074" calcext:value-type="float">
            <text:p>0.4226074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189436" calcext:value-type="float">
            <text:p>-0.18943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15332" calcext:value-type="float">
            <text:p>-0.0715332</text:p>
          </table:table-cell>
          <table:table-cell office:value-type="float" office:value="0.9719238" calcext:value-type="float">
            <text:p>0.9719238</text:p>
          </table:table-cell>
          <table:table-cell office:value-type="float" office:value="0.1306152" calcext:value-type="float">
            <text:p>0.1306152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1783819" calcext:value-type="float">
            <text:p>0.1783819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72266" calcext:value-type="float">
            <text:p>-0.6572266</text:p>
          </table:table-cell>
          <table:table-cell office:value-type="float" office:value="-0.1264648" calcext:value-type="float">
            <text:p>-0.1264648</text:p>
          </table:table-cell>
          <table:table-cell office:value-type="float" office:value="0.880127" calcext:value-type="float">
            <text:p>0.880127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-0.07667184" calcext:value-type="float">
            <text:p>-0.07667184</text:p>
          </table:table-cell>
          <table:table-cell office:value-type="float" office:value="-0.07038128" calcext:value-type="float">
            <text:p>-0.07038128</text:p>
          </table:table-cell>
          <table:table-cell office:value-type="float" office:value="-0.07722136" calcext:value-type="float">
            <text:p>-0.077221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27246" calcext:value-type="float">
            <text:p>0.2927246</text:p>
          </table:table-cell>
          <table:table-cell office:value-type="float" office:value="-0.171875" calcext:value-type="float">
            <text:p>-0.171875</text:p>
          </table:table-cell>
          <table:table-cell office:value-type="float" office:value="0.4196777" calcext:value-type="float">
            <text:p>0.4196777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02148" calcext:value-type="float">
            <text:p>-0.07202148</text:p>
          </table:table-cell>
          <table:table-cell office:value-type="float" office:value="0.9714355" calcext:value-type="float">
            <text:p>0.9714355</text:p>
          </table:table-cell>
          <table:table-cell office:value-type="float" office:value="0.137207" calcext:value-type="float">
            <text:p>0.137207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541985" calcext:value-type="float">
            <text:p>1.541985</text:p>
          </table:table-cell>
          <table:table-cell office:value-type="float" office:value="0.2241834" calcext:value-type="float">
            <text:p>0.2241834</text:p>
          </table:table-cell>
          <table:table-cell office:value-type="float" office:value="0.09554111" calcext:value-type="float">
            <text:p>0.09554111</text:p>
          </table:table-cell>
          <table:table-cell office:value-type="float" office:value="0.2259843" calcext:value-type="float">
            <text:p>0.225984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3535" calcext:value-type="float">
            <text:p>-0.6623535</text:p>
          </table:table-cell>
          <table:table-cell office:value-type="float" office:value="-0.1213379" calcext:value-type="float">
            <text:p>-0.1213379</text:p>
          </table:table-cell>
          <table:table-cell office:value-type="float" office:value="0.8830566" calcext:value-type="float">
            <text:p>0.8830566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0.0975576" calcext:value-type="float">
            <text:p>0.0975576</text:p>
          </table:table-cell>
          <table:table-cell office:value-type="float" office:value="0.04491604" calcext:value-type="float">
            <text:p>0.044916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682129" calcext:value-type="float">
            <text:p>-0.1682129</text:p>
          </table:table-cell>
          <table:table-cell office:value-type="float" office:value="0.4174805" calcext:value-type="float">
            <text:p>0.4174805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09496045" calcext:value-type="float">
            <text:p>-0.09496045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15332" calcext:value-type="float">
            <text:p>-0.0715332</text:p>
          </table:table-cell>
          <table:table-cell office:value-type="float" office:value="0.9729004" calcext:value-type="float">
            <text:p>0.9729004</text:p>
          </table:table-cell>
          <table:table-cell office:value-type="float" office:value="0.1303711" calcext:value-type="float">
            <text:p>0.1303711</text:p>
          </table:table-cell>
          <table:table-cell office:value-type="float" office:value="-2" calcext:value-type="float">
            <text:p>-2</text:p>
          </table:table-cell>
          <table:table-cell office:value-type="float" office:value="-1.740458" calcext:value-type="float">
            <text:p>-1.740458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02571011" calcext:value-type="float">
            <text:p>0.02571011</text:p>
          </table:table-cell>
          <table:table-cell office:value-type="float" office:value="0.1108083" calcext:value-type="float">
            <text:p>0.1108083</text:p>
          </table:table-cell>
          <table:table-cell office:value-type="float" office:value="-0.07935917" calcext:value-type="float">
            <text:p>-0.079359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6445" calcext:value-type="float">
            <text:p>-0.6606445</text:p>
          </table:table-cell>
          <table:table-cell office:value-type="float" office:value="-0.1259766" calcext:value-type="float">
            <text:p>-0.1259766</text:p>
          </table:table-cell>
          <table:table-cell office:value-type="float" office:value="0.8723145" calcext:value-type="float">
            <text:p>0.8723145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-0.04613745" calcext:value-type="float">
            <text:p>-0.04613745</text:p>
          </table:table-cell>
          <table:table-cell office:value-type="float" office:value="0.1891606" calcext:value-type="float">
            <text:p>0.1891606</text:p>
          </table:table-cell>
          <table:table-cell office:value-type="float" office:value="-0.06195419" calcext:value-type="float">
            <text:p>-0.061954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1426" calcext:value-type="float">
            <text:p>0.2961426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211426" calcext:value-type="float">
            <text:p>0.4211426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0.1650996" calcext:value-type="float">
            <text:p>0.1650996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15332" calcext:value-type="float">
            <text:p>-0.0715332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369629" calcext:value-type="float">
            <text:p>0.1369629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02009153" calcext:value-type="float">
            <text:p>-0.02009153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89355" calcext:value-type="float">
            <text:p>-0.6589355</text:p>
          </table:table-cell>
          <table:table-cell office:value-type="float" office:value="-0.1308594" calcext:value-type="float">
            <text:p>-0.1308594</text:p>
          </table:table-cell>
          <table:table-cell office:value-type="float" office:value="0.8725586" calcext:value-type="float">
            <text:p>0.8725586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3.847328" calcext:value-type="float">
            <text:p>3.847328</text:p>
          </table:table-cell>
          <table:table-cell office:value-type="float" office:value="0.1065342" calcext:value-type="float">
            <text:p>0.1065342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3.922779" calcext:value-type="float">
            <text:p>3.9227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39551" calcext:value-type="float">
            <text:p>0.3039551</text:p>
          </table:table-cell>
          <table:table-cell office:value-type="float" office:value="-0.1674805" calcext:value-type="float">
            <text:p>-0.1674805</text:p>
          </table:table-cell>
          <table:table-cell office:value-type="float" office:value="0.4226074" calcext:value-type="float">
            <text:p>0.4226074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-0.09444242" calcext:value-type="float">
            <text:p>-0.09444242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666016" calcext:value-type="float">
            <text:p>-0.07666016</text:p>
          </table:table-cell>
          <table:table-cell office:value-type="float" office:value="0.9716797" calcext:value-type="float">
            <text:p>0.9716797</text:p>
          </table:table-cell>
          <table:table-cell office:value-type="float" office:value="0.1359863" calcext:value-type="float">
            <text:p>0.1359863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1328" calcext:value-type="float">
            <text:p>-0.6611328</text:p>
          </table:table-cell>
          <table:table-cell office:value-type="float" office:value="-0.1245117" calcext:value-type="float">
            <text:p>-0.1245117</text:p>
          </table:table-cell>
          <table:table-cell office:value-type="float" office:value="0.8679199" calcext:value-type="float">
            <text:p>0.8679199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0.1065342" calcext:value-type="float">
            <text:p>0.1065342</text:p>
          </table:table-cell>
          <table:table-cell office:value-type="float" office:value="-0.00931263" calcext:value-type="float">
            <text:p>-0.00931263</text:p>
          </table:table-cell>
          <table:table-cell office:value-type="float" office:value="-0.1077557" calcext:value-type="float">
            <text:p>-0.10775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120117" calcext:value-type="float">
            <text:p>0.3120117</text:p>
          </table:table-cell>
          <table:table-cell office:value-type="float" office:value="-0.1713867" calcext:value-type="float">
            <text:p>-0.1713867</text:p>
          </table:table-cell>
          <table:table-cell office:value-type="float" office:value="0.4238281" calcext:value-type="float">
            <text:p>0.4238281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0.08537316" calcext:value-type="float">
            <text:p>0.0853731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75391" calcext:value-type="float">
            <text:p>-0.07275391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37891" calcext:value-type="float">
            <text:p>0.1337891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541985" calcext:value-type="float">
            <text:p>1.541985</text:p>
          </table:table-cell>
          <table:table-cell office:value-type="float" office:value="-0.1269617" calcext:value-type="float">
            <text:p>-0.1269617</text:p>
          </table:table-cell>
          <table:table-cell office:value-type="float" office:value="-0.1029322" calcext:value-type="float">
            <text:p>-0.1029322</text:p>
          </table:table-cell>
          <table:table-cell office:value-type="float" office:value="0.2259843" calcext:value-type="float">
            <text:p>0.225984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67383" calcext:value-type="float">
            <text:p>-0.6567383</text:p>
          </table:table-cell>
          <table:table-cell office:value-type="float" office:value="-0.1218262" calcext:value-type="float">
            <text:p>-0.1218262</text:p>
          </table:table-cell>
          <table:table-cell office:value-type="float" office:value="0.8823242" calcext:value-type="float">
            <text:p>0.8823242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-0.09193897" calcext:value-type="float">
            <text:p>-0.09193897</text:p>
          </table:table-cell>
          <table:table-cell office:value-type="float" office:value="-0.05511415" calcext:value-type="float">
            <text:p>-0.05511415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0723" calcext:value-type="float">
            <text:p>0.2990723</text:p>
          </table:table-cell>
          <table:table-cell office:value-type="float" office:value="-0.1726074" calcext:value-type="float">
            <text:p>-0.1726074</text:p>
          </table:table-cell>
          <table:table-cell office:value-type="float" office:value="0.4177246" calcext:value-type="float">
            <text:p>0.4177246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-0.1589017" calcext:value-type="float">
            <text:p>-0.15890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02148" calcext:value-type="float">
            <text:p>-0.07202148</text:p>
          </table:table-cell>
          <table:table-cell office:value-type="float" office:value="0.9726563" calcext:value-type="float">
            <text:p>0.9726563</text:p>
          </table:table-cell>
          <table:table-cell office:value-type="float" office:value="0.1313477" calcext:value-type="float">
            <text:p>0.1313477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0.1191142" calcext:value-type="float">
            <text:p>0.11911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74805" calcext:value-type="float">
            <text:p>-0.667480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793945" calcext:value-type="float">
            <text:p>0.8793945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1065342" calcext:value-type="float">
            <text:p>0.1065342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-0.0008854866" calcext:value-type="float">
            <text:p>-0.00088548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7344" calcext:value-type="float">
            <text:p>0.3027344</text:p>
          </table:table-cell>
          <table:table-cell office:value-type="float" office:value="-0.1711426" calcext:value-type="float">
            <text:p>-0.1711426</text:p>
          </table:table-cell>
          <table:table-cell office:value-type="float" office:value="0.416748" calcext:value-type="float">
            <text:p>0.416748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1645815" calcext:value-type="float">
            <text:p>0.1645815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-0.1131001" calcext:value-type="float">
            <text:p>-0.11310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836914" calcext:value-type="float">
            <text:p>-0.07836914</text:p>
          </table:table-cell>
          <table:table-cell office:value-type="float" office:value="0.970459" calcext:value-type="float">
            <text:p>0.970459</text:p>
          </table:table-cell>
          <table:table-cell office:value-type="float" office:value="0.1274414" calcext:value-type="float">
            <text:p>0.1274414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0.07151163" calcext:value-type="float">
            <text:p>0.07151163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-0.155695" calcext:value-type="float">
            <text:p>-0.15569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0391" calcext:value-type="float">
            <text:p>-0.6650391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80127" calcext:value-type="float">
            <text:p>0.880127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877863" calcext:value-type="float">
            <text:p>-3.877863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-0.05511415" calcext:value-type="float">
            <text:p>-0.05511415</text:p>
          </table:table-cell>
          <table:table-cell office:value-type="float" office:value="-3.802412" calcext:value-type="float">
            <text:p>-3.8024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677246" calcext:value-type="float">
            <text:p>-0.1677246</text:p>
          </table:table-cell>
          <table:table-cell office:value-type="float" office:value="0.4208984" calcext:value-type="float">
            <text:p>0.4208984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1493144" calcext:value-type="float">
            <text:p>0.1493144</text:p>
          </table:table-cell>
          <table:table-cell office:value-type="float" office:value="0.08876371" calcext:value-type="float">
            <text:p>0.08876371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592773" calcext:value-type="float">
            <text:p>-0.07592773</text:p>
          </table:table-cell>
          <table:table-cell office:value-type="float" office:value="0.9724121" calcext:value-type="float">
            <text:p>0.9724121</text:p>
          </table:table-cell>
          <table:table-cell office:value-type="float" office:value="0.126709" calcext:value-type="float">
            <text:p>0.126709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-0.1709622" calcext:value-type="float">
            <text:p>-0.17096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74707" calcext:value-type="float">
            <text:p>-0.6574707</text:p>
          </table:table-cell>
          <table:table-cell office:value-type="float" office:value="-0.1237793" calcext:value-type="float">
            <text:p>-0.1237793</text:p>
          </table:table-cell>
          <table:table-cell office:value-type="float" office:value="0.8779297" calcext:value-type="float">
            <text:p>0.8779297</text:p>
          </table:table-cell>
          <table:table-cell office:value-type="float" office:value="-1.282443" calcext:value-type="float">
            <text:p>-1.282443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816794" calcext:value-type="float">
            <text:p>-3.816794</text:p>
          </table:table-cell>
          <table:table-cell office:value-type="float" office:value="-0.1072061" calcext:value-type="float">
            <text:p>-0.1072061</text:p>
          </table:table-cell>
          <table:table-cell office:value-type="float" office:value="0.219695" calcext:value-type="float">
            <text:p>0.219695</text:p>
          </table:table-cell>
          <table:table-cell office:value-type="float" office:value="-3.741343" calcext:value-type="float">
            <text:p>-3.7413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2461" calcext:value-type="float">
            <text:p>0.3022461</text:p>
          </table:table-cell>
          <table:table-cell office:value-type="float" office:value="-0.1713867" calcext:value-type="float">
            <text:p>-0.1713867</text:p>
          </table:table-cell>
          <table:table-cell office:value-type="float" office:value="0.4238281" calcext:value-type="float">
            <text:p>0.4238281</text:p>
          </table:table-cell>
          <table:table-cell office:value-type="float" office:value="-3.816794" calcext:value-type="float">
            <text:p>-3.816794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3239682" calcext:value-type="float">
            <text:p>-0.3239682</text:p>
          </table:table-cell>
          <table:table-cell office:value-type="float" office:value="-0.1707783" calcext:value-type="float">
            <text:p>-0.1707783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48633" calcext:value-type="float">
            <text:p>-0.07348633</text:p>
          </table:table-cell>
          <table:table-cell office:value-type="float" office:value="0.9714355" calcext:value-type="float">
            <text:p>0.9714355</text:p>
          </table:table-cell>
          <table:table-cell office:value-type="float" office:value="0.1235352" calcext:value-type="float">
            <text:p>0.1235352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-0.003023267" calcext:value-type="float">
            <text:p>-0.00302326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5977" calcext:value-type="float">
            <text:p>-0.6625977</text:p>
          </table:table-cell>
          <table:table-cell office:value-type="float" office:value="-0.1279297" calcext:value-type="float">
            <text:p>-0.1279297</text:p>
          </table:table-cell>
          <table:table-cell office:value-type="float" office:value="0.8696289" calcext:value-type="float">
            <text:p>0.8696289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-0.09193897" calcext:value-type="float">
            <text:p>-0.09193897</text:p>
          </table:table-cell>
          <table:table-cell office:value-type="float" office:value="-0.07038128" calcext:value-type="float">
            <text:p>-0.07038128</text:p>
          </table:table-cell>
          <table:table-cell office:value-type="float" office:value="-0.03141984" calcext:value-type="float">
            <text:p>-0.031419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3164" calcext:value-type="float">
            <text:p>0.2993164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196777" calcext:value-type="float">
            <text:p>0.4196777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617188" calcext:value-type="float">
            <text:p>-0.07617188</text:p>
          </table:table-cell>
          <table:table-cell office:value-type="float" office:value="0.9619141" calcext:value-type="float">
            <text:p>0.9619141</text:p>
          </table:table-cell>
          <table:table-cell office:value-type="float" office:value="0.1337891" calcext:value-type="float">
            <text:p>0.1337891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004824162" calcext:value-type="float">
            <text:p>-0.004824162</text:p>
          </table:table-cell>
          <table:table-cell office:value-type="float" office:value="0.09554111" calcext:value-type="float">
            <text:p>0.09554111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1328" calcext:value-type="float">
            <text:p>-0.6611328</text:p>
          </table:table-cell>
          <table:table-cell office:value-type="float" office:value="-0.1276855" calcext:value-type="float">
            <text:p>-0.1276855</text:p>
          </table:table-cell>
          <table:table-cell office:value-type="float" office:value="0.8754883" calcext:value-type="float">
            <text:p>0.8754883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0.08229047" calcext:value-type="float">
            <text:p>0.08229047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1191" calcext:value-type="float">
            <text:p>0.2971191</text:p>
          </table:table-cell>
          <table:table-cell office:value-type="float" office:value="-0.1677246" calcext:value-type="float">
            <text:p>-0.1677246</text:p>
          </table:table-cell>
          <table:table-cell office:value-type="float" office:value="0.4230957" calcext:value-type="float">
            <text:p>0.4230957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114504" calcext:value-type="float">
            <text:p>-3.114504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0.3601823" calcext:value-type="float">
            <text:p>0.360182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26563" calcext:value-type="float">
            <text:p>-0.07226563</text:p>
          </table:table-cell>
          <table:table-cell office:value-type="float" office:value="0.9672852" calcext:value-type="float">
            <text:p>0.9672852</text:p>
          </table:table-cell>
          <table:table-cell office:value-type="float" office:value="0.130127" calcext:value-type="float">
            <text:p>0.130127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51145" calcext:value-type="float">
            <text:p>1.51145</text:p>
          </table:table-cell>
          <table:table-cell office:value-type="float" office:value="-0.004824162" calcext:value-type="float">
            <text:p>-0.004824162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0.1954501" calcext:value-type="float">
            <text:p>0.195450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8652" calcext:value-type="float">
            <text:p>-0.6618652</text:p>
          </table:table-cell>
          <table:table-cell office:value-type="float" office:value="-0.1191406" calcext:value-type="float">
            <text:p>-0.1191406</text:p>
          </table:table-cell>
          <table:table-cell office:value-type="float" office:value="0.8764648" calcext:value-type="float">
            <text:p>0.8764648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-0.09193897" calcext:value-type="float">
            <text:p>-0.09193897</text:p>
          </table:table-cell>
          <table:table-cell office:value-type="float" office:value="-0.1161829" calcext:value-type="float">
            <text:p>-0.1161829</text:p>
          </table:table-cell>
          <table:table-cell office:value-type="float" office:value="0.02964886" calcext:value-type="float">
            <text:p>0.029648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66748" calcext:value-type="float">
            <text:p>-0.166748</text:p>
          </table:table-cell>
          <table:table-cell office:value-type="float" office:value="0.4179688" calcext:value-type="float">
            <text:p>0.4179688</text:p>
          </table:table-cell>
          <table:table-cell office:value-type="float" office:value="-3.740458" calcext:value-type="float">
            <text:p>-3.740458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-0.2476323" calcext:value-type="float">
            <text:p>-0.2476323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0.03957152" calcext:value-type="float">
            <text:p>0.039571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347656" calcext:value-type="float">
            <text:p>-0.06347656</text:p>
          </table:table-cell>
          <table:table-cell office:value-type="float" office:value="0.9731445" calcext:value-type="float">
            <text:p>0.9731445</text:p>
          </table:table-cell>
          <table:table-cell office:value-type="float" office:value="0.1240234" calcext:value-type="float">
            <text:p>0.1240234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679389" calcext:value-type="float">
            <text:p>-1.679389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08116007" calcext:value-type="float">
            <text:p>-0.08116007</text:p>
          </table:table-cell>
          <table:table-cell office:value-type="float" office:value="0.1718769" calcext:value-type="float">
            <text:p>0.1718769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7949" calcext:value-type="float">
            <text:p>-0.6647949</text:p>
          </table:table-cell>
          <table:table-cell office:value-type="float" office:value="-0.1218262" calcext:value-type="float">
            <text:p>-0.1218262</text:p>
          </table:table-cell>
          <table:table-cell office:value-type="float" office:value="0.8779297" calcext:value-type="float">
            <text:p>0.8779297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-0.01615267" calcext:value-type="float">
            <text:p>-0.016152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6074" calcext:value-type="float">
            <text:p>0.2976074</text:p>
          </table:table-cell>
          <table:table-cell office:value-type="float" office:value="-0.171875" calcext:value-type="float">
            <text:p>-0.171875</text:p>
          </table:table-cell>
          <table:table-cell office:value-type="float" office:value="0.4301758" calcext:value-type="float">
            <text:p>0.4301758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0.2872369" calcext:value-type="float">
            <text:p>0.2872369</text:p>
          </table:table-cell>
          <table:table-cell office:value-type="float" office:value="-0.03676414" calcext:value-type="float">
            <text:p>-0.0367641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519531" calcext:value-type="float">
            <text:p>-0.07519531</text:p>
          </table:table-cell>
          <table:table-cell office:value-type="float" office:value="0.980957" calcext:value-type="float">
            <text:p>0.980957</text:p>
          </table:table-cell>
          <table:table-cell office:value-type="float" office:value="0.1364746" calcext:value-type="float">
            <text:p>0.1364746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-0.0964272" calcext:value-type="float">
            <text:p>-0.0964272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0.1649157" calcext:value-type="float">
            <text:p>0.164915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3535" calcext:value-type="float">
            <text:p>-0.6623535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745117" calcext:value-type="float">
            <text:p>0.8745117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704102" calcext:value-type="float">
            <text:p>-0.1704102</text:p>
          </table:table-cell>
          <table:table-cell office:value-type="float" office:value="0.418457" calcext:value-type="float">
            <text:p>0.418457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73047" calcext:value-type="float">
            <text:p>-0.07373047</text:p>
          </table:table-cell>
          <table:table-cell office:value-type="float" office:value="0.9731445" calcext:value-type="float">
            <text:p>0.9731445</text:p>
          </table:table-cell>
          <table:table-cell office:value-type="float" office:value="0.1345215" calcext:value-type="float">
            <text:p>0.1345215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740458" calcext:value-type="float">
            <text:p>-1.740458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0.1108083" calcext:value-type="float">
            <text:p>0.1108083</text:p>
          </table:table-cell>
          <table:table-cell office:value-type="float" office:value="0.1496485" calcext:value-type="float">
            <text:p>0.149648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7949" calcext:value-type="float">
            <text:p>-0.6647949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737793" calcext:value-type="float">
            <text:p>0.8737793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-0.2290076" calcext:value-type="float">
            <text:p>-0.2290076</text:p>
          </table:table-cell>
          <table:table-cell office:value-type="float" office:value="0.1218015" calcext:value-type="float">
            <text:p>0.1218015</text:p>
          </table:table-cell>
          <table:table-cell office:value-type="float" office:value="-0.1467172" calcext:value-type="float">
            <text:p>-0.1467172</text:p>
          </table:table-cell>
          <table:table-cell office:value-type="float" office:value="-0.1535572" calcext:value-type="float">
            <text:p>-0.15355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15137" calcext:value-type="float">
            <text:p>0.3015137</text:p>
          </table:table-cell>
          <table:table-cell office:value-type="float" office:value="-0.1721191" calcext:value-type="float">
            <text:p>-0.1721191</text:p>
          </table:table-cell>
          <table:table-cell office:value-type="float" office:value="0.4194336" calcext:value-type="float">
            <text:p>0.4194336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641602" calcext:value-type="float">
            <text:p>-0.07641602</text:p>
          </table:table-cell>
          <table:table-cell office:value-type="float" office:value="0.9714355" calcext:value-type="float">
            <text:p>0.9714355</text:p>
          </table:table-cell>
          <table:table-cell office:value-type="float" office:value="0.1259766" calcext:value-type="float">
            <text:p>0.1259766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-0.1404278" calcext:value-type="float">
            <text:p>-0.140427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69824" calcext:value-type="float">
            <text:p>-0.6569824</text:p>
          </table:table-cell>
          <table:table-cell office:value-type="float" office:value="-0.1254883" calcext:value-type="float">
            <text:p>-0.1254883</text:p>
          </table:table-cell>
          <table:table-cell office:value-type="float" office:value="0.8771973" calcext:value-type="float">
            <text:p>0.8771973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0.1517863" calcext:value-type="float">
            <text:p>0.15178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689453" calcext:value-type="float">
            <text:p>-0.1689453</text:p>
          </table:table-cell>
          <table:table-cell office:value-type="float" office:value="0.4301758" calcext:value-type="float">
            <text:p>0.4301758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-0.1707783" calcext:value-type="float">
            <text:p>-0.1707783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177734" calcext:value-type="float">
            <text:p>-0.07177734</text:p>
          </table:table-cell>
          <table:table-cell office:value-type="float" office:value="0.9719238" calcext:value-type="float">
            <text:p>0.9719238</text:p>
          </table:table-cell>
          <table:table-cell office:value-type="float" office:value="0.1384277" calcext:value-type="float">
            <text:p>0.1384277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06500673" calcext:value-type="float">
            <text:p>0.06500673</text:p>
          </table:table-cell>
          <table:table-cell office:value-type="float" office:value="-0.155695" calcext:value-type="float">
            <text:p>-0.15569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377" calcext:value-type="float">
            <text:p>-0.661377</text:p>
          </table:table-cell>
          <table:table-cell office:value-type="float" office:value="-0.1113281" calcext:value-type="float">
            <text:p>-0.1113281</text:p>
          </table:table-cell>
          <table:table-cell office:value-type="float" office:value="0.8657227" calcext:value-type="float">
            <text:p>0.8657227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-0.07667184" calcext:value-type="float">
            <text:p>-0.07667184</text:p>
          </table:table-cell>
          <table:table-cell office:value-type="float" office:value="0.128092" calcext:value-type="float">
            <text:p>0.128092</text:p>
          </table:table-cell>
          <table:table-cell office:value-type="float" office:value="-0.06195419" calcext:value-type="float">
            <text:p>-0.061954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3633" calcext:value-type="float">
            <text:p>0.2973633</text:p>
          </table:table-cell>
          <table:table-cell office:value-type="float" office:value="-0.1564941" calcext:value-type="float">
            <text:p>-0.1564941</text:p>
          </table:table-cell>
          <table:table-cell office:value-type="float" office:value="0.4250488" calcext:value-type="float">
            <text:p>0.4250488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07969332" calcext:value-type="float">
            <text:p>-0.07969332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99805" calcext:value-type="float">
            <text:p>-0.07299805</text:p>
          </table:table-cell>
          <table:table-cell office:value-type="float" office:value="0.9702148" calcext:value-type="float">
            <text:p>0.9702148</text:p>
          </table:table-cell>
          <table:table-cell office:value-type="float" office:value="0.1308594" calcext:value-type="float">
            <text:p>0.1308594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-0.004824162" calcext:value-type="float">
            <text:p>-0.004824162</text:p>
          </table:table-cell>
          <table:table-cell office:value-type="float" office:value="0.06500673" calcext:value-type="float">
            <text:p>0.06500673</text:p>
          </table:table-cell>
          <table:table-cell office:value-type="float" office:value="-0.09462631" calcext:value-type="float">
            <text:p>-0.0946263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0859" calcext:value-type="float">
            <text:p>-0.6630859</text:p>
          </table:table-cell>
          <table:table-cell office:value-type="float" office:value="-0.1220703" calcext:value-type="float">
            <text:p>-0.1220703</text:p>
          </table:table-cell>
          <table:table-cell office:value-type="float" office:value="0.8776855" calcext:value-type="float">
            <text:p>0.8776855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-0.07667184" calcext:value-type="float">
            <text:p>-0.07667184</text:p>
          </table:table-cell>
          <table:table-cell office:value-type="float" office:value="-0.00931263" calcext:value-type="float">
            <text:p>-0.00931263</text:p>
          </table:table-cell>
          <table:table-cell office:value-type="float" office:value="-0.0008854866" calcext:value-type="float">
            <text:p>-0.00088548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665039" calcext:value-type="float">
            <text:p>-0.1665039</text:p>
          </table:table-cell>
          <table:table-cell office:value-type="float" office:value="0.4282227" calcext:value-type="float">
            <text:p>0.4282227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0.08876371" calcext:value-type="float">
            <text:p>0.08876371</text:p>
          </table:table-cell>
          <table:table-cell office:value-type="float" office:value="-0.1283672" calcext:value-type="float">
            <text:p>-0.128367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97461" calcext:value-type="float">
            <text:p>-0.07397461</text:p>
          </table:table-cell>
          <table:table-cell office:value-type="float" office:value="0.9677734" calcext:value-type="float">
            <text:p>0.9677734</text:p>
          </table:table-cell>
          <table:table-cell office:value-type="float" office:value="0.123291" calcext:value-type="float">
            <text:p>0.123291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1181993" calcext:value-type="float">
            <text:p>-0.1181993</text:p>
          </table:table-cell>
          <table:table-cell office:value-type="float" office:value="0.1649157" calcext:value-type="float">
            <text:p>0.164915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77246" calcext:value-type="float">
            <text:p>-0.6677246</text:p>
          </table:table-cell>
          <table:table-cell office:value-type="float" office:value="-0.1230469" calcext:value-type="float">
            <text:p>-0.1230469</text:p>
          </table:table-cell>
          <table:table-cell office:value-type="float" office:value="0.8745117" calcext:value-type="float">
            <text:p>0.8745117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-0.00931263" calcext:value-type="float">
            <text:p>-0.00931263</text:p>
          </table:table-cell>
          <table:table-cell office:value-type="float" office:value="0.04491604" calcext:value-type="float">
            <text:p>0.044916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115234" calcext:value-type="float">
            <text:p>0.3115234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338379" calcext:value-type="float">
            <text:p>0.4338379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26563" calcext:value-type="float">
            <text:p>-0.07226563</text:p>
          </table:table-cell>
          <table:table-cell office:value-type="float" office:value="0.9741211" calcext:value-type="float">
            <text:p>0.9741211</text:p>
          </table:table-cell>
          <table:table-cell office:value-type="float" office:value="0.1247559" calcext:value-type="float">
            <text:p>0.1247559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0.08857977" calcext:value-type="float">
            <text:p>0.0885797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6445" calcext:value-type="float">
            <text:p>-0.6606445</text:p>
          </table:table-cell>
          <table:table-cell office:value-type="float" office:value="-0.1240234" calcext:value-type="float">
            <text:p>-0.1240234</text:p>
          </table:table-cell>
          <table:table-cell office:value-type="float" office:value="0.8859863" calcext:value-type="float">
            <text:p>0.8859863</text:p>
          </table:table-cell>
          <table:table-cell office:value-type="float" office:value="-0.9465649" calcext:value-type="float">
            <text:p>-0.9465649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3.89313" calcext:value-type="float">
            <text:p>3.89313</text:p>
          </table:table-cell>
          <table:table-cell office:value-type="float" office:value="0.2286717" calcext:value-type="float">
            <text:p>0.2286717</text:p>
          </table:table-cell>
          <table:table-cell office:value-type="float" office:value="-0.1467172" calcext:value-type="float">
            <text:p>-0.1467172</text:p>
          </table:table-cell>
          <table:table-cell office:value-type="float" office:value="3.96858" calcext:value-type="float">
            <text:p>3.968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37109" calcext:value-type="float">
            <text:p>0.3037109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182129" calcext:value-type="float">
            <text:p>0.4182129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19084" calcext:value-type="float">
            <text:p>-3.19084</text:p>
          </table:table-cell>
          <table:table-cell office:value-type="float" office:value="-0.04915905" calcext:value-type="float">
            <text:p>-0.04915905</text:p>
          </table:table-cell>
          <table:table-cell office:value-type="float" office:value="-0.09444242" calcext:value-type="float">
            <text:p>-0.09444242</text:p>
          </table:table-cell>
          <table:table-cell office:value-type="float" office:value="0.2838464" calcext:value-type="float">
            <text:p>0.28384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50977" calcext:value-type="float">
            <text:p>-0.07250977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242676" calcext:value-type="float">
            <text:p>0.1242676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-0.0964272" calcext:value-type="float">
            <text:p>-0.0964272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5273" calcext:value-type="float">
            <text:p>-0.6655273</text:p>
          </table:table-cell>
          <table:table-cell office:value-type="float" office:value="-0.1223145" calcext:value-type="float">
            <text:p>-0.1223145</text:p>
          </table:table-cell>
          <table:table-cell office:value-type="float" office:value="0.8771973" calcext:value-type="float">
            <text:p>0.8771973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7328244" calcext:value-type="float">
            <text:p>0.7328244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-0.13145" calcext:value-type="float">
            <text:p>-0.13145</text:p>
          </table:table-cell>
          <table:table-cell office:value-type="float" office:value="0.1517863" calcext:value-type="float">
            <text:p>0.15178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3633" calcext:value-type="float">
            <text:p>0.2973633</text:p>
          </table:table-cell>
          <table:table-cell office:value-type="float" office:value="-0.1721191" calcext:value-type="float">
            <text:p>-0.1721191</text:p>
          </table:table-cell>
          <table:table-cell office:value-type="float" office:value="0.4216309" calcext:value-type="float">
            <text:p>0.4216309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0.07349658" calcext:value-type="float">
            <text:p>0.07349658</text:p>
          </table:table-cell>
          <table:table-cell office:value-type="float" office:value="-0.1283672" calcext:value-type="float">
            <text:p>-0.128367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06836" calcext:value-type="float">
            <text:p>-0.07006836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359863" calcext:value-type="float">
            <text:p>0.1359863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0.08857977" calcext:value-type="float">
            <text:p>0.0885797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9922" calcext:value-type="float">
            <text:p>-0.6669922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735352" calcext:value-type="float">
            <text:p>0.8735352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-0.04613745" calcext:value-type="float">
            <text:p>-0.04613745</text:p>
          </table:table-cell>
          <table:table-cell office:value-type="float" office:value="0.03648889" calcext:value-type="float">
            <text:p>0.03648889</text:p>
          </table:table-cell>
          <table:table-cell office:value-type="float" office:value="-0.03141984" calcext:value-type="float">
            <text:p>-0.031419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6309" calcext:value-type="float">
            <text:p>0.2966309</text:p>
          </table:table-cell>
          <table:table-cell office:value-type="float" office:value="-0.1730957" calcext:value-type="float">
            <text:p>-0.1730957</text:p>
          </table:table-cell>
          <table:table-cell office:value-type="float" office:value="0.4145508" calcext:value-type="float">
            <text:p>0.4145508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0.3177713" calcext:value-type="float">
            <text:p>0.3177713</text:p>
          </table:table-cell>
          <table:table-cell office:value-type="float" office:value="0.1159074" calcext:value-type="float">
            <text:p>0.115907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470703" calcext:value-type="float">
            <text:p>-0.07470703</text:p>
          </table:table-cell>
          <table:table-cell office:value-type="float" office:value="0.9821777" calcext:value-type="float">
            <text:p>0.9821777</text:p>
          </table:table-cell>
          <table:table-cell office:value-type="float" office:value="0.1345215" calcext:value-type="float">
            <text:p>0.1345215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740458" calcext:value-type="float">
            <text:p>-1.740458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-0.02009153" calcext:value-type="float">
            <text:p>-0.02009153</text:p>
          </table:table-cell>
          <table:table-cell office:value-type="float" office:value="0.1108083" calcext:value-type="float">
            <text:p>0.1108083</text:p>
          </table:table-cell>
          <table:table-cell office:value-type="float" office:value="-0.04882479" calcext:value-type="float">
            <text:p>-0.0488247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7949" calcext:value-type="float">
            <text:p>-0.6647949</text:p>
          </table:table-cell>
          <table:table-cell office:value-type="float" office:value="-0.1247559" calcext:value-type="float">
            <text:p>-0.1247559</text:p>
          </table:table-cell>
          <table:table-cell office:value-type="float" office:value="0.873291" calcext:value-type="float">
            <text:p>0.873291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-0.06140459" calcext:value-type="float">
            <text:p>-0.06140459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221191" calcext:value-type="float">
            <text:p>0.4221191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-0.09783292" calcext:value-type="float">
            <text:p>-0.0978329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3125" calcext:value-type="float">
            <text:p>-0.0703125</text:p>
          </table:table-cell>
          <table:table-cell office:value-type="float" office:value="0.9685059" calcext:value-type="float">
            <text:p>0.9685059</text:p>
          </table:table-cell>
          <table:table-cell office:value-type="float" office:value="0.1352539" calcext:value-type="float">
            <text:p>0.1352539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1631147" calcext:value-type="float">
            <text:p>0.1631147</text:p>
          </table:table-cell>
          <table:table-cell office:value-type="float" office:value="0.06500673" calcext:value-type="float">
            <text:p>0.06500673</text:p>
          </table:table-cell>
          <table:table-cell office:value-type="float" office:value="0.05804551" calcext:value-type="float">
            <text:p>0.0580455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1094" calcext:value-type="float">
            <text:p>-0.6621094</text:p>
          </table:table-cell>
          <table:table-cell office:value-type="float" office:value="-0.1240234" calcext:value-type="float">
            <text:p>-0.1240234</text:p>
          </table:table-cell>
          <table:table-cell office:value-type="float" office:value="0.8747559" calcext:value-type="float">
            <text:p>0.8747559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2748091" calcext:value-type="float">
            <text:p>-0.2748091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-0.1993588" calcext:value-type="float">
            <text:p>-0.19935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5605" calcext:value-type="float">
            <text:p>0.2995605</text:p>
          </table:table-cell>
          <table:table-cell office:value-type="float" office:value="-0.1740723" calcext:value-type="float">
            <text:p>-0.1740723</text:p>
          </table:table-cell>
          <table:table-cell office:value-type="float" office:value="0.4213867" calcext:value-type="float">
            <text:p>0.4213867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-0.125495" calcext:value-type="float">
            <text:p>-0.125495</text:p>
          </table:table-cell>
          <table:table-cell office:value-type="float" office:value="0.07349658" calcext:value-type="float">
            <text:p>0.07349658</text:p>
          </table:table-cell>
          <table:table-cell office:value-type="float" office:value="0.2075105" calcext:value-type="float">
            <text:p>0.20751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02148" calcext:value-type="float">
            <text:p>-0.07202148</text:p>
          </table:table-cell>
          <table:table-cell office:value-type="float" office:value="0.9768066" calcext:value-type="float">
            <text:p>0.9768066</text:p>
          </table:table-cell>
          <table:table-cell office:value-type="float" office:value="0.1350098" calcext:value-type="float">
            <text:p>0.1350098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02009153" calcext:value-type="float">
            <text:p>-0.02009153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91895" calcext:value-type="float">
            <text:p>-0.6691895</text:p>
          </table:table-cell>
          <table:table-cell office:value-type="float" office:value="-0.1225586" calcext:value-type="float">
            <text:p>-0.1225586</text:p>
          </table:table-cell>
          <table:table-cell office:value-type="float" office:value="0.8774414" calcext:value-type="float">
            <text:p>0.8774414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0.1984733" calcext:value-type="float">
            <text:p>-0.1984733</text:p>
          </table:table-cell>
          <table:table-cell office:value-type="float" office:value="0.03019845" calcext:value-type="float">
            <text:p>0.03019845</text:p>
          </table:table-cell>
          <table:table-cell office:value-type="float" office:value="-0.07038128" calcext:value-type="float">
            <text:p>-0.07038128</text:p>
          </table:table-cell>
          <table:table-cell office:value-type="float" office:value="-0.1230229" calcext:value-type="float">
            <text:p>-0.12302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166" calcext:value-type="float">
            <text:p>0.295166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236641" calcext:value-type="float">
            <text:p>-3.236641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0.238045" calcext:value-type="float">
            <text:p>0.23804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616211" calcext:value-type="float">
            <text:p>-0.06616211</text:p>
          </table:table-cell>
          <table:table-cell office:value-type="float" office:value="0.9702148" calcext:value-type="float">
            <text:p>0.9702148</text:p>
          </table:table-cell>
          <table:table-cell office:value-type="float" office:value="0.1345215" calcext:value-type="float">
            <text:p>0.1345215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0.07151163" calcext:value-type="float">
            <text:p>0.07151163</text:p>
          </table:table-cell>
          <table:table-cell office:value-type="float" office:value="-0.179268" calcext:value-type="float">
            <text:p>-0.179268</text:p>
          </table:table-cell>
          <table:table-cell office:value-type="float" office:value="0.08857977" calcext:value-type="float">
            <text:p>0.0885797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0391" calcext:value-type="float">
            <text:p>-0.6650391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718262" calcext:value-type="float">
            <text:p>0.8718262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89313" calcext:value-type="float">
            <text:p>-3.89313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-0.07038128" calcext:value-type="float">
            <text:p>-0.07038128</text:p>
          </table:table-cell>
          <table:table-cell office:value-type="float" office:value="-3.817679" calcext:value-type="float">
            <text:p>-3.8176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833496" calcext:value-type="float">
            <text:p>-0.1833496</text:p>
          </table:table-cell>
          <table:table-cell office:value-type="float" office:value="0.4118652" calcext:value-type="float">
            <text:p>0.4118652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1645815" calcext:value-type="float">
            <text:p>0.1645815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-0.1283672" calcext:value-type="float">
            <text:p>-0.128367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543945" calcext:value-type="float">
            <text:p>-0.07543945</text:p>
          </table:table-cell>
          <table:table-cell office:value-type="float" office:value="0.967041" calcext:value-type="float">
            <text:p>0.967041</text:p>
          </table:table-cell>
          <table:table-cell office:value-type="float" office:value="0.1335449" calcext:value-type="float">
            <text:p>0.1335449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-0.09462631" calcext:value-type="float">
            <text:p>-0.0946263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3066" calcext:value-type="float">
            <text:p>-0.6643066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752441" calcext:value-type="float">
            <text:p>0.8752441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6412213" calcext:value-type="float">
            <text:p>0.6412213</text:p>
          </table:table-cell>
          <table:table-cell office:value-type="float" office:value="-3.877863" calcext:value-type="float">
            <text:p>-3.877863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-0.2230531" calcext:value-type="float">
            <text:p>-0.2230531</text:p>
          </table:table-cell>
          <table:table-cell office:value-type="float" office:value="-3.802412" calcext:value-type="float">
            <text:p>-3.8024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-0.1672363" calcext:value-type="float">
            <text:p>-0.1672363</text:p>
          </table:table-cell>
          <table:table-cell office:value-type="float" office:value="0.4172363" calcext:value-type="float">
            <text:p>0.4172363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114504" calcext:value-type="float">
            <text:p>-3.114504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0.3601823" calcext:value-type="float">
            <text:p>0.360182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75391" calcext:value-type="float">
            <text:p>-0.07275391</text:p>
          </table:table-cell>
          <table:table-cell office:value-type="float" office:value="0.972168" calcext:value-type="float">
            <text:p>0.972168</text:p>
          </table:table-cell>
          <table:table-cell office:value-type="float" office:value="0.1303711" calcext:value-type="float">
            <text:p>0.1303711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0.06500673" calcext:value-type="float">
            <text:p>0.06500673</text:p>
          </table:table-cell>
          <table:table-cell office:value-type="float" office:value="0.1496485" calcext:value-type="float">
            <text:p>0.149648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8652" calcext:value-type="float">
            <text:p>-0.6618652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823242" calcext:value-type="float">
            <text:p>0.8823242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847328" calcext:value-type="float">
            <text:p>-3.847328</text:p>
          </table:table-cell>
          <table:table-cell office:value-type="float" office:value="-0.09193897" calcext:value-type="float">
            <text:p>-0.09193897</text:p>
          </table:table-cell>
          <table:table-cell office:value-type="float" office:value="-0.07038128" calcext:value-type="float">
            <text:p>-0.07038128</text:p>
          </table:table-cell>
          <table:table-cell office:value-type="float" office:value="-3.771878" calcext:value-type="float">
            <text:p>-3.7718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4102" calcext:value-type="float">
            <text:p>0.2954102</text:p>
          </table:table-cell>
          <table:table-cell office:value-type="float" office:value="-0.1679688" calcext:value-type="float">
            <text:p>-0.1679688</text:p>
          </table:table-cell>
          <table:table-cell office:value-type="float" office:value="0.4191895" calcext:value-type="float">
            <text:p>0.4191895</text:p>
          </table:table-cell>
          <table:table-cell office:value-type="float" office:value="-3.709924" calcext:value-type="float">
            <text:p>-3.709924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-0.217098" calcext:value-type="float">
            <text:p>-0.217098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104492" calcext:value-type="float">
            <text:p>-0.07104492</text:p>
          </table:table-cell>
          <table:table-cell office:value-type="float" office:value="0.9665527" calcext:value-type="float">
            <text:p>0.9665527</text:p>
          </table:table-cell>
          <table:table-cell office:value-type="float" office:value="0.1254883" calcext:value-type="float">
            <text:p>0.1254883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0.08116007" calcext:value-type="float">
            <text:p>-0.08116007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-0.2014965" calcext:value-type="float">
            <text:p>-0.201496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5977" calcext:value-type="float">
            <text:p>-0.6625977</text:p>
          </table:table-cell>
          <table:table-cell office:value-type="float" office:value="-0.1237793" calcext:value-type="float">
            <text:p>-0.1237793</text:p>
          </table:table-cell>
          <table:table-cell office:value-type="float" office:value="0.864502" calcext:value-type="float">
            <text:p>0.864502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3.89313" calcext:value-type="float">
            <text:p>3.89313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-0.1009157" calcext:value-type="float">
            <text:p>-0.1009157</text:p>
          </table:table-cell>
          <table:table-cell office:value-type="float" office:value="3.96858" calcext:value-type="float">
            <text:p>3.968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-0.1691895" calcext:value-type="float">
            <text:p>-0.1691895</text:p>
          </table:table-cell>
          <table:table-cell office:value-type="float" office:value="0.4230957" calcext:value-type="float">
            <text:p>0.4230957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0.08537316" calcext:value-type="float">
            <text:p>0.0853731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55664" calcext:value-type="float">
            <text:p>-0.07055664</text:p>
          </table:table-cell>
          <table:table-cell office:value-type="float" office:value="0.972168" calcext:value-type="float">
            <text:p>0.972168</text:p>
          </table:table-cell>
          <table:table-cell office:value-type="float" office:value="0.1350098" calcext:value-type="float">
            <text:p>0.1350098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0.05804551" calcext:value-type="float">
            <text:p>0.0580455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2598" calcext:value-type="float">
            <text:p>-0.6662598</text:p>
          </table:table-cell>
          <table:table-cell office:value-type="float" office:value="-0.1271973" calcext:value-type="float">
            <text:p>-0.1271973</text:p>
          </table:table-cell>
          <table:table-cell office:value-type="float" office:value="0.8737793" calcext:value-type="float">
            <text:p>0.8737793</text:p>
          </table:table-cell>
          <table:table-cell office:value-type="float" office:value="-0.9312977" calcext:value-type="float">
            <text:p>-0.9312977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2439389" calcext:value-type="float">
            <text:p>0.2439389</text:p>
          </table:table-cell>
          <table:table-cell office:value-type="float" office:value="0.08229047" calcext:value-type="float">
            <text:p>0.08229047</text:p>
          </table:table-cell>
          <table:table-cell office:value-type="float" office:value="-0.04668701" calcext:value-type="float">
            <text:p>-0.046687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32129" calcext:value-type="float">
            <text:p>0.2932129</text:p>
          </table:table-cell>
          <table:table-cell office:value-type="float" office:value="-0.1745605" calcext:value-type="float">
            <text:p>-0.1745605</text:p>
          </table:table-cell>
          <table:table-cell office:value-type="float" office:value="0.4211426" calcext:value-type="float">
            <text:p>0.4211426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-0.1712964" calcext:value-type="float">
            <text:p>-0.1712964</text:p>
          </table:table-cell>
          <table:table-cell office:value-type="float" office:value="0.08876371" calcext:value-type="float">
            <text:p>0.08876371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99805" calcext:value-type="float">
            <text:p>-0.07299805</text:p>
          </table:table-cell>
          <table:table-cell office:value-type="float" office:value="0.9611816" calcext:value-type="float">
            <text:p>0.9611816</text:p>
          </table:table-cell>
          <table:table-cell office:value-type="float" office:value="0.1318359" calcext:value-type="float">
            <text:p>0.1318359</text:p>
          </table:table-cell>
          <table:table-cell office:value-type="float" office:value="-2" calcext:value-type="float">
            <text:p>-2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0.02571011" calcext:value-type="float">
            <text:p>0.02571011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-0.2930995" calcext:value-type="float">
            <text:p>-0.293099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55176" calcext:value-type="float">
            <text:p>-0.6555176</text:p>
          </table:table-cell>
          <table:table-cell office:value-type="float" office:value="-0.1259766" calcext:value-type="float">
            <text:p>-0.1259766</text:p>
          </table:table-cell>
          <table:table-cell office:value-type="float" office:value="0.8742676" calcext:value-type="float">
            <text:p>0.8742676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-0.09193897" calcext:value-type="float">
            <text:p>-0.09193897</text:p>
          </table:table-cell>
          <table:table-cell office:value-type="float" office:value="-0.05511415" calcext:value-type="float">
            <text:p>-0.05511415</text:p>
          </table:table-cell>
          <table:table-cell office:value-type="float" office:value="-0.1077557" calcext:value-type="float">
            <text:p>-0.10775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1191" calcext:value-type="float">
            <text:p>0.2971191</text:p>
          </table:table-cell>
          <table:table-cell office:value-type="float" office:value="-0.1691895" calcext:value-type="float">
            <text:p>-0.1691895</text:p>
          </table:table-cell>
          <table:table-cell office:value-type="float" office:value="0.4191895" calcext:value-type="float">
            <text:p>0.4191895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1951158" calcext:value-type="float">
            <text:p>0.1951158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1283672" calcext:value-type="float">
            <text:p>-0.128367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519531" calcext:value-type="float">
            <text:p>-0.07519531</text:p>
          </table:table-cell>
          <table:table-cell office:value-type="float" office:value="0.9672852" calcext:value-type="float">
            <text:p>0.9672852</text:p>
          </table:table-cell>
          <table:table-cell office:value-type="float" office:value="0.1235352" calcext:value-type="float">
            <text:p>0.1235352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0.1325803" calcext:value-type="float">
            <text:p>0.1325803</text:p>
          </table:table-cell>
          <table:table-cell office:value-type="float" office:value="-0.1029322" calcext:value-type="float">
            <text:p>-0.1029322</text:p>
          </table:table-cell>
          <table:table-cell office:value-type="float" office:value="0.1649157" calcext:value-type="float">
            <text:p>0.164915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5977" calcext:value-type="float">
            <text:p>-0.6625977</text:p>
          </table:table-cell>
          <table:table-cell office:value-type="float" office:value="-0.1228027" calcext:value-type="float">
            <text:p>-0.1228027</text:p>
          </table:table-cell>
          <table:table-cell office:value-type="float" office:value="0.8720703" calcext:value-type="float">
            <text:p>0.8720703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3.89313" calcext:value-type="float">
            <text:p>3.89313</text:p>
          </table:table-cell>
          <table:table-cell office:value-type="float" office:value="-0.04613745" calcext:value-type="float">
            <text:p>-0.04613745</text:p>
          </table:table-cell>
          <table:table-cell office:value-type="float" office:value="0.1586264" calcext:value-type="float">
            <text:p>0.1586264</text:p>
          </table:table-cell>
          <table:table-cell office:value-type="float" office:value="3.96858" calcext:value-type="float">
            <text:p>3.968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8516" calcext:value-type="float">
            <text:p>0.2978516</text:p>
          </table:table-cell>
          <table:table-cell office:value-type="float" office:value="-0.1740723" calcext:value-type="float">
            <text:p>-0.1740723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134047" calcext:value-type="float">
            <text:p>0.134047</text:p>
          </table:table-cell>
          <table:table-cell office:value-type="float" office:value="0.2109011" calcext:value-type="float">
            <text:p>0.2109011</text:p>
          </table:table-cell>
          <table:table-cell office:value-type="float" office:value="-0.1283672" calcext:value-type="float">
            <text:p>-0.128367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518555" calcext:value-type="float">
            <text:p>-0.06518555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279297" calcext:value-type="float">
            <text:p>0.1279297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94238" calcext:value-type="float">
            <text:p>-0.6594238</text:p>
          </table:table-cell>
          <table:table-cell office:value-type="float" office:value="-0.1230469" calcext:value-type="float">
            <text:p>-0.1230469</text:p>
          </table:table-cell>
          <table:table-cell office:value-type="float" office:value="0.8605957" calcext:value-type="float">
            <text:p>0.8605957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0.1221374" calcext:value-type="float">
            <text:p>0.1221374</text:p>
          </table:table-cell>
          <table:table-cell office:value-type="float" office:value="-0.1377405" calcext:value-type="float">
            <text:p>-0.1377405</text:p>
          </table:table-cell>
          <table:table-cell office:value-type="float" office:value="0.06702328" calcext:value-type="float">
            <text:p>0.06702328</text:p>
          </table:table-cell>
          <table:table-cell office:value-type="float" office:value="0.1975878" calcext:value-type="float">
            <text:p>0.19758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7813" calcext:value-type="float">
            <text:p>0.3007813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191895" calcext:value-type="float">
            <text:p>0.4191895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755725" calcext:value-type="float">
            <text:p>-3.755725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-0.1097096" calcext:value-type="float">
            <text:p>-0.1097096</text:p>
          </table:table-cell>
          <table:table-cell office:value-type="float" office:value="-0.281039" calcext:value-type="float">
            <text:p>-0.28103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421875" calcext:value-type="float">
            <text:p>-0.07421875</text:p>
          </table:table-cell>
          <table:table-cell office:value-type="float" office:value="0.9770508" calcext:value-type="float">
            <text:p>0.9770508</text:p>
          </table:table-cell>
          <table:table-cell office:value-type="float" office:value="0.1345215" calcext:value-type="float">
            <text:p>0.1345215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-0.1269617" calcext:value-type="float">
            <text:p>-0.1269617</text:p>
          </table:table-cell>
          <table:table-cell office:value-type="float" office:value="-0.1181993" calcext:value-type="float">
            <text:p>-0.1181993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74805" calcext:value-type="float">
            <text:p>-0.6674805</text:p>
          </table:table-cell>
          <table:table-cell office:value-type="float" office:value="-0.1203613" calcext:value-type="float">
            <text:p>-0.1203613</text:p>
          </table:table-cell>
          <table:table-cell office:value-type="float" office:value="0.8706055" calcext:value-type="float">
            <text:p>0.8706055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0.0975576" calcext:value-type="float">
            <text:p>0.0975576</text:p>
          </table:table-cell>
          <table:table-cell office:value-type="float" office:value="0.1059847" calcext:value-type="float">
            <text:p>0.10598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12695" calcext:value-type="float">
            <text:p>0.3012695</text:p>
          </table:table-cell>
          <table:table-cell office:value-type="float" office:value="-0.1740723" calcext:value-type="float">
            <text:p>-0.1740723</text:p>
          </table:table-cell>
          <table:table-cell office:value-type="float" office:value="0.4309082" calcext:value-type="float">
            <text:p>0.4309082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134047" calcext:value-type="float">
            <text:p>0.134047</text:p>
          </table:table-cell>
          <table:table-cell office:value-type="float" office:value="-0.09444242" calcext:value-type="float">
            <text:p>-0.09444242</text:p>
          </table:table-cell>
          <table:table-cell office:value-type="float" office:value="-0.09783292" calcext:value-type="float">
            <text:p>-0.0978329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8125" calcext:value-type="float">
            <text:p>-0.078125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364746" calcext:value-type="float">
            <text:p>0.1364746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7715" calcext:value-type="float">
            <text:p>-0.6657715</text:p>
          </table:table-cell>
          <table:table-cell office:value-type="float" office:value="-0.1269531" calcext:value-type="float">
            <text:p>-0.1269531</text:p>
          </table:table-cell>
          <table:table-cell office:value-type="float" office:value="0.8757324" calcext:value-type="float">
            <text:p>0.8757324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1370686" calcext:value-type="float">
            <text:p>0.1370686</text:p>
          </table:table-cell>
          <table:table-cell office:value-type="float" office:value="0.08229047" calcext:value-type="float">
            <text:p>0.08229047</text:p>
          </table:table-cell>
          <table:table-cell office:value-type="float" office:value="0.04491604" calcext:value-type="float">
            <text:p>0.044916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743164" calcext:value-type="float">
            <text:p>-0.1743164</text:p>
          </table:table-cell>
          <table:table-cell office:value-type="float" office:value="0.4255371" calcext:value-type="float">
            <text:p>0.4255371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-0.1097096" calcext:value-type="float">
            <text:p>-0.1097096</text:p>
          </table:table-cell>
          <table:table-cell office:value-type="float" office:value="0.08537316" calcext:value-type="float">
            <text:p>0.0853731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982422" calcext:value-type="float">
            <text:p>-0.06982422</text:p>
          </table:table-cell>
          <table:table-cell office:value-type="float" office:value="0.972168" calcext:value-type="float">
            <text:p>0.972168</text:p>
          </table:table-cell>
          <table:table-cell office:value-type="float" office:value="0.1364746" calcext:value-type="float">
            <text:p>0.1364746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07151163" calcext:value-type="float">
            <text:p>0.07151163</text:p>
          </table:table-cell>
          <table:table-cell office:value-type="float" office:value="0.08027387" calcext:value-type="float">
            <text:p>0.08027387</text:p>
          </table:table-cell>
          <table:table-cell office:value-type="float" office:value="0.05804551" calcext:value-type="float">
            <text:p>0.0580455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67383" calcext:value-type="float">
            <text:p>-0.6567383</text:p>
          </table:table-cell>
          <table:table-cell office:value-type="float" office:value="-0.1213379" calcext:value-type="float">
            <text:p>-0.1213379</text:p>
          </table:table-cell>
          <table:table-cell office:value-type="float" office:value="0.8864746" calcext:value-type="float">
            <text:p>0.8864746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0.3664122" calcext:value-type="float">
            <text:p>0.3664122</text:p>
          </table:table-cell>
          <table:table-cell office:value-type="float" office:value="-0.1377405" calcext:value-type="float">
            <text:p>-0.1377405</text:p>
          </table:table-cell>
          <table:table-cell office:value-type="float" office:value="-0.03984696" calcext:value-type="float">
            <text:p>-0.03984696</text:p>
          </table:table-cell>
          <table:table-cell office:value-type="float" office:value="0.4418626" calcext:value-type="float">
            <text:p>0.44186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0488" calcext:value-type="float">
            <text:p>0.3000488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206543" calcext:value-type="float">
            <text:p>0.4206543</text:p>
          </table:table-cell>
          <table:table-cell office:value-type="float" office:value="-3.206107" calcext:value-type="float">
            <text:p>-3.206107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2867188" calcext:value-type="float">
            <text:p>0.2867188</text:p>
          </table:table-cell>
          <table:table-cell office:value-type="float" office:value="-0.1860455" calcext:value-type="float">
            <text:p>-0.1860455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592773" calcext:value-type="float">
            <text:p>-0.07592773</text:p>
          </table:table-cell>
          <table:table-cell office:value-type="float" office:value="0.9685059" calcext:value-type="float">
            <text:p>0.9685059</text:p>
          </table:table-cell>
          <table:table-cell office:value-type="float" office:value="0.1335449" calcext:value-type="float">
            <text:p>0.1335449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694656" calcext:value-type="float">
            <text:p>-1.694656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-0.08116007" calcext:value-type="float">
            <text:p>-0.08116007</text:p>
          </table:table-cell>
          <table:table-cell office:value-type="float" office:value="0.1566098" calcext:value-type="float">
            <text:p>0.1566098</text:p>
          </table:table-cell>
          <table:table-cell office:value-type="float" office:value="0.05804551" calcext:value-type="float">
            <text:p>0.0580455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3535" calcext:value-type="float">
            <text:p>-0.6623535</text:p>
          </table:table-cell>
          <table:table-cell office:value-type="float" office:value="-0.1240234" calcext:value-type="float">
            <text:p>-0.1240234</text:p>
          </table:table-cell>
          <table:table-cell office:value-type="float" office:value="0.8718262" calcext:value-type="float">
            <text:p>0.8718262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0.09160305" calcext:value-type="float">
            <text:p>0.09160305</text:p>
          </table:table-cell>
          <table:table-cell office:value-type="float" office:value="0.09126711" calcext:value-type="float">
            <text:p>0.09126711</text:p>
          </table:table-cell>
          <table:table-cell office:value-type="float" office:value="-0.03984696" calcext:value-type="float">
            <text:p>-0.03984696</text:p>
          </table:table-cell>
          <table:table-cell office:value-type="float" office:value="0.1670535" calcext:value-type="float">
            <text:p>0.16705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3867" calcext:value-type="float">
            <text:p>0.2963867</text:p>
          </table:table-cell>
          <table:table-cell office:value-type="float" office:value="-0.1750488" calcext:value-type="float">
            <text:p>-0.1750488</text:p>
          </table:table-cell>
          <table:table-cell office:value-type="float" office:value="0.4155273" calcext:value-type="float">
            <text:p>0.4155273</text:p>
          </table:table-cell>
          <table:table-cell office:value-type="float" office:value="-3.251908" calcext:value-type="float">
            <text:p>-3.251908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2409174" calcext:value-type="float">
            <text:p>0.2409174</text:p>
          </table:table-cell>
          <table:table-cell office:value-type="float" office:value="0.2414354" calcext:value-type="float">
            <text:p>0.2414354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3125" calcext:value-type="float">
            <text:p>-0.0703125</text:p>
          </table:table-cell>
          <table:table-cell office:value-type="float" office:value="0.9729004" calcext:value-type="float">
            <text:p>0.9729004</text:p>
          </table:table-cell>
          <table:table-cell office:value-type="float" office:value="0.1237793" calcext:value-type="float">
            <text:p>0.1237793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694656" calcext:value-type="float">
            <text:p>-1.694656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0.1566098" calcext:value-type="float">
            <text:p>0.1566098</text:p>
          </table:table-cell>
          <table:table-cell office:value-type="float" office:value="0.1343813" calcext:value-type="float">
            <text:p>0.134381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4541" calcext:value-type="float">
            <text:p>-0.654541</text:p>
          </table:table-cell>
          <table:table-cell office:value-type="float" office:value="-0.1201172" calcext:value-type="float">
            <text:p>-0.1201172</text:p>
          </table:table-cell>
          <table:table-cell office:value-type="float" office:value="0.8796387" calcext:value-type="float">
            <text:p>0.8796387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0.04491604" calcext:value-type="float">
            <text:p>0.044916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120117" calcext:value-type="float">
            <text:p>0.3120117</text:p>
          </table:table-cell>
          <table:table-cell office:value-type="float" office:value="-0.1669922" calcext:value-type="float">
            <text:p>-0.1669922</text:p>
          </table:table-cell>
          <table:table-cell office:value-type="float" office:value="0.4196777" calcext:value-type="float">
            <text:p>0.4196777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-0.1707783" calcext:value-type="float">
            <text:p>-0.1707783</text:p>
          </table:table-cell>
          <table:table-cell office:value-type="float" office:value="0.03957152" calcext:value-type="float">
            <text:p>0.039571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885742" calcext:value-type="float">
            <text:p>-0.07885742</text:p>
          </table:table-cell>
          <table:table-cell office:value-type="float" office:value="0.9709473" calcext:value-type="float">
            <text:p>0.9709473</text:p>
          </table:table-cell>
          <table:table-cell office:value-type="float" office:value="0.1384277" calcext:value-type="float">
            <text:p>0.1384277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-0.05713069" calcext:value-type="float">
            <text:p>-0.05713069</text:p>
          </table:table-cell>
          <table:table-cell office:value-type="float" office:value="-0.1709622" calcext:value-type="float">
            <text:p>-0.17096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1563" calcext:value-type="float">
            <text:p>-0.6601563</text:p>
          </table:table-cell>
          <table:table-cell office:value-type="float" office:value="-0.1218262" calcext:value-type="float">
            <text:p>-0.1218262</text:p>
          </table:table-cell>
          <table:table-cell office:value-type="float" office:value="0.8745117" calcext:value-type="float">
            <text:p>0.8745117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0.259542" calcext:value-type="float">
            <text:p>0.259542</text:p>
          </table:table-cell>
          <table:table-cell office:value-type="float" office:value="-0.1377405" calcext:value-type="float">
            <text:p>-0.1377405</text:p>
          </table:table-cell>
          <table:table-cell office:value-type="float" office:value="-0.1467172" calcext:value-type="float">
            <text:p>-0.1467172</text:p>
          </table:table-cell>
          <table:table-cell office:value-type="float" office:value="0.3349924" calcext:value-type="float">
            <text:p>0.33499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8516" calcext:value-type="float">
            <text:p>0.2978516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155273" calcext:value-type="float">
            <text:p>0.4155273</text:p>
          </table:table-cell>
          <table:table-cell office:value-type="float" office:value="-3.694656" calcext:value-type="float">
            <text:p>-3.694656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-0.2018306" calcext:value-type="float">
            <text:p>-0.2018306</text:p>
          </table:table-cell>
          <table:table-cell office:value-type="float" office:value="-0.06390804" calcext:value-type="float">
            <text:p>-0.06390804</text:p>
          </table:table-cell>
          <table:table-cell office:value-type="float" office:value="-0.189436" calcext:value-type="float">
            <text:p>-0.18943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519531" calcext:value-type="float">
            <text:p>-0.07519531</text:p>
          </table:table-cell>
          <table:table-cell office:value-type="float" office:value="0.9633789" calcext:value-type="float">
            <text:p>0.9633789</text:p>
          </table:table-cell>
          <table:table-cell office:value-type="float" office:value="0.1411133" calcext:value-type="float">
            <text:p>0.1411133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-1.633588" calcext:value-type="float">
            <text:p>-1.633588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0.1936491" calcext:value-type="float">
            <text:p>0.1936491</text:p>
          </table:table-cell>
          <table:table-cell office:value-type="float" office:value="0.2176784" calcext:value-type="float">
            <text:p>0.2176784</text:p>
          </table:table-cell>
          <table:table-cell office:value-type="float" office:value="0.1191142" calcext:value-type="float">
            <text:p>0.11911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4004" calcext:value-type="float">
            <text:p>-0.6604004</text:p>
          </table:table-cell>
          <table:table-cell office:value-type="float" office:value="-0.1203613" calcext:value-type="float">
            <text:p>-0.1203613</text:p>
          </table:table-cell>
          <table:table-cell office:value-type="float" office:value="0.8713379" calcext:value-type="float">
            <text:p>0.8713379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03019845" calcext:value-type="float">
            <text:p>0.03019845</text:p>
          </table:table-cell>
          <table:table-cell office:value-type="float" office:value="-0.03984696" calcext:value-type="float">
            <text:p>-0.03984696</text:p>
          </table:table-cell>
          <table:table-cell office:value-type="float" office:value="-0.0008854866" calcext:value-type="float">
            <text:p>-0.00088548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3633" calcext:value-type="float">
            <text:p>0.2973633</text:p>
          </table:table-cell>
          <table:table-cell office:value-type="float" office:value="-0.170166" calcext:value-type="float">
            <text:p>-0.170166</text:p>
          </table:table-cell>
          <table:table-cell office:value-type="float" office:value="0.434082" calcext:value-type="float">
            <text:p>0.434082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2109011" calcext:value-type="float">
            <text:p>0.2109011</text:p>
          </table:table-cell>
          <table:table-cell office:value-type="float" office:value="-0.06729865" calcext:value-type="float">
            <text:p>-0.0672986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104492" calcext:value-type="float">
            <text:p>-0.07104492</text:p>
          </table:table-cell>
          <table:table-cell office:value-type="float" office:value="0.9645996" calcext:value-type="float">
            <text:p>0.9645996</text:p>
          </table:table-cell>
          <table:table-cell office:value-type="float" office:value="0.1401367" calcext:value-type="float">
            <text:p>0.1401367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-0.06589293" calcext:value-type="float">
            <text:p>-0.06589293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0.02751112" calcext:value-type="float">
            <text:p>0.027511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84473" calcext:value-type="float">
            <text:p>-0.6584473</text:p>
          </table:table-cell>
          <table:table-cell office:value-type="float" office:value="-0.1203613" calcext:value-type="float">
            <text:p>-0.1203613</text:p>
          </table:table-cell>
          <table:table-cell office:value-type="float" office:value="0.8764648" calcext:value-type="float">
            <text:p>0.8764648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0.3969466" calcext:value-type="float">
            <text:p>0.3969466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-0.1377405" calcext:value-type="float">
            <text:p>-0.1377405</text:p>
          </table:table-cell>
          <table:table-cell office:value-type="float" office:value="-0.4673279" calcext:value-type="float">
            <text:p>-0.4673279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10254" calcext:value-type="float">
            <text:p>0.3010254</text:p>
          </table:table-cell>
          <table:table-cell office:value-type="float" office:value="-0.1696777" calcext:value-type="float">
            <text:p>-0.1696777</text:p>
          </table:table-cell>
          <table:table-cell office:value-type="float" office:value="0.4174805" calcext:value-type="float">
            <text:p>0.4174805</text:p>
          </table:table-cell>
          <table:table-cell office:value-type="float" office:value="-3.694656" calcext:value-type="float">
            <text:p>-3.694656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-0.2018306" calcext:value-type="float">
            <text:p>-0.2018306</text:p>
          </table:table-cell>
          <table:table-cell office:value-type="float" office:value="-0.1555111" calcext:value-type="float">
            <text:p>-0.1555111</text:p>
          </table:table-cell>
          <table:table-cell office:value-type="float" office:value="-0.006229877" calcext:value-type="float">
            <text:p>-0.00622987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104492" calcext:value-type="float">
            <text:p>-0.07104492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333008" calcext:value-type="float">
            <text:p>0.1333008</text:p>
          </table:table-cell>
          <table:table-cell office:value-type="float" office:value="-2.320611" calcext:value-type="float">
            <text:p>-2.320611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2949007" calcext:value-type="float">
            <text:p>-0.2949007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8887" calcext:value-type="float">
            <text:p>-0.6608887</text:p>
          </table:table-cell>
          <table:table-cell office:value-type="float" office:value="-0.1179199" calcext:value-type="float">
            <text:p>-0.1179199</text:p>
          </table:table-cell>
          <table:table-cell office:value-type="float" office:value="0.8674316" calcext:value-type="float">
            <text:p>0.8674316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0.1679389" calcext:value-type="float">
            <text:p>0.1679389</text:p>
          </table:table-cell>
          <table:table-cell office:value-type="float" office:value="0.1218015" calcext:value-type="float">
            <text:p>0.1218015</text:p>
          </table:table-cell>
          <table:table-cell office:value-type="float" office:value="0.06702328" calcext:value-type="float">
            <text:p>0.06702328</text:p>
          </table:table-cell>
          <table:table-cell office:value-type="float" office:value="0.2433893" calcext:value-type="float">
            <text:p>0.24338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674805" calcext:value-type="float">
            <text:p>-0.1674805</text:p>
          </table:table-cell>
          <table:table-cell office:value-type="float" office:value="0.4260254" calcext:value-type="float">
            <text:p>0.4260254</text:p>
          </table:table-cell>
          <table:table-cell office:value-type="float" office:value="-3.709924" calcext:value-type="float">
            <text:p>-3.709924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-0.217098" calcext:value-type="float">
            <text:p>-0.217098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ensor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xa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xg</text:p>
          </table:table-cell>
          <table:table-cell office:value-type="string" calcext:value-type="string">
            <text:p>yg,</text:p>
          </table:table-cell>
          <table:table-cell office:value-type="string" calcext:value-type="string">
            <text:p>z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ygb</text:p>
          </table:table-cell>
          <table:table-cell office:value-type="string" calcext:value-type="string">
            <text:p>zgb</text:p>
          </table:table-cell>
          <table:table-cell office:value-type="string" calcext:value-type="string">
            <text:p>sensor no.</text:p>
          </table:table-cell>
          <table:table-cell table:number-columns-repeated="2"/>
          <table:table-cell office:value-type="string" calcext:value-type="string">
            <text:p>xg</text:p>
          </table:table-cell>
          <table:table-cell office:value-type="string" calcext:value-type="string">
            <text:p>yg</text:p>
          </table:table-cell>
          <table:table-cell office:value-type="string" calcext:value-type="string">
            <text:p>z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ygb</text:p>
          </table:table-cell>
          <table:table-cell office:value-type="string" calcext:value-type="string">
            <text:p>zgb</text:p>
          </table:table-cell>
        </table:table-row>
        <table:table-row table:style-name="ro1">
          <table:table-cell office:value-type="float" office:value="-0.07348633" calcext:value-type="float">
            <text:p>-0.07348633</text:p>
          </table:table-cell>
          <table:table-cell office:value-type="float" office:value="0.9658203" calcext:value-type="float">
            <text:p>0.9658203</text:p>
          </table:table-cell>
          <table:table-cell office:value-type="float" office:value="0.1323242" calcext:value-type="float">
            <text:p>0.1323242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-0.004824162" calcext:value-type="float">
            <text:p>-0.004824162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0.1191142" calcext:value-type="float">
            <text:p>0.11911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an</text:p>
          </table:table-cell>
          <table:table-cell table:formula="of:=AVERAGE([.D:.D])" office:value-type="float" office:value="-2.01768937019231" calcext:value-type="float">
            <text:p>-2.01768937019231</text:p>
          </table:table-cell>
          <table:table-cell table:formula="of:=AVERAGE([.E:.E])" office:value-type="float" office:value="-1.84997062980769" calcext:value-type="float">
            <text:p>-1.84997062980769</text:p>
          </table:table-cell>
          <table:table-cell table:formula="of:=AVERAGE([.F:.F])" office:value-type="float" office:value="1.32317965865385" calcext:value-type="float">
            <text:p>1.32317965865385</text:p>
          </table:table-cell>
          <table:table-cell table:formula="of:=AVERAGE([.G:.G])" office:value-type="float" office:value="0.00802072522115385" calcext:value-type="float">
            <text:p>0.00802072522115385</text:p>
          </table:table-cell>
          <table:table-cell table:formula="of:=AVERAGE([.H:.H])" office:value-type="float" office:value="0.00129563171153846" calcext:value-type="float">
            <text:p>0.00129563171153846</text:p>
          </table:table-cell>
          <table:table-cell table:formula="of:=AVERAGE([.I:.I])" office:value-type="float" office:value="0.00717934074038462" calcext:value-type="float">
            <text:p>0.00717934074038462</text:p>
          </table:table-cell>
        </table:table-row>
        <table:table-row table:style-name="ro1">
          <table:table-cell office:value-type="float" office:value="-0.07543945" calcext:value-type="float">
            <text:p>-0.07543945</text:p>
          </table:table-cell>
          <table:table-cell office:value-type="float" office:value="0.9667969" calcext:value-type="float">
            <text:p>0.9667969</text:p>
          </table:table-cell>
          <table:table-cell office:value-type="float" office:value="0.1345215" calcext:value-type="float">
            <text:p>0.1345215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419847" calcext:value-type="float">
            <text:p>1.419847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0.103847" calcext:value-type="float">
            <text:p>0.1038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ar</text:p>
          </table:table-cell>
          <table:table-cell table:formula="of:=VAR([.D:.D])" office:value-type="float" office:value="0.00923538076607969" calcext:value-type="float">
            <text:p>0.00923538076607969</text:p>
          </table:table-cell>
          <table:table-cell table:formula="of:=VAR([.E:.E])" office:value-type="float" office:value="0.00825798725526809" calcext:value-type="float">
            <text:p>0.00825798725526809</text:p>
          </table:table-cell>
          <table:table-cell table:formula="of:=VAR([.F:.F])" office:value-type="float" office:value="0.0155369825680037" calcext:value-type="float">
            <text:p>0.0155369825680037</text:p>
          </table:table-cell>
          <table:table-cell table:formula="of:=VAR([.G:.G])" office:value-type="float" office:value="0.00923537078888423" calcext:value-type="float">
            <text:p>0.00923537078888423</text:p>
          </table:table-cell>
          <table:table-cell table:formula="of:=VAR([.H:.H])" office:value-type="float" office:value="0.00825798871031154" calcext:value-type="float">
            <text:p>0.00825798871031154</text:p>
          </table:table-cell>
          <table:table-cell table:formula="of:=VAR([.I:.I])" office:value-type="float" office:value="0.0155369819159402" calcext:value-type="float">
            <text:p>0.0155369819159402</text:p>
          </table:table-cell>
        </table:table-row>
        <table:table-row table:style-name="ro1">
          <table:table-cell office:value-type="float" office:value="-0.07275391" calcext:value-type="float">
            <text:p>-0.07275391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47656" calcext:value-type="float">
            <text:p>0.1347656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-0.07935917" calcext:value-type="float">
            <text:p>-0.079359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n</text:p>
          </table:table-cell>
          <table:table-cell table:formula="of:=MIN([.D:.D])" office:value-type="float" office:value="-2.335878" calcext:value-type="float">
            <text:p>-2.335878</text:p>
          </table:table-cell>
          <table:table-cell table:formula="of:=MIN([.E:.E])" office:value-type="float" office:value="-2.10687" calcext:value-type="float">
            <text:p>-2.10687</text:p>
          </table:table-cell>
          <table:table-cell table:formula="of:=MIN([.F:.F])" office:value-type="float" office:value="1.022901" calcext:value-type="float">
            <text:p>1.022901</text:p>
          </table:table-cell>
          <table:table-cell table:formula="of:=MIN([.G:.G])" office:value-type="float" office:value="-0.3101678" calcext:value-type="float">
            <text:p>-0.3101678</text:p>
          </table:table-cell>
          <table:table-cell table:formula="of:=MIN([.H:.H])" office:value-type="float" office:value="-0.2556039" calcext:value-type="float">
            <text:p>-0.2556039</text:p>
          </table:table-cell>
          <table:table-cell table:formula="of:=MIN([.I:.I])" office:value-type="float" office:value="-0.2930995" calcext:value-type="float">
            <text:p>-0.2930995</text:p>
          </table:table-cell>
        </table:table-row>
        <table:table-row table:style-name="ro1">
          <table:table-cell office:value-type="float" office:value="-0.07080078" calcext:value-type="float">
            <text:p>-0.07080078</text:p>
          </table:table-cell>
          <table:table-cell office:value-type="float" office:value="0.9665527" calcext:value-type="float">
            <text:p>0.9665527</text:p>
          </table:table-cell>
          <table:table-cell office:value-type="float" office:value="0.1276855" calcext:value-type="float">
            <text:p>0.1276855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496183" calcext:value-type="float">
            <text:p>1.496183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0.1801828" calcext:value-type="float">
            <text:p>0.18018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</text:p>
          </table:table-cell>
          <table:table-cell table:formula="of:=MAX([.D:.D])" office:value-type="float" office:value="-1.694656" calcext:value-type="float">
            <text:p>-1.694656</text:p>
          </table:table-cell>
          <table:table-cell table:formula="of:=MAX([.E:.E])" office:value-type="float" office:value="-1.603053" calcext:value-type="float">
            <text:p>-1.603053</text:p>
          </table:table-cell>
          <table:table-cell table:formula="of:=MAX([.F:.F])" office:value-type="float" office:value="1.633588" calcext:value-type="float">
            <text:p>1.633588</text:p>
          </table:table-cell>
          <table:table-cell table:formula="of:=MAX([.G:.G])" office:value-type="float" office:value="0.3310536" calcext:value-type="float">
            <text:p>0.3310536</text:p>
          </table:table-cell>
          <table:table-cell table:formula="of:=MAX([.H:.H])" office:value-type="float" office:value="0.2482128" calcext:value-type="float">
            <text:p>0.2482128</text:p>
          </table:table-cell>
          <table:table-cell table:formula="of:=MAX([.I:.I])" office:value-type="float" office:value="0.3175875" calcext:value-type="float">
            <text:p>0.3175875</text:p>
          </table:table-cell>
        </table:table-row>
        <table:table-row table:style-name="ro1">
          <table:table-cell office:value-type="float" office:value="-0.07324219" calcext:value-type="float">
            <text:p>-0.07324219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259766" calcext:value-type="float">
            <text:p>0.1259766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-0.02009153" calcext:value-type="float">
            <text:p>-0.02009153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-0.003023267" calcext:value-type="float">
            <text:p>-0.00302326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373047" calcext:value-type="float">
            <text:p>-0.07373047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323242" calcext:value-type="float">
            <text:p>0.1323242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618321" calcext:value-type="float">
            <text:p>-1.618321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2329457" calcext:value-type="float">
            <text:p>0.2329457</text:p>
          </table:table-cell>
          <table:table-cell office:value-type="float" office:value="-0.06409192" calcext:value-type="float">
            <text:p>-0.0640919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421875" calcext:value-type="float">
            <text:p>-0.07421875</text:p>
          </table:table-cell>
          <table:table-cell office:value-type="float" office:value="0.9604492" calcext:value-type="float">
            <text:p>0.9604492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-0.1116946" calcext:value-type="float">
            <text:p>-0.1116946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-0.09462631" calcext:value-type="float">
            <text:p>-0.0946263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811523" calcext:value-type="float">
            <text:p>-0.06811523</text:p>
          </table:table-cell>
          <table:table-cell office:value-type="float" office:value="0.9680176" calcext:value-type="float">
            <text:p>0.9680176</text:p>
          </table:table-cell>
          <table:table-cell office:value-type="float" office:value="0.1259766" calcext:value-type="float">
            <text:p>0.1259766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0.08116007" calcext:value-type="float">
            <text:p>-0.08116007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-0.1251607" calcext:value-type="float">
            <text:p>-0.125160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835938" calcext:value-type="float">
            <text:p>-0.06835938</text:p>
          </table:table-cell>
          <table:table-cell office:value-type="float" office:value="0.9677734" calcext:value-type="float">
            <text:p>0.9677734</text:p>
          </table:table-cell>
          <table:table-cell office:value-type="float" office:value="0.1357422" calcext:value-type="float">
            <text:p>0.1357422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-0.155695" calcext:value-type="float">
            <text:p>-0.15569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666016" calcext:value-type="float">
            <text:p>-0.07666016</text:p>
          </table:table-cell>
          <table:table-cell office:value-type="float" office:value="0.9716797" calcext:value-type="float">
            <text:p>0.9716797</text:p>
          </table:table-cell>
          <table:table-cell office:value-type="float" office:value="0.1433105" calcext:value-type="float">
            <text:p>0.1433105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-0.1098934" calcext:value-type="float">
            <text:p>-0.109893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982422" calcext:value-type="float">
            <text:p>-0.06982422</text:p>
          </table:table-cell>
          <table:table-cell office:value-type="float" office:value="0.9689941" calcext:value-type="float">
            <text:p>0.9689941</text:p>
          </table:table-cell>
          <table:table-cell office:value-type="float" office:value="0.1376953" calcext:value-type="float">
            <text:p>0.1376953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-0.04882479" calcext:value-type="float">
            <text:p>-0.0488247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348633" calcext:value-type="float">
            <text:p>-0.07348633</text:p>
          </table:table-cell>
          <table:table-cell office:value-type="float" office:value="0.970459" calcext:value-type="float">
            <text:p>0.970459</text:p>
          </table:table-cell>
          <table:table-cell office:value-type="float" office:value="0.1398926" calcext:value-type="float">
            <text:p>0.1398926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08116007" calcext:value-type="float">
            <text:p>-0.08116007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02148" calcext:value-type="float">
            <text:p>-0.07202148</text:p>
          </table:table-cell>
          <table:table-cell office:value-type="float" office:value="0.9731445" calcext:value-type="float">
            <text:p>0.9731445</text:p>
          </table:table-cell>
          <table:table-cell office:value-type="float" office:value="0.1289063" calcext:value-type="float">
            <text:p>0.1289063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-0.06409192" calcext:value-type="float">
            <text:p>-0.0640919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15332" calcext:value-type="float">
            <text:p>-0.0715332</text:p>
          </table:table-cell>
          <table:table-cell office:value-type="float" office:value="0.9719238" calcext:value-type="float">
            <text:p>0.9719238</text:p>
          </table:table-cell>
          <table:table-cell office:value-type="float" office:value="0.1308594" calcext:value-type="float">
            <text:p>0.1308594</text:p>
          </table:table-cell>
          <table:table-cell office:value-type="float" office:value="-2.21374" calcext:value-type="float">
            <text:p>-2.21374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0.1880302" calcext:value-type="float">
            <text:p>-0.1880302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-0.2778324" calcext:value-type="float">
            <text:p>-0.277832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104492" calcext:value-type="float">
            <text:p>-0.07104492</text:p>
          </table:table-cell>
          <table:table-cell office:value-type="float" office:value="0.9677734" calcext:value-type="float">
            <text:p>0.9677734</text:p>
          </table:table-cell>
          <table:table-cell office:value-type="float" office:value="0.1337891" calcext:value-type="float">
            <text:p>0.1337891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-0.1098934" calcext:value-type="float">
            <text:p>-0.109893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02148" calcext:value-type="float">
            <text:p>-0.07202148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13477" calcext:value-type="float">
            <text:p>0.1313477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0.102046" calcext:value-type="float">
            <text:p>0.102046</text:p>
          </table:table-cell>
          <table:table-cell office:value-type="float" office:value="-0.1334666" calcext:value-type="float">
            <text:p>-0.1334666</text:p>
          </table:table-cell>
          <table:table-cell office:value-type="float" office:value="-0.06409192" calcext:value-type="float">
            <text:p>-0.0640919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02148" calcext:value-type="float">
            <text:p>-0.07202148</text:p>
          </table:table-cell>
          <table:table-cell office:value-type="float" office:value="0.9672852" calcext:value-type="float">
            <text:p>0.9672852</text:p>
          </table:table-cell>
          <table:table-cell office:value-type="float" office:value="0.1352539" calcext:value-type="float">
            <text:p>0.1352539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1631147" calcext:value-type="float">
            <text:p>0.1631147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0.02751112" calcext:value-type="float">
            <text:p>0.0275111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884766" calcext:value-type="float">
            <text:p>-0.06884766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352539" calcext:value-type="float">
            <text:p>0.1352539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-0.05713069" calcext:value-type="float">
            <text:p>-0.05713069</text:p>
          </table:table-cell>
          <table:table-cell office:value-type="float" office:value="0.02751112" calcext:value-type="float">
            <text:p>0.0275111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348633" calcext:value-type="float">
            <text:p>-0.07348633</text:p>
          </table:table-cell>
          <table:table-cell office:value-type="float" office:value="0.9714355" calcext:value-type="float">
            <text:p>0.9714355</text:p>
          </table:table-cell>
          <table:table-cell office:value-type="float" office:value="0.1420898" calcext:value-type="float">
            <text:p>0.1420898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0.102046" calcext:value-type="float">
            <text:p>0.102046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0.1649157" calcext:value-type="float">
            <text:p>0.164915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02148" calcext:value-type="float">
            <text:p>-0.07202148</text:p>
          </table:table-cell>
          <table:table-cell office:value-type="float" office:value="0.973877" calcext:value-type="float">
            <text:p>0.973877</text:p>
          </table:table-cell>
          <table:table-cell office:value-type="float" office:value="0.1276855" calcext:value-type="float">
            <text:p>0.1276855</text:p>
          </table:table-cell>
          <table:table-cell office:value-type="float" office:value="-2.335878" calcext:value-type="float">
            <text:p>-2.335878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0.3101678" calcext:value-type="float">
            <text:p>-0.3101678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-0.155695" calcext:value-type="float">
            <text:p>-0.15569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55664" calcext:value-type="float">
            <text:p>-0.07055664</text:p>
          </table:table-cell>
          <table:table-cell office:value-type="float" office:value="0.973877" calcext:value-type="float">
            <text:p>0.973877</text:p>
          </table:table-cell>
          <table:table-cell office:value-type="float" office:value="0.1386719" calcext:value-type="float">
            <text:p>0.1386719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-0.2014965" calcext:value-type="float">
            <text:p>-0.201496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90918" calcext:value-type="float">
            <text:p>-0.0690918</text:p>
          </table:table-cell>
          <table:table-cell office:value-type="float" office:value="0.9711914" calcext:value-type="float">
            <text:p>0.9711914</text:p>
          </table:table-cell>
          <table:table-cell office:value-type="float" office:value="0.1325684" calcext:value-type="float">
            <text:p>0.1325684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-0.1029322" calcext:value-type="float">
            <text:p>-0.1029322</text:p>
          </table:table-cell>
          <table:table-cell office:value-type="float" office:value="-0.2014965" calcext:value-type="float">
            <text:p>-0.201496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885742" calcext:value-type="float">
            <text:p>-0.07885742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06152" calcext:value-type="float">
            <text:p>0.1306152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603053" calcext:value-type="float">
            <text:p>-1.603053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2482128" calcext:value-type="float">
            <text:p>0.2482128</text:p>
          </table:table-cell>
          <table:table-cell office:value-type="float" office:value="0.1343813" calcext:value-type="float">
            <text:p>0.134381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835938" calcext:value-type="float">
            <text:p>-0.06835938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0.08857977" calcext:value-type="float">
            <text:p>0.0885797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884766" calcext:value-type="float">
            <text:p>-0.06884766</text:p>
          </table:table-cell>
          <table:table-cell office:value-type="float" office:value="0.9733887" calcext:value-type="float">
            <text:p>0.9733887</text:p>
          </table:table-cell>
          <table:table-cell office:value-type="float" office:value="0.1289063" calcext:value-type="float">
            <text:p>0.1289063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-0.06589293" calcext:value-type="float">
            <text:p>-0.06589293</text:p>
          </table:table-cell>
          <table:table-cell office:value-type="float" office:value="-0.05713069" calcext:value-type="float">
            <text:p>-0.05713069</text:p>
          </table:table-cell>
          <table:table-cell office:value-type="float" office:value="-0.06409192" calcext:value-type="float">
            <text:p>-0.0640919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99805" calcext:value-type="float">
            <text:p>-0.07299805</text:p>
          </table:table-cell>
          <table:table-cell office:value-type="float" office:value="0.9709473" calcext:value-type="float">
            <text:p>0.9709473</text:p>
          </table:table-cell>
          <table:table-cell office:value-type="float" office:value="0.1308594" calcext:value-type="float">
            <text:p>0.1308594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0.02751112" calcext:value-type="float">
            <text:p>0.0275111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811523" calcext:value-type="float">
            <text:p>-0.06811523</text:p>
          </table:table-cell>
          <table:table-cell office:value-type="float" office:value="0.967041" calcext:value-type="float">
            <text:p>0.967041</text:p>
          </table:table-cell>
          <table:table-cell office:value-type="float" office:value="0.1340332" calcext:value-type="float">
            <text:p>0.1340332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1269617" calcext:value-type="float">
            <text:p>-0.1269617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324219" calcext:value-type="float">
            <text:p>-0.07324219</text:p>
          </table:table-cell>
          <table:table-cell office:value-type="float" office:value="0.9729004" calcext:value-type="float">
            <text:p>0.9729004</text:p>
          </table:table-cell>
          <table:table-cell office:value-type="float" office:value="0.1352539" calcext:value-type="float">
            <text:p>0.1352539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-0.1181993" calcext:value-type="float">
            <text:p>-0.1181993</text:p>
          </table:table-cell>
          <table:table-cell office:value-type="float" office:value="-0.03355765" calcext:value-type="float">
            <text:p>-0.0335576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80078" calcext:value-type="float">
            <text:p>-0.07080078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340332" calcext:value-type="float">
            <text:p>0.1340332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2089162" calcext:value-type="float">
            <text:p>0.2089162</text:p>
          </table:table-cell>
          <table:table-cell office:value-type="float" office:value="-0.05713069" calcext:value-type="float">
            <text:p>-0.05713069</text:p>
          </table:table-cell>
          <table:table-cell office:value-type="float" office:value="-0.1709622" calcext:value-type="float">
            <text:p>-0.170962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470703" calcext:value-type="float">
            <text:p>-0.07470703</text:p>
          </table:table-cell>
          <table:table-cell office:value-type="float" office:value="0.9697266" calcext:value-type="float">
            <text:p>0.9697266</text:p>
          </table:table-cell>
          <table:table-cell office:value-type="float" office:value="0.1320801" calcext:value-type="float">
            <text:p>0.1320801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0.1343813" calcext:value-type="float">
            <text:p>0.134381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788086" calcext:value-type="float">
            <text:p>-0.07788086</text:p>
          </table:table-cell>
          <table:table-cell office:value-type="float" office:value="0.9672852" calcext:value-type="float">
            <text:p>0.9672852</text:p>
          </table:table-cell>
          <table:table-cell office:value-type="float" office:value="0.1340332" calcext:value-type="float">
            <text:p>0.1340332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2" calcext:value-type="float">
            <text:p>-2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1487337" calcext:value-type="float">
            <text:p>-0.1487337</text:p>
          </table:table-cell>
          <table:table-cell office:value-type="float" office:value="-0.09462631" calcext:value-type="float">
            <text:p>-0.0946263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128906" calcext:value-type="float">
            <text:p>-0.07128906</text:p>
          </table:table-cell>
          <table:table-cell office:value-type="float" office:value="0.9724121" calcext:value-type="float">
            <text:p>0.9724121</text:p>
          </table:table-cell>
          <table:table-cell office:value-type="float" office:value="0.1245117" calcext:value-type="float">
            <text:p>0.1245117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2250696" calcext:value-type="float">
            <text:p>-0.2250696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02148" calcext:value-type="float">
            <text:p>-0.07202148</text:p>
          </table:table-cell>
          <table:table-cell office:value-type="float" office:value="0.9550781" calcext:value-type="float">
            <text:p>0.9550781</text:p>
          </table:table-cell>
          <table:table-cell office:value-type="float" office:value="0.1281738" calcext:value-type="float">
            <text:p>0.1281738</text:p>
          </table:table-cell>
          <table:table-cell table:number-columns-repeated="2" office:value-type="float" office:value="-1.938931" calcext:value-type="float">
            <text:p>-1.938931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-0.1098934" calcext:value-type="float">
            <text:p>-0.109893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470703" calcext:value-type="float">
            <text:p>-0.07470703</text:p>
          </table:table-cell>
          <table:table-cell office:value-type="float" office:value="0.9743652" calcext:value-type="float">
            <text:p>0.9743652</text:p>
          </table:table-cell>
          <table:table-cell office:value-type="float" office:value="0.1362305" calcext:value-type="float">
            <text:p>0.1362305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0.102046" calcext:value-type="float">
            <text:p>0.102046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-0.1862293" calcext:value-type="float">
            <text:p>-0.186229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518555" calcext:value-type="float">
            <text:p>-0.06518555</text:p>
          </table:table-cell>
          <table:table-cell office:value-type="float" office:value="0.9702148" calcext:value-type="float">
            <text:p>0.9702148</text:p>
          </table:table-cell>
          <table:table-cell office:value-type="float" office:value="0.1293945" calcext:value-type="float">
            <text:p>0.1293945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397461" calcext:value-type="float">
            <text:p>-0.07397461</text:p>
          </table:table-cell>
          <table:table-cell office:value-type="float" office:value="0.9682617" calcext:value-type="float">
            <text:p>0.9682617</text:p>
          </table:table-cell>
          <table:table-cell office:value-type="float" office:value="0.1289063" calcext:value-type="float">
            <text:p>0.1289063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0.1783819" calcext:value-type="float">
            <text:p>0.1783819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-0.1404278" calcext:value-type="float">
            <text:p>-0.140427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910156" calcext:value-type="float">
            <text:p>-0.07910156</text:p>
          </table:table-cell>
          <table:table-cell office:value-type="float" office:value="0.9726563" calcext:value-type="float">
            <text:p>0.9726563</text:p>
          </table:table-cell>
          <table:table-cell office:value-type="float" office:value="0.1247559" calcext:value-type="float">
            <text:p>0.1247559</text:p>
          </table:table-cell>
          <table:table-cell table:number-columns-repeated="2" office:value-type="float" office:value="-1.984733" calcext:value-type="float">
            <text:p>-1.984733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1334666" calcext:value-type="float">
            <text:p>-0.1334666</text:p>
          </table:table-cell>
          <table:table-cell office:value-type="float" office:value="-0.07935917" calcext:value-type="float">
            <text:p>-0.079359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763672" calcext:value-type="float">
            <text:p>-0.07763672</text:p>
          </table:table-cell>
          <table:table-cell office:value-type="float" office:value="0.972168" calcext:value-type="float">
            <text:p>0.972168</text:p>
          </table:table-cell>
          <table:table-cell office:value-type="float" office:value="0.1315918" calcext:value-type="float">
            <text:p>0.1315918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2" calcext:value-type="float">
            <text:p>-2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1487337" calcext:value-type="float">
            <text:p>-0.1487337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421875" calcext:value-type="float">
            <text:p>-0.07421875</text:p>
          </table:table-cell>
          <table:table-cell office:value-type="float" office:value="0.9841309" calcext:value-type="float">
            <text:p>0.9841309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-0.04882479" calcext:value-type="float">
            <text:p>-0.0488247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324219" calcext:value-type="float">
            <text:p>-0.07324219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311035" calcext:value-type="float">
            <text:p>0.1311035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0.1343813" calcext:value-type="float">
            <text:p>0.134381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80078" calcext:value-type="float">
            <text:p>-0.07080078</text:p>
          </table:table-cell>
          <table:table-cell office:value-type="float" office:value="0.982666" calcext:value-type="float">
            <text:p>0.982666</text:p>
          </table:table-cell>
          <table:table-cell office:value-type="float" office:value="0.1357422" calcext:value-type="float">
            <text:p>0.1357422</text:p>
          </table:table-cell>
          <table:table-cell office:value-type="float" office:value="-2.21374" calcext:value-type="float">
            <text:p>-2.21374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-0.1880302" calcext:value-type="float">
            <text:p>-0.1880302</text:p>
          </table:table-cell>
          <table:table-cell office:value-type="float" office:value="-0.1181993" calcext:value-type="float">
            <text:p>-0.1181993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99805" calcext:value-type="float">
            <text:p>-0.07299805</text:p>
          </table:table-cell>
          <table:table-cell office:value-type="float" office:value="0.9538574" calcext:value-type="float">
            <text:p>0.9538574</text:p>
          </table:table-cell>
          <table:table-cell office:value-type="float" office:value="0.1315918" calcext:value-type="float">
            <text:p>0.1315918</text:p>
          </table:table-cell>
          <table:table-cell office:value-type="float" office:value="-2.21374" calcext:value-type="float">
            <text:p>-2.21374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-0.1880302" calcext:value-type="float">
            <text:p>-0.1880302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0.02751112" calcext:value-type="float">
            <text:p>0.0275111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348633" calcext:value-type="float">
            <text:p>-0.07348633</text:p>
          </table:table-cell>
          <table:table-cell office:value-type="float" office:value="0.9836426" calcext:value-type="float">
            <text:p>0.9836426</text:p>
          </table:table-cell>
          <table:table-cell office:value-type="float" office:value="0.1379395" calcext:value-type="float">
            <text:p>0.1379395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-0.06589293" calcext:value-type="float">
            <text:p>-0.06589293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-0.06409192" calcext:value-type="float">
            <text:p>-0.0640919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90918" calcext:value-type="float">
            <text:p>-0.0690918</text:p>
          </table:table-cell>
          <table:table-cell office:value-type="float" office:value="0.9655762" calcext:value-type="float">
            <text:p>0.9655762</text:p>
          </table:table-cell>
          <table:table-cell office:value-type="float" office:value="0.1359863" calcext:value-type="float">
            <text:p>0.1359863</text:p>
          </table:table-cell>
          <table:table-cell office:value-type="float" office:value="-2" calcext:value-type="float">
            <text:p>-2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0.02571011" calcext:value-type="float">
            <text:p>0.02571011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0.08857977" calcext:value-type="float">
            <text:p>0.0885797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06836" calcext:value-type="float">
            <text:p>-0.07006836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318359" calcext:value-type="float">
            <text:p>0.1318359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004824162" calcext:value-type="float">
            <text:p>-0.004824162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128906" calcext:value-type="float">
            <text:p>-0.07128906</text:p>
          </table:table-cell>
          <table:table-cell office:value-type="float" office:value="0.9692383" calcext:value-type="float">
            <text:p>0.9692383</text:p>
          </table:table-cell>
          <table:table-cell office:value-type="float" office:value="0.1276855" calcext:value-type="float">
            <text:p>0.1276855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0.06500673" calcext:value-type="float">
            <text:p>0.06500673</text:p>
          </table:table-cell>
          <table:table-cell office:value-type="float" office:value="0.02751112" calcext:value-type="float">
            <text:p>0.0275111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99805" calcext:value-type="float">
            <text:p>-0.07299805</text:p>
          </table:table-cell>
          <table:table-cell office:value-type="float" office:value="0.9726563" calcext:value-type="float">
            <text:p>0.9726563</text:p>
          </table:table-cell>
          <table:table-cell office:value-type="float" office:value="0.1384277" calcext:value-type="float">
            <text:p>0.1384277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419847" calcext:value-type="float">
            <text:p>1.419847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-0.05713069" calcext:value-type="float">
            <text:p>-0.05713069</text:p>
          </table:table-cell>
          <table:table-cell office:value-type="float" office:value="0.103847" calcext:value-type="float">
            <text:p>0.10384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543945" calcext:value-type="float">
            <text:p>-0.07543945</text:p>
          </table:table-cell>
          <table:table-cell office:value-type="float" office:value="0.9655762" calcext:value-type="float">
            <text:p>0.9655762</text:p>
          </table:table-cell>
          <table:table-cell office:value-type="float" office:value="0.1311035" calcext:value-type="float">
            <text:p>0.1311035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0.1343813" calcext:value-type="float">
            <text:p>0.134381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470703" calcext:value-type="float">
            <text:p>-0.07470703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240234" calcext:value-type="float">
            <text:p>0.1240234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679389" calcext:value-type="float">
            <text:p>-1.679389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1718769" calcext:value-type="float">
            <text:p>0.1718769</text:p>
          </table:table-cell>
          <table:table-cell office:value-type="float" office:value="0.05804551" calcext:value-type="float">
            <text:p>0.0580455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933594" calcext:value-type="float">
            <text:p>-0.06933594</text:p>
          </table:table-cell>
          <table:table-cell office:value-type="float" office:value="0.9702148" calcext:value-type="float">
            <text:p>0.9702148</text:p>
          </table:table-cell>
          <table:table-cell office:value-type="float" office:value="0.1337891" calcext:value-type="float">
            <text:p>0.1337891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496183" calcext:value-type="float">
            <text:p>1.496183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0.1413426" calcext:value-type="float">
            <text:p>0.1413426</text:p>
          </table:table-cell>
          <table:table-cell office:value-type="float" office:value="0.1801828" calcext:value-type="float">
            <text:p>0.180182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80078" calcext:value-type="float">
            <text:p>-0.07080078</text:p>
          </table:table-cell>
          <table:table-cell office:value-type="float" office:value="0.9736328" calcext:value-type="float">
            <text:p>0.9736328</text:p>
          </table:table-cell>
          <table:table-cell office:value-type="float" office:value="0.1345215" calcext:value-type="float">
            <text:p>0.1345215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-0.02009153" calcext:value-type="float">
            <text:p>-0.02009153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0.1343813" calcext:value-type="float">
            <text:p>0.134381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689453" calcext:value-type="float">
            <text:p>-0.06689453</text:p>
          </table:table-cell>
          <table:table-cell office:value-type="float" office:value="0.9736328" calcext:value-type="float">
            <text:p>0.9736328</text:p>
          </table:table-cell>
          <table:table-cell office:value-type="float" office:value="0.1340332" calcext:value-type="float">
            <text:p>0.1340332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0.1260754" calcext:value-type="float">
            <text:p>0.1260754</text:p>
          </table:table-cell>
          <table:table-cell office:value-type="float" office:value="-0.1862293" calcext:value-type="float">
            <text:p>-0.186229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75391" calcext:value-type="float">
            <text:p>-0.0727539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362305" calcext:value-type="float">
            <text:p>0.1362305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592773" calcext:value-type="float">
            <text:p>-0.07592773</text:p>
          </table:table-cell>
          <table:table-cell office:value-type="float" office:value="0.9714355" calcext:value-type="float">
            <text:p>0.9714355</text:p>
          </table:table-cell>
          <table:table-cell office:value-type="float" office:value="0.1281738" calcext:value-type="float">
            <text:p>0.1281738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0.1496485" calcext:value-type="float">
            <text:p>0.149648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80078" calcext:value-type="float">
            <text:p>-0.07080078</text:p>
          </table:table-cell>
          <table:table-cell office:value-type="float" office:value="0.9714355" calcext:value-type="float">
            <text:p>0.9714355</text:p>
          </table:table-cell>
          <table:table-cell office:value-type="float" office:value="0.1325684" calcext:value-type="float">
            <text:p>0.1325684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0.02751112" calcext:value-type="float">
            <text:p>0.0275111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80078" calcext:value-type="float">
            <text:p>-0.07080078</text:p>
          </table:table-cell>
          <table:table-cell office:value-type="float" office:value="0.967041" calcext:value-type="float">
            <text:p>0.967041</text:p>
          </table:table-cell>
          <table:table-cell office:value-type="float" office:value="0.1345215" calcext:value-type="float">
            <text:p>0.1345215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0.07151163" calcext:value-type="float">
            <text:p>0.07151163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348633" calcext:value-type="float">
            <text:p>-0.07348633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386719" calcext:value-type="float">
            <text:p>0.1386719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51145" calcext:value-type="float">
            <text:p>1.51145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0.1954501" calcext:value-type="float">
            <text:p>0.195450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495117" calcext:value-type="float">
            <text:p>-0.07495117</text:p>
          </table:table-cell>
          <table:table-cell office:value-type="float" office:value="0.9697266" calcext:value-type="float">
            <text:p>0.9697266</text:p>
          </table:table-cell>
          <table:table-cell office:value-type="float" office:value="0.1252441" calcext:value-type="float">
            <text:p>0.1252441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-0.1116946" calcext:value-type="float">
            <text:p>-0.1116946</text:p>
          </table:table-cell>
          <table:table-cell office:value-type="float" office:value="-0.1181993" calcext:value-type="float">
            <text:p>-0.1181993</text:p>
          </table:table-cell>
          <table:table-cell office:value-type="float" office:value="-0.03355765" calcext:value-type="float">
            <text:p>-0.0335576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128906" calcext:value-type="float">
            <text:p>-0.07128906</text:p>
          </table:table-cell>
          <table:table-cell office:value-type="float" office:value="0.9697266" calcext:value-type="float">
            <text:p>0.9697266</text:p>
          </table:table-cell>
          <table:table-cell office:value-type="float" office:value="0.1403809" calcext:value-type="float">
            <text:p>0.1403809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-0.05713069" calcext:value-type="float">
            <text:p>-0.05713069</text:p>
          </table:table-cell>
          <table:table-cell office:value-type="float" office:value="-0.07935917" calcext:value-type="float">
            <text:p>-0.079359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06836" calcext:value-type="float">
            <text:p>-0.07006836</text:p>
          </table:table-cell>
          <table:table-cell office:value-type="float" office:value="0.9692383" calcext:value-type="float">
            <text:p>0.9692383</text:p>
          </table:table-cell>
          <table:table-cell office:value-type="float" office:value="0.1259766" calcext:value-type="float">
            <text:p>0.1259766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51145" calcext:value-type="float">
            <text:p>1.51145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0.1954501" calcext:value-type="float">
            <text:p>0.195450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958008" calcext:value-type="float">
            <text:p>-0.06958008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59863" calcext:value-type="float">
            <text:p>0.1359863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-0.05713069" calcext:value-type="float">
            <text:p>-0.05713069</text:p>
          </table:table-cell>
          <table:table-cell office:value-type="float" office:value="-0.1709622" calcext:value-type="float">
            <text:p>-0.170962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99805" calcext:value-type="float">
            <text:p>-0.07299805</text:p>
          </table:table-cell>
          <table:table-cell office:value-type="float" office:value="0.9692383" calcext:value-type="float">
            <text:p>0.9692383</text:p>
          </table:table-cell>
          <table:table-cell office:value-type="float" office:value="0.1279297" calcext:value-type="float">
            <text:p>0.1279297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0.1649157" calcext:value-type="float">
            <text:p>0.164915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421875" calcext:value-type="float">
            <text:p>-0.07421875</text:p>
          </table:table-cell>
          <table:table-cell office:value-type="float" office:value="0.9709473" calcext:value-type="float">
            <text:p>0.9709473</text:p>
          </table:table-cell>
          <table:table-cell office:value-type="float" office:value="0.1306152" calcext:value-type="float">
            <text:p>0.1306152</text:p>
          </table:table-cell>
          <table:table-cell table:number-columns-repeated="2" office:value-type="float" office:value="-1.938931" calcext:value-type="float">
            <text:p>-1.938931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06836" calcext:value-type="float">
            <text:p>-0.07006836</text:p>
          </table:table-cell>
          <table:table-cell office:value-type="float" office:value="0.9685059" calcext:value-type="float">
            <text:p>0.9685059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0.08027387" calcext:value-type="float">
            <text:p>0.08027387</text:p>
          </table:table-cell>
          <table:table-cell office:value-type="float" office:value="-0.155695" calcext:value-type="float">
            <text:p>-0.15569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933594" calcext:value-type="float">
            <text:p>-0.06933594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391602" calcext:value-type="float">
            <text:p>0.1391602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0.07151163" calcext:value-type="float">
            <text:p>0.07151163</text:p>
          </table:table-cell>
          <table:table-cell office:value-type="float" office:value="-0.2556039" calcext:value-type="float">
            <text:p>-0.2556039</text:p>
          </table:table-cell>
          <table:table-cell office:value-type="float" office:value="0.1191142" calcext:value-type="float">
            <text:p>0.119114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445313" calcext:value-type="float">
            <text:p>-0.06445313</text:p>
          </table:table-cell>
          <table:table-cell office:value-type="float" office:value="0.9733887" calcext:value-type="float">
            <text:p>0.9733887</text:p>
          </table:table-cell>
          <table:table-cell office:value-type="float" office:value="0.1462402" calcext:value-type="float">
            <text:p>0.1462402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541985" calcext:value-type="float">
            <text:p>1.541985</text:p>
          </table:table-cell>
          <table:table-cell office:value-type="float" office:value="-0.08116007" calcext:value-type="float">
            <text:p>-0.08116007</text:p>
          </table:table-cell>
          <table:table-cell office:value-type="float" office:value="0.1260754" calcext:value-type="float">
            <text:p>0.1260754</text:p>
          </table:table-cell>
          <table:table-cell office:value-type="float" office:value="0.2259843" calcext:value-type="float">
            <text:p>0.225984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543945" calcext:value-type="float">
            <text:p>-0.07543945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254883" calcext:value-type="float">
            <text:p>0.1254883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08027387" calcext:value-type="float">
            <text:p>0.08027387</text:p>
          </table:table-cell>
          <table:table-cell office:value-type="float" office:value="0.01224399" calcext:value-type="float">
            <text:p>0.0122439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518555" calcext:value-type="float">
            <text:p>-0.06518555</text:p>
          </table:table-cell>
          <table:table-cell office:value-type="float" office:value="0.9658203" calcext:value-type="float">
            <text:p>0.9658203</text:p>
          </table:table-cell>
          <table:table-cell office:value-type="float" office:value="0.1289063" calcext:value-type="float">
            <text:p>0.1289063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0.07151163" calcext:value-type="float">
            <text:p>0.07151163</text:p>
          </table:table-cell>
          <table:table-cell office:value-type="float" office:value="0.1413426" calcext:value-type="float">
            <text:p>0.1413426</text:p>
          </table:table-cell>
          <table:table-cell office:value-type="float" office:value="-0.03355765" calcext:value-type="float">
            <text:p>-0.0335576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397461" calcext:value-type="float">
            <text:p>-0.07397461</text:p>
          </table:table-cell>
          <table:table-cell office:value-type="float" office:value="0.9724121" calcext:value-type="float">
            <text:p>0.9724121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-0.06589293" calcext:value-type="float">
            <text:p>-0.06589293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0.1191142" calcext:value-type="float">
            <text:p>0.119114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373047" calcext:value-type="float">
            <text:p>-0.07373047</text:p>
          </table:table-cell>
          <table:table-cell office:value-type="float" office:value="0.9709473" calcext:value-type="float">
            <text:p>0.9709473</text:p>
          </table:table-cell>
          <table:table-cell office:value-type="float" office:value="0.1352539" calcext:value-type="float">
            <text:p>0.1352539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0.01224399" calcext:value-type="float">
            <text:p>0.0122439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811523" calcext:value-type="float">
            <text:p>-0.06811523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357422" calcext:value-type="float">
            <text:p>0.1357422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0.09554111" calcext:value-type="float">
            <text:p>0.09554111</text:p>
          </table:table-cell>
          <table:table-cell office:value-type="float" office:value="-0.1098934" calcext:value-type="float">
            <text:p>-0.109893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421875" calcext:value-type="float">
            <text:p>-0.07421875</text:p>
          </table:table-cell>
          <table:table-cell office:value-type="float" office:value="0.9680176" calcext:value-type="float">
            <text:p>0.9680176</text:p>
          </table:table-cell>
          <table:table-cell office:value-type="float" office:value="0.1320801" calcext:value-type="float">
            <text:p>0.1320801</text:p>
          </table:table-cell>
          <table:table-cell office:value-type="float" office:value="-2.167939" calcext:value-type="float">
            <text:p>-2.167939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-0.1422288" calcext:value-type="float">
            <text:p>-0.1422288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-0.04882479" calcext:value-type="float">
            <text:p>-0.0488247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421875" calcext:value-type="float">
            <text:p>-0.07421875</text:p>
          </table:table-cell>
          <table:table-cell office:value-type="float" office:value="0.9655762" calcext:value-type="float">
            <text:p>0.9655762</text:p>
          </table:table-cell>
          <table:table-cell office:value-type="float" office:value="0.130127" calcext:value-type="float">
            <text:p>0.130127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104492" calcext:value-type="float">
            <text:p>-0.07104492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42773" calcext:value-type="float">
            <text:p>0.1342773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0.05804551" calcext:value-type="float">
            <text:p>0.0580455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8125" calcext:value-type="float">
            <text:p>-0.078125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30127" calcext:value-type="float">
            <text:p>0.130127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-0.06409192" calcext:value-type="float">
            <text:p>-0.0640919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80078" calcext:value-type="float">
            <text:p>-0.07080078</text:p>
          </table:table-cell>
          <table:table-cell office:value-type="float" office:value="0.9680176" calcext:value-type="float">
            <text:p>0.9680176</text:p>
          </table:table-cell>
          <table:table-cell office:value-type="float" office:value="0.1274414" calcext:value-type="float">
            <text:p>0.1274414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-0.004824162" calcext:value-type="float">
            <text:p>-0.004824162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-0.003023267" calcext:value-type="float">
            <text:p>-0.00302326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50977" calcext:value-type="float">
            <text:p>-0.07250977</text:p>
          </table:table-cell>
          <table:table-cell office:value-type="float" office:value="0.9763184" calcext:value-type="float">
            <text:p>0.9763184</text:p>
          </table:table-cell>
          <table:table-cell office:value-type="float" office:value="0.1330566" calcext:value-type="float">
            <text:p>0.1330566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0.09554111" calcext:value-type="float">
            <text:p>0.09554111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495117" calcext:value-type="float">
            <text:p>-0.07495117</text:p>
          </table:table-cell>
          <table:table-cell office:value-type="float" office:value="0.9682617" calcext:value-type="float">
            <text:p>0.9682617</text:p>
          </table:table-cell>
          <table:table-cell office:value-type="float" office:value="0.1330566" calcext:value-type="float">
            <text:p>0.1330566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1173131" calcext:value-type="float">
            <text:p>0.1173131</text:p>
          </table:table-cell>
          <table:table-cell office:value-type="float" office:value="0.09554111" calcext:value-type="float">
            <text:p>0.09554111</text:p>
          </table:table-cell>
          <table:table-cell office:value-type="float" office:value="-0.07935917" calcext:value-type="float">
            <text:p>-0.079359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982422" calcext:value-type="float">
            <text:p>-0.06982422</text:p>
          </table:table-cell>
          <table:table-cell office:value-type="float" office:value="0.9746094" calcext:value-type="float">
            <text:p>0.9746094</text:p>
          </table:table-cell>
          <table:table-cell office:value-type="float" office:value="0.1477051" calcext:value-type="float">
            <text:p>0.1477051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0.07151163" calcext:value-type="float">
            <text:p>0.07151163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-0.1251607" calcext:value-type="float">
            <text:p>-0.125160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421875" calcext:value-type="float">
            <text:p>-0.07421875</text:p>
          </table:table-cell>
          <table:table-cell office:value-type="float" office:value="0.9697266" calcext:value-type="float">
            <text:p>0.9697266</text:p>
          </table:table-cell>
          <table:table-cell office:value-type="float" office:value="0.1240234" calcext:value-type="float">
            <text:p>0.1240234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08116007" calcext:value-type="float">
            <text:p>-0.08116007</text:p>
          </table:table-cell>
          <table:table-cell office:value-type="float" office:value="-0.1334666" calcext:value-type="float">
            <text:p>-0.1334666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446289" calcext:value-type="float">
            <text:p>-0.07446289</text:p>
          </table:table-cell>
          <table:table-cell office:value-type="float" office:value="0.9692383" calcext:value-type="float">
            <text:p>0.9692383</text:p>
          </table:table-cell>
          <table:table-cell office:value-type="float" office:value="0.1274414" calcext:value-type="float">
            <text:p>0.1274414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09554111" calcext:value-type="float">
            <text:p>0.09554111</text:p>
          </table:table-cell>
          <table:table-cell office:value-type="float" office:value="-0.2320309" calcext:value-type="float">
            <text:p>-0.232030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324219" calcext:value-type="float">
            <text:p>-0.07324219</text:p>
          </table:table-cell>
          <table:table-cell office:value-type="float" office:value="0.9692383" calcext:value-type="float">
            <text:p>0.9692383</text:p>
          </table:table-cell>
          <table:table-cell office:value-type="float" office:value="0.1345215" calcext:value-type="float">
            <text:p>0.1345215</text:p>
          </table:table-cell>
          <table:table-cell office:value-type="float" office:value="-2" calcext:value-type="float">
            <text:p>-2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0.02571011" calcext:value-type="float">
            <text:p>0.02571011</text:p>
          </table:table-cell>
          <table:table-cell office:value-type="float" office:value="-0.05713069" calcext:value-type="float">
            <text:p>-0.05713069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519531" calcext:value-type="float">
            <text:p>-0.07519531</text:p>
          </table:table-cell>
          <table:table-cell office:value-type="float" office:value="0.9729004" calcext:value-type="float">
            <text:p>0.9729004</text:p>
          </table:table-cell>
          <table:table-cell office:value-type="float" office:value="0.1384277" calcext:value-type="float">
            <text:p>0.1384277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5713069" calcext:value-type="float">
            <text:p>-0.05713069</text:p>
          </table:table-cell>
          <table:table-cell office:value-type="float" office:value="0.1496485" calcext:value-type="float">
            <text:p>0.149648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982422" calcext:value-type="float">
            <text:p>-0.06982422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315918" calcext:value-type="float">
            <text:p>0.1315918</text:p>
          </table:table-cell>
          <table:table-cell office:value-type="float" office:value="-2" calcext:value-type="float">
            <text:p>-2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0.02571011" calcext:value-type="float">
            <text:p>0.02571011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0.1649157" calcext:value-type="float">
            <text:p>0.164915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617188" calcext:value-type="float">
            <text:p>-0.07617188</text:p>
          </table:table-cell>
          <table:table-cell office:value-type="float" office:value="0.9724121" calcext:value-type="float">
            <text:p>0.9724121</text:p>
          </table:table-cell>
          <table:table-cell office:value-type="float" office:value="0.1435547" calcext:value-type="float">
            <text:p>0.1435547</text:p>
          </table:table-cell>
          <table:table-cell office:value-type="float" office:value="-2" calcext:value-type="float">
            <text:p>-2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0.02571011" calcext:value-type="float">
            <text:p>0.02571011</text:p>
          </table:table-cell>
          <table:table-cell office:value-type="float" office:value="-0.1334666" calcext:value-type="float">
            <text:p>-0.1334666</text:p>
          </table:table-cell>
          <table:table-cell office:value-type="float" office:value="0.01224399" calcext:value-type="float">
            <text:p>0.0122439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641602" calcext:value-type="float">
            <text:p>-0.07641602</text:p>
          </table:table-cell>
          <table:table-cell office:value-type="float" office:value="0.972168" calcext:value-type="float">
            <text:p>0.972168</text:p>
          </table:table-cell>
          <table:table-cell office:value-type="float" office:value="0.1254883" calcext:value-type="float">
            <text:p>0.1254883</text:p>
          </table:table-cell>
          <table:table-cell office:value-type="float" office:value="-2.21374" calcext:value-type="float">
            <text:p>-2.21374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-0.1880302" calcext:value-type="float">
            <text:p>-0.1880302</text:p>
          </table:table-cell>
          <table:table-cell office:value-type="float" office:value="0.08027387" calcext:value-type="float">
            <text:p>0.08027387</text:p>
          </table:table-cell>
          <table:table-cell office:value-type="float" office:value="0.01224399" calcext:value-type="float">
            <text:p>0.0122439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470703" calcext:value-type="float">
            <text:p>-0.07470703</text:p>
          </table:table-cell>
          <table:table-cell office:value-type="float" office:value="0.9726563" calcext:value-type="float">
            <text:p>0.9726563</text:p>
          </table:table-cell>
          <table:table-cell office:value-type="float" office:value="0.1357422" calcext:value-type="float">
            <text:p>0.1357422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1413426" calcext:value-type="float">
            <text:p>0.1413426</text:p>
          </table:table-cell>
          <table:table-cell office:value-type="float" office:value="-0.1709622" calcext:value-type="float">
            <text:p>-0.170962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99805" calcext:value-type="float">
            <text:p>-0.07299805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269531" calcext:value-type="float">
            <text:p>0.1269531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0.02751112" calcext:value-type="float">
            <text:p>0.0275111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177734" calcext:value-type="float">
            <text:p>-0.07177734</text:p>
          </table:table-cell>
          <table:table-cell office:value-type="float" office:value="0.9697266" calcext:value-type="float">
            <text:p>0.9697266</text:p>
          </table:table-cell>
          <table:table-cell office:value-type="float" office:value="0.1286621" calcext:value-type="float">
            <text:p>0.1286621</text:p>
          </table:table-cell>
          <table:table-cell office:value-type="float" office:value="-2" calcext:value-type="float">
            <text:p>-2</text:p>
          </table:table-cell>
          <table:table-cell office:value-type="float" office:value="-1.740458" calcext:value-type="float">
            <text:p>-1.740458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0.02571011" calcext:value-type="float">
            <text:p>0.02571011</text:p>
          </table:table-cell>
          <table:table-cell office:value-type="float" office:value="0.1108083" calcext:value-type="float">
            <text:p>0.1108083</text:p>
          </table:table-cell>
          <table:table-cell office:value-type="float" office:value="-0.003023267" calcext:value-type="float">
            <text:p>-0.00302326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787109" calcext:value-type="float">
            <text:p>-0.06787109</text:p>
          </table:table-cell>
          <table:table-cell office:value-type="float" office:value="0.9709473" calcext:value-type="float">
            <text:p>0.9709473</text:p>
          </table:table-cell>
          <table:table-cell office:value-type="float" office:value="0.1352539" calcext:value-type="float">
            <text:p>0.1352539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0.1936491" calcext:value-type="float">
            <text:p>0.1936491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0.08857977" calcext:value-type="float">
            <text:p>0.0885797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80078" calcext:value-type="float">
            <text:p>-0.07080078</text:p>
          </table:table-cell>
          <table:table-cell office:value-type="float" office:value="0.9631348" calcext:value-type="float">
            <text:p>0.9631348</text:p>
          </table:table-cell>
          <table:table-cell office:value-type="float" office:value="0.1262207" calcext:value-type="float">
            <text:p>0.1262207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0.1496485" calcext:value-type="float">
            <text:p>0.149648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8125" calcext:value-type="float">
            <text:p>-0.078125</text:p>
          </table:table-cell>
          <table:table-cell office:value-type="float" office:value="0.9741211" calcext:value-type="float">
            <text:p>0.9741211</text:p>
          </table:table-cell>
          <table:table-cell office:value-type="float" office:value="0.1264648" calcext:value-type="float">
            <text:p>0.1264648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-0.0964272" calcext:value-type="float">
            <text:p>-0.0964272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-0.003023267" calcext:value-type="float">
            <text:p>-0.00302326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324219" calcext:value-type="float">
            <text:p>-0.07324219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254883" calcext:value-type="float">
            <text:p>0.1254883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-0.06589293" calcext:value-type="float">
            <text:p>-0.06589293</text:p>
          </table:table-cell>
          <table:table-cell office:value-type="float" office:value="-0.1181993" calcext:value-type="float">
            <text:p>-0.1181993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397461" calcext:value-type="float">
            <text:p>-0.07397461</text:p>
          </table:table-cell>
          <table:table-cell office:value-type="float" office:value="0.9533691" calcext:value-type="float">
            <text:p>0.9533691</text:p>
          </table:table-cell>
          <table:table-cell office:value-type="float" office:value="0.1381836" calcext:value-type="float">
            <text:p>0.1381836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-0.0964272" calcext:value-type="float">
            <text:p>-0.0964272</text:p>
          </table:table-cell>
          <table:table-cell office:value-type="float" office:value="0.06500673" calcext:value-type="float">
            <text:p>0.06500673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55664" calcext:value-type="float">
            <text:p>-0.07055664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303711" calcext:value-type="float">
            <text:p>0.1303711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0.08027387" calcext:value-type="float">
            <text:p>0.08027387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50977" calcext:value-type="float">
            <text:p>-0.07250977</text:p>
          </table:table-cell>
          <table:table-cell office:value-type="float" office:value="0.9692383" calcext:value-type="float">
            <text:p>0.9692383</text:p>
          </table:table-cell>
          <table:table-cell office:value-type="float" office:value="0.1364746" calcext:value-type="float">
            <text:p>0.1364746</text:p>
          </table:table-cell>
          <table:table-cell office:value-type="float" office:value="-2" calcext:value-type="float">
            <text:p>-2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496183" calcext:value-type="float">
            <text:p>1.496183</text:p>
          </table:table-cell>
          <table:table-cell office:value-type="float" office:value="0.02571011" calcext:value-type="float">
            <text:p>0.02571011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0.1801828" calcext:value-type="float">
            <text:p>0.180182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616211" calcext:value-type="float">
            <text:p>-0.06616211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308594" calcext:value-type="float">
            <text:p>0.1308594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1181993" calcext:value-type="float">
            <text:p>-0.1181993</text:p>
          </table:table-cell>
          <table:table-cell office:value-type="float" office:value="0.1343813" calcext:value-type="float">
            <text:p>0.134381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811523" calcext:value-type="float">
            <text:p>-0.06811523</text:p>
          </table:table-cell>
          <table:table-cell office:value-type="float" office:value="0.9770508" calcext:value-type="float">
            <text:p>0.9770508</text:p>
          </table:table-cell>
          <table:table-cell office:value-type="float" office:value="0.1262207" calcext:value-type="float">
            <text:p>0.1262207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1029322" calcext:value-type="float">
            <text:p>-0.1029322</text:p>
          </table:table-cell>
          <table:table-cell office:value-type="float" office:value="0.1649157" calcext:value-type="float">
            <text:p>0.164915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519531" calcext:value-type="float">
            <text:p>-0.07519531</text:p>
          </table:table-cell>
          <table:table-cell office:value-type="float" office:value="0.9645996" calcext:value-type="float">
            <text:p>0.9645996</text:p>
          </table:table-cell>
          <table:table-cell office:value-type="float" office:value="0.1381836" calcext:value-type="float">
            <text:p>0.1381836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-0.1334666" calcext:value-type="float">
            <text:p>-0.1334666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348633" calcext:value-type="float">
            <text:p>-0.07348633</text:p>
          </table:table-cell>
          <table:table-cell office:value-type="float" office:value="0.9667969" calcext:value-type="float">
            <text:p>0.9667969</text:p>
          </table:table-cell>
          <table:table-cell office:value-type="float" office:value="0.1257324" calcext:value-type="float">
            <text:p>0.1257324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1269617" calcext:value-type="float">
            <text:p>-0.1269617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3125" calcext:value-type="float">
            <text:p>-0.0703125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318359" calcext:value-type="float">
            <text:p>0.1318359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0.004824162" calcext:value-type="float">
            <text:p>-0.004824162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-0.2014965" calcext:value-type="float">
            <text:p>-0.201496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104492" calcext:value-type="float">
            <text:p>-0.07104492</text:p>
          </table:table-cell>
          <table:table-cell office:value-type="float" office:value="0.9755859" calcext:value-type="float">
            <text:p>0.9755859</text:p>
          </table:table-cell>
          <table:table-cell office:value-type="float" office:value="0.1308594" calcext:value-type="float">
            <text:p>0.1308594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1029322" calcext:value-type="float">
            <text:p>-0.1029322</text:p>
          </table:table-cell>
          <table:table-cell office:value-type="float" office:value="-0.2320309" calcext:value-type="float">
            <text:p>-0.232030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348633" calcext:value-type="float">
            <text:p>-0.07348633</text:p>
          </table:table-cell>
          <table:table-cell office:value-type="float" office:value="0.9743652" calcext:value-type="float">
            <text:p>0.9743652</text:p>
          </table:table-cell>
          <table:table-cell office:value-type="float" office:value="0.1291504" calcext:value-type="float">
            <text:p>0.1291504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-0.1269617" calcext:value-type="float">
            <text:p>-0.1269617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-0.07935917" calcext:value-type="float">
            <text:p>-0.079359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26563" calcext:value-type="float">
            <text:p>-0.07226563</text:p>
          </table:table-cell>
          <table:table-cell office:value-type="float" office:value="0.9719238" calcext:value-type="float">
            <text:p>0.9719238</text:p>
          </table:table-cell>
          <table:table-cell office:value-type="float" office:value="0.1257324" calcext:value-type="float">
            <text:p>0.1257324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0.1631147" calcext:value-type="float">
            <text:p>0.1631147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0.1649157" calcext:value-type="float">
            <text:p>0.164915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177734" calcext:value-type="float">
            <text:p>-0.07177734</text:p>
          </table:table-cell>
          <table:table-cell office:value-type="float" office:value="0.9731445" calcext:value-type="float">
            <text:p>0.9731445</text:p>
          </table:table-cell>
          <table:table-cell office:value-type="float" office:value="0.1394043" calcext:value-type="float">
            <text:p>0.1394043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-0.03355765" calcext:value-type="float">
            <text:p>-0.0335576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762695" calcext:value-type="float">
            <text:p>-0.06762695</text:p>
          </table:table-cell>
          <table:table-cell office:value-type="float" office:value="0.9750977" calcext:value-type="float">
            <text:p>0.9750977</text:p>
          </table:table-cell>
          <table:table-cell office:value-type="float" office:value="0.128418" calcext:value-type="float">
            <text:p>0.128418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0.1173131" calcext:value-type="float">
            <text:p>0.1173131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0.1649157" calcext:value-type="float">
            <text:p>0.164915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713867" calcext:value-type="float">
            <text:p>-0.06713867</text:p>
          </table:table-cell>
          <table:table-cell office:value-type="float" office:value="0.954834" calcext:value-type="float">
            <text:p>0.954834</text:p>
          </table:table-cell>
          <table:table-cell office:value-type="float" office:value="0.1274414" calcext:value-type="float">
            <text:p>0.1274414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1029322" calcext:value-type="float">
            <text:p>-0.1029322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543945" calcext:value-type="float">
            <text:p>-0.07543945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342773" calcext:value-type="float">
            <text:p>0.1342773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-0.1116946" calcext:value-type="float">
            <text:p>-0.1116946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-0.1098934" calcext:value-type="float">
            <text:p>-0.109893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50977" calcext:value-type="float">
            <text:p>-0.07250977</text:p>
          </table:table-cell>
          <table:table-cell office:value-type="float" office:value="0.9726563" calcext:value-type="float">
            <text:p>0.9726563</text:p>
          </table:table-cell>
          <table:table-cell office:value-type="float" office:value="0.1325684" calcext:value-type="float">
            <text:p>0.1325684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0.102046" calcext:value-type="float">
            <text:p>0.102046</text:p>
          </table:table-cell>
          <table:table-cell office:value-type="float" office:value="-0.2098025" calcext:value-type="float">
            <text:p>-0.2098025</text:p>
          </table:table-cell>
          <table:table-cell office:value-type="float" office:value="0.01224399" calcext:value-type="float">
            <text:p>0.0122439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518555" calcext:value-type="float">
            <text:p>-0.06518555</text:p>
          </table:table-cell>
          <table:table-cell office:value-type="float" office:value="0.9763184" calcext:value-type="float">
            <text:p>0.9763184</text:p>
          </table:table-cell>
          <table:table-cell office:value-type="float" office:value="0.130127" calcext:value-type="float">
            <text:p>0.130127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496183" calcext:value-type="float">
            <text:p>1.496183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0.1801828" calcext:value-type="float">
            <text:p>0.180182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666016" calcext:value-type="float">
            <text:p>-0.07666016</text:p>
          </table:table-cell>
          <table:table-cell office:value-type="float" office:value="0.9663086" calcext:value-type="float">
            <text:p>0.9663086</text:p>
          </table:table-cell>
          <table:table-cell office:value-type="float" office:value="0.1252441" calcext:value-type="float">
            <text:p>0.1252441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0.07151163" calcext:value-type="float">
            <text:p>0.07151163</text:p>
          </table:table-cell>
          <table:table-cell office:value-type="float" office:value="0.09554111" calcext:value-type="float">
            <text:p>0.09554111</text:p>
          </table:table-cell>
          <table:table-cell office:value-type="float" office:value="0.1496485" calcext:value-type="float">
            <text:p>0.149648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55664" calcext:value-type="float">
            <text:p>-0.07055664</text:p>
          </table:table-cell>
          <table:table-cell office:value-type="float" office:value="0.9702148" calcext:value-type="float">
            <text:p>0.9702148</text:p>
          </table:table-cell>
          <table:table-cell office:value-type="float" office:value="0.1325684" calcext:value-type="float">
            <text:p>0.1325684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06589293" calcext:value-type="float">
            <text:p>-0.06589293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50977" calcext:value-type="float">
            <text:p>-0.07250977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25684" calcext:value-type="float">
            <text:p>0.1325684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-0.02009153" calcext:value-type="float">
            <text:p>-0.02009153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-0.003023267" calcext:value-type="float">
            <text:p>-0.00302326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75391" calcext:value-type="float">
            <text:p>-0.07275391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323242" calcext:value-type="float">
            <text:p>0.1323242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07151163" calcext:value-type="float">
            <text:p>0.07151163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-0.07935917" calcext:value-type="float">
            <text:p>-0.079359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421875" calcext:value-type="float">
            <text:p>-0.07421875</text:p>
          </table:table-cell>
          <table:table-cell office:value-type="float" office:value="0.9692383" calcext:value-type="float">
            <text:p>0.9692383</text:p>
          </table:table-cell>
          <table:table-cell office:value-type="float" office:value="0.1386719" calcext:value-type="float">
            <text:p>0.1386719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-0.1029322" calcext:value-type="float">
            <text:p>-0.1029322</text:p>
          </table:table-cell>
          <table:table-cell office:value-type="float" office:value="-0.06409192" calcext:value-type="float">
            <text:p>-0.0640919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617188" calcext:value-type="float">
            <text:p>-0.07617188</text:p>
          </table:table-cell>
          <table:table-cell office:value-type="float" office:value="0.9643555" calcext:value-type="float">
            <text:p>0.9643555</text:p>
          </table:table-cell>
          <table:table-cell office:value-type="float" office:value="0.1323242" calcext:value-type="float">
            <text:p>0.1323242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0.09554111" calcext:value-type="float">
            <text:p>0.09554111</text:p>
          </table:table-cell>
          <table:table-cell office:value-type="float" office:value="-0.09462631" calcext:value-type="float">
            <text:p>-0.0946263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982422" calcext:value-type="float">
            <text:p>-0.06982422</text:p>
          </table:table-cell>
          <table:table-cell office:value-type="float" office:value="0.9719238" calcext:value-type="float">
            <text:p>0.9719238</text:p>
          </table:table-cell>
          <table:table-cell office:value-type="float" office:value="0.1289063" calcext:value-type="float">
            <text:p>0.1289063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102046" calcext:value-type="float">
            <text:p>0.102046</text:p>
          </table:table-cell>
          <table:table-cell office:value-type="float" office:value="0.06500673" calcext:value-type="float">
            <text:p>0.06500673</text:p>
          </table:table-cell>
          <table:table-cell office:value-type="float" office:value="0.05804551" calcext:value-type="float">
            <text:p>0.0580455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02148" calcext:value-type="float">
            <text:p>-0.07202148</text:p>
          </table:table-cell>
          <table:table-cell office:value-type="float" office:value="0.970459" calcext:value-type="float">
            <text:p>0.970459</text:p>
          </table:table-cell>
          <table:table-cell office:value-type="float" office:value="0.1306152" calcext:value-type="float">
            <text:p>0.1306152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633588" calcext:value-type="float">
            <text:p>-1.633588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0.2176784" calcext:value-type="float">
            <text:p>0.2176784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884766" calcext:value-type="float">
            <text:p>-0.06884766</text:p>
          </table:table-cell>
          <table:table-cell office:value-type="float" office:value="0.9682617" calcext:value-type="float">
            <text:p>0.9682617</text:p>
          </table:table-cell>
          <table:table-cell office:value-type="float" office:value="0.1430664" calcext:value-type="float">
            <text:p>0.1430664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-0.07935917" calcext:value-type="float">
            <text:p>-0.079359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543945" calcext:value-type="float">
            <text:p>-0.07543945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291504" calcext:value-type="float">
            <text:p>0.1291504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-0.003023267" calcext:value-type="float">
            <text:p>-0.00302326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02148" calcext:value-type="float">
            <text:p>-0.07202148</text:p>
          </table:table-cell>
          <table:table-cell office:value-type="float" office:value="0.9731445" calcext:value-type="float">
            <text:p>0.9731445</text:p>
          </table:table-cell>
          <table:table-cell office:value-type="float" office:value="0.1342773" calcext:value-type="float">
            <text:p>0.1342773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0.01224399" calcext:value-type="float">
            <text:p>0.0122439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3125" calcext:value-type="float">
            <text:p>-0.0703125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359863" calcext:value-type="float">
            <text:p>0.1359863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128906" calcext:value-type="float">
            <text:p>-0.07128906</text:p>
          </table:table-cell>
          <table:table-cell office:value-type="float" office:value="0.9736328" calcext:value-type="float">
            <text:p>0.9736328</text:p>
          </table:table-cell>
          <table:table-cell office:value-type="float" office:value="0.1276855" calcext:value-type="float">
            <text:p>0.1276855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694656" calcext:value-type="float">
            <text:p>-1.694656</text:p>
          </table:table-cell>
          <table:table-cell office:value-type="float" office:value="1.419847" calcext:value-type="float">
            <text:p>1.419847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0.1566098" calcext:value-type="float">
            <text:p>0.1566098</text:p>
          </table:table-cell>
          <table:table-cell office:value-type="float" office:value="0.103847" calcext:value-type="float">
            <text:p>0.10384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568359" calcext:value-type="float">
            <text:p>-0.07568359</text:p>
          </table:table-cell>
          <table:table-cell office:value-type="float" office:value="0.9663086" calcext:value-type="float">
            <text:p>0.9663086</text:p>
          </table:table-cell>
          <table:table-cell office:value-type="float" office:value="0.1398926" calcext:value-type="float">
            <text:p>0.1398926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-0.07935917" calcext:value-type="float">
            <text:p>-0.079359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55664" calcext:value-type="float">
            <text:p>-0.07055664</text:p>
          </table:table-cell>
          <table:table-cell office:value-type="float" office:value="0.9650879" calcext:value-type="float">
            <text:p>0.9650879</text:p>
          </table:table-cell>
          <table:table-cell office:value-type="float" office:value="0.1193848" calcext:value-type="float">
            <text:p>0.1193848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679389" calcext:value-type="float">
            <text:p>-1.679389</text:p>
          </table:table-cell>
          <table:table-cell office:value-type="float" office:value="1.603053" calcext:value-type="float">
            <text:p>1.603053</text:p>
          </table:table-cell>
          <table:table-cell office:value-type="float" office:value="-0.08116007" calcext:value-type="float">
            <text:p>-0.08116007</text:p>
          </table:table-cell>
          <table:table-cell office:value-type="float" office:value="0.1718769" calcext:value-type="float">
            <text:p>0.1718769</text:p>
          </table:table-cell>
          <table:table-cell office:value-type="float" office:value="0.2870531" calcext:value-type="float">
            <text:p>0.287053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02148" calcext:value-type="float">
            <text:p>-0.07202148</text:p>
          </table:table-cell>
          <table:table-cell office:value-type="float" office:value="0.972168" calcext:value-type="float">
            <text:p>0.972168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-2.198473" calcext:value-type="float">
            <text:p>-2.198473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-0.1727631" calcext:value-type="float">
            <text:p>-0.1727631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0.1191142" calcext:value-type="float">
            <text:p>0.119114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02148" calcext:value-type="float">
            <text:p>-0.07202148</text:p>
          </table:table-cell>
          <table:table-cell office:value-type="float" office:value="0.9719238" calcext:value-type="float">
            <text:p>0.9719238</text:p>
          </table:table-cell>
          <table:table-cell office:value-type="float" office:value="0.1303711" calcext:value-type="float">
            <text:p>0.1303711</text:p>
          </table:table-cell>
          <table:table-cell office:value-type="float" office:value="-2.167939" calcext:value-type="float">
            <text:p>-2.167939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-0.1422288" calcext:value-type="float">
            <text:p>-0.1422288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-0.1098934" calcext:value-type="float">
            <text:p>-0.109893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446289" calcext:value-type="float">
            <text:p>-0.07446289</text:p>
          </table:table-cell>
          <table:table-cell office:value-type="float" office:value="0.9714355" calcext:value-type="float">
            <text:p>0.9714355</text:p>
          </table:table-cell>
          <table:table-cell office:value-type="float" office:value="0.1337891" calcext:value-type="float">
            <text:p>0.1337891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07151163" calcext:value-type="float">
            <text:p>0.07151163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-0.07935917" calcext:value-type="float">
            <text:p>-0.079359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984375" calcext:value-type="float">
            <text:p>-0.08984375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281738" calcext:value-type="float">
            <text:p>0.1281738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541985" calcext:value-type="float">
            <text:p>1.541985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0.2259843" calcext:value-type="float">
            <text:p>0.225984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958008" calcext:value-type="float">
            <text:p>-0.06958008</text:p>
          </table:table-cell>
          <table:table-cell office:value-type="float" office:value="0.9714355" calcext:value-type="float">
            <text:p>0.9714355</text:p>
          </table:table-cell>
          <table:table-cell office:value-type="float" office:value="0.1347656" calcext:value-type="float">
            <text:p>0.1347656</text:p>
          </table:table-cell>
          <table:table-cell office:value-type="float" office:value="-2" calcext:value-type="float">
            <text:p>-2</text:p>
          </table:table-cell>
          <table:table-cell office:value-type="float" office:value="-1.648855" calcext:value-type="float">
            <text:p>-1.648855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02571011" calcext:value-type="float">
            <text:p>0.02571011</text:p>
          </table:table-cell>
          <table:table-cell office:value-type="float" office:value="0.2024113" calcext:value-type="float">
            <text:p>0.2024113</text:p>
          </table:table-cell>
          <table:table-cell office:value-type="float" office:value="-0.09462631" calcext:value-type="float">
            <text:p>-0.0946263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26563" calcext:value-type="float">
            <text:p>-0.07226563</text:p>
          </table:table-cell>
          <table:table-cell office:value-type="float" office:value="0.9716797" calcext:value-type="float">
            <text:p>0.9716797</text:p>
          </table:table-cell>
          <table:table-cell office:value-type="float" office:value="0.1323242" calcext:value-type="float">
            <text:p>0.1323242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-0.1116946" calcext:value-type="float">
            <text:p>-0.1116946</text:p>
          </table:table-cell>
          <table:table-cell office:value-type="float" office:value="0.08027387" calcext:value-type="float">
            <text:p>0.08027387</text:p>
          </table:table-cell>
          <table:table-cell office:value-type="float" office:value="-0.06409192" calcext:value-type="float">
            <text:p>-0.0640919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397461" calcext:value-type="float">
            <text:p>-0.07397461</text:p>
          </table:table-cell>
          <table:table-cell office:value-type="float" office:value="0.982666" calcext:value-type="float">
            <text:p>0.982666</text:p>
          </table:table-cell>
          <table:table-cell office:value-type="float" office:value="0.1306152" calcext:value-type="float">
            <text:p>0.1306152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0.1173131" calcext:value-type="float">
            <text:p>0.1173131</text:p>
          </table:table-cell>
          <table:table-cell office:value-type="float" office:value="-0.1640009" calcext:value-type="float">
            <text:p>-0.1640009</text:p>
          </table:table-cell>
          <table:table-cell office:value-type="float" office:value="-0.2014965" calcext:value-type="float">
            <text:p>-0.201496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470703" calcext:value-type="float">
            <text:p>-0.07470703</text:p>
          </table:table-cell>
          <table:table-cell office:value-type="float" office:value="0.9702148" calcext:value-type="float">
            <text:p>0.9702148</text:p>
          </table:table-cell>
          <table:table-cell office:value-type="float" office:value="0.130127" calcext:value-type="float">
            <text:p>0.130127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-0.08116007" calcext:value-type="float">
            <text:p>-0.08116007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0.1649157" calcext:value-type="float">
            <text:p>0.164915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543945" calcext:value-type="float">
            <text:p>-0.07543945</text:p>
          </table:table-cell>
          <table:table-cell office:value-type="float" office:value="0.9650879" calcext:value-type="float">
            <text:p>0.9650879</text:p>
          </table:table-cell>
          <table:table-cell office:value-type="float" office:value="0.114502" calcext:value-type="float">
            <text:p>0.114502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02009153" calcext:value-type="float">
            <text:p>-0.02009153</text:p>
          </table:table-cell>
          <table:table-cell office:value-type="float" office:value="-0.1181993" calcext:value-type="float">
            <text:p>-0.1181993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519531" calcext:value-type="float">
            <text:p>-0.07519531</text:p>
          </table:table-cell>
          <table:table-cell office:value-type="float" office:value="0.970459" calcext:value-type="float">
            <text:p>0.970459</text:p>
          </table:table-cell>
          <table:table-cell office:value-type="float" office:value="0.1223145" calcext:value-type="float">
            <text:p>0.1223145</text:p>
          </table:table-cell>
          <table:table-cell office:value-type="float" office:value="-2.183206" calcext:value-type="float">
            <text:p>-2.183206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-0.157496" calcext:value-type="float">
            <text:p>-0.157496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0.01224399" calcext:value-type="float">
            <text:p>0.0122439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55664" calcext:value-type="float">
            <text:p>-0.07055664</text:p>
          </table:table-cell>
          <table:table-cell office:value-type="float" office:value="0.967041" calcext:value-type="float">
            <text:p>0.967041</text:p>
          </table:table-cell>
          <table:table-cell office:value-type="float" office:value="0.1298828" calcext:value-type="float">
            <text:p>0.1298828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0.1116946" calcext:value-type="float">
            <text:p>-0.1116946</text:p>
          </table:table-cell>
          <table:table-cell office:value-type="float" office:value="0.1413426" calcext:value-type="float">
            <text:p>0.1413426</text:p>
          </table:table-cell>
          <table:table-cell office:value-type="float" office:value="-0.2930995" calcext:value-type="float">
            <text:p>-0.293099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666016" calcext:value-type="float">
            <text:p>-0.07666016</text:p>
          </table:table-cell>
          <table:table-cell office:value-type="float" office:value="0.9719238" calcext:value-type="float">
            <text:p>0.9719238</text:p>
          </table:table-cell>
          <table:table-cell office:value-type="float" office:value="0.1323242" calcext:value-type="float">
            <text:p>0.1323242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421875" calcext:value-type="float">
            <text:p>-0.07421875</text:p>
          </table:table-cell>
          <table:table-cell office:value-type="float" office:value="0.9741211" calcext:value-type="float">
            <text:p>0.9741211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-2.183206" calcext:value-type="float">
            <text:p>-2.183206</text:p>
          </table:table-cell>
          <table:table-cell office:value-type="float" office:value="-1.664122" calcext:value-type="float">
            <text:p>-1.664122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-0.157496" calcext:value-type="float">
            <text:p>-0.157496</text:p>
          </table:table-cell>
          <table:table-cell office:value-type="float" office:value="0.1871442" calcext:value-type="float">
            <text:p>0.1871442</text:p>
          </table:table-cell>
          <table:table-cell office:value-type="float" office:value="-0.09462631" calcext:value-type="float">
            <text:p>-0.0946263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15332" calcext:value-type="float">
            <text:p>-0.0715332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0127" calcext:value-type="float">
            <text:p>0.130127</text:p>
          </table:table-cell>
          <table:table-cell office:value-type="float" office:value="-2" calcext:value-type="float">
            <text:p>-2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0.02571011" calcext:value-type="float">
            <text:p>0.02571011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99805" calcext:value-type="float">
            <text:p>-0.07299805</text:p>
          </table:table-cell>
          <table:table-cell office:value-type="float" office:value="0.970459" calcext:value-type="float">
            <text:p>0.970459</text:p>
          </table:table-cell>
          <table:table-cell office:value-type="float" office:value="0.123291" calcext:value-type="float">
            <text:p>0.123291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1413426" calcext:value-type="float">
            <text:p>0.1413426</text:p>
          </table:table-cell>
          <table:table-cell office:value-type="float" office:value="-0.09462631" calcext:value-type="float">
            <text:p>-0.0946263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933594" calcext:value-type="float">
            <text:p>-0.06933594</text:p>
          </table:table-cell>
          <table:table-cell office:value-type="float" office:value="0.9748535" calcext:value-type="float">
            <text:p>0.9748535</text:p>
          </table:table-cell>
          <table:table-cell office:value-type="float" office:value="0.1350098" calcext:value-type="float">
            <text:p>0.1350098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557252" calcext:value-type="float">
            <text:p>1.557252</text:p>
          </table:table-cell>
          <table:table-cell office:value-type="float" office:value="-0.02009153" calcext:value-type="float">
            <text:p>-0.02009153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0.2412516" calcext:value-type="float">
            <text:p>0.241251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835938" calcext:value-type="float">
            <text:p>-0.06835938</text:p>
          </table:table-cell>
          <table:table-cell office:value-type="float" office:value="0.972168" calcext:value-type="float">
            <text:p>0.972168</text:p>
          </table:table-cell>
          <table:table-cell office:value-type="float" office:value="0.1245117" calcext:value-type="float">
            <text:p>0.1245117</text:p>
          </table:table-cell>
          <table:table-cell office:value-type="float" office:value="-2.198473" calcext:value-type="float">
            <text:p>-2.198473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-0.1727631" calcext:value-type="float">
            <text:p>-0.1727631</text:p>
          </table:table-cell>
          <table:table-cell office:value-type="float" office:value="0.1260754" calcext:value-type="float">
            <text:p>0.1260754</text:p>
          </table:table-cell>
          <table:table-cell office:value-type="float" office:value="0.02751112" calcext:value-type="float">
            <text:p>0.0275111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445313" calcext:value-type="float">
            <text:p>-0.06445313</text:p>
          </table:table-cell>
          <table:table-cell office:value-type="float" office:value="0.9677734" calcext:value-type="float">
            <text:p>0.9677734</text:p>
          </table:table-cell>
          <table:table-cell office:value-type="float" office:value="0.1281738" calcext:value-type="float">
            <text:p>0.1281738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0.2394506" calcext:value-type="float">
            <text:p>0.2394506</text:p>
          </table:table-cell>
          <table:table-cell office:value-type="float" office:value="-0.1334666" calcext:value-type="float">
            <text:p>-0.1334666</text:p>
          </table:table-cell>
          <table:table-cell office:value-type="float" office:value="-0.2778324" calcext:value-type="float">
            <text:p>-0.277832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9057617" calcext:value-type="float">
            <text:p>-0.09057617</text:p>
          </table:table-cell>
          <table:table-cell office:value-type="float" office:value="0.965332" calcext:value-type="float">
            <text:p>0.965332</text:p>
          </table:table-cell>
          <table:table-cell office:value-type="float" office:value="0.1293945" calcext:value-type="float">
            <text:p>0.1293945</text:p>
          </table:table-cell>
          <table:table-cell office:value-type="float" office:value="-1.694656" calcext:value-type="float">
            <text:p>-1.694656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3310536" calcext:value-type="float">
            <text:p>0.3310536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0.05804551" calcext:value-type="float">
            <text:p>0.0580455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933594" calcext:value-type="float">
            <text:p>-0.06933594</text:p>
          </table:table-cell>
          <table:table-cell office:value-type="float" office:value="0.9702148" calcext:value-type="float">
            <text:p>0.9702148</text:p>
          </table:table-cell>
          <table:table-cell office:value-type="float" office:value="0.1293945" calcext:value-type="float">
            <text:p>0.1293945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526718" calcext:value-type="float">
            <text:p>1.526718</text:p>
          </table:table-cell>
          <table:table-cell office:value-type="float" office:value="0.2547177" calcext:value-type="float">
            <text:p>0.2547177</text:p>
          </table:table-cell>
          <table:table-cell office:value-type="float" office:value="0.06500673" calcext:value-type="float">
            <text:p>0.06500673</text:p>
          </table:table-cell>
          <table:table-cell office:value-type="float" office:value="0.2107172" calcext:value-type="float">
            <text:p>0.210717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55664" calcext:value-type="float">
            <text:p>-0.07055664</text:p>
          </table:table-cell>
          <table:table-cell office:value-type="float" office:value="0.970459" calcext:value-type="float">
            <text:p>0.970459</text:p>
          </table:table-cell>
          <table:table-cell office:value-type="float" office:value="0.1276855" calcext:value-type="float">
            <text:p>0.1276855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0.1173131" calcext:value-type="float">
            <text:p>0.1173131</text:p>
          </table:table-cell>
          <table:table-cell office:value-type="float" office:value="-0.1029322" calcext:value-type="float">
            <text:p>-0.1029322</text:p>
          </table:table-cell>
          <table:table-cell office:value-type="float" office:value="-0.003023267" calcext:value-type="float">
            <text:p>-0.00302326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421875" calcext:value-type="float">
            <text:p>-0.07421875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318359" calcext:value-type="float">
            <text:p>0.1318359</text:p>
          </table:table-cell>
          <table:table-cell office:value-type="float" office:value="-2.259542" calcext:value-type="float">
            <text:p>-2.259542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603053" calcext:value-type="float">
            <text:p>1.603053</text:p>
          </table:table-cell>
          <table:table-cell office:value-type="float" office:value="-0.2338319" calcext:value-type="float">
            <text:p>-0.2338319</text:p>
          </table:table-cell>
          <table:table-cell office:value-type="float" office:value="0.08027387" calcext:value-type="float">
            <text:p>0.08027387</text:p>
          </table:table-cell>
          <table:table-cell office:value-type="float" office:value="0.2870531" calcext:value-type="float">
            <text:p>0.287053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348633" calcext:value-type="float">
            <text:p>-0.07348633</text:p>
          </table:table-cell>
          <table:table-cell office:value-type="float" office:value="0.9692383" calcext:value-type="float">
            <text:p>0.9692383</text:p>
          </table:table-cell>
          <table:table-cell office:value-type="float" office:value="0.1516113" calcext:value-type="float">
            <text:p>0.1516113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633588" calcext:value-type="float">
            <text:p>1.633588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0.3175875" calcext:value-type="float">
            <text:p>0.317587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835938" calcext:value-type="float">
            <text:p>-0.06835938</text:p>
          </table:table-cell>
          <table:table-cell office:value-type="float" office:value="0.9726563" calcext:value-type="float">
            <text:p>0.9726563</text:p>
          </table:table-cell>
          <table:table-cell office:value-type="float" office:value="0.1401367" calcext:value-type="float">
            <text:p>0.1401367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1116946" calcext:value-type="float">
            <text:p>-0.1116946</text:p>
          </table:table-cell>
          <table:table-cell office:value-type="float" office:value="0.08027387" calcext:value-type="float">
            <text:p>0.08027387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55664" calcext:value-type="float">
            <text:p>-0.07055664</text:p>
          </table:table-cell>
          <table:table-cell office:value-type="float" office:value="0.972168" calcext:value-type="float">
            <text:p>0.972168</text:p>
          </table:table-cell>
          <table:table-cell office:value-type="float" office:value="0.1274414" calcext:value-type="float">
            <text:p>0.1274414</text:p>
          </table:table-cell>
          <table:table-cell office:value-type="float" office:value="-2.167939" calcext:value-type="float">
            <text:p>-2.167939</text:p>
          </table:table-cell>
          <table:table-cell office:value-type="float" office:value="-1.694656" calcext:value-type="float">
            <text:p>-1.694656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0.1422288" calcext:value-type="float">
            <text:p>-0.1422288</text:p>
          </table:table-cell>
          <table:table-cell office:value-type="float" office:value="0.1566098" calcext:value-type="float">
            <text:p>0.1566098</text:p>
          </table:table-cell>
          <table:table-cell office:value-type="float" office:value="-0.1251607" calcext:value-type="float">
            <text:p>-0.125160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835938" calcext:value-type="float">
            <text:p>-0.06835938</text:p>
          </table:table-cell>
          <table:table-cell office:value-type="float" office:value="0.9716797" calcext:value-type="float">
            <text:p>0.9716797</text:p>
          </table:table-cell>
          <table:table-cell office:value-type="float" office:value="0.1345215" calcext:value-type="float">
            <text:p>0.1345215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0.08027387" calcext:value-type="float">
            <text:p>0.08027387</text:p>
          </table:table-cell>
          <table:table-cell office:value-type="float" office:value="-0.1251607" calcext:value-type="float">
            <text:p>-0.125160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50977" calcext:value-type="float">
            <text:p>-0.07250977</text:p>
          </table:table-cell>
          <table:table-cell office:value-type="float" office:value="0.9746094" calcext:value-type="float">
            <text:p>0.9746094</text:p>
          </table:table-cell>
          <table:table-cell office:value-type="float" office:value="0.130127" calcext:value-type="float">
            <text:p>0.130127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-0.1709622" calcext:value-type="float">
            <text:p>-0.170962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568359" calcext:value-type="float">
            <text:p>-0.07568359</text:p>
          </table:table-cell>
          <table:table-cell office:value-type="float" office:value="0.967041" calcext:value-type="float">
            <text:p>0.967041</text:p>
          </table:table-cell>
          <table:table-cell office:value-type="float" office:value="0.1252441" calcext:value-type="float">
            <text:p>0.1252441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-0.2014965" calcext:value-type="float">
            <text:p>-0.201496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128906" calcext:value-type="float">
            <text:p>-0.07128906</text:p>
          </table:table-cell>
          <table:table-cell office:value-type="float" office:value="0.9760742" calcext:value-type="float">
            <text:p>0.9760742</text:p>
          </table:table-cell>
          <table:table-cell office:value-type="float" office:value="0.1315918" calcext:value-type="float">
            <text:p>0.1315918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0.1783819" calcext:value-type="float">
            <text:p>0.1783819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-0.03355765" calcext:value-type="float">
            <text:p>-0.0335576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55664" calcext:value-type="float">
            <text:p>-0.07055664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42773" calcext:value-type="float">
            <text:p>0.1342773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102046" calcext:value-type="float">
            <text:p>0.102046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0.02751112" calcext:value-type="float">
            <text:p>0.0275111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762695" calcext:value-type="float">
            <text:p>-0.06762695</text:p>
          </table:table-cell>
          <table:table-cell office:value-type="float" office:value="0.9655762" calcext:value-type="float">
            <text:p>0.9655762</text:p>
          </table:table-cell>
          <table:table-cell office:value-type="float" office:value="0.1340332" calcext:value-type="float">
            <text:p>0.1340332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02009153" calcext:value-type="float">
            <text:p>-0.02009153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397461" calcext:value-type="float">
            <text:p>-0.07397461</text:p>
          </table:table-cell>
          <table:table-cell office:value-type="float" office:value="0.9716797" calcext:value-type="float">
            <text:p>0.9716797</text:p>
          </table:table-cell>
          <table:table-cell office:value-type="float" office:value="0.111084" calcext:value-type="float">
            <text:p>0.111084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587786" calcext:value-type="float">
            <text:p>1.587786</text:p>
          </table:table-cell>
          <table:table-cell office:value-type="float" office:value="-0.1116946" calcext:value-type="float">
            <text:p>-0.1116946</text:p>
          </table:table-cell>
          <table:table-cell office:value-type="float" office:value="0.06500673" calcext:value-type="float">
            <text:p>0.06500673</text:p>
          </table:table-cell>
          <table:table-cell office:value-type="float" office:value="0.271786" calcext:value-type="float">
            <text:p>0.27178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958008" calcext:value-type="float">
            <text:p>-0.06958008</text:p>
          </table:table-cell>
          <table:table-cell office:value-type="float" office:value="0.9763184" calcext:value-type="float">
            <text:p>0.9763184</text:p>
          </table:table-cell>
          <table:table-cell office:value-type="float" office:value="0.1315918" calcext:value-type="float">
            <text:p>0.1315918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-0.1269617" calcext:value-type="float">
            <text:p>-0.1269617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-0.03355765" calcext:value-type="float">
            <text:p>-0.0335576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665039" calcext:value-type="float">
            <text:p>-0.06665039</text:p>
          </table:table-cell>
          <table:table-cell office:value-type="float" office:value="0.9716797" calcext:value-type="float">
            <text:p>0.9716797</text:p>
          </table:table-cell>
          <table:table-cell office:value-type="float" office:value="0.1345215" calcext:value-type="float">
            <text:p>0.1345215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1260754" calcext:value-type="float">
            <text:p>0.1260754</text:p>
          </table:table-cell>
          <table:table-cell office:value-type="float" office:value="0.01224399" calcext:value-type="float">
            <text:p>0.0122439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15332" calcext:value-type="float">
            <text:p>-0.0715332</text:p>
          </table:table-cell>
          <table:table-cell office:value-type="float" office:value="0.970459" calcext:value-type="float">
            <text:p>0.970459</text:p>
          </table:table-cell>
          <table:table-cell office:value-type="float" office:value="0.1403809" calcext:value-type="float">
            <text:p>0.1403809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-0.05713069" calcext:value-type="float">
            <text:p>-0.05713069</text:p>
          </table:table-cell>
          <table:table-cell office:value-type="float" office:value="0.05804551" calcext:value-type="float">
            <text:p>0.0580455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06836" calcext:value-type="float">
            <text:p>-0.07006836</text:p>
          </table:table-cell>
          <table:table-cell office:value-type="float" office:value="0.9677734" calcext:value-type="float">
            <text:p>0.9677734</text:p>
          </table:table-cell>
          <table:table-cell office:value-type="float" office:value="0.1323242" calcext:value-type="float">
            <text:p>0.1323242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-0.1709622" calcext:value-type="float">
            <text:p>-0.170962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811523" calcext:value-type="float">
            <text:p>-0.06811523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362305" calcext:value-type="float">
            <text:p>0.1362305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69043" calcext:value-type="float">
            <text:p>-0.0769043</text:p>
          </table:table-cell>
          <table:table-cell office:value-type="float" office:value="0.9692383" calcext:value-type="float">
            <text:p>0.9692383</text:p>
          </table:table-cell>
          <table:table-cell office:value-type="float" office:value="0.1276855" calcext:value-type="float">
            <text:p>0.1276855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2" calcext:value-type="float">
            <text:p>-2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-0.1487337" calcext:value-type="float">
            <text:p>-0.1487337</text:p>
          </table:table-cell>
          <table:table-cell office:value-type="float" office:value="0.05804551" calcext:value-type="float">
            <text:p>0.0580455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26563" calcext:value-type="float">
            <text:p>-0.07226563</text:p>
          </table:table-cell>
          <table:table-cell office:value-type="float" office:value="0.9672852" calcext:value-type="float">
            <text:p>0.9672852</text:p>
          </table:table-cell>
          <table:table-cell office:value-type="float" office:value="0.1308594" calcext:value-type="float">
            <text:p>0.1308594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-0.2320309" calcext:value-type="float">
            <text:p>-0.232030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958008" calcext:value-type="float">
            <text:p>-0.06958008</text:p>
          </table:table-cell>
          <table:table-cell office:value-type="float" office:value="0.9697266" calcext:value-type="float">
            <text:p>0.9697266</text:p>
          </table:table-cell>
          <table:table-cell office:value-type="float" office:value="0.1289063" calcext:value-type="float">
            <text:p>0.1289063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0.02009153" calcext:value-type="float">
            <text:p>-0.02009153</text:p>
          </table:table-cell>
          <table:table-cell office:value-type="float" office:value="0.06500673" calcext:value-type="float">
            <text:p>0.06500673</text:p>
          </table:table-cell>
          <table:table-cell office:value-type="float" office:value="-0.1251607" calcext:value-type="float">
            <text:p>-0.125160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081055" calcext:value-type="float">
            <text:p>-0.08081055</text:p>
          </table:table-cell>
          <table:table-cell office:value-type="float" office:value="0.9731445" calcext:value-type="float">
            <text:p>0.9731445</text:p>
          </table:table-cell>
          <table:table-cell office:value-type="float" office:value="0.1203613" calcext:value-type="float">
            <text:p>0.1203613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15332" calcext:value-type="float">
            <text:p>-0.0715332</text:p>
          </table:table-cell>
          <table:table-cell office:value-type="float" office:value="0.9719238" calcext:value-type="float">
            <text:p>0.9719238</text:p>
          </table:table-cell>
          <table:table-cell office:value-type="float" office:value="0.1306152" calcext:value-type="float">
            <text:p>0.1306152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1783819" calcext:value-type="float">
            <text:p>0.1783819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02148" calcext:value-type="float">
            <text:p>-0.07202148</text:p>
          </table:table-cell>
          <table:table-cell office:value-type="float" office:value="0.9714355" calcext:value-type="float">
            <text:p>0.9714355</text:p>
          </table:table-cell>
          <table:table-cell office:value-type="float" office:value="0.137207" calcext:value-type="float">
            <text:p>0.137207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541985" calcext:value-type="float">
            <text:p>1.541985</text:p>
          </table:table-cell>
          <table:table-cell office:value-type="float" office:value="0.2241834" calcext:value-type="float">
            <text:p>0.2241834</text:p>
          </table:table-cell>
          <table:table-cell office:value-type="float" office:value="0.09554111" calcext:value-type="float">
            <text:p>0.09554111</text:p>
          </table:table-cell>
          <table:table-cell office:value-type="float" office:value="0.2259843" calcext:value-type="float">
            <text:p>0.225984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15332" calcext:value-type="float">
            <text:p>-0.0715332</text:p>
          </table:table-cell>
          <table:table-cell office:value-type="float" office:value="0.9729004" calcext:value-type="float">
            <text:p>0.9729004</text:p>
          </table:table-cell>
          <table:table-cell office:value-type="float" office:value="0.1303711" calcext:value-type="float">
            <text:p>0.1303711</text:p>
          </table:table-cell>
          <table:table-cell office:value-type="float" office:value="-2" calcext:value-type="float">
            <text:p>-2</text:p>
          </table:table-cell>
          <table:table-cell office:value-type="float" office:value="-1.740458" calcext:value-type="float">
            <text:p>-1.740458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02571011" calcext:value-type="float">
            <text:p>0.02571011</text:p>
          </table:table-cell>
          <table:table-cell office:value-type="float" office:value="0.1108083" calcext:value-type="float">
            <text:p>0.1108083</text:p>
          </table:table-cell>
          <table:table-cell office:value-type="float" office:value="-0.07935917" calcext:value-type="float">
            <text:p>-0.079359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15332" calcext:value-type="float">
            <text:p>-0.0715332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369629" calcext:value-type="float">
            <text:p>0.1369629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02009153" calcext:value-type="float">
            <text:p>-0.02009153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666016" calcext:value-type="float">
            <text:p>-0.07666016</text:p>
          </table:table-cell>
          <table:table-cell office:value-type="float" office:value="0.9716797" calcext:value-type="float">
            <text:p>0.9716797</text:p>
          </table:table-cell>
          <table:table-cell office:value-type="float" office:value="0.1359863" calcext:value-type="float">
            <text:p>0.1359863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75391" calcext:value-type="float">
            <text:p>-0.07275391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37891" calcext:value-type="float">
            <text:p>0.1337891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541985" calcext:value-type="float">
            <text:p>1.541985</text:p>
          </table:table-cell>
          <table:table-cell office:value-type="float" office:value="-0.1269617" calcext:value-type="float">
            <text:p>-0.1269617</text:p>
          </table:table-cell>
          <table:table-cell office:value-type="float" office:value="-0.1029322" calcext:value-type="float">
            <text:p>-0.1029322</text:p>
          </table:table-cell>
          <table:table-cell office:value-type="float" office:value="0.2259843" calcext:value-type="float">
            <text:p>0.225984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02148" calcext:value-type="float">
            <text:p>-0.07202148</text:p>
          </table:table-cell>
          <table:table-cell office:value-type="float" office:value="0.9726563" calcext:value-type="float">
            <text:p>0.9726563</text:p>
          </table:table-cell>
          <table:table-cell office:value-type="float" office:value="0.1313477" calcext:value-type="float">
            <text:p>0.1313477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0.1191142" calcext:value-type="float">
            <text:p>0.119114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836914" calcext:value-type="float">
            <text:p>-0.07836914</text:p>
          </table:table-cell>
          <table:table-cell office:value-type="float" office:value="0.970459" calcext:value-type="float">
            <text:p>0.970459</text:p>
          </table:table-cell>
          <table:table-cell office:value-type="float" office:value="0.1274414" calcext:value-type="float">
            <text:p>0.1274414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0.07151163" calcext:value-type="float">
            <text:p>0.07151163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-0.155695" calcext:value-type="float">
            <text:p>-0.15569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592773" calcext:value-type="float">
            <text:p>-0.07592773</text:p>
          </table:table-cell>
          <table:table-cell office:value-type="float" office:value="0.9724121" calcext:value-type="float">
            <text:p>0.9724121</text:p>
          </table:table-cell>
          <table:table-cell office:value-type="float" office:value="0.126709" calcext:value-type="float">
            <text:p>0.126709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-0.1709622" calcext:value-type="float">
            <text:p>-0.170962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348633" calcext:value-type="float">
            <text:p>-0.07348633</text:p>
          </table:table-cell>
          <table:table-cell office:value-type="float" office:value="0.9714355" calcext:value-type="float">
            <text:p>0.9714355</text:p>
          </table:table-cell>
          <table:table-cell office:value-type="float" office:value="0.1235352" calcext:value-type="float">
            <text:p>0.1235352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-0.003023267" calcext:value-type="float">
            <text:p>-0.00302326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617188" calcext:value-type="float">
            <text:p>-0.07617188</text:p>
          </table:table-cell>
          <table:table-cell office:value-type="float" office:value="0.9619141" calcext:value-type="float">
            <text:p>0.9619141</text:p>
          </table:table-cell>
          <table:table-cell office:value-type="float" office:value="0.1337891" calcext:value-type="float">
            <text:p>0.1337891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004824162" calcext:value-type="float">
            <text:p>-0.004824162</text:p>
          </table:table-cell>
          <table:table-cell office:value-type="float" office:value="0.09554111" calcext:value-type="float">
            <text:p>0.09554111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26563" calcext:value-type="float">
            <text:p>-0.07226563</text:p>
          </table:table-cell>
          <table:table-cell office:value-type="float" office:value="0.9672852" calcext:value-type="float">
            <text:p>0.9672852</text:p>
          </table:table-cell>
          <table:table-cell office:value-type="float" office:value="0.130127" calcext:value-type="float">
            <text:p>0.130127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51145" calcext:value-type="float">
            <text:p>1.51145</text:p>
          </table:table-cell>
          <table:table-cell office:value-type="float" office:value="-0.004824162" calcext:value-type="float">
            <text:p>-0.004824162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0.1954501" calcext:value-type="float">
            <text:p>0.195450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347656" calcext:value-type="float">
            <text:p>-0.06347656</text:p>
          </table:table-cell>
          <table:table-cell office:value-type="float" office:value="0.9731445" calcext:value-type="float">
            <text:p>0.9731445</text:p>
          </table:table-cell>
          <table:table-cell office:value-type="float" office:value="0.1240234" calcext:value-type="float">
            <text:p>0.1240234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679389" calcext:value-type="float">
            <text:p>-1.679389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08116007" calcext:value-type="float">
            <text:p>-0.08116007</text:p>
          </table:table-cell>
          <table:table-cell office:value-type="float" office:value="0.1718769" calcext:value-type="float">
            <text:p>0.1718769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519531" calcext:value-type="float">
            <text:p>-0.07519531</text:p>
          </table:table-cell>
          <table:table-cell office:value-type="float" office:value="0.980957" calcext:value-type="float">
            <text:p>0.980957</text:p>
          </table:table-cell>
          <table:table-cell office:value-type="float" office:value="0.1364746" calcext:value-type="float">
            <text:p>0.1364746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-0.0964272" calcext:value-type="float">
            <text:p>-0.0964272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0.1649157" calcext:value-type="float">
            <text:p>0.164915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373047" calcext:value-type="float">
            <text:p>-0.07373047</text:p>
          </table:table-cell>
          <table:table-cell office:value-type="float" office:value="0.9731445" calcext:value-type="float">
            <text:p>0.9731445</text:p>
          </table:table-cell>
          <table:table-cell office:value-type="float" office:value="0.1345215" calcext:value-type="float">
            <text:p>0.1345215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740458" calcext:value-type="float">
            <text:p>-1.740458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0.1108083" calcext:value-type="float">
            <text:p>0.1108083</text:p>
          </table:table-cell>
          <table:table-cell office:value-type="float" office:value="0.1496485" calcext:value-type="float">
            <text:p>0.149648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641602" calcext:value-type="float">
            <text:p>-0.07641602</text:p>
          </table:table-cell>
          <table:table-cell office:value-type="float" office:value="0.9714355" calcext:value-type="float">
            <text:p>0.9714355</text:p>
          </table:table-cell>
          <table:table-cell office:value-type="float" office:value="0.1259766" calcext:value-type="float">
            <text:p>0.1259766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-0.1404278" calcext:value-type="float">
            <text:p>-0.140427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177734" calcext:value-type="float">
            <text:p>-0.07177734</text:p>
          </table:table-cell>
          <table:table-cell office:value-type="float" office:value="0.9719238" calcext:value-type="float">
            <text:p>0.9719238</text:p>
          </table:table-cell>
          <table:table-cell office:value-type="float" office:value="0.1384277" calcext:value-type="float">
            <text:p>0.1384277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06500673" calcext:value-type="float">
            <text:p>0.06500673</text:p>
          </table:table-cell>
          <table:table-cell office:value-type="float" office:value="-0.155695" calcext:value-type="float">
            <text:p>-0.15569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99805" calcext:value-type="float">
            <text:p>-0.07299805</text:p>
          </table:table-cell>
          <table:table-cell office:value-type="float" office:value="0.9702148" calcext:value-type="float">
            <text:p>0.9702148</text:p>
          </table:table-cell>
          <table:table-cell office:value-type="float" office:value="0.1308594" calcext:value-type="float">
            <text:p>0.1308594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-0.004824162" calcext:value-type="float">
            <text:p>-0.004824162</text:p>
          </table:table-cell>
          <table:table-cell office:value-type="float" office:value="0.06500673" calcext:value-type="float">
            <text:p>0.06500673</text:p>
          </table:table-cell>
          <table:table-cell office:value-type="float" office:value="-0.09462631" calcext:value-type="float">
            <text:p>-0.0946263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397461" calcext:value-type="float">
            <text:p>-0.07397461</text:p>
          </table:table-cell>
          <table:table-cell office:value-type="float" office:value="0.9677734" calcext:value-type="float">
            <text:p>0.9677734</text:p>
          </table:table-cell>
          <table:table-cell office:value-type="float" office:value="0.123291" calcext:value-type="float">
            <text:p>0.123291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1181993" calcext:value-type="float">
            <text:p>-0.1181993</text:p>
          </table:table-cell>
          <table:table-cell office:value-type="float" office:value="0.1649157" calcext:value-type="float">
            <text:p>0.164915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26563" calcext:value-type="float">
            <text:p>-0.07226563</text:p>
          </table:table-cell>
          <table:table-cell office:value-type="float" office:value="0.9741211" calcext:value-type="float">
            <text:p>0.9741211</text:p>
          </table:table-cell>
          <table:table-cell office:value-type="float" office:value="0.1247559" calcext:value-type="float">
            <text:p>0.1247559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0.08857977" calcext:value-type="float">
            <text:p>0.0885797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50977" calcext:value-type="float">
            <text:p>-0.07250977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242676" calcext:value-type="float">
            <text:p>0.1242676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-0.0964272" calcext:value-type="float">
            <text:p>-0.0964272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06836" calcext:value-type="float">
            <text:p>-0.07006836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359863" calcext:value-type="float">
            <text:p>0.1359863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0.08857977" calcext:value-type="float">
            <text:p>0.0885797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470703" calcext:value-type="float">
            <text:p>-0.07470703</text:p>
          </table:table-cell>
          <table:table-cell office:value-type="float" office:value="0.9821777" calcext:value-type="float">
            <text:p>0.9821777</text:p>
          </table:table-cell>
          <table:table-cell office:value-type="float" office:value="0.1345215" calcext:value-type="float">
            <text:p>0.1345215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740458" calcext:value-type="float">
            <text:p>-1.740458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-0.02009153" calcext:value-type="float">
            <text:p>-0.02009153</text:p>
          </table:table-cell>
          <table:table-cell office:value-type="float" office:value="0.1108083" calcext:value-type="float">
            <text:p>0.1108083</text:p>
          </table:table-cell>
          <table:table-cell office:value-type="float" office:value="-0.04882479" calcext:value-type="float">
            <text:p>-0.0488247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3125" calcext:value-type="float">
            <text:p>-0.0703125</text:p>
          </table:table-cell>
          <table:table-cell office:value-type="float" office:value="0.9685059" calcext:value-type="float">
            <text:p>0.9685059</text:p>
          </table:table-cell>
          <table:table-cell office:value-type="float" office:value="0.1352539" calcext:value-type="float">
            <text:p>0.1352539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1631147" calcext:value-type="float">
            <text:p>0.1631147</text:p>
          </table:table-cell>
          <table:table-cell office:value-type="float" office:value="0.06500673" calcext:value-type="float">
            <text:p>0.06500673</text:p>
          </table:table-cell>
          <table:table-cell office:value-type="float" office:value="0.05804551" calcext:value-type="float">
            <text:p>0.0580455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02148" calcext:value-type="float">
            <text:p>-0.07202148</text:p>
          </table:table-cell>
          <table:table-cell office:value-type="float" office:value="0.9768066" calcext:value-type="float">
            <text:p>0.9768066</text:p>
          </table:table-cell>
          <table:table-cell office:value-type="float" office:value="0.1350098" calcext:value-type="float">
            <text:p>0.1350098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02009153" calcext:value-type="float">
            <text:p>-0.02009153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616211" calcext:value-type="float">
            <text:p>-0.06616211</text:p>
          </table:table-cell>
          <table:table-cell office:value-type="float" office:value="0.9702148" calcext:value-type="float">
            <text:p>0.9702148</text:p>
          </table:table-cell>
          <table:table-cell office:value-type="float" office:value="0.1345215" calcext:value-type="float">
            <text:p>0.1345215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0.07151163" calcext:value-type="float">
            <text:p>0.07151163</text:p>
          </table:table-cell>
          <table:table-cell office:value-type="float" office:value="-0.179268" calcext:value-type="float">
            <text:p>-0.179268</text:p>
          </table:table-cell>
          <table:table-cell office:value-type="float" office:value="0.08857977" calcext:value-type="float">
            <text:p>0.0885797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543945" calcext:value-type="float">
            <text:p>-0.07543945</text:p>
          </table:table-cell>
          <table:table-cell office:value-type="float" office:value="0.967041" calcext:value-type="float">
            <text:p>0.967041</text:p>
          </table:table-cell>
          <table:table-cell office:value-type="float" office:value="0.1335449" calcext:value-type="float">
            <text:p>0.1335449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-0.09462631" calcext:value-type="float">
            <text:p>-0.0946263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75391" calcext:value-type="float">
            <text:p>-0.07275391</text:p>
          </table:table-cell>
          <table:table-cell office:value-type="float" office:value="0.972168" calcext:value-type="float">
            <text:p>0.972168</text:p>
          </table:table-cell>
          <table:table-cell office:value-type="float" office:value="0.1303711" calcext:value-type="float">
            <text:p>0.1303711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0.06500673" calcext:value-type="float">
            <text:p>0.06500673</text:p>
          </table:table-cell>
          <table:table-cell office:value-type="float" office:value="0.1496485" calcext:value-type="float">
            <text:p>0.149648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104492" calcext:value-type="float">
            <text:p>-0.07104492</text:p>
          </table:table-cell>
          <table:table-cell office:value-type="float" office:value="0.9665527" calcext:value-type="float">
            <text:p>0.9665527</text:p>
          </table:table-cell>
          <table:table-cell office:value-type="float" office:value="0.1254883" calcext:value-type="float">
            <text:p>0.1254883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0.08116007" calcext:value-type="float">
            <text:p>-0.08116007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-0.2014965" calcext:value-type="float">
            <text:p>-0.201496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55664" calcext:value-type="float">
            <text:p>-0.07055664</text:p>
          </table:table-cell>
          <table:table-cell office:value-type="float" office:value="0.972168" calcext:value-type="float">
            <text:p>0.972168</text:p>
          </table:table-cell>
          <table:table-cell office:value-type="float" office:value="0.1350098" calcext:value-type="float">
            <text:p>0.1350098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0.05804551" calcext:value-type="float">
            <text:p>0.0580455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99805" calcext:value-type="float">
            <text:p>-0.07299805</text:p>
          </table:table-cell>
          <table:table-cell office:value-type="float" office:value="0.9611816" calcext:value-type="float">
            <text:p>0.9611816</text:p>
          </table:table-cell>
          <table:table-cell office:value-type="float" office:value="0.1318359" calcext:value-type="float">
            <text:p>0.1318359</text:p>
          </table:table-cell>
          <table:table-cell office:value-type="float" office:value="-2" calcext:value-type="float">
            <text:p>-2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0.02571011" calcext:value-type="float">
            <text:p>0.02571011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-0.2930995" calcext:value-type="float">
            <text:p>-0.293099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519531" calcext:value-type="float">
            <text:p>-0.07519531</text:p>
          </table:table-cell>
          <table:table-cell office:value-type="float" office:value="0.9672852" calcext:value-type="float">
            <text:p>0.9672852</text:p>
          </table:table-cell>
          <table:table-cell office:value-type="float" office:value="0.1235352" calcext:value-type="float">
            <text:p>0.1235352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0.1325803" calcext:value-type="float">
            <text:p>0.1325803</text:p>
          </table:table-cell>
          <table:table-cell office:value-type="float" office:value="-0.1029322" calcext:value-type="float">
            <text:p>-0.1029322</text:p>
          </table:table-cell>
          <table:table-cell office:value-type="float" office:value="0.1649157" calcext:value-type="float">
            <text:p>0.164915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518555" calcext:value-type="float">
            <text:p>-0.06518555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279297" calcext:value-type="float">
            <text:p>0.1279297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421875" calcext:value-type="float">
            <text:p>-0.07421875</text:p>
          </table:table-cell>
          <table:table-cell office:value-type="float" office:value="0.9770508" calcext:value-type="float">
            <text:p>0.9770508</text:p>
          </table:table-cell>
          <table:table-cell office:value-type="float" office:value="0.1345215" calcext:value-type="float">
            <text:p>0.1345215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-0.1269617" calcext:value-type="float">
            <text:p>-0.1269617</text:p>
          </table:table-cell>
          <table:table-cell office:value-type="float" office:value="-0.1181993" calcext:value-type="float">
            <text:p>-0.1181993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8125" calcext:value-type="float">
            <text:p>-0.078125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364746" calcext:value-type="float">
            <text:p>0.1364746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982422" calcext:value-type="float">
            <text:p>-0.06982422</text:p>
          </table:table-cell>
          <table:table-cell office:value-type="float" office:value="0.972168" calcext:value-type="float">
            <text:p>0.972168</text:p>
          </table:table-cell>
          <table:table-cell office:value-type="float" office:value="0.1364746" calcext:value-type="float">
            <text:p>0.1364746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07151163" calcext:value-type="float">
            <text:p>0.07151163</text:p>
          </table:table-cell>
          <table:table-cell office:value-type="float" office:value="0.08027387" calcext:value-type="float">
            <text:p>0.08027387</text:p>
          </table:table-cell>
          <table:table-cell office:value-type="float" office:value="0.05804551" calcext:value-type="float">
            <text:p>0.0580455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592773" calcext:value-type="float">
            <text:p>-0.07592773</text:p>
          </table:table-cell>
          <table:table-cell office:value-type="float" office:value="0.9685059" calcext:value-type="float">
            <text:p>0.9685059</text:p>
          </table:table-cell>
          <table:table-cell office:value-type="float" office:value="0.1335449" calcext:value-type="float">
            <text:p>0.1335449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694656" calcext:value-type="float">
            <text:p>-1.694656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-0.08116007" calcext:value-type="float">
            <text:p>-0.08116007</text:p>
          </table:table-cell>
          <table:table-cell office:value-type="float" office:value="0.1566098" calcext:value-type="float">
            <text:p>0.1566098</text:p>
          </table:table-cell>
          <table:table-cell office:value-type="float" office:value="0.05804551" calcext:value-type="float">
            <text:p>0.0580455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3125" calcext:value-type="float">
            <text:p>-0.0703125</text:p>
          </table:table-cell>
          <table:table-cell office:value-type="float" office:value="0.9729004" calcext:value-type="float">
            <text:p>0.9729004</text:p>
          </table:table-cell>
          <table:table-cell office:value-type="float" office:value="0.1237793" calcext:value-type="float">
            <text:p>0.1237793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694656" calcext:value-type="float">
            <text:p>-1.694656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0.1566098" calcext:value-type="float">
            <text:p>0.1566098</text:p>
          </table:table-cell>
          <table:table-cell office:value-type="float" office:value="0.1343813" calcext:value-type="float">
            <text:p>0.134381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885742" calcext:value-type="float">
            <text:p>-0.07885742</text:p>
          </table:table-cell>
          <table:table-cell office:value-type="float" office:value="0.9709473" calcext:value-type="float">
            <text:p>0.9709473</text:p>
          </table:table-cell>
          <table:table-cell office:value-type="float" office:value="0.1384277" calcext:value-type="float">
            <text:p>0.1384277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-0.05713069" calcext:value-type="float">
            <text:p>-0.05713069</text:p>
          </table:table-cell>
          <table:table-cell office:value-type="float" office:value="-0.1709622" calcext:value-type="float">
            <text:p>-0.170962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519531" calcext:value-type="float">
            <text:p>-0.07519531</text:p>
          </table:table-cell>
          <table:table-cell office:value-type="float" office:value="0.9633789" calcext:value-type="float">
            <text:p>0.9633789</text:p>
          </table:table-cell>
          <table:table-cell office:value-type="float" office:value="0.1411133" calcext:value-type="float">
            <text:p>0.1411133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-1.633588" calcext:value-type="float">
            <text:p>-1.633588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0.1936491" calcext:value-type="float">
            <text:p>0.1936491</text:p>
          </table:table-cell>
          <table:table-cell office:value-type="float" office:value="0.2176784" calcext:value-type="float">
            <text:p>0.2176784</text:p>
          </table:table-cell>
          <table:table-cell office:value-type="float" office:value="0.1191142" calcext:value-type="float">
            <text:p>0.119114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104492" calcext:value-type="float">
            <text:p>-0.07104492</text:p>
          </table:table-cell>
          <table:table-cell office:value-type="float" office:value="0.9645996" calcext:value-type="float">
            <text:p>0.9645996</text:p>
          </table:table-cell>
          <table:table-cell office:value-type="float" office:value="0.1401367" calcext:value-type="float">
            <text:p>0.1401367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-0.06589293" calcext:value-type="float">
            <text:p>-0.06589293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0.02751112" calcext:value-type="float">
            <text:p>0.0275111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104492" calcext:value-type="float">
            <text:p>-0.07104492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333008" calcext:value-type="float">
            <text:p>0.1333008</text:p>
          </table:table-cell>
          <table:table-cell office:value-type="float" office:value="-2.320611" calcext:value-type="float">
            <text:p>-2.320611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2949007" calcext:value-type="float">
            <text:p>-0.2949007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</table:table>
      <table:table table:name="sensor2" table:style-name="ta1">
        <table:shapes>
          <draw:frame draw:z-index="0" draw:style-name="gr1" draw:text-style-name="P1" svg:width="24.921cm" svg:height="15.262cm" svg:x="23.007cm" svg:y="73.062cm">
            <draw:object draw:notify-on-update-of-ranges="sensor2.F1:sensor2.F1 sensor2.F2:sensor2.F2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xa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xg</text:p>
          </table:table-cell>
          <table:table-cell office:value-type="string" calcext:value-type="string">
            <text:p>yg,</text:p>
          </table:table-cell>
          <table:table-cell office:value-type="string" calcext:value-type="string">
            <text:p>z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ygb</text:p>
          </table:table-cell>
          <table:table-cell office:value-type="string" calcext:value-type="string">
            <text:p>zgb</text:p>
          </table:table-cell>
          <table:table-cell office:value-type="string" calcext:value-type="string">
            <text:p>sensor no.</text:p>
          </table:table-cell>
          <table:table-cell table:number-columns-repeated="2"/>
          <table:table-cell office:value-type="string" calcext:value-type="string">
            <text:p>xg</text:p>
          </table:table-cell>
          <table:table-cell office:value-type="string" calcext:value-type="string">
            <text:p>yg</text:p>
          </table:table-cell>
          <table:table-cell office:value-type="string" calcext:value-type="string">
            <text:p>z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ygb</text:p>
          </table:table-cell>
          <table:table-cell office:value-type="string" calcext:value-type="string">
            <text:p>zgb</text:p>
          </table:table-cell>
        </table:table-row>
        <table:table-row table:style-name="ro1">
          <table:table-cell office:value-type="float" office:value="-0.6625977" calcext:value-type="float">
            <text:p>-0.6625977</text:p>
          </table:table-cell>
          <table:table-cell office:value-type="float" office:value="-0.1188965" calcext:value-type="float">
            <text:p>-0.1188965</text:p>
          </table:table-cell>
          <table:table-cell office:value-type="float" office:value="0.8823242" calcext:value-type="float">
            <text:p>0.8823242</text:p>
          </table:table-cell>
          <table:table-cell office:value-type="float" office:value="-1.007634" calcext:value-type="float">
            <text:p>-1.007634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0.167603" calcext:value-type="float">
            <text:p>0.167603</text:p>
          </table:table-cell>
          <table:table-cell office:value-type="float" office:value="-0.1009157" calcext:value-type="float">
            <text:p>-0.1009157</text:p>
          </table:table-cell>
          <table:table-cell office:value-type="float" office:value="0.1059847" calcext:value-type="float">
            <text:p>0.105984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ean</text:p>
          </table:table-cell>
          <table:table-cell table:formula="of:=AVERAGE([.D:.D])" office:value-type="float" office:value="-1.16346155" calcext:value-type="float">
            <text:p>-1.16346155</text:p>
          </table:table-cell>
          <table:table-cell table:formula="of:=AVERAGE([.E:.E])" office:value-type="float" office:value="0.866999411538462" calcext:value-type="float">
            <text:p>0.866999411538462</text:p>
          </table:table-cell>
          <table:table-cell table:formula="of:=AVERAGE([.F:.F])" office:value-type="float" office:value="-0.238109222019231" calcext:value-type="float">
            <text:p>-0.238109222019231</text:p>
          </table:table-cell>
          <table:table-cell table:formula="of:=AVERAGE([.G:.G])" office:value-type="float" office:value="0.0117750364826923" calcext:value-type="float">
            <text:p>0.0117750364826923</text:p>
          </table:table-cell>
          <table:table-cell table:formula="of:=AVERAGE([.H:.H])" office:value-type="float" office:value="0.002724971375" calcext:value-type="float">
            <text:p>0.002724971375</text:p>
          </table:table-cell>
          <table:table-cell table:formula="of:=AVERAGE([.I:.I])" office:value-type="float" office:value="-0.162658826903846" calcext:value-type="float">
            <text:p>-0.162658826903846</text:p>
          </table:table-cell>
        </table:table-row>
        <table:table-row table:style-name="ro1">
          <table:table-cell office:value-type="float" office:value="-0.6572266" calcext:value-type="float">
            <text:p>-0.6572266</text:p>
          </table:table-cell>
          <table:table-cell office:value-type="float" office:value="-0.1394043" calcext:value-type="float">
            <text:p>-0.1394043</text:p>
          </table:table-cell>
          <table:table-cell office:value-type="float" office:value="0.8781738" calcext:value-type="float">
            <text:p>0.8781738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2290076" calcext:value-type="float">
            <text:p>-0.2290076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0.08229047" calcext:value-type="float">
            <text:p>0.08229047</text:p>
          </table:table-cell>
          <table:table-cell office:value-type="float" office:value="-0.1535572" calcext:value-type="float">
            <text:p>-0.153557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ar</text:p>
          </table:table-cell>
          <table:table-cell table:formula="of:=VAR([.D:.D])" office:value-type="float" office:value="0.0134538386815112" calcext:value-type="float">
            <text:p>0.0134538386815112</text:p>
          </table:table-cell>
          <table:table-cell table:formula="of:=VAR([.E:.E])" office:value-type="float" office:value="0.016310089998163" calcext:value-type="float">
            <text:p>0.016310089998163</text:p>
          </table:table-cell>
          <table:table-cell table:formula="of:=VAR([.F:.F])" office:value-type="float" office:value="2.78729758794832" calcext:value-type="float">
            <text:p>2.78729758794832</text:p>
          </table:table-cell>
          <table:table-cell table:formula="of:=VAR([.G:.G])" office:value-type="float" office:value="0.0134538386549379" calcext:value-type="float">
            <text:p>0.0134538386549379</text:p>
          </table:table-cell>
          <table:table-cell table:formula="of:=VAR([.H:.H])" office:value-type="float" office:value="0.0163100902847333" calcext:value-type="float">
            <text:p>0.0163100902847333</text:p>
          </table:table-cell>
          <table:table-cell table:formula="of:=VAR([.I:.I])" office:value-type="float" office:value="2.78729760092089" calcext:value-type="float">
            <text:p>2.78729760092089</text:p>
          </table:table-cell>
        </table:table-row>
        <table:table-row table:style-name="ro1">
          <table:table-cell office:value-type="float" office:value="-0.6657715" calcext:value-type="float">
            <text:p>-0.6657715</text:p>
          </table:table-cell>
          <table:table-cell office:value-type="float" office:value="-0.1208496" calcext:value-type="float">
            <text:p>-0.1208496</text:p>
          </table:table-cell>
          <table:table-cell office:value-type="float" office:value="0.8769531" calcext:value-type="float">
            <text:p>0.8769531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1679389" calcext:value-type="float">
            <text:p>-0.1679389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0.08229047" calcext:value-type="float">
            <text:p>0.08229047</text:p>
          </table:table-cell>
          <table:table-cell office:value-type="float" office:value="-0.09248854" calcext:value-type="float">
            <text:p>-0.0924885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n</text:p>
          </table:table-cell>
          <table:table-cell table:formula="of:=MIN([.D:.D])" office:value-type="float" office:value="-1.526718" calcext:value-type="float">
            <text:p>-1.526718</text:p>
          </table:table-cell>
          <table:table-cell table:formula="of:=MIN([.E:.E])" office:value-type="float" office:value="0.3969466" calcext:value-type="float">
            <text:p>0.3969466</text:p>
          </table:table-cell>
          <table:table-cell table:formula="of:=MIN([.F:.F])" office:value-type="float" office:value="-3.908397" calcext:value-type="float">
            <text:p>-3.908397</text:p>
          </table:table-cell>
          <table:table-cell table:formula="of:=MIN([.G:.G])" office:value-type="float" office:value="-0.351481" calcext:value-type="float">
            <text:p>-0.351481</text:p>
          </table:table-cell>
          <table:table-cell table:formula="of:=MIN([.H:.H])" office:value-type="float" office:value="-0.4673279" calcext:value-type="float">
            <text:p>-0.4673279</text:p>
          </table:table-cell>
          <table:table-cell table:formula="of:=MIN([.I:.I])" office:value-type="float" office:value="-3.832947" calcext:value-type="float">
            <text:p>-3.832947</text:p>
          </table:table-cell>
        </table:table-row>
        <table:table-row table:style-name="ro1">
          <table:table-cell office:value-type="float" office:value="-0.6625977" calcext:value-type="float">
            <text:p>-0.6625977</text:p>
          </table:table-cell>
          <table:table-cell office:value-type="float" office:value="-0.1235352" calcext:value-type="float">
            <text:p>-0.1235352</text:p>
          </table:table-cell>
          <table:table-cell office:value-type="float" office:value="0.8596191" calcext:value-type="float">
            <text:p>0.8596191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-0.06140459" calcext:value-type="float">
            <text:p>-0.06140459</text:p>
          </table:table-cell>
          <table:table-cell office:value-type="float" office:value="0.128092" calcext:value-type="float">
            <text:p>0.128092</text:p>
          </table:table-cell>
          <table:table-cell office:value-type="float" office:value="-3.832947" calcext:value-type="float">
            <text:p>-3.83294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x</text:p>
          </table:table-cell>
          <table:table-cell table:formula="of:=MAX([.D:.D])" office:value-type="float" office:value="-0.7022901" calcext:value-type="float">
            <text:p>-0.7022901</text:p>
          </table:table-cell>
          <table:table-cell table:formula="of:=MAX([.E:.E])" office:value-type="float" office:value="1.328244" calcext:value-type="float">
            <text:p>1.328244</text:p>
          </table:table-cell>
          <table:table-cell table:formula="of:=MAX([.F:.F])" office:value-type="float" office:value="3.89313" calcext:value-type="float">
            <text:p>3.89313</text:p>
          </table:table-cell>
          <table:table-cell table:formula="of:=MAX([.G:.G])" office:value-type="float" office:value="0.4729465" calcext:value-type="float">
            <text:p>0.4729465</text:p>
          </table:table-cell>
          <table:table-cell table:formula="of:=MAX([.H:.H])" office:value-type="float" office:value="0.4639699" calcext:value-type="float">
            <text:p>0.4639699</text:p>
          </table:table-cell>
          <table:table-cell table:formula="of:=MAX([.I:.I])" office:value-type="float" office:value="3.96858" calcext:value-type="float">
            <text:p>3.96858</text:p>
          </table:table-cell>
        </table:table-row>
        <table:table-row table:style-name="ro1">
          <table:table-cell office:value-type="float" office:value="-0.6621094" calcext:value-type="float">
            <text:p>-0.6621094</text:p>
          </table:table-cell>
          <table:table-cell office:value-type="float" office:value="-0.1223145" calcext:value-type="float">
            <text:p>-0.1223145</text:p>
          </table:table-cell>
          <table:table-cell office:value-type="float" office:value="0.8779297" calcext:value-type="float">
            <text:p>0.8779297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1065342" calcext:value-type="float">
            <text:p>0.1065342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-0.01615267" calcext:value-type="float">
            <text:p>-0.0161526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1094" calcext:value-type="float">
            <text:p>-0.6621094</text:p>
          </table:table-cell>
          <table:table-cell office:value-type="float" office:value="-0.126709" calcext:value-type="float">
            <text:p>-0.126709</text:p>
          </table:table-cell>
          <table:table-cell office:value-type="float" office:value="0.8859863" calcext:value-type="float">
            <text:p>0.8859863</text:p>
          </table:table-cell>
          <table:table-cell office:value-type="float" office:value="-1.282443" calcext:value-type="float">
            <text:p>-1.282443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-0.1072061" calcext:value-type="float">
            <text:p>-0.1072061</text:p>
          </table:table-cell>
          <table:table-cell office:value-type="float" office:value="0.06702328" calcext:value-type="float">
            <text:p>0.06702328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8184" calcext:value-type="float">
            <text:p>-0.6638184</text:p>
          </table:table-cell>
          <table:table-cell office:value-type="float" office:value="-0.1303711" calcext:value-type="float">
            <text:p>-0.1303711</text:p>
          </table:table-cell>
          <table:table-cell office:value-type="float" office:value="0.8791504" calcext:value-type="float">
            <text:p>0.8791504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0.1212519" calcext:value-type="float">
            <text:p>0.121251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3535" calcext:value-type="float">
            <text:p>-0.6623535</text:p>
          </table:table-cell>
          <table:table-cell office:value-type="float" office:value="-0.1206055" calcext:value-type="float">
            <text:p>-0.1206055</text:p>
          </table:table-cell>
          <table:table-cell office:value-type="float" office:value="0.8833008" calcext:value-type="float">
            <text:p>0.8833008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-0.03087032" calcext:value-type="float">
            <text:p>-0.03087032</text:p>
          </table:table-cell>
          <table:table-cell office:value-type="float" office:value="-0.1467172" calcext:value-type="float">
            <text:p>-0.1467172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459961" calcext:value-type="float">
            <text:p>-0.6459961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76709" calcext:value-type="float">
            <text:p>0.876709</text:p>
          </table:table-cell>
          <table:table-cell office:value-type="float" office:value="-1.358779" calcext:value-type="float">
            <text:p>-1.358779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0" calcext:value-type="float">
            <text:p>0</text:p>
          </table:table-cell>
          <table:table-cell office:value-type="float" office:value="-0.183542" calcext:value-type="float">
            <text:p>-0.183542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0.07545039" calcext:value-type="float">
            <text:p>0.0754503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1094" calcext:value-type="float">
            <text:p>-0.6621094</text:p>
          </table:table-cell>
          <table:table-cell office:value-type="float" office:value="-0.1228027" calcext:value-type="float">
            <text:p>-0.1228027</text:p>
          </table:table-cell>
          <table:table-cell office:value-type="float" office:value="0.8769531" calcext:value-type="float">
            <text:p>0.8769531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-0.00931263" calcext:value-type="float">
            <text:p>-0.00931263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0859" calcext:value-type="float">
            <text:p>-0.6630859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837891" calcext:value-type="float">
            <text:p>0.8837891</text:p>
          </table:table-cell>
          <table:table-cell office:value-type="float" office:value="-1.022901" calcext:value-type="float">
            <text:p>-1.022901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1523358" calcext:value-type="float">
            <text:p>0.1523358</text:p>
          </table:table-cell>
          <table:table-cell office:value-type="float" office:value="-0.1161829" calcext:value-type="float">
            <text:p>-0.1161829</text:p>
          </table:table-cell>
          <table:table-cell office:value-type="float" office:value="0.04491604" calcext:value-type="float">
            <text:p>0.0449160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0859" calcext:value-type="float">
            <text:p>-0.6630859</text:p>
          </table:table-cell>
          <table:table-cell office:value-type="float" office:value="-0.1213379" calcext:value-type="float">
            <text:p>-0.1213379</text:p>
          </table:table-cell>
          <table:table-cell office:value-type="float" office:value="0.8771973" calcext:value-type="float">
            <text:p>0.8771973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-0.0008854866" calcext:value-type="float">
            <text:p>-0.000885486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5977" calcext:value-type="float">
            <text:p>-0.6625977</text:p>
          </table:table-cell>
          <table:table-cell office:value-type="float" office:value="-0.126709" calcext:value-type="float">
            <text:p>-0.126709</text:p>
          </table:table-cell>
          <table:table-cell office:value-type="float" office:value="0.8681641" calcext:value-type="float">
            <text:p>0.8681641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3.862595" calcext:value-type="float">
            <text:p>3.862595</text:p>
          </table:table-cell>
          <table:table-cell office:value-type="float" office:value="0.1065342" calcext:value-type="float">
            <text:p>0.1065342</text:p>
          </table:table-cell>
          <table:table-cell office:value-type="float" office:value="-0.05511415" calcext:value-type="float">
            <text:p>-0.05511415</text:p>
          </table:table-cell>
          <table:table-cell office:value-type="float" office:value="3.938046" calcext:value-type="float">
            <text:p>3.93804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0859" calcext:value-type="float">
            <text:p>-0.6630859</text:p>
          </table:table-cell>
          <table:table-cell office:value-type="float" office:value="-0.1193848" calcext:value-type="float">
            <text:p>-0.1193848</text:p>
          </table:table-cell>
          <table:table-cell office:value-type="float" office:value="0.8674316" calcext:value-type="float">
            <text:p>0.8674316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-0.07038128" calcext:value-type="float">
            <text:p>-0.07038128</text:p>
          </table:table-cell>
          <table:table-cell office:value-type="float" office:value="-3.832947" calcext:value-type="float">
            <text:p>-3.83294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377" calcext:value-type="float">
            <text:p>-0.661377</text:p>
          </table:table-cell>
          <table:table-cell office:value-type="float" office:value="-0.1254883" calcext:value-type="float">
            <text:p>-0.1254883</text:p>
          </table:table-cell>
          <table:table-cell office:value-type="float" office:value="0.873291" calcext:value-type="float">
            <text:p>0.873291</text:p>
          </table:table-cell>
          <table:table-cell office:value-type="float" office:value="-1.328244" calcext:value-type="float">
            <text:p>-1.328244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-0.1530077" calcext:value-type="float">
            <text:p>-0.1530077</text:p>
          </table:table-cell>
          <table:table-cell office:value-type="float" office:value="0.1738935" calcext:value-type="float">
            <text:p>0.1738935</text:p>
          </table:table-cell>
          <table:table-cell office:value-type="float" office:value="0.1517863" calcext:value-type="float">
            <text:p>0.151786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69824" calcext:value-type="float">
            <text:p>-0.6569824</text:p>
          </table:table-cell>
          <table:table-cell office:value-type="float" office:value="-0.1289063" calcext:value-type="float">
            <text:p>-0.1289063</text:p>
          </table:table-cell>
          <table:table-cell office:value-type="float" office:value="0.8762207" calcext:value-type="float">
            <text:p>0.8762207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0.09160305" calcext:value-type="float">
            <text:p>0.09160305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03648889" calcext:value-type="float">
            <text:p>0.03648889</text:p>
          </table:table-cell>
          <table:table-cell office:value-type="float" office:value="0.1670535" calcext:value-type="float">
            <text:p>0.167053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0859" calcext:value-type="float">
            <text:p>-0.6630859</text:p>
          </table:table-cell>
          <table:table-cell office:value-type="float" office:value="-0.1210938" calcext:value-type="float">
            <text:p>-0.1210938</text:p>
          </table:table-cell>
          <table:table-cell office:value-type="float" office:value="0.8688965" calcext:value-type="float">
            <text:p>0.8688965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-0.1377405" calcext:value-type="float">
            <text:p>-0.1377405</text:p>
          </table:table-cell>
          <table:table-cell office:value-type="float" office:value="-0.00931263" calcext:value-type="float">
            <text:p>-0.00931263</text:p>
          </table:table-cell>
          <table:table-cell office:value-type="float" office:value="0.1517863" calcext:value-type="float">
            <text:p>0.151786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4004" calcext:value-type="float">
            <text:p>-0.6604004</text:p>
          </table:table-cell>
          <table:table-cell office:value-type="float" office:value="-0.1218262" calcext:value-type="float">
            <text:p>-0.1218262</text:p>
          </table:table-cell>
          <table:table-cell office:value-type="float" office:value="0.8781738" calcext:value-type="float">
            <text:p>0.8781738</text:p>
          </table:table-cell>
          <table:table-cell office:value-type="float" office:value="-1.389313" calcext:value-type="float">
            <text:p>-1.389313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3.832061" calcext:value-type="float">
            <text:p>3.832061</text:p>
          </table:table-cell>
          <table:table-cell office:value-type="float" office:value="-0.2140764" calcext:value-type="float">
            <text:p>-0.2140764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3.907512" calcext:value-type="float">
            <text:p>3.90751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0391" calcext:value-type="float">
            <text:p>-0.6650391</text:p>
          </table:table-cell>
          <table:table-cell office:value-type="float" office:value="-0.1210938" calcext:value-type="float">
            <text:p>-0.1210938</text:p>
          </table:table-cell>
          <table:table-cell office:value-type="float" office:value="0.8815918" calcext:value-type="float">
            <text:p>0.8815918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0.1059847" calcext:value-type="float">
            <text:p>0.105984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2832" calcext:value-type="float">
            <text:p>-0.6652832</text:p>
          </table:table-cell>
          <table:table-cell office:value-type="float" office:value="-0.1218262" calcext:value-type="float">
            <text:p>-0.1218262</text:p>
          </table:table-cell>
          <table:table-cell office:value-type="float" office:value="0.876709" calcext:value-type="float">
            <text:p>0.876709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0.09160305" calcext:value-type="float">
            <text:p>0.09160305</text:p>
          </table:table-cell>
          <table:table-cell office:value-type="float" office:value="-0.04613745" calcext:value-type="float">
            <text:p>-0.04613745</text:p>
          </table:table-cell>
          <table:table-cell office:value-type="float" office:value="-0.05511415" calcext:value-type="float">
            <text:p>-0.05511415</text:p>
          </table:table-cell>
          <table:table-cell office:value-type="float" office:value="0.1670535" calcext:value-type="float">
            <text:p>0.167053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9922" calcext:value-type="float">
            <text:p>-0.6669922</text:p>
          </table:table-cell>
          <table:table-cell office:value-type="float" office:value="-0.1264648" calcext:value-type="float">
            <text:p>-0.1264648</text:p>
          </table:table-cell>
          <table:table-cell office:value-type="float" office:value="0.8813477" calcext:value-type="float">
            <text:p>0.8813477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6870229" calcext:value-type="float">
            <text:p>0.6870229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-0.1772515" calcext:value-type="float">
            <text:p>-0.1772515</text:p>
          </table:table-cell>
          <table:table-cell office:value-type="float" office:value="0.02964886" calcext:value-type="float">
            <text:p>0.0296488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5977" calcext:value-type="float">
            <text:p>-0.6625977</text:p>
          </table:table-cell>
          <table:table-cell office:value-type="float" office:value="-0.1235352" calcext:value-type="float">
            <text:p>-0.1235352</text:p>
          </table:table-cell>
          <table:table-cell office:value-type="float" office:value="0.871582" calcext:value-type="float">
            <text:p>0.871582</text:p>
          </table:table-cell>
          <table:table-cell office:value-type="float" office:value="-1.389313" calcext:value-type="float">
            <text:p>-1.389313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3.877863" calcext:value-type="float">
            <text:p>3.877863</text:p>
          </table:table-cell>
          <table:table-cell office:value-type="float" office:value="-0.2140764" calcext:value-type="float">
            <text:p>-0.2140764</text:p>
          </table:table-cell>
          <table:table-cell office:value-type="float" office:value="-0.1161829" calcext:value-type="float">
            <text:p>-0.1161829</text:p>
          </table:table-cell>
          <table:table-cell office:value-type="float" office:value="3.953313" calcext:value-type="float">
            <text:p>3.95331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77148" calcext:value-type="float">
            <text:p>-0.6577148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80127" calcext:value-type="float">
            <text:p>0.880127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862595" calcext:value-type="float">
            <text:p>-3.862595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2044279" calcext:value-type="float">
            <text:p>0.2044279</text:p>
          </table:table-cell>
          <table:table-cell office:value-type="float" office:value="-3.787145" calcext:value-type="float">
            <text:p>-3.78714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0859" calcext:value-type="float">
            <text:p>-0.6630859</text:p>
          </table:table-cell>
          <table:table-cell office:value-type="float" office:value="-0.1247559" calcext:value-type="float">
            <text:p>-0.1247559</text:p>
          </table:table-cell>
          <table:table-cell office:value-type="float" office:value="0.8696289" calcext:value-type="float">
            <text:p>0.8696289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89313" calcext:value-type="float">
            <text:p>-3.89313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1738935" calcext:value-type="float">
            <text:p>0.1738935</text:p>
          </table:table-cell>
          <table:table-cell office:value-type="float" office:value="-3.817679" calcext:value-type="float">
            <text:p>-3.81767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72363" calcext:value-type="float">
            <text:p>-0.6672363</text:p>
          </table:table-cell>
          <table:table-cell office:value-type="float" office:value="-0.1196289" calcext:value-type="float">
            <text:p>-0.1196289</text:p>
          </table:table-cell>
          <table:table-cell office:value-type="float" office:value="0.888916" calcext:value-type="float">
            <text:p>0.888916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0.1218015" calcext:value-type="float">
            <text:p>0.1218015</text:p>
          </table:table-cell>
          <table:table-cell office:value-type="float" office:value="0.08229047" calcext:value-type="float">
            <text:p>0.08229047</text:p>
          </table:table-cell>
          <table:table-cell office:value-type="float" office:value="-3.832947" calcext:value-type="float">
            <text:p>-3.83294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1094" calcext:value-type="float">
            <text:p>-0.6621094</text:p>
          </table:table-cell>
          <table:table-cell office:value-type="float" office:value="-0.1247559" calcext:value-type="float">
            <text:p>-0.1247559</text:p>
          </table:table-cell>
          <table:table-cell office:value-type="float" office:value="0.8776855" calcext:value-type="float">
            <text:p>0.8776855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3.862595" calcext:value-type="float">
            <text:p>3.862595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-0.07038128" calcext:value-type="float">
            <text:p>-0.07038128</text:p>
          </table:table-cell>
          <table:table-cell office:value-type="float" office:value="3.938046" calcext:value-type="float">
            <text:p>3.93804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67383" calcext:value-type="float">
            <text:p>-0.6567383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796387" calcext:value-type="float">
            <text:p>0.8796387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0.1984733" calcext:value-type="float">
            <text:p>0.1984733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-0.1009157" calcext:value-type="float">
            <text:p>-0.1009157</text:p>
          </table:table-cell>
          <table:table-cell office:value-type="float" office:value="0.2739237" calcext:value-type="float">
            <text:p>0.273923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5508" calcext:value-type="float">
            <text:p>-0.6645508</text:p>
          </table:table-cell>
          <table:table-cell office:value-type="float" office:value="-0.1203613" calcext:value-type="float">
            <text:p>-0.1203613</text:p>
          </table:table-cell>
          <table:table-cell office:value-type="float" office:value="0.887207" calcext:value-type="float">
            <text:p>0.887207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0.1068702" calcext:value-type="float">
            <text:p>0.1068702</text:p>
          </table:table-cell>
          <table:table-cell office:value-type="float" office:value="0.09126711" calcext:value-type="float">
            <text:p>0.09126711</text:p>
          </table:table-cell>
          <table:table-cell office:value-type="float" office:value="-0.1009157" calcext:value-type="float">
            <text:p>-0.1009157</text:p>
          </table:table-cell>
          <table:table-cell office:value-type="float" office:value="0.1823206" calcext:value-type="float">
            <text:p>0.182320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0859" calcext:value-type="float">
            <text:p>-0.6630859</text:p>
          </table:table-cell>
          <table:table-cell office:value-type="float" office:value="-0.1210938" calcext:value-type="float">
            <text:p>-0.1210938</text:p>
          </table:table-cell>
          <table:table-cell office:value-type="float" office:value="0.878418" calcext:value-type="float">
            <text:p>0.878418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-3.832947" calcext:value-type="float">
            <text:p>-3.83294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7949" calcext:value-type="float">
            <text:p>-0.6647949</text:p>
          </table:table-cell>
          <table:table-cell office:value-type="float" office:value="-0.1240234" calcext:value-type="float">
            <text:p>-0.1240234</text:p>
          </table:table-cell>
          <table:table-cell office:value-type="float" office:value="0.8808594" calcext:value-type="float">
            <text:p>0.8808594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0.3053435" calcext:value-type="float">
            <text:p>-0.3053435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0.1738935" calcext:value-type="float">
            <text:p>0.1738935</text:p>
          </table:table-cell>
          <table:table-cell office:value-type="float" office:value="-0.2298931" calcext:value-type="float">
            <text:p>-0.229893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2832" calcext:value-type="float">
            <text:p>-0.6652832</text:p>
          </table:table-cell>
          <table:table-cell office:value-type="float" office:value="-0.1188965" calcext:value-type="float">
            <text:p>-0.1188965</text:p>
          </table:table-cell>
          <table:table-cell office:value-type="float" office:value="0.8735352" calcext:value-type="float">
            <text:p>0.8735352</text:p>
          </table:table-cell>
          <table:table-cell office:value-type="float" office:value="-1.282443" calcext:value-type="float">
            <text:p>-1.282443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-0.1072061" calcext:value-type="float">
            <text:p>-0.1072061</text:p>
          </table:table-cell>
          <table:table-cell office:value-type="float" office:value="0.2807637" calcext:value-type="float">
            <text:p>0.2807637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7949" calcext:value-type="float">
            <text:p>-0.6647949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78418" calcext:value-type="float">
            <text:p>0.878418</text:p>
          </table:table-cell>
          <table:table-cell office:value-type="float" office:value="-1.419847" calcext:value-type="float">
            <text:p>-1.419847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-0.2446108" calcext:value-type="float">
            <text:p>-0.2446108</text:p>
          </table:table-cell>
          <table:table-cell office:value-type="float" office:value="0.3112981" calcext:value-type="float">
            <text:p>0.3112981</text:p>
          </table:table-cell>
          <table:table-cell office:value-type="float" office:value="-0.1077557" calcext:value-type="float">
            <text:p>-0.107755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25879" calcext:value-type="float">
            <text:p>-0.6525879</text:p>
          </table:table-cell>
          <table:table-cell office:value-type="float" office:value="-0.1208496" calcext:value-type="float">
            <text:p>-0.1208496</text:p>
          </table:table-cell>
          <table:table-cell office:value-type="float" office:value="0.8806152" calcext:value-type="float">
            <text:p>0.8806152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0" calcext:value-type="float">
            <text:p>0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03648889" calcext:value-type="float">
            <text:p>0.03648889</text:p>
          </table:table-cell>
          <table:table-cell office:value-type="float" office:value="0.07545039" calcext:value-type="float">
            <text:p>0.0754503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7949" calcext:value-type="float">
            <text:p>-0.6647949</text:p>
          </table:table-cell>
          <table:table-cell office:value-type="float" office:value="-0.119873" calcext:value-type="float">
            <text:p>-0.119873</text:p>
          </table:table-cell>
          <table:table-cell office:value-type="float" office:value="0.8825684" calcext:value-type="float">
            <text:p>0.8825684</text:p>
          </table:table-cell>
          <table:table-cell office:value-type="float" office:value="-0.9923664" calcext:value-type="float">
            <text:p>-0.9923664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0.1828701" calcext:value-type="float">
            <text:p>0.1828701</text:p>
          </table:table-cell>
          <table:table-cell office:value-type="float" office:value="0.03648889" calcext:value-type="float">
            <text:p>0.03648889</text:p>
          </table:table-cell>
          <table:table-cell office:value-type="float" office:value="0.1212519" calcext:value-type="float">
            <text:p>0.121251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5273" calcext:value-type="float">
            <text:p>-0.6655273</text:p>
          </table:table-cell>
          <table:table-cell office:value-type="float" office:value="-0.1223145" calcext:value-type="float">
            <text:p>-0.1223145</text:p>
          </table:table-cell>
          <table:table-cell office:value-type="float" office:value="0.8894043" calcext:value-type="float">
            <text:p>0.8894043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0.2442748" calcext:value-type="float">
            <text:p>0.2442748</text:p>
          </table:table-cell>
          <table:table-cell office:value-type="float" office:value="-0.09193897" calcext:value-type="float">
            <text:p>-0.09193897</text:p>
          </table:table-cell>
          <table:table-cell office:value-type="float" office:value="-0.1009157" calcext:value-type="float">
            <text:p>-0.1009157</text:p>
          </table:table-cell>
          <table:table-cell office:value-type="float" office:value="0.3197252" calcext:value-type="float">
            <text:p>0.319725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0156" calcext:value-type="float">
            <text:p>-0.6660156</text:p>
          </table:table-cell>
          <table:table-cell office:value-type="float" office:value="-0.1303711" calcext:value-type="float">
            <text:p>-0.1303711</text:p>
          </table:table-cell>
          <table:table-cell office:value-type="float" office:value="0.8708496" calcext:value-type="float">
            <text:p>0.8708496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6717557" calcext:value-type="float">
            <text:p>0.6717557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0.03019845" calcext:value-type="float">
            <text:p>0.03019845</text:p>
          </table:table-cell>
          <table:table-cell office:value-type="float" office:value="-0.1925187" calcext:value-type="float">
            <text:p>-0.1925187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6211" calcext:value-type="float">
            <text:p>-0.6616211</text:p>
          </table:table-cell>
          <table:table-cell office:value-type="float" office:value="-0.1213379" calcext:value-type="float">
            <text:p>-0.1213379</text:p>
          </table:table-cell>
          <table:table-cell office:value-type="float" office:value="0.8752441" calcext:value-type="float">
            <text:p>0.8752441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0.1526718" calcext:value-type="float">
            <text:p>0.1526718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0.1433591" calcext:value-type="float">
            <text:p>0.1433591</text:p>
          </table:table-cell>
          <table:table-cell office:value-type="float" office:value="0.2281221" calcext:value-type="float">
            <text:p>0.228122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91895" calcext:value-type="float">
            <text:p>-0.6691895</text:p>
          </table:table-cell>
          <table:table-cell office:value-type="float" office:value="-0.1220703" calcext:value-type="float">
            <text:p>-0.1220703</text:p>
          </table:table-cell>
          <table:table-cell office:value-type="float" office:value="0.8793945" calcext:value-type="float">
            <text:p>0.8793945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89313" calcext:value-type="float">
            <text:p>-3.89313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-3.817679" calcext:value-type="float">
            <text:p>-3.81767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6445" calcext:value-type="float">
            <text:p>-0.6606445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832061" calcext:value-type="float">
            <text:p>-3.832061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0.06702328" calcext:value-type="float">
            <text:p>0.06702328</text:p>
          </table:table-cell>
          <table:table-cell office:value-type="float" office:value="-3.756611" calcext:value-type="float">
            <text:p>-3.75661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8887" calcext:value-type="float">
            <text:p>-0.6608887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730469" calcext:value-type="float">
            <text:p>0.8730469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259542" calcext:value-type="float">
            <text:p>-0.259542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-0.1840916" calcext:value-type="float">
            <text:p>-0.184091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3066" calcext:value-type="float">
            <text:p>-0.6643066</text:p>
          </table:table-cell>
          <table:table-cell office:value-type="float" office:value="-0.1254883" calcext:value-type="float">
            <text:p>-0.1254883</text:p>
          </table:table-cell>
          <table:table-cell office:value-type="float" office:value="0.8703613" calcext:value-type="float">
            <text:p>0.8703613</text:p>
          </table:table-cell>
          <table:table-cell office:value-type="float" office:value="-1.022901" calcext:value-type="float">
            <text:p>-1.022901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0.1374046" calcext:value-type="float">
            <text:p>0.1374046</text:p>
          </table:table-cell>
          <table:table-cell office:value-type="float" office:value="0.1523358" calcext:value-type="float">
            <text:p>0.1523358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0.212855" calcext:value-type="float">
            <text:p>0.21285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3535" calcext:value-type="float">
            <text:p>-0.6623535</text:p>
          </table:table-cell>
          <table:table-cell office:value-type="float" office:value="-0.1208496" calcext:value-type="float">
            <text:p>-0.1208496</text:p>
          </table:table-cell>
          <table:table-cell office:value-type="float" office:value="0.8776855" calcext:value-type="float">
            <text:p>0.8776855</text:p>
          </table:table-cell>
          <table:table-cell office:value-type="float" office:value="-0.9923664" calcext:value-type="float">
            <text:p>-0.9923664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0.1828701" calcext:value-type="float">
            <text:p>0.1828701</text:p>
          </table:table-cell>
          <table:table-cell office:value-type="float" office:value="0.128092" calcext:value-type="float">
            <text:p>0.128092</text:p>
          </table:table-cell>
          <table:table-cell office:value-type="float" office:value="0.1212519" calcext:value-type="float">
            <text:p>0.121251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0156" calcext:value-type="float">
            <text:p>-0.6660156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737793" calcext:value-type="float">
            <text:p>0.8737793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0.1517863" calcext:value-type="float">
            <text:p>0.151786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3301" calcext:value-type="float">
            <text:p>-0.6633301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757324" calcext:value-type="float">
            <text:p>0.8757324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862595" calcext:value-type="float">
            <text:p>-3.862595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-0.08564848" calcext:value-type="float">
            <text:p>-0.08564848</text:p>
          </table:table-cell>
          <table:table-cell office:value-type="float" office:value="-3.787145" calcext:value-type="float">
            <text:p>-3.78714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0625" calcext:value-type="float">
            <text:p>-0.6640625</text:p>
          </table:table-cell>
          <table:table-cell office:value-type="float" office:value="-0.1184082" calcext:value-type="float">
            <text:p>-0.1184082</text:p>
          </table:table-cell>
          <table:table-cell office:value-type="float" office:value="0.8796387" calcext:value-type="float">
            <text:p>0.8796387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3.89313" calcext:value-type="float">
            <text:p>3.89313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-0.00931263" calcext:value-type="float">
            <text:p>-0.00931263</text:p>
          </table:table-cell>
          <table:table-cell office:value-type="float" office:value="3.96858" calcext:value-type="float">
            <text:p>3.9685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82031" calcext:value-type="float">
            <text:p>-0.6582031</text:p>
          </table:table-cell>
          <table:table-cell office:value-type="float" office:value="-0.1276855" calcext:value-type="float">
            <text:p>-0.1276855</text:p>
          </table:table-cell>
          <table:table-cell office:value-type="float" office:value="0.871582" calcext:value-type="float">
            <text:p>0.871582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0.2290076" calcext:value-type="float">
            <text:p>-0.2290076</text:p>
          </table:table-cell>
          <table:table-cell office:value-type="float" office:value="0.03019845" calcext:value-type="float">
            <text:p>0.03019845</text:p>
          </table:table-cell>
          <table:table-cell office:value-type="float" office:value="0.128092" calcext:value-type="float">
            <text:p>0.128092</text:p>
          </table:table-cell>
          <table:table-cell office:value-type="float" office:value="-0.1535572" calcext:value-type="float">
            <text:p>-0.153557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7949" calcext:value-type="float">
            <text:p>-0.6647949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845215" calcext:value-type="float">
            <text:p>0.8845215</text:p>
          </table:table-cell>
          <table:table-cell office:value-type="float" office:value="-1.29771" calcext:value-type="float">
            <text:p>-1.29771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-0.1224734" calcext:value-type="float">
            <text:p>-0.1224734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706543" calcext:value-type="float">
            <text:p>-0.6706543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781738" calcext:value-type="float">
            <text:p>0.8781738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847328" calcext:value-type="float">
            <text:p>-3.847328</text:p>
          </table:table-cell>
          <table:table-cell office:value-type="float" office:value="-0.07667184" calcext:value-type="float">
            <text:p>-0.07667184</text:p>
          </table:table-cell>
          <table:table-cell office:value-type="float" office:value="0.128092" calcext:value-type="float">
            <text:p>0.128092</text:p>
          </table:table-cell>
          <table:table-cell office:value-type="float" office:value="-3.771878" calcext:value-type="float">
            <text:p>-3.77187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0156" calcext:value-type="float">
            <text:p>-0.6660156</text:p>
          </table:table-cell>
          <table:table-cell office:value-type="float" office:value="-0.1262207" calcext:value-type="float">
            <text:p>-0.1262207</text:p>
          </table:table-cell>
          <table:table-cell office:value-type="float" office:value="0.8674316" calcext:value-type="float">
            <text:p>0.8674316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-0.04613745" calcext:value-type="float">
            <text:p>-0.04613745</text:p>
          </table:table-cell>
          <table:table-cell office:value-type="float" office:value="-0.05511415" calcext:value-type="float">
            <text:p>-0.05511415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0859" calcext:value-type="float">
            <text:p>-0.6630859</text:p>
          </table:table-cell>
          <table:table-cell office:value-type="float" office:value="-0.1186523" calcext:value-type="float">
            <text:p>-0.1186523</text:p>
          </table:table-cell>
          <table:table-cell office:value-type="float" office:value="0.8803711" calcext:value-type="float">
            <text:p>0.8803711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1679389" calcext:value-type="float">
            <text:p>-0.1679389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-0.09248854" calcext:value-type="float">
            <text:p>-0.0924885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6211" calcext:value-type="float">
            <text:p>-0.6616211</text:p>
          </table:table-cell>
          <table:table-cell office:value-type="float" office:value="-0.1293945" calcext:value-type="float">
            <text:p>-0.1293945</text:p>
          </table:table-cell>
          <table:table-cell office:value-type="float" office:value="0.8771973" calcext:value-type="float">
            <text:p>0.8771973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0.0975576" calcext:value-type="float">
            <text:p>0.0975576</text:p>
          </table:table-cell>
          <table:table-cell office:value-type="float" office:value="-0.01615267" calcext:value-type="float">
            <text:p>-0.0161526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4004" calcext:value-type="float">
            <text:p>-0.6604004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776855" calcext:value-type="float">
            <text:p>0.8776855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03019845" calcext:value-type="float">
            <text:p>0.03019845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-0.04668701" calcext:value-type="float">
            <text:p>-0.0466870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99121" calcext:value-type="float">
            <text:p>-0.6599121</text:p>
          </table:table-cell>
          <table:table-cell office:value-type="float" office:value="-0.1240234" calcext:value-type="float">
            <text:p>-0.1240234</text:p>
          </table:table-cell>
          <table:table-cell office:value-type="float" office:value="0.8769531" calcext:value-type="float">
            <text:p>0.8769531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89313" calcext:value-type="float">
            <text:p>-3.89313</text:p>
          </table:table-cell>
          <table:table-cell office:value-type="float" office:value="-0.04613745" calcext:value-type="float">
            <text:p>-0.04613745</text:p>
          </table:table-cell>
          <table:table-cell office:value-type="float" office:value="0.1891606" calcext:value-type="float">
            <text:p>0.1891606</text:p>
          </table:table-cell>
          <table:table-cell office:value-type="float" office:value="-3.817679" calcext:value-type="float">
            <text:p>-3.81767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8418" calcext:value-type="float">
            <text:p>-0.6628418</text:p>
          </table:table-cell>
          <table:table-cell office:value-type="float" office:value="-0.1220703" calcext:value-type="float">
            <text:p>-0.1220703</text:p>
          </table:table-cell>
          <table:table-cell office:value-type="float" office:value="0.871582" calcext:value-type="float">
            <text:p>0.871582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1128248" calcext:value-type="float">
            <text:p>0.1128248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91797" calcext:value-type="float">
            <text:p>-0.6591797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769531" calcext:value-type="float">
            <text:p>0.8769531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03087032" calcext:value-type="float">
            <text:p>-0.03087032</text:p>
          </table:table-cell>
          <table:table-cell office:value-type="float" office:value="0.219695" calcext:value-type="float">
            <text:p>0.219695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3066" calcext:value-type="float">
            <text:p>-0.6643066</text:p>
          </table:table-cell>
          <table:table-cell office:value-type="float" office:value="-0.1225586" calcext:value-type="float">
            <text:p>-0.1225586</text:p>
          </table:table-cell>
          <table:table-cell office:value-type="float" office:value="0.8754883" calcext:value-type="float">
            <text:p>0.8754883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0.09126711" calcext:value-type="float">
            <text:p>0.09126711</text:p>
          </table:table-cell>
          <table:table-cell office:value-type="float" office:value="-0.1161829" calcext:value-type="float">
            <text:p>-0.1161829</text:p>
          </table:table-cell>
          <table:table-cell office:value-type="float" office:value="-0.03141984" calcext:value-type="float">
            <text:p>-0.0314198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5742" calcext:value-type="float">
            <text:p>-0.6635742</text:p>
          </table:table-cell>
          <table:table-cell office:value-type="float" office:value="-0.1196289" calcext:value-type="float">
            <text:p>-0.1196289</text:p>
          </table:table-cell>
          <table:table-cell office:value-type="float" office:value="0.8745117" calcext:value-type="float">
            <text:p>0.8745117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0.03648889" calcext:value-type="float">
            <text:p>0.03648889</text:p>
          </table:table-cell>
          <table:table-cell office:value-type="float" office:value="0.1212519" calcext:value-type="float">
            <text:p>0.121251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77246" calcext:value-type="float">
            <text:p>-0.6677246</text:p>
          </table:table-cell>
          <table:table-cell office:value-type="float" office:value="-0.1240234" calcext:value-type="float">
            <text:p>-0.1240234</text:p>
          </table:table-cell>
          <table:table-cell office:value-type="float" office:value="0.8771973" calcext:value-type="float">
            <text:p>0.8771973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-0.07667184" calcext:value-type="float">
            <text:p>-0.07667184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0.1059847" calcext:value-type="float">
            <text:p>0.105984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5273" calcext:value-type="float">
            <text:p>-0.6655273</text:p>
          </table:table-cell>
          <table:table-cell office:value-type="float" office:value="-0.1223145" calcext:value-type="float">
            <text:p>-0.1223145</text:p>
          </table:table-cell>
          <table:table-cell office:value-type="float" office:value="0.8752441" calcext:value-type="float">
            <text:p>0.8752441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-0.04613745" calcext:value-type="float">
            <text:p>-0.04613745</text:p>
          </table:table-cell>
          <table:table-cell office:value-type="float" office:value="0.08229047" calcext:value-type="float">
            <text:p>0.08229047</text:p>
          </table:table-cell>
          <table:table-cell office:value-type="float" office:value="-0.01615267" calcext:value-type="float">
            <text:p>-0.0161526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8887" calcext:value-type="float">
            <text:p>-0.6608887</text:p>
          </table:table-cell>
          <table:table-cell office:value-type="float" office:value="-0.119873" calcext:value-type="float">
            <text:p>-0.119873</text:p>
          </table:table-cell>
          <table:table-cell office:value-type="float" office:value="0.8762207" calcext:value-type="float">
            <text:p>0.8762207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-0.07722136" calcext:value-type="float">
            <text:p>-0.0772213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94238" calcext:value-type="float">
            <text:p>-0.6594238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745117" calcext:value-type="float">
            <text:p>0.8745117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2290076" calcext:value-type="float">
            <text:p>-0.2290076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-0.1535572" calcext:value-type="float">
            <text:p>-0.153557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5742" calcext:value-type="float">
            <text:p>-0.6635742</text:p>
          </table:table-cell>
          <table:table-cell office:value-type="float" office:value="-0.1220703" calcext:value-type="float">
            <text:p>-0.1220703</text:p>
          </table:table-cell>
          <table:table-cell office:value-type="float" office:value="0.8818359" calcext:value-type="float">
            <text:p>0.8818359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0.01526718" calcext:value-type="float">
            <text:p>0.01526718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0.09071756" calcext:value-type="float">
            <text:p>0.0907175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5508" calcext:value-type="float">
            <text:p>-0.6645508</text:p>
          </table:table-cell>
          <table:table-cell office:value-type="float" office:value="-0.1254883" calcext:value-type="float">
            <text:p>-0.1254883</text:p>
          </table:table-cell>
          <table:table-cell office:value-type="float" office:value="0.8798828" calcext:value-type="float">
            <text:p>0.8798828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1370686" calcext:value-type="float">
            <text:p>0.1370686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-0.04668701" calcext:value-type="float">
            <text:p>-0.0466870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6211" calcext:value-type="float">
            <text:p>-0.6616211</text:p>
          </table:table-cell>
          <table:table-cell office:value-type="float" office:value="-0.1257324" calcext:value-type="float">
            <text:p>-0.1257324</text:p>
          </table:table-cell>
          <table:table-cell office:value-type="float" office:value="0.887207" calcext:value-type="float">
            <text:p>0.887207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0.1370686" calcext:value-type="float">
            <text:p>0.1370686</text:p>
          </table:table-cell>
          <table:table-cell office:value-type="float" office:value="-0.07038128" calcext:value-type="float">
            <text:p>-0.07038128</text:p>
          </table:table-cell>
          <table:table-cell office:value-type="float" office:value="0.02964886" calcext:value-type="float">
            <text:p>0.0296488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3301" calcext:value-type="float">
            <text:p>-0.6633301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708496" calcext:value-type="float">
            <text:p>0.8708496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0.7022901" calcext:value-type="float">
            <text:p>0.7022901</text:p>
          </table:table-cell>
          <table:table-cell office:value-type="float" office:value="0.09160305" calcext:value-type="float">
            <text:p>0.09160305</text:p>
          </table:table-cell>
          <table:table-cell office:value-type="float" office:value="-0.1377405" calcext:value-type="float">
            <text:p>-0.1377405</text:p>
          </table:table-cell>
          <table:table-cell office:value-type="float" office:value="-0.1619844" calcext:value-type="float">
            <text:p>-0.1619844</text:p>
          </table:table-cell>
          <table:table-cell office:value-type="float" office:value="0.1670535" calcext:value-type="float">
            <text:p>0.167053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0391" calcext:value-type="float">
            <text:p>-0.6650391</text:p>
          </table:table-cell>
          <table:table-cell office:value-type="float" office:value="-0.128418" calcext:value-type="float">
            <text:p>-0.128418</text:p>
          </table:table-cell>
          <table:table-cell office:value-type="float" office:value="0.8703613" calcext:value-type="float">
            <text:p>0.8703613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0.09160305" calcext:value-type="float">
            <text:p>0.09160305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0.1670535" calcext:value-type="float">
            <text:p>0.167053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91797" calcext:value-type="float">
            <text:p>-0.6591797</text:p>
          </table:table-cell>
          <table:table-cell office:value-type="float" office:value="-0.128418" calcext:value-type="float">
            <text:p>-0.128418</text:p>
          </table:table-cell>
          <table:table-cell office:value-type="float" office:value="0.8806152" calcext:value-type="float">
            <text:p>0.8806152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1586264" calcext:value-type="float">
            <text:p>0.1586264</text:p>
          </table:table-cell>
          <table:table-cell office:value-type="float" office:value="-0.07722136" calcext:value-type="float">
            <text:p>-0.0772213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0156" calcext:value-type="float">
            <text:p>-0.6660156</text:p>
          </table:table-cell>
          <table:table-cell office:value-type="float" office:value="-0.140625" calcext:value-type="float">
            <text:p>-0.140625</text:p>
          </table:table-cell>
          <table:table-cell office:value-type="float" office:value="0.8740234" calcext:value-type="float">
            <text:p>0.8740234</text:p>
          </table:table-cell>
          <table:table-cell office:value-type="float" office:value="-1.328244" calcext:value-type="float">
            <text:p>-1.328244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2137404" calcext:value-type="float">
            <text:p>-0.2137404</text:p>
          </table:table-cell>
          <table:table-cell office:value-type="float" office:value="-0.1530077" calcext:value-type="float">
            <text:p>-0.1530077</text:p>
          </table:table-cell>
          <table:table-cell office:value-type="float" office:value="-0.00931263" calcext:value-type="float">
            <text:p>-0.00931263</text:p>
          </table:table-cell>
          <table:table-cell office:value-type="float" office:value="-0.1382901" calcext:value-type="float">
            <text:p>-0.138290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2598" calcext:value-type="float">
            <text:p>-0.6662598</text:p>
          </table:table-cell>
          <table:table-cell office:value-type="float" office:value="-0.1286621" calcext:value-type="float">
            <text:p>-0.1286621</text:p>
          </table:table-cell>
          <table:table-cell office:value-type="float" office:value="0.8728027" calcext:value-type="float">
            <text:p>0.8728027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2349622" calcext:value-type="float">
            <text:p>0.2349622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377" calcext:value-type="float">
            <text:p>-0.661377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808594" calcext:value-type="float">
            <text:p>0.8808594</text:p>
          </table:table-cell>
          <table:table-cell office:value-type="float" office:value="-1.29771" calcext:value-type="float">
            <text:p>-1.29771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3.862595" calcext:value-type="float">
            <text:p>3.862595</text:p>
          </table:table-cell>
          <table:table-cell office:value-type="float" office:value="-0.1224734" calcext:value-type="float">
            <text:p>-0.1224734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3.938046" calcext:value-type="float">
            <text:p>3.93804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6211" calcext:value-type="float">
            <text:p>-0.6616211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764648" calcext:value-type="float">
            <text:p>0.8764648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09126711" calcext:value-type="float">
            <text:p>0.09126711</text:p>
          </table:table-cell>
          <table:table-cell office:value-type="float" office:value="-0.1009157" calcext:value-type="float">
            <text:p>-0.1009157</text:p>
          </table:table-cell>
          <table:table-cell office:value-type="float" office:value="0.04491604" calcext:value-type="float">
            <text:p>0.0449160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8184" calcext:value-type="float">
            <text:p>-0.6638184</text:p>
          </table:table-cell>
          <table:table-cell office:value-type="float" office:value="-0.1259766" calcext:value-type="float">
            <text:p>-0.1259766</text:p>
          </table:table-cell>
          <table:table-cell office:value-type="float" office:value="0.873291" calcext:value-type="float">
            <text:p>0.873291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0.1065342" calcext:value-type="float">
            <text:p>0.1065342</text:p>
          </table:table-cell>
          <table:table-cell office:value-type="float" office:value="-0.1467172" calcext:value-type="float">
            <text:p>-0.1467172</text:p>
          </table:table-cell>
          <table:table-cell office:value-type="float" office:value="0.1517863" calcext:value-type="float">
            <text:p>0.151786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82129" calcext:value-type="float">
            <text:p>-0.6682129</text:p>
          </table:table-cell>
          <table:table-cell office:value-type="float" office:value="-0.1208496" calcext:value-type="float">
            <text:p>-0.1208496</text:p>
          </table:table-cell>
          <table:table-cell office:value-type="float" office:value="0.8693848" calcext:value-type="float">
            <text:p>0.8693848</text:p>
          </table:table-cell>
          <table:table-cell office:value-type="float" office:value="-1.358779" calcext:value-type="float">
            <text:p>-1.358779</text:p>
          </table:table-cell>
          <table:table-cell office:value-type="float" office:value="0.6717557" calcext:value-type="float">
            <text:p>0.6717557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183542" calcext:value-type="float">
            <text:p>-0.183542</text:p>
          </table:table-cell>
          <table:table-cell office:value-type="float" office:value="-0.1925187" calcext:value-type="float">
            <text:p>-0.1925187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84473" calcext:value-type="float">
            <text:p>-0.6584473</text:p>
          </table:table-cell>
          <table:table-cell office:value-type="float" office:value="-0.1276855" calcext:value-type="float">
            <text:p>-0.1276855</text:p>
          </table:table-cell>
          <table:table-cell office:value-type="float" office:value="0.873291" calcext:value-type="float">
            <text:p>0.873291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-0.07667184" calcext:value-type="float">
            <text:p>-0.07667184</text:p>
          </table:table-cell>
          <table:table-cell office:value-type="float" office:value="0.08229047" calcext:value-type="float">
            <text:p>0.08229047</text:p>
          </table:table-cell>
          <table:table-cell office:value-type="float" office:value="-0.06195419" calcext:value-type="float">
            <text:p>-0.0619541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748" calcext:value-type="float">
            <text:p>-0.666748</text:p>
          </table:table-cell>
          <table:table-cell office:value-type="float" office:value="-0.1254883" calcext:value-type="float">
            <text:p>-0.1254883</text:p>
          </table:table-cell>
          <table:table-cell office:value-type="float" office:value="0.8693848" calcext:value-type="float">
            <text:p>0.8693848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1679389" calcext:value-type="float">
            <text:p>-0.1679389</text:p>
          </table:table-cell>
          <table:table-cell office:value-type="float" office:value="0.03019845" calcext:value-type="float">
            <text:p>0.03019845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-0.09248854" calcext:value-type="float">
            <text:p>-0.0924885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5273" calcext:value-type="float">
            <text:p>-0.6655273</text:p>
          </table:table-cell>
          <table:table-cell office:value-type="float" office:value="-0.1208496" calcext:value-type="float">
            <text:p>-0.1208496</text:p>
          </table:table-cell>
          <table:table-cell office:value-type="float" office:value="0.8701172" calcext:value-type="float">
            <text:p>0.8701172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-0.03087032" calcext:value-type="float">
            <text:p>-0.03087032</text:p>
          </table:table-cell>
          <table:table-cell office:value-type="float" office:value="0.1433591" calcext:value-type="float">
            <text:p>0.1433591</text:p>
          </table:table-cell>
          <table:table-cell office:value-type="float" office:value="-0.07722136" calcext:value-type="float">
            <text:p>-0.0772213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733398" calcext:value-type="float">
            <text:p>-0.6733398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693848" calcext:value-type="float">
            <text:p>0.8693848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-0.06140459" calcext:value-type="float">
            <text:p>-0.06140459</text:p>
          </table:table-cell>
          <table:table-cell office:value-type="float" office:value="0.06702328" calcext:value-type="float">
            <text:p>0.06702328</text:p>
          </table:table-cell>
          <table:table-cell office:value-type="float" office:value="-3.832947" calcext:value-type="float">
            <text:p>-3.83294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0391" calcext:value-type="float">
            <text:p>-0.6650391</text:p>
          </table:table-cell>
          <table:table-cell office:value-type="float" office:value="-0.1169434" calcext:value-type="float">
            <text:p>-0.1169434</text:p>
          </table:table-cell>
          <table:table-cell office:value-type="float" office:value="0.8735352" calcext:value-type="float">
            <text:p>0.8735352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0.1374046" calcext:value-type="float">
            <text:p>0.1374046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0.212855" calcext:value-type="float">
            <text:p>0.21285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8184" calcext:value-type="float">
            <text:p>-0.6638184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703613" calcext:value-type="float">
            <text:p>0.8703613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-0.1161829" calcext:value-type="float">
            <text:p>-0.1161829</text:p>
          </table:table-cell>
          <table:table-cell office:value-type="float" office:value="-0.07722136" calcext:value-type="float">
            <text:p>-0.0772213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9922" calcext:value-type="float">
            <text:p>-0.6669922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710938" calcext:value-type="float">
            <text:p>0.8710938</text:p>
          </table:table-cell>
          <table:table-cell office:value-type="float" office:value="-0.9923664" calcext:value-type="float">
            <text:p>-0.9923664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862595" calcext:value-type="float">
            <text:p>-3.862595</text:p>
          </table:table-cell>
          <table:table-cell office:value-type="float" office:value="0.1828701" calcext:value-type="float">
            <text:p>0.1828701</text:p>
          </table:table-cell>
          <table:table-cell office:value-type="float" office:value="0.1433591" calcext:value-type="float">
            <text:p>0.1433591</text:p>
          </table:table-cell>
          <table:table-cell office:value-type="float" office:value="-3.787145" calcext:value-type="float">
            <text:p>-3.78714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5273" calcext:value-type="float">
            <text:p>-0.6655273</text:p>
          </table:table-cell>
          <table:table-cell office:value-type="float" office:value="-0.1230469" calcext:value-type="float">
            <text:p>-0.1230469</text:p>
          </table:table-cell>
          <table:table-cell office:value-type="float" office:value="0.8789063" calcext:value-type="float">
            <text:p>0.8789063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1563" calcext:value-type="float">
            <text:p>-0.6601563</text:p>
          </table:table-cell>
          <table:table-cell office:value-type="float" office:value="-0.1254883" calcext:value-type="float">
            <text:p>-0.1254883</text:p>
          </table:table-cell>
          <table:table-cell office:value-type="float" office:value="0.8813477" calcext:value-type="float">
            <text:p>0.8813477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0.1984733" calcext:value-type="float">
            <text:p>-0.1984733</text:p>
          </table:table-cell>
          <table:table-cell office:value-type="float" office:value="-0.06140459" calcext:value-type="float">
            <text:p>-0.06140459</text:p>
          </table:table-cell>
          <table:table-cell office:value-type="float" office:value="-0.05511415" calcext:value-type="float">
            <text:p>-0.05511415</text:p>
          </table:table-cell>
          <table:table-cell office:value-type="float" office:value="-0.1230229" calcext:value-type="float">
            <text:p>-0.123022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748" calcext:value-type="float">
            <text:p>-0.666748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742676" calcext:value-type="float">
            <text:p>0.8742676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-0.07667184" calcext:value-type="float">
            <text:p>-0.07667184</text:p>
          </table:table-cell>
          <table:table-cell office:value-type="float" office:value="0.1128248" calcext:value-type="float">
            <text:p>0.1128248</text:p>
          </table:table-cell>
          <table:table-cell office:value-type="float" office:value="0.02964886" calcext:value-type="float">
            <text:p>0.0296488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713867" calcext:value-type="float">
            <text:p>-0.6713867</text:p>
          </table:table-cell>
          <table:table-cell office:value-type="float" office:value="-0.1245117" calcext:value-type="float">
            <text:p>-0.1245117</text:p>
          </table:table-cell>
          <table:table-cell office:value-type="float" office:value="0.8759766" calcext:value-type="float">
            <text:p>0.8759766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-0.04613745" calcext:value-type="float">
            <text:p>-0.04613745</text:p>
          </table:table-cell>
          <table:table-cell office:value-type="float" office:value="-0.1467172" calcext:value-type="float">
            <text:p>-0.1467172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2598" calcext:value-type="float">
            <text:p>-0.6662598</text:p>
          </table:table-cell>
          <table:table-cell office:value-type="float" office:value="-0.1213379" calcext:value-type="float">
            <text:p>-0.1213379</text:p>
          </table:table-cell>
          <table:table-cell office:value-type="float" office:value="0.8632813" calcext:value-type="float">
            <text:p>0.8632813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0" calcext:value-type="float">
            <text:p>0</text:p>
          </table:table-cell>
          <table:table-cell office:value-type="float" office:value="0.1065342" calcext:value-type="float">
            <text:p>0.1065342</text:p>
          </table:table-cell>
          <table:table-cell office:value-type="float" office:value="-0.00931263" calcext:value-type="float">
            <text:p>-0.00931263</text:p>
          </table:table-cell>
          <table:table-cell office:value-type="float" office:value="0.07545039" calcext:value-type="float">
            <text:p>0.0754503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6211" calcext:value-type="float">
            <text:p>-0.6616211</text:p>
          </table:table-cell>
          <table:table-cell office:value-type="float" office:value="-0.1142578" calcext:value-type="float">
            <text:p>-0.1142578</text:p>
          </table:table-cell>
          <table:table-cell office:value-type="float" office:value="0.8796387" calcext:value-type="float">
            <text:p>0.8796387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6717557" calcext:value-type="float">
            <text:p>0.6717557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-0.1925187" calcext:value-type="float">
            <text:p>-0.1925187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8184" calcext:value-type="float">
            <text:p>-0.6638184</text:p>
          </table:table-cell>
          <table:table-cell office:value-type="float" office:value="-0.1191406" calcext:value-type="float">
            <text:p>-0.1191406</text:p>
          </table:table-cell>
          <table:table-cell office:value-type="float" office:value="0.8684082" calcext:value-type="float">
            <text:p>0.8684082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7022901" calcext:value-type="float">
            <text:p>0.7022901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1065342" calcext:value-type="float">
            <text:p>0.1065342</text:p>
          </table:table-cell>
          <table:table-cell office:value-type="float" office:value="-0.1619844" calcext:value-type="float">
            <text:p>-0.1619844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748" calcext:value-type="float">
            <text:p>-0.666748</text:p>
          </table:table-cell>
          <table:table-cell office:value-type="float" office:value="-0.1242676" calcext:value-type="float">
            <text:p>-0.1242676</text:p>
          </table:table-cell>
          <table:table-cell office:value-type="float" office:value="0.8684082" calcext:value-type="float">
            <text:p>0.8684082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-0.08564848" calcext:value-type="float">
            <text:p>-0.08564848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89453" calcext:value-type="float">
            <text:p>-0.6689453</text:p>
          </table:table-cell>
          <table:table-cell office:value-type="float" office:value="-0.1281738" calcext:value-type="float">
            <text:p>-0.1281738</text:p>
          </table:table-cell>
          <table:table-cell office:value-type="float" office:value="0.8842773" calcext:value-type="float">
            <text:p>0.8842773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2349622" calcext:value-type="float">
            <text:p>0.2349622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713867" calcext:value-type="float">
            <text:p>-0.6713867</text:p>
          </table:table-cell>
          <table:table-cell office:value-type="float" office:value="-0.1223145" calcext:value-type="float">
            <text:p>-0.1223145</text:p>
          </table:table-cell>
          <table:table-cell office:value-type="float" office:value="0.8742676" calcext:value-type="float">
            <text:p>0.8742676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-0.03087032" calcext:value-type="float">
            <text:p>-0.03087032</text:p>
          </table:table-cell>
          <table:table-cell office:value-type="float" office:value="0.128092" calcext:value-type="float">
            <text:p>0.128092</text:p>
          </table:table-cell>
          <table:table-cell office:value-type="float" office:value="0.1059847" calcext:value-type="float">
            <text:p>0.105984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2832" calcext:value-type="float">
            <text:p>-0.6652832</text:p>
          </table:table-cell>
          <table:table-cell office:value-type="float" office:value="-0.1191406" calcext:value-type="float">
            <text:p>-0.1191406</text:p>
          </table:table-cell>
          <table:table-cell office:value-type="float" office:value="0.8696289" calcext:value-type="float">
            <text:p>0.8696289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7328244" calcext:value-type="float">
            <text:p>0.7328244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-0.13145" calcext:value-type="float">
            <text:p>-0.13145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3066" calcext:value-type="float">
            <text:p>-0.6643066</text:p>
          </table:table-cell>
          <table:table-cell office:value-type="float" office:value="-0.1274414" calcext:value-type="float">
            <text:p>-0.1274414</text:p>
          </table:table-cell>
          <table:table-cell office:value-type="float" office:value="0.8813477" calcext:value-type="float">
            <text:p>0.8813477</text:p>
          </table:table-cell>
          <table:table-cell office:value-type="float" office:value="-0.961832" calcext:value-type="float">
            <text:p>-0.961832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0.2134045" calcext:value-type="float">
            <text:p>0.2134045</text:p>
          </table:table-cell>
          <table:table-cell office:value-type="float" office:value="0.1586264" calcext:value-type="float">
            <text:p>0.1586264</text:p>
          </table:table-cell>
          <table:table-cell office:value-type="float" office:value="0.02964886" calcext:value-type="float">
            <text:p>0.0296488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1094" calcext:value-type="float">
            <text:p>-0.6621094</text:p>
          </table:table-cell>
          <table:table-cell office:value-type="float" office:value="-0.1181641" calcext:value-type="float">
            <text:p>-0.1181641</text:p>
          </table:table-cell>
          <table:table-cell office:value-type="float" office:value="0.8786621" calcext:value-type="float">
            <text:p>0.8786621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5954198" calcext:value-type="float">
            <text:p>0.5954198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-0.2688546" calcext:value-type="float">
            <text:p>-0.2688546</text:p>
          </table:table-cell>
          <table:table-cell office:value-type="float" office:value="-3.832947" calcext:value-type="float">
            <text:p>-3.83294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2832" calcext:value-type="float">
            <text:p>-0.6652832</text:p>
          </table:table-cell>
          <table:table-cell office:value-type="float" office:value="-0.1169434" calcext:value-type="float">
            <text:p>-0.1169434</text:p>
          </table:table-cell>
          <table:table-cell office:value-type="float" office:value="0.8820801" calcext:value-type="float">
            <text:p>0.8820801</text:p>
          </table:table-cell>
          <table:table-cell office:value-type="float" office:value="-0.8244275" calcext:value-type="float">
            <text:p>-0.8244275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3508091" calcext:value-type="float">
            <text:p>0.3508091</text:p>
          </table:table-cell>
          <table:table-cell office:value-type="float" office:value="0.0975576" calcext:value-type="float">
            <text:p>0.0975576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99121" calcext:value-type="float">
            <text:p>-0.6599121</text:p>
          </table:table-cell>
          <table:table-cell office:value-type="float" office:value="-0.1213379" calcext:value-type="float">
            <text:p>-0.1213379</text:p>
          </table:table-cell>
          <table:table-cell office:value-type="float" office:value="0.8759766" calcext:value-type="float">
            <text:p>0.8759766</text:p>
          </table:table-cell>
          <table:table-cell office:value-type="float" office:value="-1.328244" calcext:value-type="float">
            <text:p>-1.328244</text:p>
          </table:table-cell>
          <table:table-cell office:value-type="float" office:value="0.7022901" calcext:value-type="float">
            <text:p>0.7022901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-0.1530077" calcext:value-type="float">
            <text:p>-0.1530077</text:p>
          </table:table-cell>
          <table:table-cell office:value-type="float" office:value="-0.1619844" calcext:value-type="float">
            <text:p>-0.1619844</text:p>
          </table:table-cell>
          <table:table-cell office:value-type="float" office:value="-0.06195419" calcext:value-type="float">
            <text:p>-0.0619541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5039" calcext:value-type="float">
            <text:p>-0.6665039</text:p>
          </table:table-cell>
          <table:table-cell office:value-type="float" office:value="-0.1230469" calcext:value-type="float">
            <text:p>-0.1230469</text:p>
          </table:table-cell>
          <table:table-cell office:value-type="float" office:value="0.8728027" calcext:value-type="float">
            <text:p>0.8728027</text:p>
          </table:table-cell>
          <table:table-cell office:value-type="float" office:value="-1.29771" calcext:value-type="float">
            <text:p>-1.29771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1224734" calcext:value-type="float">
            <text:p>-0.1224734</text:p>
          </table:table-cell>
          <table:table-cell office:value-type="float" office:value="0.06702328" calcext:value-type="float">
            <text:p>0.06702328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0391" calcext:value-type="float">
            <text:p>-0.6650391</text:p>
          </table:table-cell>
          <table:table-cell office:value-type="float" office:value="-0.1228027" calcext:value-type="float">
            <text:p>-0.1228027</text:p>
          </table:table-cell>
          <table:table-cell office:value-type="float" office:value="0.8786621" calcext:value-type="float">
            <text:p>0.8786621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-0.06140459" calcext:value-type="float">
            <text:p>-0.06140459</text:p>
          </table:table-cell>
          <table:table-cell office:value-type="float" office:value="-0.1161829" calcext:value-type="float">
            <text:p>-0.1161829</text:p>
          </table:table-cell>
          <table:table-cell office:value-type="float" office:value="-0.1077557" calcext:value-type="float">
            <text:p>-0.107755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3066" calcext:value-type="float">
            <text:p>-0.6643066</text:p>
          </table:table-cell>
          <table:table-cell office:value-type="float" office:value="-0.1225586" calcext:value-type="float">
            <text:p>-0.1225586</text:p>
          </table:table-cell>
          <table:table-cell office:value-type="float" office:value="0.8791504" calcext:value-type="float">
            <text:p>0.8791504</text:p>
          </table:table-cell>
          <table:table-cell office:value-type="float" office:value="-0.9923664" calcext:value-type="float">
            <text:p>-0.9923664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89313" calcext:value-type="float">
            <text:p>-3.89313</text:p>
          </table:table-cell>
          <table:table-cell office:value-type="float" office:value="0.1828701" calcext:value-type="float">
            <text:p>0.1828701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-3.817679" calcext:value-type="float">
            <text:p>-3.81767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6445" calcext:value-type="float">
            <text:p>-0.6606445</text:p>
          </table:table-cell>
          <table:table-cell office:value-type="float" office:value="-0.1203613" calcext:value-type="float">
            <text:p>-0.1203613</text:p>
          </table:table-cell>
          <table:table-cell office:value-type="float" office:value="0.8759766" calcext:value-type="float">
            <text:p>0.8759766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-0.04613745" calcext:value-type="float">
            <text:p>-0.04613745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0.1212519" calcext:value-type="float">
            <text:p>0.121251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377" calcext:value-type="float">
            <text:p>-0.661377</text:p>
          </table:table-cell>
          <table:table-cell office:value-type="float" office:value="-0.1210938" calcext:value-type="float">
            <text:p>-0.1210938</text:p>
          </table:table-cell>
          <table:table-cell office:value-type="float" office:value="0.8823242" calcext:value-type="float">
            <text:p>0.8823242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-0.0008854866" calcext:value-type="float">
            <text:p>-0.000885486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8887" calcext:value-type="float">
            <text:p>-0.6608887</text:p>
          </table:table-cell>
          <table:table-cell office:value-type="float" office:value="-0.1184082" calcext:value-type="float">
            <text:p>-0.1184082</text:p>
          </table:table-cell>
          <table:table-cell office:value-type="float" office:value="0.8710938" calcext:value-type="float">
            <text:p>0.8710938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-0.08564848" calcext:value-type="float">
            <text:p>-0.08564848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5742" calcext:value-type="float">
            <text:p>-0.6635742</text:p>
          </table:table-cell>
          <table:table-cell office:value-type="float" office:value="-0.1210938" calcext:value-type="float">
            <text:p>-0.1210938</text:p>
          </table:table-cell>
          <table:table-cell office:value-type="float" office:value="0.8762207" calcext:value-type="float">
            <text:p>0.8762207</text:p>
          </table:table-cell>
          <table:table-cell office:value-type="float" office:value="-1.328244" calcext:value-type="float">
            <text:p>-1.328244</text:p>
          </table:table-cell>
          <table:table-cell office:value-type="float" office:value="0.6870229" calcext:value-type="float">
            <text:p>0.6870229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-0.1530077" calcext:value-type="float">
            <text:p>-0.1530077</text:p>
          </table:table-cell>
          <table:table-cell office:value-type="float" office:value="-0.1772515" calcext:value-type="float">
            <text:p>-0.1772515</text:p>
          </table:table-cell>
          <table:table-cell office:value-type="float" office:value="-0.1077557" calcext:value-type="float">
            <text:p>-0.107755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5039" calcext:value-type="float">
            <text:p>-0.6665039</text:p>
          </table:table-cell>
          <table:table-cell office:value-type="float" office:value="-0.1279297" calcext:value-type="float">
            <text:p>-0.1279297</text:p>
          </table:table-cell>
          <table:table-cell office:value-type="float" office:value="0.8706055" calcext:value-type="float">
            <text:p>0.8706055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1221374" calcext:value-type="float">
            <text:p>0.1221374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0.2807637" calcext:value-type="float">
            <text:p>0.2807637</text:p>
          </table:table-cell>
          <table:table-cell office:value-type="float" office:value="0.1975878" calcext:value-type="float">
            <text:p>0.197587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748" calcext:value-type="float">
            <text:p>-0.666748</text:p>
          </table:table-cell>
          <table:table-cell office:value-type="float" office:value="-0.1279297" calcext:value-type="float">
            <text:p>-0.1279297</text:p>
          </table:table-cell>
          <table:table-cell office:value-type="float" office:value="0.8869629" calcext:value-type="float">
            <text:p>0.8869629</text:p>
          </table:table-cell>
          <table:table-cell office:value-type="float" office:value="-1.435114" calcext:value-type="float">
            <text:p>-1.435114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2598779" calcext:value-type="float">
            <text:p>-0.2598779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0625" calcext:value-type="float">
            <text:p>-0.6640625</text:p>
          </table:table-cell>
          <table:table-cell office:value-type="float" office:value="-0.1181641" calcext:value-type="float">
            <text:p>-0.1181641</text:p>
          </table:table-cell>
          <table:table-cell office:value-type="float" office:value="0.8776855" calcext:value-type="float">
            <text:p>0.8776855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0.1738935" calcext:value-type="float">
            <text:p>0.1738935</text:p>
          </table:table-cell>
          <table:table-cell office:value-type="float" office:value="-0.0008854866" calcext:value-type="float">
            <text:p>-0.000885486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5508" calcext:value-type="float">
            <text:p>-0.6645508</text:p>
          </table:table-cell>
          <table:table-cell office:value-type="float" office:value="-0.1186523" calcext:value-type="float">
            <text:p>-0.1186523</text:p>
          </table:table-cell>
          <table:table-cell office:value-type="float" office:value="0.8723145" calcext:value-type="float">
            <text:p>0.8723145</text:p>
          </table:table-cell>
          <table:table-cell office:value-type="float" office:value="-1.343511" calcext:value-type="float">
            <text:p>-1.343511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3.816794" calcext:value-type="float">
            <text:p>3.816794</text:p>
          </table:table-cell>
          <table:table-cell office:value-type="float" office:value="-0.1682749" calcext:value-type="float">
            <text:p>-0.1682749</text:p>
          </table:table-cell>
          <table:table-cell office:value-type="float" office:value="-0.03984696" calcext:value-type="float">
            <text:p>-0.03984696</text:p>
          </table:table-cell>
          <table:table-cell office:value-type="float" office:value="3.892244" calcext:value-type="float">
            <text:p>3.89224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2598" calcext:value-type="float">
            <text:p>-0.6662598</text:p>
          </table:table-cell>
          <table:table-cell office:value-type="float" office:value="-0.1230469" calcext:value-type="float">
            <text:p>-0.1230469</text:p>
          </table:table-cell>
          <table:table-cell office:value-type="float" office:value="0.8793945" calcext:value-type="float">
            <text:p>0.8793945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0.1128248" calcext:value-type="float">
            <text:p>0.1128248</text:p>
          </table:table-cell>
          <table:table-cell office:value-type="float" office:value="-0.03141984" calcext:value-type="float">
            <text:p>-0.0314198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5273" calcext:value-type="float">
            <text:p>-0.6655273</text:p>
          </table:table-cell>
          <table:table-cell office:value-type="float" office:value="-0.1179199" calcext:value-type="float">
            <text:p>-0.1179199</text:p>
          </table:table-cell>
          <table:table-cell office:value-type="float" office:value="0.8898926" calcext:value-type="float">
            <text:p>0.8898926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-0.04613745" calcext:value-type="float">
            <text:p>-0.04613745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-0.06195419" calcext:value-type="float">
            <text:p>-0.0619541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1563" calcext:value-type="float">
            <text:p>-0.6601563</text:p>
          </table:table-cell>
          <table:table-cell office:value-type="float" office:value="-0.1254883" calcext:value-type="float">
            <text:p>-0.1254883</text:p>
          </table:table-cell>
          <table:table-cell office:value-type="float" office:value="0.873291" calcext:value-type="float">
            <text:p>0.873291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877863" calcext:value-type="float">
            <text:p>-3.877863</text:p>
          </table:table-cell>
          <table:table-cell office:value-type="float" office:value="-0.09193897" calcext:value-type="float">
            <text:p>-0.09193897</text:p>
          </table:table-cell>
          <table:table-cell office:value-type="float" office:value="-0.07038128" calcext:value-type="float">
            <text:p>-0.07038128</text:p>
          </table:table-cell>
          <table:table-cell office:value-type="float" office:value="-3.802412" calcext:value-type="float">
            <text:p>-3.80241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7959" calcext:value-type="float">
            <text:p>-0.657959</text:p>
          </table:table-cell>
          <table:table-cell office:value-type="float" office:value="-0.1247559" calcext:value-type="float">
            <text:p>-0.1247559</text:p>
          </table:table-cell>
          <table:table-cell office:value-type="float" office:value="0.8764648" calcext:value-type="float">
            <text:p>0.8764648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2137404" calcext:value-type="float">
            <text:p>-0.2137404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-0.03984696" calcext:value-type="float">
            <text:p>-0.03984696</text:p>
          </table:table-cell>
          <table:table-cell office:value-type="float" office:value="-0.1382901" calcext:value-type="float">
            <text:p>-0.138290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5508" calcext:value-type="float">
            <text:p>-0.6645508</text:p>
          </table:table-cell>
          <table:table-cell office:value-type="float" office:value="-0.1201172" calcext:value-type="float">
            <text:p>-0.1201172</text:p>
          </table:table-cell>
          <table:table-cell office:value-type="float" office:value="0.8791504" calcext:value-type="float">
            <text:p>0.8791504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1984733" calcext:value-type="float">
            <text:p>-0.1984733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0.03648889" calcext:value-type="float">
            <text:p>0.03648889</text:p>
          </table:table-cell>
          <table:table-cell office:value-type="float" office:value="-0.1230229" calcext:value-type="float">
            <text:p>-0.123022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2598" calcext:value-type="float">
            <text:p>-0.6662598</text:p>
          </table:table-cell>
          <table:table-cell office:value-type="float" office:value="-0.1240234" calcext:value-type="float">
            <text:p>-0.1240234</text:p>
          </table:table-cell>
          <table:table-cell office:value-type="float" office:value="0.8891602" calcext:value-type="float">
            <text:p>0.8891602</text:p>
          </table:table-cell>
          <table:table-cell office:value-type="float" office:value="-0.9007633" calcext:value-type="float">
            <text:p>-0.9007633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2744732" calcext:value-type="float">
            <text:p>0.2744732</text:p>
          </table:table-cell>
          <table:table-cell office:value-type="float" office:value="-0.1009157" calcext:value-type="float">
            <text:p>-0.1009157</text:p>
          </table:table-cell>
          <table:table-cell office:value-type="float" office:value="-0.04668701" calcext:value-type="float">
            <text:p>-0.0466870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0156" calcext:value-type="float">
            <text:p>-0.6660156</text:p>
          </table:table-cell>
          <table:table-cell office:value-type="float" office:value="-0.119873" calcext:value-type="float">
            <text:p>-0.119873</text:p>
          </table:table-cell>
          <table:table-cell office:value-type="float" office:value="0.8796387" calcext:value-type="float">
            <text:p>0.8796387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6259542" calcext:value-type="float">
            <text:p>0.6259542</text:p>
          </table:table-cell>
          <table:table-cell office:value-type="float" office:value="3.877863" calcext:value-type="float">
            <text:p>3.877863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-0.2383202" calcext:value-type="float">
            <text:p>-0.2383202</text:p>
          </table:table-cell>
          <table:table-cell office:value-type="float" office:value="3.953313" calcext:value-type="float">
            <text:p>3.95331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2832" calcext:value-type="float">
            <text:p>-0.6652832</text:p>
          </table:table-cell>
          <table:table-cell office:value-type="float" office:value="-0.1269531" calcext:value-type="float">
            <text:p>-0.1269531</text:p>
          </table:table-cell>
          <table:table-cell office:value-type="float" office:value="0.8776855" calcext:value-type="float">
            <text:p>0.8776855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-0.03984696" calcext:value-type="float">
            <text:p>-0.03984696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99219" calcext:value-type="float">
            <text:p>-0.6699219</text:p>
          </table:table-cell>
          <table:table-cell office:value-type="float" office:value="-0.1259766" calcext:value-type="float">
            <text:p>-0.1259766</text:p>
          </table:table-cell>
          <table:table-cell office:value-type="float" office:value="0.8869629" calcext:value-type="float">
            <text:p>0.8869629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-0.08564848" calcext:value-type="float">
            <text:p>-0.08564848</text:p>
          </table:table-cell>
          <table:table-cell office:value-type="float" office:value="-0.0008854866" calcext:value-type="float">
            <text:p>-0.000885486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99121" calcext:value-type="float">
            <text:p>-0.6599121</text:p>
          </table:table-cell>
          <table:table-cell office:value-type="float" office:value="-0.1384277" calcext:value-type="float">
            <text:p>-0.1384277</text:p>
          </table:table-cell>
          <table:table-cell office:value-type="float" office:value="0.8769531" calcext:value-type="float">
            <text:p>0.8769531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1370686" calcext:value-type="float">
            <text:p>0.1370686</text:p>
          </table:table-cell>
          <table:table-cell office:value-type="float" office:value="0.08229047" calcext:value-type="float">
            <text:p>0.08229047</text:p>
          </table:table-cell>
          <table:table-cell office:value-type="float" office:value="-0.01615267" calcext:value-type="float">
            <text:p>-0.0161526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89355" calcext:value-type="float">
            <text:p>-0.6589355</text:p>
          </table:table-cell>
          <table:table-cell office:value-type="float" office:value="-0.119873" calcext:value-type="float">
            <text:p>-0.119873</text:p>
          </table:table-cell>
          <table:table-cell office:value-type="float" office:value="0.8864746" calcext:value-type="float">
            <text:p>0.8864746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-0.06140459" calcext:value-type="float">
            <text:p>-0.06140459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-0.06195419" calcext:value-type="float">
            <text:p>-0.0619541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8887" calcext:value-type="float">
            <text:p>-0.6608887</text:p>
          </table:table-cell>
          <table:table-cell office:value-type="float" office:value="-0.1345215" calcext:value-type="float">
            <text:p>-0.1345215</text:p>
          </table:table-cell>
          <table:table-cell office:value-type="float" office:value="0.8747559" calcext:value-type="float">
            <text:p>0.8747559</text:p>
          </table:table-cell>
          <table:table-cell office:value-type="float" office:value="-1.29771" calcext:value-type="float">
            <text:p>-1.29771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-0.1224734" calcext:value-type="float">
            <text:p>-0.1224734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-0.04668701" calcext:value-type="float">
            <text:p>-0.0466870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377" calcext:value-type="float">
            <text:p>-0.661377</text:p>
          </table:table-cell>
          <table:table-cell office:value-type="float" office:value="-0.1264648" calcext:value-type="float">
            <text:p>-0.1264648</text:p>
          </table:table-cell>
          <table:table-cell office:value-type="float" office:value="0.871582" calcext:value-type="float">
            <text:p>0.871582</text:p>
          </table:table-cell>
          <table:table-cell office:value-type="float" office:value="-1.022901" calcext:value-type="float">
            <text:p>-1.022901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0.1523358" calcext:value-type="float">
            <text:p>0.1523358</text:p>
          </table:table-cell>
          <table:table-cell office:value-type="float" office:value="-0.03984696" calcext:value-type="float">
            <text:p>-0.03984696</text:p>
          </table:table-cell>
          <table:table-cell office:value-type="float" office:value="0.02964886" calcext:value-type="float">
            <text:p>0.0296488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1563" calcext:value-type="float">
            <text:p>-0.6601563</text:p>
          </table:table-cell>
          <table:table-cell office:value-type="float" office:value="-0.1259766" calcext:value-type="float">
            <text:p>-0.1259766</text:p>
          </table:table-cell>
          <table:table-cell office:value-type="float" office:value="0.8764648" calcext:value-type="float">
            <text:p>0.8764648</text:p>
          </table:table-cell>
          <table:table-cell office:value-type="float" office:value="-0.9923664" calcext:value-type="float">
            <text:p>-0.9923664</text:p>
          </table:table-cell>
          <table:table-cell office:value-type="float" office:value="0.7022901" calcext:value-type="float">
            <text:p>0.7022901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1828701" calcext:value-type="float">
            <text:p>0.1828701</text:p>
          </table:table-cell>
          <table:table-cell office:value-type="float" office:value="-0.1619844" calcext:value-type="float">
            <text:p>-0.1619844</text:p>
          </table:table-cell>
          <table:table-cell office:value-type="float" office:value="-0.0008854866" calcext:value-type="float">
            <text:p>-0.000885486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3301" calcext:value-type="float">
            <text:p>-0.6633301</text:p>
          </table:table-cell>
          <table:table-cell office:value-type="float" office:value="-0.1271973" calcext:value-type="float">
            <text:p>-0.1271973</text:p>
          </table:table-cell>
          <table:table-cell office:value-type="float" office:value="0.8615723" calcext:value-type="float">
            <text:p>0.8615723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-0.09193897" calcext:value-type="float">
            <text:p>-0.09193897</text:p>
          </table:table-cell>
          <table:table-cell office:value-type="float" office:value="0.0975576" calcext:value-type="float">
            <text:p>0.0975576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8887" calcext:value-type="float">
            <text:p>-0.6608887</text:p>
          </table:table-cell>
          <table:table-cell office:value-type="float" office:value="-0.1223145" calcext:value-type="float">
            <text:p>-0.1223145</text:p>
          </table:table-cell>
          <table:table-cell office:value-type="float" office:value="0.8769531" calcext:value-type="float">
            <text:p>0.8769531</text:p>
          </table:table-cell>
          <table:table-cell office:value-type="float" office:value="-1.328244" calcext:value-type="float">
            <text:p>-1.328244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847328" calcext:value-type="float">
            <text:p>-3.847328</text:p>
          </table:table-cell>
          <table:table-cell office:value-type="float" office:value="-0.1530077" calcext:value-type="float">
            <text:p>-0.1530077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-3.771878" calcext:value-type="float">
            <text:p>-3.77187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7715" calcext:value-type="float">
            <text:p>-0.6657715</text:p>
          </table:table-cell>
          <table:table-cell office:value-type="float" office:value="-0.1213379" calcext:value-type="float">
            <text:p>-0.1213379</text:p>
          </table:table-cell>
          <table:table-cell office:value-type="float" office:value="0.8669434" calcext:value-type="float">
            <text:p>0.8669434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1433591" calcext:value-type="float">
            <text:p>0.1433591</text:p>
          </table:table-cell>
          <table:table-cell office:value-type="float" office:value="0.1212519" calcext:value-type="float">
            <text:p>0.121251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0391" calcext:value-type="float">
            <text:p>-0.6650391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759766" calcext:value-type="float">
            <text:p>0.8759766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-0.1984733" calcext:value-type="float">
            <text:p>-0.1984733</text:p>
          </table:table-cell>
          <table:table-cell office:value-type="float" office:value="-0.1377405" calcext:value-type="float">
            <text:p>-0.1377405</text:p>
          </table:table-cell>
          <table:table-cell office:value-type="float" office:value="0.2654965" calcext:value-type="float">
            <text:p>0.2654965</text:p>
          </table:table-cell>
          <table:table-cell office:value-type="float" office:value="-0.1230229" calcext:value-type="float">
            <text:p>-0.123022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77246" calcext:value-type="float">
            <text:p>-0.6677246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725586" calcext:value-type="float">
            <text:p>0.8725586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-0.03087032" calcext:value-type="float">
            <text:p>-0.03087032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0.02964886" calcext:value-type="float">
            <text:p>0.0296488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6445" calcext:value-type="float">
            <text:p>-0.6606445</text:p>
          </table:table-cell>
          <table:table-cell office:value-type="float" office:value="-0.1245117" calcext:value-type="float">
            <text:p>-0.1245117</text:p>
          </table:table-cell>
          <table:table-cell office:value-type="float" office:value="0.8710938" calcext:value-type="float">
            <text:p>0.8710938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0.09126711" calcext:value-type="float">
            <text:p>0.09126711</text:p>
          </table:table-cell>
          <table:table-cell office:value-type="float" office:value="0.03648889" calcext:value-type="float">
            <text:p>0.03648889</text:p>
          </table:table-cell>
          <table:table-cell office:value-type="float" office:value="0.1517863" calcext:value-type="float">
            <text:p>0.151786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7715" calcext:value-type="float">
            <text:p>-0.6657715</text:p>
          </table:table-cell>
          <table:table-cell office:value-type="float" office:value="-0.1247559" calcext:value-type="float">
            <text:p>-0.1247559</text:p>
          </table:table-cell>
          <table:table-cell office:value-type="float" office:value="0.8623047" calcext:value-type="float">
            <text:p>0.8623047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0.1370686" calcext:value-type="float">
            <text:p>0.1370686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2832" calcext:value-type="float">
            <text:p>-0.6652832</text:p>
          </table:table-cell>
          <table:table-cell office:value-type="float" office:value="-0.1223145" calcext:value-type="float">
            <text:p>-0.1223145</text:p>
          </table:table-cell>
          <table:table-cell office:value-type="float" office:value="0.8759766" calcext:value-type="float">
            <text:p>0.8759766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89453" calcext:value-type="float">
            <text:p>-0.6689453</text:p>
          </table:table-cell>
          <table:table-cell office:value-type="float" office:value="-0.1245117" calcext:value-type="float">
            <text:p>-0.1245117</text:p>
          </table:table-cell>
          <table:table-cell office:value-type="float" office:value="0.8791504" calcext:value-type="float">
            <text:p>0.8791504</text:p>
          </table:table-cell>
          <table:table-cell office:value-type="float" office:value="-1.435114" calcext:value-type="float">
            <text:p>-1.435114</text:p>
          </table:table-cell>
          <table:table-cell office:value-type="float" office:value="0.6564885" calcext:value-type="float">
            <text:p>0.6564885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-0.2598779" calcext:value-type="float">
            <text:p>-0.2598779</text:p>
          </table:table-cell>
          <table:table-cell office:value-type="float" office:value="-0.2077859" calcext:value-type="float">
            <text:p>-0.2077859</text:p>
          </table:table-cell>
          <table:table-cell office:value-type="float" office:value="-0.1077557" calcext:value-type="float">
            <text:p>-0.107755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82129" calcext:value-type="float">
            <text:p>-0.6682129</text:p>
          </table:table-cell>
          <table:table-cell office:value-type="float" office:value="-0.1228027" calcext:value-type="float">
            <text:p>-0.1228027</text:p>
          </table:table-cell>
          <table:table-cell office:value-type="float" office:value="0.8720703" calcext:value-type="float">
            <text:p>0.8720703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1218015" calcext:value-type="float">
            <text:p>0.1218015</text:p>
          </table:table-cell>
          <table:table-cell office:value-type="float" office:value="0.2044279" calcext:value-type="float">
            <text:p>0.2044279</text:p>
          </table:table-cell>
          <table:table-cell office:value-type="float" office:value="0.04491604" calcext:value-type="float">
            <text:p>0.0449160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5742" calcext:value-type="float">
            <text:p>-0.6635742</text:p>
          </table:table-cell>
          <table:table-cell office:value-type="float" office:value="-0.1193848" calcext:value-type="float">
            <text:p>-0.1193848</text:p>
          </table:table-cell>
          <table:table-cell office:value-type="float" office:value="0.8659668" calcext:value-type="float">
            <text:p>0.8659668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-0.08564848" calcext:value-type="float">
            <text:p>-0.08564848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87012" calcext:value-type="float">
            <text:p>-0.6687012</text:p>
          </table:table-cell>
          <table:table-cell office:value-type="float" office:value="-0.1218262" calcext:value-type="float">
            <text:p>-0.1218262</text:p>
          </table:table-cell>
          <table:table-cell office:value-type="float" office:value="0.8776855" calcext:value-type="float">
            <text:p>0.8776855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0.1679389" calcext:value-type="float">
            <text:p>-0.1679389</text:p>
          </table:table-cell>
          <table:table-cell office:value-type="float" office:value="0.1065342" calcext:value-type="float">
            <text:p>0.1065342</text:p>
          </table:table-cell>
          <table:table-cell office:value-type="float" office:value="0.128092" calcext:value-type="float">
            <text:p>0.128092</text:p>
          </table:table-cell>
          <table:table-cell office:value-type="float" office:value="-0.09248854" calcext:value-type="float">
            <text:p>-0.0924885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5742" calcext:value-type="float">
            <text:p>-0.6635742</text:p>
          </table:table-cell>
          <table:table-cell office:value-type="float" office:value="-0.1228027" calcext:value-type="float">
            <text:p>-0.1228027</text:p>
          </table:table-cell>
          <table:table-cell office:value-type="float" office:value="0.8654785" calcext:value-type="float">
            <text:p>0.8654785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1679389" calcext:value-type="float">
            <text:p>-0.1679389</text:p>
          </table:table-cell>
          <table:table-cell office:value-type="float" office:value="-0.03087032" calcext:value-type="float">
            <text:p>-0.03087032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-0.09248854" calcext:value-type="float">
            <text:p>-0.0924885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7715" calcext:value-type="float">
            <text:p>-0.6657715</text:p>
          </table:table-cell>
          <table:table-cell office:value-type="float" office:value="-0.126709" calcext:value-type="float">
            <text:p>-0.126709</text:p>
          </table:table-cell>
          <table:table-cell office:value-type="float" office:value="0.876709" calcext:value-type="float">
            <text:p>0.876709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-0.1161829" calcext:value-type="float">
            <text:p>-0.1161829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706543" calcext:value-type="float">
            <text:p>-0.6706543</text:p>
          </table:table-cell>
          <table:table-cell office:value-type="float" office:value="-0.1103516" calcext:value-type="float">
            <text:p>-0.1103516</text:p>
          </table:table-cell>
          <table:table-cell office:value-type="float" office:value="0.8747559" calcext:value-type="float">
            <text:p>0.8747559</text:p>
          </table:table-cell>
          <table:table-cell office:value-type="float" office:value="-0.9770992" calcext:value-type="float">
            <text:p>-0.9770992</text:p>
          </table:table-cell>
          <table:table-cell office:value-type="float" office:value="0.6259542" calcext:value-type="float">
            <text:p>0.6259542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1981373" calcext:value-type="float">
            <text:p>0.1981373</text:p>
          </table:table-cell>
          <table:table-cell office:value-type="float" office:value="-0.2383202" calcext:value-type="float">
            <text:p>-0.2383202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74707" calcext:value-type="float">
            <text:p>-0.6574707</text:p>
          </table:table-cell>
          <table:table-cell office:value-type="float" office:value="-0.1235352" calcext:value-type="float">
            <text:p>-0.1235352</text:p>
          </table:table-cell>
          <table:table-cell office:value-type="float" office:value="0.8798828" calcext:value-type="float">
            <text:p>0.8798828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-0.00931263" calcext:value-type="float">
            <text:p>-0.00931263</text:p>
          </table:table-cell>
          <table:table-cell office:value-type="float" office:value="-0.04668701" calcext:value-type="float">
            <text:p>-0.0466870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1094" calcext:value-type="float">
            <text:p>-0.6621094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618164" calcext:value-type="float">
            <text:p>0.8618164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0.01526718" calcext:value-type="float">
            <text:p>0.01526718</text:p>
          </table:table-cell>
          <table:table-cell office:value-type="float" office:value="-0.03087032" calcext:value-type="float">
            <text:p>-0.03087032</text:p>
          </table:table-cell>
          <table:table-cell office:value-type="float" office:value="0.0975576" calcext:value-type="float">
            <text:p>0.0975576</text:p>
          </table:table-cell>
          <table:table-cell office:value-type="float" office:value="0.09071756" calcext:value-type="float">
            <text:p>0.0907175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8652" calcext:value-type="float">
            <text:p>-0.6618652</text:p>
          </table:table-cell>
          <table:table-cell office:value-type="float" office:value="-0.1237793" calcext:value-type="float">
            <text:p>-0.1237793</text:p>
          </table:table-cell>
          <table:table-cell office:value-type="float" office:value="0.8745117" calcext:value-type="float">
            <text:p>0.8745117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89313" calcext:value-type="float">
            <text:p>-3.89313</text:p>
          </table:table-cell>
          <table:table-cell office:value-type="float" office:value="-0.03087032" calcext:value-type="float">
            <text:p>-0.03087032</text:p>
          </table:table-cell>
          <table:table-cell office:value-type="float" office:value="-0.05511415" calcext:value-type="float">
            <text:p>-0.05511415</text:p>
          </table:table-cell>
          <table:table-cell office:value-type="float" office:value="-3.817679" calcext:value-type="float">
            <text:p>-3.81767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748" calcext:value-type="float">
            <text:p>-0.666748</text:p>
          </table:table-cell>
          <table:table-cell office:value-type="float" office:value="-0.1237793" calcext:value-type="float">
            <text:p>-0.1237793</text:p>
          </table:table-cell>
          <table:table-cell office:value-type="float" office:value="0.8752441" calcext:value-type="float">
            <text:p>0.8752441</text:p>
          </table:table-cell>
          <table:table-cell office:value-type="float" office:value="-0.9923664" calcext:value-type="float">
            <text:p>-0.9923664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3.877863" calcext:value-type="float">
            <text:p>3.877863</text:p>
          </table:table-cell>
          <table:table-cell office:value-type="float" office:value="0.1828701" calcext:value-type="float">
            <text:p>0.1828701</text:p>
          </table:table-cell>
          <table:table-cell office:value-type="float" office:value="0.128092" calcext:value-type="float">
            <text:p>0.128092</text:p>
          </table:table-cell>
          <table:table-cell office:value-type="float" office:value="3.953313" calcext:value-type="float">
            <text:p>3.95331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5977" calcext:value-type="float">
            <text:p>-0.6625977</text:p>
          </table:table-cell>
          <table:table-cell office:value-type="float" office:value="-0.1230469" calcext:value-type="float">
            <text:p>-0.1230469</text:p>
          </table:table-cell>
          <table:table-cell office:value-type="float" office:value="0.8798828" calcext:value-type="float">
            <text:p>0.8798828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-0.06140459" calcext:value-type="float">
            <text:p>-0.06140459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0.1059847" calcext:value-type="float">
            <text:p>0.105984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3535" calcext:value-type="float">
            <text:p>-0.662353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0.1984733" calcext:value-type="float">
            <text:p>0.1984733</text:p>
          </table:table-cell>
          <table:table-cell office:value-type="float" office:value="0.1218015" calcext:value-type="float">
            <text:p>0.1218015</text:p>
          </table:table-cell>
          <table:table-cell office:value-type="float" office:value="0.06702328" calcext:value-type="float">
            <text:p>0.06702328</text:p>
          </table:table-cell>
          <table:table-cell office:value-type="float" office:value="0.2739237" calcext:value-type="float">
            <text:p>0.273923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70166" calcext:value-type="float">
            <text:p>-0.670166</text:p>
          </table:table-cell>
          <table:table-cell office:value-type="float" office:value="-0.1213379" calcext:value-type="float">
            <text:p>-0.1213379</text:p>
          </table:table-cell>
          <table:table-cell office:value-type="float" office:value="0.8662109" calcext:value-type="float">
            <text:p>0.8662109</text:p>
          </table:table-cell>
          <table:table-cell office:value-type="float" office:value="-0.7022901" calcext:value-type="float">
            <text:p>-0.7022901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1679389" calcext:value-type="float">
            <text:p>-0.1679389</text:p>
          </table:table-cell>
          <table:table-cell office:value-type="float" office:value="0.4729465" calcext:value-type="float">
            <text:p>0.4729465</text:p>
          </table:table-cell>
          <table:table-cell office:value-type="float" office:value="0.08229047" calcext:value-type="float">
            <text:p>0.08229047</text:p>
          </table:table-cell>
          <table:table-cell office:value-type="float" office:value="-0.09248854" calcext:value-type="float">
            <text:p>-0.0924885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70166" calcext:value-type="float">
            <text:p>-0.670166</text:p>
          </table:table-cell>
          <table:table-cell office:value-type="float" office:value="-0.1264648" calcext:value-type="float">
            <text:p>-0.1264648</text:p>
          </table:table-cell>
          <table:table-cell office:value-type="float" office:value="0.8808594" calcext:value-type="float">
            <text:p>0.8808594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0.03648889" calcext:value-type="float">
            <text:p>0.03648889</text:p>
          </table:table-cell>
          <table:table-cell office:value-type="float" office:value="0.02964886" calcext:value-type="float">
            <text:p>0.0296488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86914" calcext:value-type="float">
            <text:p>-0.6586914</text:p>
          </table:table-cell>
          <table:table-cell office:value-type="float" office:value="-0.1259766" calcext:value-type="float">
            <text:p>-0.1259766</text:p>
          </table:table-cell>
          <table:table-cell office:value-type="float" office:value="0.8701172" calcext:value-type="float">
            <text:p>0.8701172</text:p>
          </table:table-cell>
          <table:table-cell office:value-type="float" office:value="-1.526718" calcext:value-type="float">
            <text:p>-1.526718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351481" calcext:value-type="float">
            <text:p>-0.351481</text:p>
          </table:table-cell>
          <table:table-cell office:value-type="float" office:value="0.2502294" calcext:value-type="float">
            <text:p>0.2502294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5508" calcext:value-type="float">
            <text:p>-0.6645508</text:p>
          </table:table-cell>
          <table:table-cell office:value-type="float" office:value="-0.1228027" calcext:value-type="float">
            <text:p>-0.1228027</text:p>
          </table:table-cell>
          <table:table-cell office:value-type="float" office:value="0.8823242" calcext:value-type="float">
            <text:p>0.8823242</text:p>
          </table:table-cell>
          <table:table-cell office:value-type="float" office:value="-1.343511" calcext:value-type="float">
            <text:p>-1.343511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0.3358779" calcext:value-type="float">
            <text:p>-0.3358779</text:p>
          </table:table-cell>
          <table:table-cell office:value-type="float" office:value="-0.1682749" calcext:value-type="float">
            <text:p>-0.1682749</text:p>
          </table:table-cell>
          <table:table-cell office:value-type="float" office:value="0.296031" calcext:value-type="float">
            <text:p>0.296031</text:p>
          </table:table-cell>
          <table:table-cell office:value-type="float" office:value="-0.2604275" calcext:value-type="float">
            <text:p>-0.260427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5977" calcext:value-type="float">
            <text:p>-0.6625977</text:p>
          </table:table-cell>
          <table:table-cell office:value-type="float" office:value="-0.1240234" calcext:value-type="float">
            <text:p>-0.1240234</text:p>
          </table:table-cell>
          <table:table-cell office:value-type="float" office:value="0.8762207" calcext:value-type="float">
            <text:p>0.8762207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-0.1377405" calcext:value-type="float">
            <text:p>-0.1377405</text:p>
          </table:table-cell>
          <table:table-cell office:value-type="float" office:value="0.4639699" calcext:value-type="float">
            <text:p>0.4639699</text:p>
          </table:table-cell>
          <table:table-cell office:value-type="float" office:value="-0.06195419" calcext:value-type="float">
            <text:p>-0.0619541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447754" calcext:value-type="float">
            <text:p>-0.6447754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728027" calcext:value-type="float">
            <text:p>0.8728027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-0.1377405" calcext:value-type="float">
            <text:p>-0.1377405</text:p>
          </table:table-cell>
          <table:table-cell office:value-type="float" office:value="0.03648889" calcext:value-type="float">
            <text:p>0.03648889</text:p>
          </table:table-cell>
          <table:table-cell office:value-type="float" office:value="-0.1077557" calcext:value-type="float">
            <text:p>-0.107755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94238" calcext:value-type="float">
            <text:p>-0.6594238</text:p>
          </table:table-cell>
          <table:table-cell office:value-type="float" office:value="-0.1208496" calcext:value-type="float">
            <text:p>-0.1208496</text:p>
          </table:table-cell>
          <table:table-cell office:value-type="float" office:value="0.8752441" calcext:value-type="float">
            <text:p>0.8752441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0.1984733" calcext:value-type="float">
            <text:p>-0.1984733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0.2502294" calcext:value-type="float">
            <text:p>0.2502294</text:p>
          </table:table-cell>
          <table:table-cell office:value-type="float" office:value="-0.1230229" calcext:value-type="float">
            <text:p>-0.123022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0156" calcext:value-type="float">
            <text:p>-0.6660156</text:p>
          </table:table-cell>
          <table:table-cell office:value-type="float" office:value="-0.1235352" calcext:value-type="float">
            <text:p>-0.1235352</text:p>
          </table:table-cell>
          <table:table-cell office:value-type="float" office:value="0.8735352" calcext:value-type="float">
            <text:p>0.8735352</text:p>
          </table:table-cell>
          <table:table-cell office:value-type="float" office:value="-1.465649" calcext:value-type="float">
            <text:p>-1.465649</text:p>
          </table:table-cell>
          <table:table-cell office:value-type="float" office:value="0.6870229" calcext:value-type="float">
            <text:p>0.6870229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-0.2904123" calcext:value-type="float">
            <text:p>-0.2904123</text:p>
          </table:table-cell>
          <table:table-cell office:value-type="float" office:value="-0.1772515" calcext:value-type="float">
            <text:p>-0.1772515</text:p>
          </table:table-cell>
          <table:table-cell office:value-type="float" office:value="-0.0008854866" calcext:value-type="float">
            <text:p>-0.000885486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8887" calcext:value-type="float">
            <text:p>-0.6608887</text:p>
          </table:table-cell>
          <table:table-cell office:value-type="float" office:value="-0.1242676" calcext:value-type="float">
            <text:p>-0.1242676</text:p>
          </table:table-cell>
          <table:table-cell office:value-type="float" office:value="0.8806152" calcext:value-type="float">
            <text:p>0.8806152</text:p>
          </table:table-cell>
          <table:table-cell office:value-type="float" office:value="-0.9312977" calcext:value-type="float">
            <text:p>-0.9312977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0.2439389" calcext:value-type="float">
            <text:p>0.2439389</text:p>
          </table:table-cell>
          <table:table-cell office:value-type="float" office:value="0.0975576" calcext:value-type="float">
            <text:p>0.0975576</text:p>
          </table:table-cell>
          <table:table-cell office:value-type="float" office:value="0.1059847" calcext:value-type="float">
            <text:p>0.105984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6445" calcext:value-type="float">
            <text:p>-0.6606445</text:p>
          </table:table-cell>
          <table:table-cell office:value-type="float" office:value="-0.1237793" calcext:value-type="float">
            <text:p>-0.1237793</text:p>
          </table:table-cell>
          <table:table-cell office:value-type="float" office:value="0.8769531" calcext:value-type="float">
            <text:p>0.8769531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6717557" calcext:value-type="float">
            <text:p>0.6717557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0.1218015" calcext:value-type="float">
            <text:p>0.1218015</text:p>
          </table:table-cell>
          <table:table-cell office:value-type="float" office:value="-0.1925187" calcext:value-type="float">
            <text:p>-0.1925187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84473" calcext:value-type="float">
            <text:p>-0.6584473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740234" calcext:value-type="float">
            <text:p>0.8740234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0.01526718" calcext:value-type="float">
            <text:p>0.01526718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0.09071756" calcext:value-type="float">
            <text:p>0.0907175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1563" calcext:value-type="float">
            <text:p>-0.6601563</text:p>
          </table:table-cell>
          <table:table-cell office:value-type="float" office:value="-0.1384277" calcext:value-type="float">
            <text:p>-0.1384277</text:p>
          </table:table-cell>
          <table:table-cell office:value-type="float" office:value="0.873291" calcext:value-type="float">
            <text:p>0.873291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-0.1077557" calcext:value-type="float">
            <text:p>-0.107755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2598" calcext:value-type="float">
            <text:p>-0.6662598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713379" calcext:value-type="float">
            <text:p>0.8713379</text:p>
          </table:table-cell>
          <table:table-cell office:value-type="float" office:value="-0.9923664" calcext:value-type="float">
            <text:p>-0.9923664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1828701" calcext:value-type="float">
            <text:p>0.1828701</text:p>
          </table:table-cell>
          <table:table-cell office:value-type="float" office:value="0.1128248" calcext:value-type="float">
            <text:p>0.1128248</text:p>
          </table:table-cell>
          <table:table-cell office:value-type="float" office:value="-0.0008854866" calcext:value-type="float">
            <text:p>-0.000885486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3066" calcext:value-type="float">
            <text:p>-0.6643066</text:p>
          </table:table-cell>
          <table:table-cell office:value-type="float" office:value="-0.1237793" calcext:value-type="float">
            <text:p>-0.1237793</text:p>
          </table:table-cell>
          <table:table-cell office:value-type="float" office:value="0.8803711" calcext:value-type="float">
            <text:p>0.8803711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7328244" calcext:value-type="float">
            <text:p>0.7328244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-0.13145" calcext:value-type="float">
            <text:p>-0.13145</text:p>
          </table:table-cell>
          <table:table-cell office:value-type="float" office:value="-3.832947" calcext:value-type="float">
            <text:p>-3.83294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9922" calcext:value-type="float">
            <text:p>-0.6669922</text:p>
          </table:table-cell>
          <table:table-cell office:value-type="float" office:value="-0.1196289" calcext:value-type="float">
            <text:p>-0.1196289</text:p>
          </table:table-cell>
          <table:table-cell office:value-type="float" office:value="0.8745117" calcext:value-type="float">
            <text:p>0.8745117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-0.03087032" calcext:value-type="float">
            <text:p>-0.03087032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-0.04668701" calcext:value-type="float">
            <text:p>-0.0466870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377" calcext:value-type="float">
            <text:p>-0.661377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720703" calcext:value-type="float">
            <text:p>0.8720703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0.1370686" calcext:value-type="float">
            <text:p>0.1370686</text:p>
          </table:table-cell>
          <table:table-cell office:value-type="float" office:value="-0.1009157" calcext:value-type="float">
            <text:p>-0.1009157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0625" calcext:value-type="float">
            <text:p>-0.6640625</text:p>
          </table:table-cell>
          <table:table-cell office:value-type="float" office:value="-0.1096191" calcext:value-type="float">
            <text:p>-0.1096191</text:p>
          </table:table-cell>
          <table:table-cell office:value-type="float" office:value="0.8779297" calcext:value-type="float">
            <text:p>0.8779297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6412213" calcext:value-type="float">
            <text:p>0.6412213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-0.2230531" calcext:value-type="float">
            <text:p>-0.2230531</text:p>
          </table:table-cell>
          <table:table-cell office:value-type="float" office:value="0.1517863" calcext:value-type="float">
            <text:p>0.151786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1563" calcext:value-type="float">
            <text:p>-0.6601563</text:p>
          </table:table-cell>
          <table:table-cell office:value-type="float" office:value="-0.1340332" calcext:value-type="float">
            <text:p>-0.1340332</text:p>
          </table:table-cell>
          <table:table-cell office:value-type="float" office:value="0.8842773" calcext:value-type="float">
            <text:p>0.8842773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0.1832061" calcext:value-type="float">
            <text:p>0.1832061</text:p>
          </table:table-cell>
          <table:table-cell office:value-type="float" office:value="0.1218015" calcext:value-type="float">
            <text:p>0.1218015</text:p>
          </table:table-cell>
          <table:table-cell office:value-type="float" office:value="-0.1009157" calcext:value-type="float">
            <text:p>-0.1009157</text:p>
          </table:table-cell>
          <table:table-cell office:value-type="float" office:value="0.2586565" calcext:value-type="float">
            <text:p>0.258656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5508" calcext:value-type="float">
            <text:p>-0.6645508</text:p>
          </table:table-cell>
          <table:table-cell office:value-type="float" office:value="-0.1391602" calcext:value-type="float">
            <text:p>-0.1391602</text:p>
          </table:table-cell>
          <table:table-cell office:value-type="float" office:value="0.871582" calcext:value-type="float">
            <text:p>0.871582</text:p>
          </table:table-cell>
          <table:table-cell office:value-type="float" office:value="-0.8854962" calcext:value-type="float">
            <text:p>-0.8854962</text:p>
          </table:table-cell>
          <table:table-cell office:value-type="float" office:value="0.6259542" calcext:value-type="float">
            <text:p>0.6259542</text:p>
          </table:table-cell>
          <table:table-cell office:value-type="float" office:value="0.1526718" calcext:value-type="float">
            <text:p>0.1526718</text:p>
          </table:table-cell>
          <table:table-cell office:value-type="float" office:value="0.2897404" calcext:value-type="float">
            <text:p>0.2897404</text:p>
          </table:table-cell>
          <table:table-cell office:value-type="float" office:value="-0.2383202" calcext:value-type="float">
            <text:p>-0.2383202</text:p>
          </table:table-cell>
          <table:table-cell office:value-type="float" office:value="0.2281221" calcext:value-type="float">
            <text:p>0.228122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1094" calcext:value-type="float">
            <text:p>-0.6621094</text:p>
          </table:table-cell>
          <table:table-cell office:value-type="float" office:value="-0.1369629" calcext:value-type="float">
            <text:p>-0.1369629</text:p>
          </table:table-cell>
          <table:table-cell office:value-type="float" office:value="0.8764648" calcext:value-type="float">
            <text:p>0.8764648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1065342" calcext:value-type="float">
            <text:p>0.1065342</text:p>
          </table:table-cell>
          <table:table-cell office:value-type="float" office:value="-0.08564848" calcext:value-type="float">
            <text:p>-0.08564848</text:p>
          </table:table-cell>
          <table:table-cell office:value-type="float" office:value="-0.01615267" calcext:value-type="float">
            <text:p>-0.0161526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0391" calcext:value-type="float">
            <text:p>-0.6650391</text:p>
          </table:table-cell>
          <table:table-cell office:value-type="float" office:value="-0.1242676" calcext:value-type="float">
            <text:p>-0.1242676</text:p>
          </table:table-cell>
          <table:table-cell office:value-type="float" office:value="0.8752441" calcext:value-type="float">
            <text:p>0.8752441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610687" calcext:value-type="float">
            <text:p>0.610687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-0.07667184" calcext:value-type="float">
            <text:p>-0.07667184</text:p>
          </table:table-cell>
          <table:table-cell office:value-type="float" office:value="-0.2535874" calcext:value-type="float">
            <text:p>-0.2535874</text:p>
          </table:table-cell>
          <table:table-cell office:value-type="float" office:value="0.1212519" calcext:value-type="float">
            <text:p>0.121251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96777" calcext:value-type="float">
            <text:p>-0.6696777</text:p>
          </table:table-cell>
          <table:table-cell office:value-type="float" office:value="-0.1201172" calcext:value-type="float">
            <text:p>-0.1201172</text:p>
          </table:table-cell>
          <table:table-cell office:value-type="float" office:value="0.8898926" calcext:value-type="float">
            <text:p>0.8898926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-0.1467172" calcext:value-type="float">
            <text:p>-0.1467172</text:p>
          </table:table-cell>
          <table:table-cell office:value-type="float" office:value="-3.832947" calcext:value-type="float">
            <text:p>-3.83294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8887" calcext:value-type="float">
            <text:p>-0.6608887</text:p>
          </table:table-cell>
          <table:table-cell office:value-type="float" office:value="-0.1245117" calcext:value-type="float">
            <text:p>-0.1245117</text:p>
          </table:table-cell>
          <table:table-cell office:value-type="float" office:value="0.8779297" calcext:value-type="float">
            <text:p>0.8779297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0.1068702" calcext:value-type="float">
            <text:p>0.1068702</text:p>
          </table:table-cell>
          <table:table-cell office:value-type="float" office:value="0.1370686" calcext:value-type="float">
            <text:p>0.1370686</text:p>
          </table:table-cell>
          <table:table-cell office:value-type="float" office:value="-0.05511415" calcext:value-type="float">
            <text:p>-0.05511415</text:p>
          </table:table-cell>
          <table:table-cell office:value-type="float" office:value="0.1823206" calcext:value-type="float">
            <text:p>0.182320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1094" calcext:value-type="float">
            <text:p>-0.6621094</text:p>
          </table:table-cell>
          <table:table-cell office:value-type="float" office:value="-0.1235352" calcext:value-type="float">
            <text:p>-0.1235352</text:p>
          </table:table-cell>
          <table:table-cell office:value-type="float" office:value="0.8774414" calcext:value-type="float">
            <text:p>0.8774414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6412213" calcext:value-type="float">
            <text:p>0.6412213</text:p>
          </table:table-cell>
          <table:table-cell office:value-type="float" office:value="0.2290076" calcext:value-type="float">
            <text:p>0.2290076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-0.2230531" calcext:value-type="float">
            <text:p>-0.2230531</text:p>
          </table:table-cell>
          <table:table-cell office:value-type="float" office:value="0.304458" calcext:value-type="float">
            <text:p>0.30445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1328" calcext:value-type="float">
            <text:p>-0.6611328</text:p>
          </table:table-cell>
          <table:table-cell office:value-type="float" office:value="-0.119873" calcext:value-type="float">
            <text:p>-0.119873</text:p>
          </table:table-cell>
          <table:table-cell office:value-type="float" office:value="0.8720703" calcext:value-type="float">
            <text:p>0.8720703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3.862595" calcext:value-type="float">
            <text:p>3.862595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-0.00931263" calcext:value-type="float">
            <text:p>-0.00931263</text:p>
          </table:table-cell>
          <table:table-cell office:value-type="float" office:value="3.938046" calcext:value-type="float">
            <text:p>3.93804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72266" calcext:value-type="float">
            <text:p>-0.6572266</text:p>
          </table:table-cell>
          <table:table-cell office:value-type="float" office:value="-0.1264648" calcext:value-type="float">
            <text:p>-0.1264648</text:p>
          </table:table-cell>
          <table:table-cell office:value-type="float" office:value="0.880127" calcext:value-type="float">
            <text:p>0.880127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-0.07667184" calcext:value-type="float">
            <text:p>-0.07667184</text:p>
          </table:table-cell>
          <table:table-cell office:value-type="float" office:value="-0.07038128" calcext:value-type="float">
            <text:p>-0.07038128</text:p>
          </table:table-cell>
          <table:table-cell office:value-type="float" office:value="-0.07722136" calcext:value-type="float">
            <text:p>-0.0772213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3535" calcext:value-type="float">
            <text:p>-0.6623535</text:p>
          </table:table-cell>
          <table:table-cell office:value-type="float" office:value="-0.1213379" calcext:value-type="float">
            <text:p>-0.1213379</text:p>
          </table:table-cell>
          <table:table-cell office:value-type="float" office:value="0.8830566" calcext:value-type="float">
            <text:p>0.8830566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0.0975576" calcext:value-type="float">
            <text:p>0.0975576</text:p>
          </table:table-cell>
          <table:table-cell office:value-type="float" office:value="0.04491604" calcext:value-type="float">
            <text:p>0.0449160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6445" calcext:value-type="float">
            <text:p>-0.6606445</text:p>
          </table:table-cell>
          <table:table-cell office:value-type="float" office:value="-0.1259766" calcext:value-type="float">
            <text:p>-0.1259766</text:p>
          </table:table-cell>
          <table:table-cell office:value-type="float" office:value="0.8723145" calcext:value-type="float">
            <text:p>0.8723145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-0.04613745" calcext:value-type="float">
            <text:p>-0.04613745</text:p>
          </table:table-cell>
          <table:table-cell office:value-type="float" office:value="0.1891606" calcext:value-type="float">
            <text:p>0.1891606</text:p>
          </table:table-cell>
          <table:table-cell office:value-type="float" office:value="-0.06195419" calcext:value-type="float">
            <text:p>-0.0619541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89355" calcext:value-type="float">
            <text:p>-0.6589355</text:p>
          </table:table-cell>
          <table:table-cell office:value-type="float" office:value="-0.1308594" calcext:value-type="float">
            <text:p>-0.1308594</text:p>
          </table:table-cell>
          <table:table-cell office:value-type="float" office:value="0.8725586" calcext:value-type="float">
            <text:p>0.8725586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3.847328" calcext:value-type="float">
            <text:p>3.847328</text:p>
          </table:table-cell>
          <table:table-cell office:value-type="float" office:value="0.1065342" calcext:value-type="float">
            <text:p>0.1065342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3.922779" calcext:value-type="float">
            <text:p>3.92277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1328" calcext:value-type="float">
            <text:p>-0.6611328</text:p>
          </table:table-cell>
          <table:table-cell office:value-type="float" office:value="-0.1245117" calcext:value-type="float">
            <text:p>-0.1245117</text:p>
          </table:table-cell>
          <table:table-cell office:value-type="float" office:value="0.8679199" calcext:value-type="float">
            <text:p>0.8679199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0.1065342" calcext:value-type="float">
            <text:p>0.1065342</text:p>
          </table:table-cell>
          <table:table-cell office:value-type="float" office:value="-0.00931263" calcext:value-type="float">
            <text:p>-0.00931263</text:p>
          </table:table-cell>
          <table:table-cell office:value-type="float" office:value="-0.1077557" calcext:value-type="float">
            <text:p>-0.107755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67383" calcext:value-type="float">
            <text:p>-0.6567383</text:p>
          </table:table-cell>
          <table:table-cell office:value-type="float" office:value="-0.1218262" calcext:value-type="float">
            <text:p>-0.1218262</text:p>
          </table:table-cell>
          <table:table-cell office:value-type="float" office:value="0.8823242" calcext:value-type="float">
            <text:p>0.8823242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-0.09193897" calcext:value-type="float">
            <text:p>-0.09193897</text:p>
          </table:table-cell>
          <table:table-cell office:value-type="float" office:value="-0.05511415" calcext:value-type="float">
            <text:p>-0.05511415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74805" calcext:value-type="float">
            <text:p>-0.667480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793945" calcext:value-type="float">
            <text:p>0.8793945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1065342" calcext:value-type="float">
            <text:p>0.1065342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-0.0008854866" calcext:value-type="float">
            <text:p>-0.000885486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0391" calcext:value-type="float">
            <text:p>-0.6650391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80127" calcext:value-type="float">
            <text:p>0.880127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877863" calcext:value-type="float">
            <text:p>-3.877863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-0.05511415" calcext:value-type="float">
            <text:p>-0.05511415</text:p>
          </table:table-cell>
          <table:table-cell office:value-type="float" office:value="-3.802412" calcext:value-type="float">
            <text:p>-3.80241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74707" calcext:value-type="float">
            <text:p>-0.6574707</text:p>
          </table:table-cell>
          <table:table-cell office:value-type="float" office:value="-0.1237793" calcext:value-type="float">
            <text:p>-0.1237793</text:p>
          </table:table-cell>
          <table:table-cell office:value-type="float" office:value="0.8779297" calcext:value-type="float">
            <text:p>0.8779297</text:p>
          </table:table-cell>
          <table:table-cell office:value-type="float" office:value="-1.282443" calcext:value-type="float">
            <text:p>-1.282443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816794" calcext:value-type="float">
            <text:p>-3.816794</text:p>
          </table:table-cell>
          <table:table-cell office:value-type="float" office:value="-0.1072061" calcext:value-type="float">
            <text:p>-0.1072061</text:p>
          </table:table-cell>
          <table:table-cell office:value-type="float" office:value="0.219695" calcext:value-type="float">
            <text:p>0.219695</text:p>
          </table:table-cell>
          <table:table-cell office:value-type="float" office:value="-3.741343" calcext:value-type="float">
            <text:p>-3.74134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5977" calcext:value-type="float">
            <text:p>-0.6625977</text:p>
          </table:table-cell>
          <table:table-cell office:value-type="float" office:value="-0.1279297" calcext:value-type="float">
            <text:p>-0.1279297</text:p>
          </table:table-cell>
          <table:table-cell office:value-type="float" office:value="0.8696289" calcext:value-type="float">
            <text:p>0.8696289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-0.09193897" calcext:value-type="float">
            <text:p>-0.09193897</text:p>
          </table:table-cell>
          <table:table-cell office:value-type="float" office:value="-0.07038128" calcext:value-type="float">
            <text:p>-0.07038128</text:p>
          </table:table-cell>
          <table:table-cell office:value-type="float" office:value="-0.03141984" calcext:value-type="float">
            <text:p>-0.0314198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1328" calcext:value-type="float">
            <text:p>-0.6611328</text:p>
          </table:table-cell>
          <table:table-cell office:value-type="float" office:value="-0.1276855" calcext:value-type="float">
            <text:p>-0.1276855</text:p>
          </table:table-cell>
          <table:table-cell office:value-type="float" office:value="0.8754883" calcext:value-type="float">
            <text:p>0.8754883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0.08229047" calcext:value-type="float">
            <text:p>0.08229047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8652" calcext:value-type="float">
            <text:p>-0.6618652</text:p>
          </table:table-cell>
          <table:table-cell office:value-type="float" office:value="-0.1191406" calcext:value-type="float">
            <text:p>-0.1191406</text:p>
          </table:table-cell>
          <table:table-cell office:value-type="float" office:value="0.8764648" calcext:value-type="float">
            <text:p>0.8764648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-0.09193897" calcext:value-type="float">
            <text:p>-0.09193897</text:p>
          </table:table-cell>
          <table:table-cell office:value-type="float" office:value="-0.1161829" calcext:value-type="float">
            <text:p>-0.1161829</text:p>
          </table:table-cell>
          <table:table-cell office:value-type="float" office:value="0.02964886" calcext:value-type="float">
            <text:p>0.0296488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7949" calcext:value-type="float">
            <text:p>-0.6647949</text:p>
          </table:table-cell>
          <table:table-cell office:value-type="float" office:value="-0.1218262" calcext:value-type="float">
            <text:p>-0.1218262</text:p>
          </table:table-cell>
          <table:table-cell office:value-type="float" office:value="0.8779297" calcext:value-type="float">
            <text:p>0.8779297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-0.01615267" calcext:value-type="float">
            <text:p>-0.0161526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3535" calcext:value-type="float">
            <text:p>-0.6623535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745117" calcext:value-type="float">
            <text:p>0.8745117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7949" calcext:value-type="float">
            <text:p>-0.6647949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737793" calcext:value-type="float">
            <text:p>0.8737793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-0.2290076" calcext:value-type="float">
            <text:p>-0.2290076</text:p>
          </table:table-cell>
          <table:table-cell office:value-type="float" office:value="0.1218015" calcext:value-type="float">
            <text:p>0.1218015</text:p>
          </table:table-cell>
          <table:table-cell office:value-type="float" office:value="-0.1467172" calcext:value-type="float">
            <text:p>-0.1467172</text:p>
          </table:table-cell>
          <table:table-cell office:value-type="float" office:value="-0.1535572" calcext:value-type="float">
            <text:p>-0.153557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69824" calcext:value-type="float">
            <text:p>-0.6569824</text:p>
          </table:table-cell>
          <table:table-cell office:value-type="float" office:value="-0.1254883" calcext:value-type="float">
            <text:p>-0.1254883</text:p>
          </table:table-cell>
          <table:table-cell office:value-type="float" office:value="0.8771973" calcext:value-type="float">
            <text:p>0.8771973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0.1517863" calcext:value-type="float">
            <text:p>0.151786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377" calcext:value-type="float">
            <text:p>-0.661377</text:p>
          </table:table-cell>
          <table:table-cell office:value-type="float" office:value="-0.1113281" calcext:value-type="float">
            <text:p>-0.1113281</text:p>
          </table:table-cell>
          <table:table-cell office:value-type="float" office:value="0.8657227" calcext:value-type="float">
            <text:p>0.8657227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-0.07667184" calcext:value-type="float">
            <text:p>-0.07667184</text:p>
          </table:table-cell>
          <table:table-cell office:value-type="float" office:value="0.128092" calcext:value-type="float">
            <text:p>0.128092</text:p>
          </table:table-cell>
          <table:table-cell office:value-type="float" office:value="-0.06195419" calcext:value-type="float">
            <text:p>-0.0619541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0859" calcext:value-type="float">
            <text:p>-0.6630859</text:p>
          </table:table-cell>
          <table:table-cell office:value-type="float" office:value="-0.1220703" calcext:value-type="float">
            <text:p>-0.1220703</text:p>
          </table:table-cell>
          <table:table-cell office:value-type="float" office:value="0.8776855" calcext:value-type="float">
            <text:p>0.8776855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-0.07667184" calcext:value-type="float">
            <text:p>-0.07667184</text:p>
          </table:table-cell>
          <table:table-cell office:value-type="float" office:value="-0.00931263" calcext:value-type="float">
            <text:p>-0.00931263</text:p>
          </table:table-cell>
          <table:table-cell office:value-type="float" office:value="-0.0008854866" calcext:value-type="float">
            <text:p>-0.000885486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77246" calcext:value-type="float">
            <text:p>-0.6677246</text:p>
          </table:table-cell>
          <table:table-cell office:value-type="float" office:value="-0.1230469" calcext:value-type="float">
            <text:p>-0.1230469</text:p>
          </table:table-cell>
          <table:table-cell office:value-type="float" office:value="0.8745117" calcext:value-type="float">
            <text:p>0.8745117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-0.00931263" calcext:value-type="float">
            <text:p>-0.00931263</text:p>
          </table:table-cell>
          <table:table-cell office:value-type="float" office:value="0.04491604" calcext:value-type="float">
            <text:p>0.0449160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6445" calcext:value-type="float">
            <text:p>-0.6606445</text:p>
          </table:table-cell>
          <table:table-cell office:value-type="float" office:value="-0.1240234" calcext:value-type="float">
            <text:p>-0.1240234</text:p>
          </table:table-cell>
          <table:table-cell office:value-type="float" office:value="0.8859863" calcext:value-type="float">
            <text:p>0.8859863</text:p>
          </table:table-cell>
          <table:table-cell office:value-type="float" office:value="-0.9465649" calcext:value-type="float">
            <text:p>-0.9465649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3.89313" calcext:value-type="float">
            <text:p>3.89313</text:p>
          </table:table-cell>
          <table:table-cell office:value-type="float" office:value="0.2286717" calcext:value-type="float">
            <text:p>0.2286717</text:p>
          </table:table-cell>
          <table:table-cell office:value-type="float" office:value="-0.1467172" calcext:value-type="float">
            <text:p>-0.1467172</text:p>
          </table:table-cell>
          <table:table-cell office:value-type="float" office:value="3.96858" calcext:value-type="float">
            <text:p>3.9685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5273" calcext:value-type="float">
            <text:p>-0.6655273</text:p>
          </table:table-cell>
          <table:table-cell office:value-type="float" office:value="-0.1223145" calcext:value-type="float">
            <text:p>-0.1223145</text:p>
          </table:table-cell>
          <table:table-cell office:value-type="float" office:value="0.8771973" calcext:value-type="float">
            <text:p>0.8771973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7328244" calcext:value-type="float">
            <text:p>0.7328244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-0.13145" calcext:value-type="float">
            <text:p>-0.13145</text:p>
          </table:table-cell>
          <table:table-cell office:value-type="float" office:value="0.1517863" calcext:value-type="float">
            <text:p>0.151786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9922" calcext:value-type="float">
            <text:p>-0.6669922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735352" calcext:value-type="float">
            <text:p>0.8735352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-0.04613745" calcext:value-type="float">
            <text:p>-0.04613745</text:p>
          </table:table-cell>
          <table:table-cell office:value-type="float" office:value="0.03648889" calcext:value-type="float">
            <text:p>0.03648889</text:p>
          </table:table-cell>
          <table:table-cell office:value-type="float" office:value="-0.03141984" calcext:value-type="float">
            <text:p>-0.0314198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7949" calcext:value-type="float">
            <text:p>-0.6647949</text:p>
          </table:table-cell>
          <table:table-cell office:value-type="float" office:value="-0.1247559" calcext:value-type="float">
            <text:p>-0.1247559</text:p>
          </table:table-cell>
          <table:table-cell office:value-type="float" office:value="0.873291" calcext:value-type="float">
            <text:p>0.873291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-0.06140459" calcext:value-type="float">
            <text:p>-0.06140459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1094" calcext:value-type="float">
            <text:p>-0.6621094</text:p>
          </table:table-cell>
          <table:table-cell office:value-type="float" office:value="-0.1240234" calcext:value-type="float">
            <text:p>-0.1240234</text:p>
          </table:table-cell>
          <table:table-cell office:value-type="float" office:value="0.8747559" calcext:value-type="float">
            <text:p>0.8747559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2748091" calcext:value-type="float">
            <text:p>-0.2748091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-0.1993588" calcext:value-type="float">
            <text:p>-0.199358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91895" calcext:value-type="float">
            <text:p>-0.6691895</text:p>
          </table:table-cell>
          <table:table-cell office:value-type="float" office:value="-0.1225586" calcext:value-type="float">
            <text:p>-0.1225586</text:p>
          </table:table-cell>
          <table:table-cell office:value-type="float" office:value="0.8774414" calcext:value-type="float">
            <text:p>0.8774414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0.1984733" calcext:value-type="float">
            <text:p>-0.1984733</text:p>
          </table:table-cell>
          <table:table-cell office:value-type="float" office:value="0.03019845" calcext:value-type="float">
            <text:p>0.03019845</text:p>
          </table:table-cell>
          <table:table-cell office:value-type="float" office:value="-0.07038128" calcext:value-type="float">
            <text:p>-0.07038128</text:p>
          </table:table-cell>
          <table:table-cell office:value-type="float" office:value="-0.1230229" calcext:value-type="float">
            <text:p>-0.123022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0391" calcext:value-type="float">
            <text:p>-0.6650391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718262" calcext:value-type="float">
            <text:p>0.8718262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89313" calcext:value-type="float">
            <text:p>-3.89313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-0.07038128" calcext:value-type="float">
            <text:p>-0.07038128</text:p>
          </table:table-cell>
          <table:table-cell office:value-type="float" office:value="-3.817679" calcext:value-type="float">
            <text:p>-3.81767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3066" calcext:value-type="float">
            <text:p>-0.6643066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752441" calcext:value-type="float">
            <text:p>0.8752441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6412213" calcext:value-type="float">
            <text:p>0.6412213</text:p>
          </table:table-cell>
          <table:table-cell office:value-type="float" office:value="-3.877863" calcext:value-type="float">
            <text:p>-3.877863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-0.2230531" calcext:value-type="float">
            <text:p>-0.2230531</text:p>
          </table:table-cell>
          <table:table-cell office:value-type="float" office:value="-3.802412" calcext:value-type="float">
            <text:p>-3.80241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8652" calcext:value-type="float">
            <text:p>-0.6618652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823242" calcext:value-type="float">
            <text:p>0.8823242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847328" calcext:value-type="float">
            <text:p>-3.847328</text:p>
          </table:table-cell>
          <table:table-cell office:value-type="float" office:value="-0.09193897" calcext:value-type="float">
            <text:p>-0.09193897</text:p>
          </table:table-cell>
          <table:table-cell office:value-type="float" office:value="-0.07038128" calcext:value-type="float">
            <text:p>-0.07038128</text:p>
          </table:table-cell>
          <table:table-cell office:value-type="float" office:value="-3.771878" calcext:value-type="float">
            <text:p>-3.77187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5977" calcext:value-type="float">
            <text:p>-0.6625977</text:p>
          </table:table-cell>
          <table:table-cell office:value-type="float" office:value="-0.1237793" calcext:value-type="float">
            <text:p>-0.1237793</text:p>
          </table:table-cell>
          <table:table-cell office:value-type="float" office:value="0.864502" calcext:value-type="float">
            <text:p>0.864502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3.89313" calcext:value-type="float">
            <text:p>3.89313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-0.1009157" calcext:value-type="float">
            <text:p>-0.1009157</text:p>
          </table:table-cell>
          <table:table-cell office:value-type="float" office:value="3.96858" calcext:value-type="float">
            <text:p>3.9685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2598" calcext:value-type="float">
            <text:p>-0.6662598</text:p>
          </table:table-cell>
          <table:table-cell office:value-type="float" office:value="-0.1271973" calcext:value-type="float">
            <text:p>-0.1271973</text:p>
          </table:table-cell>
          <table:table-cell office:value-type="float" office:value="0.8737793" calcext:value-type="float">
            <text:p>0.8737793</text:p>
          </table:table-cell>
          <table:table-cell office:value-type="float" office:value="-0.9312977" calcext:value-type="float">
            <text:p>-0.9312977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2439389" calcext:value-type="float">
            <text:p>0.2439389</text:p>
          </table:table-cell>
          <table:table-cell office:value-type="float" office:value="0.08229047" calcext:value-type="float">
            <text:p>0.08229047</text:p>
          </table:table-cell>
          <table:table-cell office:value-type="float" office:value="-0.04668701" calcext:value-type="float">
            <text:p>-0.0466870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55176" calcext:value-type="float">
            <text:p>-0.6555176</text:p>
          </table:table-cell>
          <table:table-cell office:value-type="float" office:value="-0.1259766" calcext:value-type="float">
            <text:p>-0.1259766</text:p>
          </table:table-cell>
          <table:table-cell office:value-type="float" office:value="0.8742676" calcext:value-type="float">
            <text:p>0.8742676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-0.09193897" calcext:value-type="float">
            <text:p>-0.09193897</text:p>
          </table:table-cell>
          <table:table-cell office:value-type="float" office:value="-0.05511415" calcext:value-type="float">
            <text:p>-0.05511415</text:p>
          </table:table-cell>
          <table:table-cell office:value-type="float" office:value="-0.1077557" calcext:value-type="float">
            <text:p>-0.107755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5977" calcext:value-type="float">
            <text:p>-0.6625977</text:p>
          </table:table-cell>
          <table:table-cell office:value-type="float" office:value="-0.1228027" calcext:value-type="float">
            <text:p>-0.1228027</text:p>
          </table:table-cell>
          <table:table-cell office:value-type="float" office:value="0.8720703" calcext:value-type="float">
            <text:p>0.8720703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3.89313" calcext:value-type="float">
            <text:p>3.89313</text:p>
          </table:table-cell>
          <table:table-cell office:value-type="float" office:value="-0.04613745" calcext:value-type="float">
            <text:p>-0.04613745</text:p>
          </table:table-cell>
          <table:table-cell office:value-type="float" office:value="0.1586264" calcext:value-type="float">
            <text:p>0.1586264</text:p>
          </table:table-cell>
          <table:table-cell office:value-type="float" office:value="3.96858" calcext:value-type="float">
            <text:p>3.9685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94238" calcext:value-type="float">
            <text:p>-0.6594238</text:p>
          </table:table-cell>
          <table:table-cell office:value-type="float" office:value="-0.1230469" calcext:value-type="float">
            <text:p>-0.1230469</text:p>
          </table:table-cell>
          <table:table-cell office:value-type="float" office:value="0.8605957" calcext:value-type="float">
            <text:p>0.8605957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0.1221374" calcext:value-type="float">
            <text:p>0.1221374</text:p>
          </table:table-cell>
          <table:table-cell office:value-type="float" office:value="-0.1377405" calcext:value-type="float">
            <text:p>-0.1377405</text:p>
          </table:table-cell>
          <table:table-cell office:value-type="float" office:value="0.06702328" calcext:value-type="float">
            <text:p>0.06702328</text:p>
          </table:table-cell>
          <table:table-cell office:value-type="float" office:value="0.1975878" calcext:value-type="float">
            <text:p>0.197587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74805" calcext:value-type="float">
            <text:p>-0.6674805</text:p>
          </table:table-cell>
          <table:table-cell office:value-type="float" office:value="-0.1203613" calcext:value-type="float">
            <text:p>-0.1203613</text:p>
          </table:table-cell>
          <table:table-cell office:value-type="float" office:value="0.8706055" calcext:value-type="float">
            <text:p>0.8706055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0.0975576" calcext:value-type="float">
            <text:p>0.0975576</text:p>
          </table:table-cell>
          <table:table-cell office:value-type="float" office:value="0.1059847" calcext:value-type="float">
            <text:p>0.105984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7715" calcext:value-type="float">
            <text:p>-0.6657715</text:p>
          </table:table-cell>
          <table:table-cell office:value-type="float" office:value="-0.1269531" calcext:value-type="float">
            <text:p>-0.1269531</text:p>
          </table:table-cell>
          <table:table-cell office:value-type="float" office:value="0.8757324" calcext:value-type="float">
            <text:p>0.8757324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1370686" calcext:value-type="float">
            <text:p>0.1370686</text:p>
          </table:table-cell>
          <table:table-cell office:value-type="float" office:value="0.08229047" calcext:value-type="float">
            <text:p>0.08229047</text:p>
          </table:table-cell>
          <table:table-cell office:value-type="float" office:value="0.04491604" calcext:value-type="float">
            <text:p>0.0449160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67383" calcext:value-type="float">
            <text:p>-0.6567383</text:p>
          </table:table-cell>
          <table:table-cell office:value-type="float" office:value="-0.1213379" calcext:value-type="float">
            <text:p>-0.1213379</text:p>
          </table:table-cell>
          <table:table-cell office:value-type="float" office:value="0.8864746" calcext:value-type="float">
            <text:p>0.8864746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0.3664122" calcext:value-type="float">
            <text:p>0.3664122</text:p>
          </table:table-cell>
          <table:table-cell office:value-type="float" office:value="-0.1377405" calcext:value-type="float">
            <text:p>-0.1377405</text:p>
          </table:table-cell>
          <table:table-cell office:value-type="float" office:value="-0.03984696" calcext:value-type="float">
            <text:p>-0.03984696</text:p>
          </table:table-cell>
          <table:table-cell office:value-type="float" office:value="0.4418626" calcext:value-type="float">
            <text:p>0.441862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3535" calcext:value-type="float">
            <text:p>-0.6623535</text:p>
          </table:table-cell>
          <table:table-cell office:value-type="float" office:value="-0.1240234" calcext:value-type="float">
            <text:p>-0.1240234</text:p>
          </table:table-cell>
          <table:table-cell office:value-type="float" office:value="0.8718262" calcext:value-type="float">
            <text:p>0.8718262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0.09160305" calcext:value-type="float">
            <text:p>0.09160305</text:p>
          </table:table-cell>
          <table:table-cell office:value-type="float" office:value="0.09126711" calcext:value-type="float">
            <text:p>0.09126711</text:p>
          </table:table-cell>
          <table:table-cell office:value-type="float" office:value="-0.03984696" calcext:value-type="float">
            <text:p>-0.03984696</text:p>
          </table:table-cell>
          <table:table-cell office:value-type="float" office:value="0.1670535" calcext:value-type="float">
            <text:p>0.167053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4541" calcext:value-type="float">
            <text:p>-0.654541</text:p>
          </table:table-cell>
          <table:table-cell office:value-type="float" office:value="-0.1201172" calcext:value-type="float">
            <text:p>-0.1201172</text:p>
          </table:table-cell>
          <table:table-cell office:value-type="float" office:value="0.8796387" calcext:value-type="float">
            <text:p>0.8796387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0.04491604" calcext:value-type="float">
            <text:p>0.0449160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1563" calcext:value-type="float">
            <text:p>-0.6601563</text:p>
          </table:table-cell>
          <table:table-cell office:value-type="float" office:value="-0.1218262" calcext:value-type="float">
            <text:p>-0.1218262</text:p>
          </table:table-cell>
          <table:table-cell office:value-type="float" office:value="0.8745117" calcext:value-type="float">
            <text:p>0.8745117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0.259542" calcext:value-type="float">
            <text:p>0.259542</text:p>
          </table:table-cell>
          <table:table-cell office:value-type="float" office:value="-0.1377405" calcext:value-type="float">
            <text:p>-0.1377405</text:p>
          </table:table-cell>
          <table:table-cell office:value-type="float" office:value="-0.1467172" calcext:value-type="float">
            <text:p>-0.1467172</text:p>
          </table:table-cell>
          <table:table-cell office:value-type="float" office:value="0.3349924" calcext:value-type="float">
            <text:p>0.334992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4004" calcext:value-type="float">
            <text:p>-0.6604004</text:p>
          </table:table-cell>
          <table:table-cell office:value-type="float" office:value="-0.1203613" calcext:value-type="float">
            <text:p>-0.1203613</text:p>
          </table:table-cell>
          <table:table-cell office:value-type="float" office:value="0.8713379" calcext:value-type="float">
            <text:p>0.8713379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03019845" calcext:value-type="float">
            <text:p>0.03019845</text:p>
          </table:table-cell>
          <table:table-cell office:value-type="float" office:value="-0.03984696" calcext:value-type="float">
            <text:p>-0.03984696</text:p>
          </table:table-cell>
          <table:table-cell office:value-type="float" office:value="-0.0008854866" calcext:value-type="float">
            <text:p>-0.000885486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84473" calcext:value-type="float">
            <text:p>-0.6584473</text:p>
          </table:table-cell>
          <table:table-cell office:value-type="float" office:value="-0.1203613" calcext:value-type="float">
            <text:p>-0.1203613</text:p>
          </table:table-cell>
          <table:table-cell office:value-type="float" office:value="0.8764648" calcext:value-type="float">
            <text:p>0.8764648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0.3969466" calcext:value-type="float">
            <text:p>0.3969466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-0.1377405" calcext:value-type="float">
            <text:p>-0.1377405</text:p>
          </table:table-cell>
          <table:table-cell office:value-type="float" office:value="-0.4673279" calcext:value-type="float">
            <text:p>-0.4673279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8887" calcext:value-type="float">
            <text:p>-0.6608887</text:p>
          </table:table-cell>
          <table:table-cell office:value-type="float" office:value="-0.1179199" calcext:value-type="float">
            <text:p>-0.1179199</text:p>
          </table:table-cell>
          <table:table-cell office:value-type="float" office:value="0.8674316" calcext:value-type="float">
            <text:p>0.8674316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0.1679389" calcext:value-type="float">
            <text:p>0.1679389</text:p>
          </table:table-cell>
          <table:table-cell office:value-type="float" office:value="0.1218015" calcext:value-type="float">
            <text:p>0.1218015</text:p>
          </table:table-cell>
          <table:table-cell office:value-type="float" office:value="0.06702328" calcext:value-type="float">
            <text:p>0.06702328</text:p>
          </table:table-cell>
          <table:table-cell office:value-type="float" office:value="0.2433893" calcext:value-type="float">
            <text:p>0.243389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</table:table>
      <table:table table:name="sensor3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xa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xg</text:p>
          </table:table-cell>
          <table:table-cell office:value-type="string" calcext:value-type="string">
            <text:p>yg,</text:p>
          </table:table-cell>
          <table:table-cell office:value-type="string" calcext:value-type="string">
            <text:p>z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ygb</text:p>
          </table:table-cell>
          <table:table-cell office:value-type="string" calcext:value-type="string">
            <text:p>zgb</text:p>
          </table:table-cell>
          <table:table-cell office:value-type="string" calcext:value-type="string">
            <text:p>sensor no.</text:p>
          </table:table-cell>
          <table:table-cell table:number-columns-repeated="2"/>
          <table:table-cell office:value-type="string" calcext:value-type="string">
            <text:p>xg</text:p>
          </table:table-cell>
          <table:table-cell office:value-type="string" calcext:value-type="string">
            <text:p>yg</text:p>
          </table:table-cell>
          <table:table-cell office:value-type="string" calcext:value-type="string">
            <text:p>z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ygb</text:p>
          </table:table-cell>
          <table:table-cell office:value-type="string" calcext:value-type="string">
            <text:p>zgb</text:p>
          </table:table-cell>
        </table:table-row>
        <table:table-row table:style-name="ro1">
          <table:table-cell office:value-type="float" office:value="0.3022461" calcext:value-type="float">
            <text:p>0.3022461</text:p>
          </table:table-cell>
          <table:table-cell office:value-type="float" office:value="-0.1721191" calcext:value-type="float">
            <text:p>-0.1721191</text:p>
          </table:table-cell>
          <table:table-cell office:value-type="float" office:value="0.4160156" calcext:value-type="float">
            <text:p>0.4160156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-0.125495" calcext:value-type="float">
            <text:p>-0.125495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1589017" calcext:value-type="float">
            <text:p>-0.158901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ean</text:p>
          </table:table-cell>
          <table:table-cell table:formula="of:=AVERAGE([.D:.D])" office:value-type="float" office:value="-3.49346743269231" calcext:value-type="float">
            <text:p>-3.49346743269231</text:p>
          </table:table-cell>
          <table:table-cell table:formula="of:=AVERAGE([.E:.E])" office:value-type="float" office:value="0.959923679807692" calcext:value-type="float">
            <text:p>0.959923679807692</text:p>
          </table:table-cell>
          <table:table-cell table:formula="of:=AVERAGE([.F:.F])" office:value-type="float" office:value="-3.47064008653846" calcext:value-type="float">
            <text:p>-3.47064008653846</text:p>
          </table:table-cell>
          <table:table-cell table:formula="of:=AVERAGE([.G:.G])" office:value-type="float" office:value="-0.000641671538461537" calcext:value-type="float">
            <text:p>-0.000641671538461537</text:p>
          </table:table-cell>
          <table:table-cell table:formula="of:=AVERAGE([.H:.H])" office:value-type="float" office:value="0.0105194212836538" calcext:value-type="float">
            <text:p>0.0105194212836538</text:p>
          </table:table-cell>
          <table:table-cell table:formula="of:=AVERAGE([.I:.I])" office:value-type="float" office:value="0.00404608601442308" calcext:value-type="float">
            <text:p>0.00404608601442308</text:p>
          </table:table-cell>
        </table:table-row>
        <table:table-row table:style-name="ro1">
          <table:table-cell office:value-type="float" office:value="0.2946777" calcext:value-type="float">
            <text:p>0.2946777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187012" calcext:value-type="float">
            <text:p>0.4187012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-0.1402439" calcext:value-type="float">
            <text:p>-0.1402439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ar</text:p>
          </table:table-cell>
          <table:table-cell table:formula="of:=VAR([.D:.D])" office:value-type="float" office:value="0.0139383703945075" calcext:value-type="float">
            <text:p>0.0139383703945075</text:p>
          </table:table-cell>
          <table:table-cell table:formula="of:=VAR([.E:.E])" office:value-type="float" office:value="0.0121663936780132" calcext:value-type="float">
            <text:p>0.0121663936780132</text:p>
          </table:table-cell>
          <table:table-cell table:formula="of:=VAR([.F:.F])" office:value-type="float" office:value="0.0196375703390166" calcext:value-type="float">
            <text:p>0.0196375703390166</text:p>
          </table:table-cell>
          <table:table-cell table:formula="of:=VAR([.G:.G])" office:value-type="float" office:value="0.0139383755583209" calcext:value-type="float">
            <text:p>0.0139383755583209</text:p>
          </table:table-cell>
          <table:table-cell table:formula="of:=VAR([.H:.H])" office:value-type="float" office:value="0.0121663922193153" calcext:value-type="float">
            <text:p>0.0121663922193153</text:p>
          </table:table-cell>
          <table:table-cell table:formula="of:=VAR([.I:.I])" office:value-type="float" office:value="0.0196375730667593" calcext:value-type="float">
            <text:p>0.0196375730667593</text:p>
          </table:table-cell>
        </table:table-row>
        <table:table-row table:style-name="ro1">
          <table:table-cell office:value-type="float" office:value="0.2944336" calcext:value-type="float">
            <text:p>0.2944336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196777" calcext:value-type="float">
            <text:p>0.4196777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in</text:p>
          </table:table-cell>
          <table:table-cell table:formula="of:=MIN([.D:.D])" office:value-type="float" office:value="-3.816794" calcext:value-type="float">
            <text:p>-3.816794</text:p>
          </table:table-cell>
          <table:table-cell table:formula="of:=MIN([.E:.E])" office:value-type="float" office:value="0.6564885" calcext:value-type="float">
            <text:p>0.6564885</text:p>
          </table:table-cell>
          <table:table-cell table:formula="of:=MIN([.F:.F])" office:value-type="float" office:value="-3.801527" calcext:value-type="float">
            <text:p>-3.801527</text:p>
          </table:table-cell>
          <table:table-cell table:formula="of:=MIN([.G:.G])" office:value-type="float" office:value="-0.3239682" calcext:value-type="float">
            <text:p>-0.3239682</text:p>
          </table:table-cell>
          <table:table-cell table:formula="of:=MIN([.H:.H])" office:value-type="float" office:value="-0.2929157" calcext:value-type="float">
            <text:p>-0.2929157</text:p>
          </table:table-cell>
          <table:table-cell table:formula="of:=MIN([.I:.I])" office:value-type="float" office:value="-0.3268406" calcext:value-type="float">
            <text:p>-0.3268406</text:p>
          </table:table-cell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194336" calcext:value-type="float">
            <text:p>0.4194336</text:p>
          </table:table-cell>
          <table:table-cell office:value-type="float" office:value="-3.282443" calcext:value-type="float">
            <text:p>-3.282443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2103829" calcext:value-type="float">
            <text:p>0.2103829</text:p>
          </table:table-cell>
          <table:table-cell office:value-type="float" office:value="-0.1402439" calcext:value-type="float">
            <text:p>-0.1402439</text:p>
          </table:table-cell>
          <table:table-cell office:value-type="float" office:value="0.03957152" calcext:value-type="float">
            <text:p>0.0395715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x</text:p>
          </table:table-cell>
          <table:table-cell table:formula="of:=MAX([.D:.D])" office:value-type="float" office:value="-2.854962" calcext:value-type="float">
            <text:p>-2.854962</text:p>
          </table:table-cell>
          <table:table-cell table:formula="of:=MAX([.E:.E])" office:value-type="float" office:value="1.267176" calcext:value-type="float">
            <text:p>1.267176</text:p>
          </table:table-cell>
          <table:table-cell table:formula="of:=MAX([.F:.F])" office:value-type="float" office:value="-3.114504" calcext:value-type="float">
            <text:p>-3.114504</text:p>
          </table:table-cell>
          <table:table-cell table:formula="of:=MAX([.G:.G])" office:value-type="float" office:value="0.6378639" calcext:value-type="float">
            <text:p>0.6378639</text:p>
          </table:table-cell>
          <table:table-cell table:formula="of:=MAX([.H:.H])" office:value-type="float" office:value="0.3177713" calcext:value-type="float">
            <text:p>0.3177713</text:p>
          </table:table-cell>
          <table:table-cell table:formula="of:=MAX([.I:.I])" office:value-type="float" office:value="0.3601823" calcext:value-type="float">
            <text:p>0.3601823</text:p>
          </table:table-cell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669922" calcext:value-type="float">
            <text:p>-0.1669922</text:p>
          </table:table-cell>
          <table:table-cell office:value-type="float" office:value="0.416748" calcext:value-type="float">
            <text:p>0.416748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0.04296219" calcext:value-type="float">
            <text:p>0.04296219</text:p>
          </table:table-cell>
          <table:table-cell office:value-type="float" office:value="-0.06729865" calcext:value-type="float">
            <text:p>-0.0672986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691895" calcext:value-type="float">
            <text:p>-0.1691895</text:p>
          </table:table-cell>
          <table:table-cell office:value-type="float" office:value="0.420166" calcext:value-type="float">
            <text:p>0.420166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2567027" calcext:value-type="float">
            <text:p>0.2567027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10156" calcext:value-type="float">
            <text:p>0.2910156</text:p>
          </table:table-cell>
          <table:table-cell office:value-type="float" office:value="-0.1843262" calcext:value-type="float">
            <text:p>-0.1843262</text:p>
          </table:table-cell>
          <table:table-cell office:value-type="float" office:value="0.4169922" calcext:value-type="float">
            <text:p>0.4169922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0.04296219" calcext:value-type="float">
            <text:p>0.04296219</text:p>
          </table:table-cell>
          <table:table-cell office:value-type="float" office:value="0.1617091" calcext:value-type="float">
            <text:p>0.161709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46777" calcext:value-type="float">
            <text:p>0.2946777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179688" calcext:value-type="float">
            <text:p>0.4179688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0.1187799" calcext:value-type="float">
            <text:p>0.1187799</text:p>
          </table:table-cell>
          <table:table-cell office:value-type="float" office:value="-0.1097096" calcext:value-type="float">
            <text:p>-0.1097096</text:p>
          </table:table-cell>
          <table:table-cell office:value-type="float" office:value="0.1617091" calcext:value-type="float">
            <text:p>0.161709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6309" calcext:value-type="float">
            <text:p>0.2966309</text:p>
          </table:table-cell>
          <table:table-cell office:value-type="float" office:value="-0.1655273" calcext:value-type="float">
            <text:p>-0.1655273</text:p>
          </table:table-cell>
          <table:table-cell office:value-type="float" office:value="0.4155273" calcext:value-type="float">
            <text:p>0.4155273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-0.1407621" calcext:value-type="float">
            <text:p>-0.1407621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-0.1436346" calcext:value-type="float">
            <text:p>-0.143634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3867" calcext:value-type="float">
            <text:p>0.2963867</text:p>
          </table:table-cell>
          <table:table-cell office:value-type="float" office:value="-0.1679688" calcext:value-type="float">
            <text:p>-0.1679688</text:p>
          </table:table-cell>
          <table:table-cell office:value-type="float" office:value="0.4238281" calcext:value-type="float">
            <text:p>0.4238281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-0.09496045" calcext:value-type="float">
            <text:p>-0.09496045</text:p>
          </table:table-cell>
          <table:table-cell office:value-type="float" office:value="-0.06390804" calcext:value-type="float">
            <text:p>-0.06390804</text:p>
          </table:table-cell>
          <table:table-cell office:value-type="float" office:value="-0.006229877" calcext:value-type="float">
            <text:p>-0.00622987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1191" calcext:value-type="float">
            <text:p>0.2971191</text:p>
          </table:table-cell>
          <table:table-cell office:value-type="float" office:value="-0.1652832" calcext:value-type="float">
            <text:p>-0.1652832</text:p>
          </table:table-cell>
          <table:table-cell office:value-type="float" office:value="0.4272461" calcext:value-type="float">
            <text:p>0.4272461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-0.1402439" calcext:value-type="float">
            <text:p>-0.1402439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689453" calcext:value-type="float">
            <text:p>-0.1689453</text:p>
          </table:table-cell>
          <table:table-cell office:value-type="float" office:value="0.4250488" calcext:value-type="float">
            <text:p>0.4250488</text:p>
          </table:table-cell>
          <table:table-cell office:value-type="float" office:value="-3.694656" calcext:value-type="float">
            <text:p>-3.694656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740458" calcext:value-type="float">
            <text:p>-3.740458</text:p>
          </table:table-cell>
          <table:table-cell office:value-type="float" office:value="-0.2018306" calcext:value-type="float">
            <text:p>-0.2018306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-0.2657719" calcext:value-type="float">
            <text:p>-0.265771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5605" calcext:value-type="float">
            <text:p>0.2995605</text:p>
          </table:table-cell>
          <table:table-cell office:value-type="float" office:value="-0.1726074" calcext:value-type="float">
            <text:p>-0.1726074</text:p>
          </table:table-cell>
          <table:table-cell office:value-type="float" office:value="0.4150391" calcext:value-type="float">
            <text:p>0.4150391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0723" calcext:value-type="float">
            <text:p>0.2990723</text:p>
          </table:table-cell>
          <table:table-cell office:value-type="float" office:value="-0.1662598" calcext:value-type="float">
            <text:p>-0.1662598</text:p>
          </table:table-cell>
          <table:table-cell office:value-type="float" office:value="0.4296875" calcext:value-type="float">
            <text:p>0.4296875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282443" calcext:value-type="float">
            <text:p>-3.282443</text:p>
          </table:table-cell>
          <table:table-cell office:value-type="float" office:value="0.1493144" calcext:value-type="float">
            <text:p>0.1493144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0.1922433" calcext:value-type="float">
            <text:p>0.192243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0488" calcext:value-type="float">
            <text:p>0.3000488</text:p>
          </table:table-cell>
          <table:table-cell office:value-type="float" office:value="-0.1643066" calcext:value-type="float">
            <text:p>-0.1643066</text:p>
          </table:table-cell>
          <table:table-cell office:value-type="float" office:value="0.4143066" calcext:value-type="float">
            <text:p>0.4143066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46777" calcext:value-type="float">
            <text:p>0.2946777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23584" calcext:value-type="float">
            <text:p>0.423584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-0.1407621" calcext:value-type="float">
            <text:p>-0.1407621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-0.1131001" calcext:value-type="float">
            <text:p>-0.11310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814941" calcext:value-type="float">
            <text:p>0.2814941</text:p>
          </table:table-cell>
          <table:table-cell office:value-type="float" office:value="-0.1711426" calcext:value-type="float">
            <text:p>-0.1711426</text:p>
          </table:table-cell>
          <table:table-cell office:value-type="float" office:value="0.4257813" calcext:value-type="float">
            <text:p>0.4257813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75293" calcext:value-type="float">
            <text:p>-0.175293</text:p>
          </table:table-cell>
          <table:table-cell office:value-type="float" office:value="0.4199219" calcext:value-type="float">
            <text:p>0.4199219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1645815" calcext:value-type="float">
            <text:p>0.1645815</text:p>
          </table:table-cell>
          <table:table-cell office:value-type="float" office:value="-0.07917523" calcext:value-type="float">
            <text:p>-0.07917523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5371" calcext:value-type="float">
            <text:p>0.3005371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233398" calcext:value-type="float">
            <text:p>0.4233398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765137" calcext:value-type="float">
            <text:p>-0.1765137</text:p>
          </table:table-cell>
          <table:table-cell office:value-type="float" office:value="0.4316406" calcext:value-type="float">
            <text:p>0.4316406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-0.006229877" calcext:value-type="float">
            <text:p>-0.00622987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679688" calcext:value-type="float">
            <text:p>-0.1679688</text:p>
          </table:table-cell>
          <table:table-cell office:value-type="float" office:value="0.4160156" calcext:value-type="float">
            <text:p>0.4160156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-0.09444242" calcext:value-type="float">
            <text:p>-0.09444242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3164" calcext:value-type="float">
            <text:p>0.2993164</text:p>
          </table:table-cell>
          <table:table-cell office:value-type="float" office:value="-0.1689453" calcext:value-type="float">
            <text:p>-0.1689453</text:p>
          </table:table-cell>
          <table:table-cell office:value-type="float" office:value="0.4169922" calcext:value-type="float">
            <text:p>0.4169922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-0.07917523" calcext:value-type="float">
            <text:p>-0.07917523</text:p>
          </table:table-cell>
          <table:table-cell office:value-type="float" office:value="-0.1131001" calcext:value-type="float">
            <text:p>-0.11310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122559" calcext:value-type="float">
            <text:p>0.3122559</text:p>
          </table:table-cell>
          <table:table-cell office:value-type="float" office:value="-0.1733398" calcext:value-type="float">
            <text:p>-0.1733398</text:p>
          </table:table-cell>
          <table:table-cell office:value-type="float" office:value="0.4228516" calcext:value-type="float">
            <text:p>0.4228516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1187799" calcext:value-type="float">
            <text:p>0.1187799</text:p>
          </table:table-cell>
          <table:table-cell office:value-type="float" office:value="0.1803668" calcext:value-type="float">
            <text:p>0.1803668</text:p>
          </table:table-cell>
          <table:table-cell office:value-type="float" office:value="-0.03676414" calcext:value-type="float">
            <text:p>-0.0367641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61377" calcext:value-type="float">
            <text:p>-0.161377</text:p>
          </table:table-cell>
          <table:table-cell office:value-type="float" office:value="0.4182129" calcext:value-type="float">
            <text:p>0.4182129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-0.1102276" calcext:value-type="float">
            <text:p>-0.1102276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255371" calcext:value-type="float">
            <text:p>0.4255371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0.1345652" calcext:value-type="float">
            <text:p>0.1345652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7813" calcext:value-type="float">
            <text:p>0.3007813</text:p>
          </table:table-cell>
          <table:table-cell office:value-type="float" office:value="-0.1733398" calcext:value-type="float">
            <text:p>-0.1733398</text:p>
          </table:table-cell>
          <table:table-cell office:value-type="float" office:value="0.4179688" calcext:value-type="float">
            <text:p>0.4179688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0729785" calcext:value-type="float">
            <text:p>0.0729785</text:p>
          </table:table-cell>
          <table:table-cell office:value-type="float" office:value="-0.1249768" calcext:value-type="float">
            <text:p>-0.1249768</text:p>
          </table:table-cell>
          <table:table-cell office:value-type="float" office:value="-0.1283672" calcext:value-type="float">
            <text:p>-0.128367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22363" calcext:value-type="float">
            <text:p>0.2922363</text:p>
          </table:table-cell>
          <table:table-cell office:value-type="float" office:value="-0.1704102" calcext:value-type="float">
            <text:p>-0.1704102</text:p>
          </table:table-cell>
          <table:table-cell office:value-type="float" office:value="0.4196777" calcext:value-type="float">
            <text:p>0.4196777</text:p>
          </table:table-cell>
          <table:table-cell office:value-type="float" office:value="-3.740458" calcext:value-type="float">
            <text:p>-3.740458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-0.2476323" calcext:value-type="float">
            <text:p>-0.2476323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316406" calcext:value-type="float">
            <text:p>0.4316406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1798487" calcext:value-type="float">
            <text:p>0.1798487</text:p>
          </table:table-cell>
          <table:table-cell office:value-type="float" office:value="0.04296219" calcext:value-type="float">
            <text:p>0.04296219</text:p>
          </table:table-cell>
          <table:table-cell office:value-type="float" office:value="0.03957152" calcext:value-type="float">
            <text:p>0.03957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0488" calcext:value-type="float">
            <text:p>0.3000488</text:p>
          </table:table-cell>
          <table:table-cell office:value-type="float" office:value="-0.1682129" calcext:value-type="float">
            <text:p>-0.1682129</text:p>
          </table:table-cell>
          <table:table-cell office:value-type="float" office:value="0.4204102" calcext:value-type="float">
            <text:p>0.4204102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1102276" calcext:value-type="float">
            <text:p>-0.1102276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3867" calcext:value-type="float">
            <text:p>0.2963867</text:p>
          </table:table-cell>
          <table:table-cell office:value-type="float" office:value="-0.166748" calcext:value-type="float">
            <text:p>-0.166748</text:p>
          </table:table-cell>
          <table:table-cell office:value-type="float" office:value="0.420166" calcext:value-type="float">
            <text:p>0.420166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0254" calcext:value-type="float">
            <text:p>0.3010254</text:p>
          </table:table-cell>
          <table:table-cell office:value-type="float" office:value="-0.171875" calcext:value-type="float">
            <text:p>-0.171875</text:p>
          </table:table-cell>
          <table:table-cell office:value-type="float" office:value="0.4169922" calcext:value-type="float">
            <text:p>0.4169922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-0.125495" calcext:value-type="float">
            <text:p>-0.125495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0.1464419" calcext:value-type="float">
            <text:p>0.146441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3633" calcext:value-type="float">
            <text:p>0.2973633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125977" calcext:value-type="float">
            <text:p>0.4125977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-0.2047031" calcext:value-type="float">
            <text:p>-0.204703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1426" calcext:value-type="float">
            <text:p>0.2961426</text:p>
          </table:table-cell>
          <table:table-cell office:value-type="float" office:value="-0.1733398" calcext:value-type="float">
            <text:p>-0.1733398</text:p>
          </table:table-cell>
          <table:table-cell office:value-type="float" office:value="0.4291992" calcext:value-type="float">
            <text:p>0.4291992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134047" calcext:value-type="float">
            <text:p>0.134047</text:p>
          </table:table-cell>
          <table:table-cell office:value-type="float" office:value="0.07349658" calcext:value-type="float">
            <text:p>0.07349658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2695" calcext:value-type="float">
            <text:p>0.3012695</text:p>
          </table:table-cell>
          <table:table-cell office:value-type="float" office:value="-0.1789551" calcext:value-type="float">
            <text:p>-0.1789551</text:p>
          </table:table-cell>
          <table:table-cell office:value-type="float" office:value="0.4245605" calcext:value-type="float">
            <text:p>0.4245605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801527" calcext:value-type="float">
            <text:p>-3.801527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-0.09444242" calcext:value-type="float">
            <text:p>-0.09444242</text:p>
          </table:table-cell>
          <table:table-cell office:value-type="float" office:value="-0.3268406" calcext:value-type="float">
            <text:p>-0.326840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41992" calcext:value-type="float">
            <text:p>0.3041992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277344" calcext:value-type="float">
            <text:p>0.4277344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9785" calcext:value-type="float">
            <text:p>0.3029785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16748" calcext:value-type="float">
            <text:p>0.416748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-0.189436" calcext:value-type="float">
            <text:p>-0.18943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73584" calcext:value-type="float">
            <text:p>-0.173584</text:p>
          </table:table-cell>
          <table:table-cell office:value-type="float" office:value="0.4172363" calcext:value-type="float">
            <text:p>0.4172363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0.1769762" calcext:value-type="float">
            <text:p>0.176976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0723" calcext:value-type="float">
            <text:p>0.2990723</text:p>
          </table:table-cell>
          <table:table-cell office:value-type="float" office:value="-0.1662598" calcext:value-type="float">
            <text:p>-0.1662598</text:p>
          </table:table-cell>
          <table:table-cell office:value-type="float" office:value="0.4245605" calcext:value-type="float">
            <text:p>0.4245605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709924" calcext:value-type="float">
            <text:p>-3.709924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-0.2352376" calcext:value-type="float">
            <text:p>-0.235237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-0.1765137" calcext:value-type="float">
            <text:p>-0.1765137</text:p>
          </table:table-cell>
          <table:table-cell office:value-type="float" office:value="0.4074707" calcext:value-type="float">
            <text:p>0.4074707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0.07010603" calcext:value-type="float">
            <text:p>0.0701060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8047" calcext:value-type="float">
            <text:p>0.2998047</text:p>
          </table:table-cell>
          <table:table-cell office:value-type="float" office:value="-0.1669922" calcext:value-type="float">
            <text:p>-0.1669922</text:p>
          </table:table-cell>
          <table:table-cell office:value-type="float" office:value="0.4191895" calcext:value-type="float">
            <text:p>0.4191895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650391" calcext:value-type="float">
            <text:p>-0.1650391</text:p>
          </table:table-cell>
          <table:table-cell office:value-type="float" office:value="0.4091797" calcext:value-type="float">
            <text:p>0.4091797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2695" calcext:value-type="float">
            <text:p>0.3012695</text:p>
          </table:table-cell>
          <table:table-cell office:value-type="float" office:value="-0.1569824" calcext:value-type="float">
            <text:p>-0.1569824</text:p>
          </table:table-cell>
          <table:table-cell office:value-type="float" office:value="0.4208984" calcext:value-type="float">
            <text:p>0.4208984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0.08537316" calcext:value-type="float">
            <text:p>0.0853731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6309" calcext:value-type="float">
            <text:p>0.2966309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238281" calcext:value-type="float">
            <text:p>0.4238281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6074" calcext:value-type="float">
            <text:p>0.2976074</text:p>
          </table:table-cell>
          <table:table-cell office:value-type="float" office:value="-0.1706543" calcext:value-type="float">
            <text:p>-0.1706543</text:p>
          </table:table-cell>
          <table:table-cell office:value-type="float" office:value="0.4350586" calcext:value-type="float">
            <text:p>0.4350586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0.07349658" calcext:value-type="float">
            <text:p>0.07349658</text:p>
          </table:table-cell>
          <table:table-cell office:value-type="float" office:value="-0.1589017" calcext:value-type="float">
            <text:p>-0.158901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66748" calcext:value-type="float">
            <text:p>-0.166748</text:p>
          </table:table-cell>
          <table:table-cell office:value-type="float" office:value="0.4216309" calcext:value-type="float">
            <text:p>0.4216309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0.1187799" calcext:value-type="float">
            <text:p>0.1187799</text:p>
          </table:table-cell>
          <table:table-cell office:value-type="float" office:value="0.1498324" calcext:value-type="float">
            <text:p>0.1498324</text:p>
          </table:table-cell>
          <table:table-cell office:value-type="float" office:value="0.1617091" calcext:value-type="float">
            <text:p>0.161709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584" calcext:value-type="float">
            <text:p>0.298584</text:p>
          </table:table-cell>
          <table:table-cell office:value-type="float" office:value="-0.1696777" calcext:value-type="float">
            <text:p>-0.1696777</text:p>
          </table:table-cell>
          <table:table-cell office:value-type="float" office:value="0.4135742" calcext:value-type="float">
            <text:p>0.4135742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1645815" calcext:value-type="float">
            <text:p>0.1645815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7813" calcext:value-type="float">
            <text:p>0.3007813</text:p>
          </table:table-cell>
          <table:table-cell office:value-type="float" office:value="-0.1704102" calcext:value-type="float">
            <text:p>-0.1704102</text:p>
          </table:table-cell>
          <table:table-cell office:value-type="float" office:value="0.4206543" calcext:value-type="float">
            <text:p>0.4206543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0.1345652" calcext:value-type="float">
            <text:p>0.1345652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8047" calcext:value-type="float">
            <text:p>0.2998047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284668" calcext:value-type="float">
            <text:p>0.4284668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32227" calcext:value-type="float">
            <text:p>0.3032227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208984" calcext:value-type="float">
            <text:p>0.4208984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3.709924" calcext:value-type="float">
            <text:p>-3.709924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-0.1249768" calcext:value-type="float">
            <text:p>-0.1249768</text:p>
          </table:table-cell>
          <table:table-cell office:value-type="float" office:value="-0.2352376" calcext:value-type="float">
            <text:p>-0.235237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49219" calcext:value-type="float">
            <text:p>0.2949219</text:p>
          </table:table-cell>
          <table:table-cell office:value-type="float" office:value="-0.1674805" calcext:value-type="float">
            <text:p>-0.1674805</text:p>
          </table:table-cell>
          <table:table-cell office:value-type="float" office:value="0.4230957" calcext:value-type="float">
            <text:p>0.4230957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0.07010603" calcext:value-type="float">
            <text:p>0.0701060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5137" calcext:value-type="float">
            <text:p>0.3015137</text:p>
          </table:table-cell>
          <table:table-cell office:value-type="float" office:value="-0.1706543" calcext:value-type="float">
            <text:p>-0.1706543</text:p>
          </table:table-cell>
          <table:table-cell office:value-type="float" office:value="0.420166" calcext:value-type="float">
            <text:p>0.420166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172363" calcext:value-type="float">
            <text:p>0.4172363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-0.1707783" calcext:value-type="float">
            <text:p>-0.1707783</text:p>
          </table:table-cell>
          <table:table-cell office:value-type="float" office:value="0.1769762" calcext:value-type="float">
            <text:p>0.176976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27002" calcext:value-type="float">
            <text:p>0.427002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-0.2013127" calcext:value-type="float">
            <text:p>-0.2013127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7813" calcext:value-type="float">
            <text:p>0.3007813</text:p>
          </table:table-cell>
          <table:table-cell office:value-type="float" office:value="-0.166748" calcext:value-type="float">
            <text:p>-0.166748</text:p>
          </table:table-cell>
          <table:table-cell office:value-type="float" office:value="0.4294434" calcext:value-type="float">
            <text:p>0.4294434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-0.1865635" calcext:value-type="float">
            <text:p>-0.1865635</text:p>
          </table:table-cell>
          <table:table-cell office:value-type="float" office:value="0.1498324" calcext:value-type="float">
            <text:p>0.1498324</text:p>
          </table:table-cell>
          <table:table-cell office:value-type="float" office:value="0.1464419" calcext:value-type="float">
            <text:p>0.146441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1426" calcext:value-type="float">
            <text:p>0.2961426</text:p>
          </table:table-cell>
          <table:table-cell office:value-type="float" office:value="-0.1665039" calcext:value-type="float">
            <text:p>-0.1665039</text:p>
          </table:table-cell>
          <table:table-cell office:value-type="float" office:value="0.4191895" calcext:value-type="float">
            <text:p>0.4191895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0.1803668" calcext:value-type="float">
            <text:p>0.1803668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584" calcext:value-type="float">
            <text:p>0.298584</text:p>
          </table:table-cell>
          <table:table-cell office:value-type="float" office:value="-0.1733398" calcext:value-type="float">
            <text:p>-0.1733398</text:p>
          </table:table-cell>
          <table:table-cell office:value-type="float" office:value="0.4233398" calcext:value-type="float">
            <text:p>0.4233398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-0.09496045" calcext:value-type="float">
            <text:p>-0.09496045</text:p>
          </table:table-cell>
          <table:table-cell office:value-type="float" office:value="-0.06390804" calcext:value-type="float">
            <text:p>-0.06390804</text:p>
          </table:table-cell>
          <table:table-cell office:value-type="float" office:value="-0.09783292" calcext:value-type="float">
            <text:p>-0.0978329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3164" calcext:value-type="float">
            <text:p>0.2993164</text:p>
          </table:table-cell>
          <table:table-cell office:value-type="float" office:value="-0.1726074" calcext:value-type="float">
            <text:p>-0.1726074</text:p>
          </table:table-cell>
          <table:table-cell office:value-type="float" office:value="0.4204102" calcext:value-type="float">
            <text:p>0.4204102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-0.1555111" calcext:value-type="float">
            <text:p>-0.1555111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5371" calcext:value-type="float">
            <text:p>0.3005371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067383" calcext:value-type="float">
            <text:p>0.4067383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-0.1555111" calcext:value-type="float">
            <text:p>-0.1555111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56641" calcext:value-type="float">
            <text:p>0.3056641</text:p>
          </table:table-cell>
          <table:table-cell office:value-type="float" office:value="-0.1745605" calcext:value-type="float">
            <text:p>-0.1745605</text:p>
          </table:table-cell>
          <table:table-cell office:value-type="float" office:value="0.4257813" calcext:value-type="float">
            <text:p>0.4257813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0.1159074" calcext:value-type="float">
            <text:p>0.115907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679688" calcext:value-type="float">
            <text:p>-0.1679688</text:p>
          </table:table-cell>
          <table:table-cell office:value-type="float" office:value="0.4257813" calcext:value-type="float">
            <text:p>0.4257813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09496045" calcext:value-type="float">
            <text:p>-0.09496045</text:p>
          </table:table-cell>
          <table:table-cell office:value-type="float" office:value="0.08876371" calcext:value-type="float">
            <text:p>0.08876371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34668" calcext:value-type="float">
            <text:p>0.3034668</text:p>
          </table:table-cell>
          <table:table-cell office:value-type="float" office:value="-0.1716309" calcext:value-type="float">
            <text:p>-0.1716309</text:p>
          </table:table-cell>
          <table:table-cell office:value-type="float" office:value="0.4255371" calcext:value-type="float">
            <text:p>0.4255371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-0.1860455" calcext:value-type="float">
            <text:p>-0.1860455</text:p>
          </table:table-cell>
          <table:table-cell office:value-type="float" office:value="0.07010603" calcext:value-type="float">
            <text:p>0.0701060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3633" calcext:value-type="float">
            <text:p>0.2973633</text:p>
          </table:table-cell>
          <table:table-cell office:value-type="float" office:value="-0.1713867" calcext:value-type="float">
            <text:p>-0.1713867</text:p>
          </table:table-cell>
          <table:table-cell office:value-type="float" office:value="0.4228516" calcext:value-type="float">
            <text:p>0.4228516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134047" calcext:value-type="float">
            <text:p>0.134047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728516" calcext:value-type="float">
            <text:p>-0.1728516</text:p>
          </table:table-cell>
          <table:table-cell office:value-type="float" office:value="0.4165039" calcext:value-type="float">
            <text:p>0.4165039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282443" calcext:value-type="float">
            <text:p>-3.282443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0.1922433" calcext:value-type="float">
            <text:p>0.192243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0254" calcext:value-type="float">
            <text:p>0.3010254</text:p>
          </table:table-cell>
          <table:table-cell office:value-type="float" office:value="-0.1713867" calcext:value-type="float">
            <text:p>-0.1713867</text:p>
          </table:table-cell>
          <table:table-cell office:value-type="float" office:value="0.4248047" calcext:value-type="float">
            <text:p>0.4248047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-0.1436346" calcext:value-type="float">
            <text:p>-0.143634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46777" calcext:value-type="float">
            <text:p>0.2946777</text:p>
          </table:table-cell>
          <table:table-cell office:value-type="float" office:value="-0.1765137" calcext:value-type="float">
            <text:p>-0.1765137</text:p>
          </table:table-cell>
          <table:table-cell office:value-type="float" office:value="0.4165039" calcext:value-type="float">
            <text:p>0.4165039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-0.09444242" calcext:value-type="float">
            <text:p>-0.09444242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738281" calcext:value-type="float">
            <text:p>-0.1738281</text:p>
          </table:table-cell>
          <table:table-cell office:value-type="float" office:value="0.432373" calcext:value-type="float">
            <text:p>0.432373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1798487" calcext:value-type="float">
            <text:p>0.1798487</text:p>
          </table:table-cell>
          <table:table-cell office:value-type="float" office:value="-0.1097096" calcext:value-type="float">
            <text:p>-0.1097096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5137" calcext:value-type="float">
            <text:p>0.3015137</text:p>
          </table:table-cell>
          <table:table-cell office:value-type="float" office:value="-0.1716309" calcext:value-type="float">
            <text:p>-0.1716309</text:p>
          </table:table-cell>
          <table:table-cell office:value-type="float" office:value="0.416748" calcext:value-type="float">
            <text:p>0.416748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-0.06729865" calcext:value-type="float">
            <text:p>-0.0672986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5371" calcext:value-type="float">
            <text:p>0.3005371</text:p>
          </table:table-cell>
          <table:table-cell office:value-type="float" office:value="-0.1623535" calcext:value-type="float">
            <text:p>-0.1623535</text:p>
          </table:table-cell>
          <table:table-cell office:value-type="float" office:value="0.4284668" calcext:value-type="float">
            <text:p>0.4284668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-0.04915905" calcext:value-type="float">
            <text:p>-0.04915905</text:p>
          </table:table-cell>
          <table:table-cell office:value-type="float" office:value="-0.09444242" calcext:value-type="float">
            <text:p>-0.09444242</text:p>
          </table:table-cell>
          <table:table-cell office:value-type="float" office:value="-0.189436" calcext:value-type="float">
            <text:p>-0.18943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3867" calcext:value-type="float">
            <text:p>0.2963867</text:p>
          </table:table-cell>
          <table:table-cell office:value-type="float" office:value="-0.1679688" calcext:value-type="float">
            <text:p>-0.1679688</text:p>
          </table:table-cell>
          <table:table-cell office:value-type="float" office:value="0.4226074" calcext:value-type="float">
            <text:p>0.4226074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740458" calcext:value-type="float">
            <text:p>-3.740458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-0.2657719" calcext:value-type="float">
            <text:p>-0.265771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4102" calcext:value-type="float">
            <text:p>0.2954102</text:p>
          </table:table-cell>
          <table:table-cell office:value-type="float" office:value="-0.1657715" calcext:value-type="float">
            <text:p>-0.1657715</text:p>
          </table:table-cell>
          <table:table-cell office:value-type="float" office:value="0.4135742" calcext:value-type="float">
            <text:p>0.4135742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0.0729785" calcext:value-type="float">
            <text:p>0.0729785</text:p>
          </table:table-cell>
          <table:table-cell office:value-type="float" office:value="0.1498324" calcext:value-type="float">
            <text:p>0.1498324</text:p>
          </table:table-cell>
          <table:table-cell office:value-type="float" office:value="0.1617091" calcext:value-type="float">
            <text:p>0.161709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7344" calcext:value-type="float">
            <text:p>0.3027344</text:p>
          </table:table-cell>
          <table:table-cell office:value-type="float" office:value="-0.1665039" calcext:value-type="float">
            <text:p>-0.1665039</text:p>
          </table:table-cell>
          <table:table-cell office:value-type="float" office:value="0.4150391" calcext:value-type="float">
            <text:p>0.4150391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15039" calcext:value-type="float">
            <text:p>0.2915039</text:p>
          </table:table-cell>
          <table:table-cell office:value-type="float" office:value="-0.1713867" calcext:value-type="float">
            <text:p>-0.1713867</text:p>
          </table:table-cell>
          <table:table-cell office:value-type="float" office:value="0.416748" calcext:value-type="float">
            <text:p>0.416748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-0.04915905" calcext:value-type="float">
            <text:p>-0.04915905</text:p>
          </table:table-cell>
          <table:table-cell office:value-type="float" office:value="-0.06390804" calcext:value-type="float">
            <text:p>-0.06390804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41895" calcext:value-type="float">
            <text:p>0.2941895</text:p>
          </table:table-cell>
          <table:table-cell office:value-type="float" office:value="-0.166748" calcext:value-type="float">
            <text:p>-0.166748</text:p>
          </table:table-cell>
          <table:table-cell office:value-type="float" office:value="0.4240723" calcext:value-type="float">
            <text:p>0.4240723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-0.1689453" calcext:value-type="float">
            <text:p>-0.1689453</text:p>
          </table:table-cell>
          <table:table-cell office:value-type="float" office:value="0.4321289" calcext:value-type="float">
            <text:p>0.4321289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0.1345652" calcext:value-type="float">
            <text:p>0.1345652</text:p>
          </table:table-cell>
          <table:table-cell office:value-type="float" office:value="-0.09783292" calcext:value-type="float">
            <text:p>-0.0978329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46777" calcext:value-type="float">
            <text:p>0.2946777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177246" calcext:value-type="float">
            <text:p>0.4177246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-0.07917523" calcext:value-type="float">
            <text:p>-0.07917523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5605" calcext:value-type="float">
            <text:p>0.2995605</text:p>
          </table:table-cell>
          <table:table-cell office:value-type="float" office:value="-0.1652832" calcext:value-type="float">
            <text:p>-0.1652832</text:p>
          </table:table-cell>
          <table:table-cell office:value-type="float" office:value="0.4238281" calcext:value-type="float">
            <text:p>0.4238281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1436346" calcext:value-type="float">
            <text:p>-0.143634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730957" calcext:value-type="float">
            <text:p>-0.1730957</text:p>
          </table:table-cell>
          <table:table-cell office:value-type="float" office:value="0.4204102" calcext:value-type="float">
            <text:p>0.4204102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160305" calcext:value-type="float">
            <text:p>-3.160305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0.3143809" calcext:value-type="float">
            <text:p>0.314380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0488" calcext:value-type="float">
            <text:p>0.3000488</text:p>
          </table:table-cell>
          <table:table-cell office:value-type="float" office:value="-0.1716309" calcext:value-type="float">
            <text:p>-0.1716309</text:p>
          </table:table-cell>
          <table:table-cell office:value-type="float" office:value="0.4157715" calcext:value-type="float">
            <text:p>0.4157715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0.04296219" calcext:value-type="float">
            <text:p>0.04296219</text:p>
          </table:table-cell>
          <table:table-cell office:value-type="float" office:value="-0.03676414" calcext:value-type="float">
            <text:p>-0.0367641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0254" calcext:value-type="float">
            <text:p>0.3010254</text:p>
          </table:table-cell>
          <table:table-cell office:value-type="float" office:value="-0.173584" calcext:value-type="float">
            <text:p>-0.173584</text:p>
          </table:table-cell>
          <table:table-cell office:value-type="float" office:value="0.4243164" calcext:value-type="float">
            <text:p>0.4243164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-0.1102276" calcext:value-type="float">
            <text:p>-0.1102276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-0.1436346" calcext:value-type="float">
            <text:p>-0.143634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7813" calcext:value-type="float">
            <text:p>0.3007813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182129" calcext:value-type="float">
            <text:p>0.4182129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221374" calcext:value-type="float">
            <text:p>-3.221374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0.2533121" calcext:value-type="float">
            <text:p>0.253312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6543" calcext:value-type="float">
            <text:p>0.2956543</text:p>
          </table:table-cell>
          <table:table-cell office:value-type="float" office:value="-0.170166" calcext:value-type="float">
            <text:p>-0.170166</text:p>
          </table:table-cell>
          <table:table-cell office:value-type="float" office:value="0.4262695" calcext:value-type="float">
            <text:p>0.4262695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6564885" calcext:value-type="float">
            <text:p>0.6564885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1712964" calcext:value-type="float">
            <text:p>-0.1712964</text:p>
          </table:table-cell>
          <table:table-cell office:value-type="float" office:value="-0.2929157" calcext:value-type="float">
            <text:p>-0.2929157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5605" calcext:value-type="float">
            <text:p>0.2995605</text:p>
          </table:table-cell>
          <table:table-cell office:value-type="float" office:value="-0.1682129" calcext:value-type="float">
            <text:p>-0.1682129</text:p>
          </table:table-cell>
          <table:table-cell office:value-type="float" office:value="0.4128418" calcext:value-type="float">
            <text:p>0.4128418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0.07010603" calcext:value-type="float">
            <text:p>0.0701060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665039" calcext:value-type="float">
            <text:p>-0.1665039</text:p>
          </table:table-cell>
          <table:table-cell office:value-type="float" office:value="0.4223633" calcext:value-type="float">
            <text:p>0.4223633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-0.006229877" calcext:value-type="float">
            <text:p>-0.00622987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0723" calcext:value-type="float">
            <text:p>0.2990723</text:p>
          </table:table-cell>
          <table:table-cell office:value-type="float" office:value="-0.1745605" calcext:value-type="float">
            <text:p>-0.1745605</text:p>
          </table:table-cell>
          <table:table-cell office:value-type="float" office:value="0.4250488" calcext:value-type="float">
            <text:p>0.4250488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-0.1741688" calcext:value-type="float">
            <text:p>-0.174168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3164" calcext:value-type="float">
            <text:p>0.2993164</text:p>
          </table:table-cell>
          <table:table-cell office:value-type="float" office:value="-0.1738281" calcext:value-type="float">
            <text:p>-0.1738281</text:p>
          </table:table-cell>
          <table:table-cell office:value-type="float" office:value="0.4230957" calcext:value-type="float">
            <text:p>0.4230957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114504" calcext:value-type="float">
            <text:p>-3.114504</text:p>
          </table:table-cell>
          <table:table-cell office:value-type="float" office:value="0.0729785" calcext:value-type="float">
            <text:p>0.0729785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0.3601823" calcext:value-type="float">
            <text:p>0.360182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3164" calcext:value-type="float">
            <text:p>0.2993164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233398" calcext:value-type="float">
            <text:p>0.4233398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3867" calcext:value-type="float">
            <text:p>0.2963867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245605" calcext:value-type="float">
            <text:p>0.4245605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9785" calcext:value-type="float">
            <text:p>0.3029785</text:p>
          </table:table-cell>
          <table:table-cell office:value-type="float" office:value="-0.1706543" calcext:value-type="float">
            <text:p>-0.1706543</text:p>
          </table:table-cell>
          <table:table-cell office:value-type="float" office:value="0.4160156" calcext:value-type="float">
            <text:p>0.4160156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1645815" calcext:value-type="float">
            <text:p>0.1645815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696777" calcext:value-type="float">
            <text:p>-0.1696777</text:p>
          </table:table-cell>
          <table:table-cell office:value-type="float" office:value="0.4108887" calcext:value-type="float">
            <text:p>0.4108887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1345652" calcext:value-type="float">
            <text:p>0.1345652</text:p>
          </table:table-cell>
          <table:table-cell office:value-type="float" office:value="0.2075105" calcext:value-type="float">
            <text:p>0.207510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5371" calcext:value-type="float">
            <text:p>0.3005371</text:p>
          </table:table-cell>
          <table:table-cell office:value-type="float" office:value="-0.1706543" calcext:value-type="float">
            <text:p>-0.1706543</text:p>
          </table:table-cell>
          <table:table-cell office:value-type="float" office:value="0.4172363" calcext:value-type="float">
            <text:p>0.4172363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182129" calcext:value-type="float">
            <text:p>0.4182129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1650996" calcext:value-type="float">
            <text:p>0.1650996</text:p>
          </table:table-cell>
          <table:table-cell office:value-type="float" office:value="0.08537316" calcext:value-type="float">
            <text:p>0.0853731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70166" calcext:value-type="float">
            <text:p>-0.170166</text:p>
          </table:table-cell>
          <table:table-cell office:value-type="float" office:value="0.4240723" calcext:value-type="float">
            <text:p>0.4240723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3.19084" calcext:value-type="float">
            <text:p>-3.19084</text:p>
          </table:table-cell>
          <table:table-cell office:value-type="float" office:value="-0.1102276" calcext:value-type="float">
            <text:p>-0.1102276</text:p>
          </table:table-cell>
          <table:table-cell office:value-type="float" office:value="-0.2013127" calcext:value-type="float">
            <text:p>-0.2013127</text:p>
          </table:table-cell>
          <table:table-cell office:value-type="float" office:value="0.2838464" calcext:value-type="float">
            <text:p>0.283846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7344" calcext:value-type="float">
            <text:p>0.3027344</text:p>
          </table:table-cell>
          <table:table-cell office:value-type="float" office:value="-0.171875" calcext:value-type="float">
            <text:p>-0.171875</text:p>
          </table:table-cell>
          <table:table-cell office:value-type="float" office:value="0.4191895" calcext:value-type="float">
            <text:p>0.4191895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09496045" calcext:value-type="float">
            <text:p>-0.09496045</text:p>
          </table:table-cell>
          <table:table-cell office:value-type="float" office:value="0.04296219" calcext:value-type="float">
            <text:p>0.04296219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738281" calcext:value-type="float">
            <text:p>-0.1738281</text:p>
          </table:table-cell>
          <table:table-cell office:value-type="float" office:value="0.423584" calcext:value-type="float">
            <text:p>0.423584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-0.09496045" calcext:value-type="float">
            <text:p>-0.09496045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138184" calcext:value-type="float">
            <text:p>0.4138184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709924" calcext:value-type="float">
            <text:p>-3.709924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-0.2352376" calcext:value-type="float">
            <text:p>-0.235237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49219" calcext:value-type="float">
            <text:p>0.2949219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157715" calcext:value-type="float">
            <text:p>0.4157715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78626" calcext:value-type="float">
            <text:p>-3.78626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-0.06390804" calcext:value-type="float">
            <text:p>-0.06390804</text:p>
          </table:table-cell>
          <table:table-cell office:value-type="float" office:value="-0.3115735" calcext:value-type="float">
            <text:p>-0.311573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3164" calcext:value-type="float">
            <text:p>0.2993164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296875" calcext:value-type="float">
            <text:p>0.4296875</text:p>
          </table:table-cell>
          <table:table-cell office:value-type="float" office:value="-3.282443" calcext:value-type="float">
            <text:p>-3.282443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2103829" calcext:value-type="float">
            <text:p>0.2103829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1191" calcext:value-type="float">
            <text:p>0.2971191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230957" calcext:value-type="float">
            <text:p>0.4230957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-0.1102276" calcext:value-type="float">
            <text:p>-0.1102276</text:p>
          </table:table-cell>
          <table:table-cell office:value-type="float" office:value="0.1650996" calcext:value-type="float">
            <text:p>0.1650996</text:p>
          </table:table-cell>
          <table:table-cell office:value-type="float" office:value="0.1769762" calcext:value-type="float">
            <text:p>0.176976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5137" calcext:value-type="float">
            <text:p>0.3015137</text:p>
          </table:table-cell>
          <table:table-cell office:value-type="float" office:value="-0.1665039" calcext:value-type="float">
            <text:p>-0.1665039</text:p>
          </table:table-cell>
          <table:table-cell office:value-type="float" office:value="0.4147949" calcext:value-type="float">
            <text:p>0.4147949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1102276" calcext:value-type="float">
            <text:p>-0.1102276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5605" calcext:value-type="float">
            <text:p>0.2995605</text:p>
          </table:table-cell>
          <table:table-cell office:value-type="float" office:value="-0.1672363" calcext:value-type="float">
            <text:p>-0.1672363</text:p>
          </table:table-cell>
          <table:table-cell office:value-type="float" office:value="0.4262695" calcext:value-type="float">
            <text:p>0.4262695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0.2109011" calcext:value-type="float">
            <text:p>0.2109011</text:p>
          </table:table-cell>
          <table:table-cell office:value-type="float" office:value="-0.06729865" calcext:value-type="float">
            <text:p>-0.0672986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0723" calcext:value-type="float">
            <text:p>0.2990723</text:p>
          </table:table-cell>
          <table:table-cell office:value-type="float" office:value="-0.1748047" calcext:value-type="float">
            <text:p>-0.1748047</text:p>
          </table:table-cell>
          <table:table-cell office:value-type="float" office:value="0.4255371" calcext:value-type="float">
            <text:p>0.4255371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-0.07969332" calcext:value-type="float">
            <text:p>-0.07969332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-0.1131001" calcext:value-type="float">
            <text:p>-0.11310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713867" calcext:value-type="float">
            <text:p>-0.1713867</text:p>
          </table:table-cell>
          <table:table-cell office:value-type="float" office:value="0.4311523" calcext:value-type="float">
            <text:p>0.4311523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160305" calcext:value-type="float">
            <text:p>-3.160305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0.3143809" calcext:value-type="float">
            <text:p>0.314380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4102" calcext:value-type="float">
            <text:p>0.2954102</text:p>
          </table:table-cell>
          <table:table-cell office:value-type="float" office:value="-0.1730957" calcext:value-type="float">
            <text:p>-0.1730957</text:p>
          </table:table-cell>
          <table:table-cell office:value-type="float" office:value="0.4262695" calcext:value-type="float">
            <text:p>0.4262695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-0.1283672" calcext:value-type="float">
            <text:p>-0.128367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0254" calcext:value-type="float">
            <text:p>0.3010254</text:p>
          </table:table-cell>
          <table:table-cell office:value-type="float" office:value="-0.1594238" calcext:value-type="float">
            <text:p>-0.1594238</text:p>
          </table:table-cell>
          <table:table-cell office:value-type="float" office:value="0.418457" calcext:value-type="float">
            <text:p>0.418457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04915905" calcext:value-type="float">
            <text:p>-0.04915905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094238" calcext:value-type="float">
            <text:p>0.4094238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-0.1407621" calcext:value-type="float">
            <text:p>-0.1407621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-0.1283672" calcext:value-type="float">
            <text:p>-0.128367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73584" calcext:value-type="float">
            <text:p>-0.173584</text:p>
          </table:table-cell>
          <table:table-cell office:value-type="float" office:value="0.4245605" calcext:value-type="float">
            <text:p>0.4245605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-0.07969332" calcext:value-type="float">
            <text:p>-0.07969332</text:p>
          </table:table-cell>
          <table:table-cell office:value-type="float" office:value="-0.06390804" calcext:value-type="float">
            <text:p>-0.06390804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7813" calcext:value-type="float">
            <text:p>0.3007813</text:p>
          </table:table-cell>
          <table:table-cell office:value-type="float" office:value="-0.170166" calcext:value-type="float">
            <text:p>-0.170166</text:p>
          </table:table-cell>
          <table:table-cell office:value-type="float" office:value="0.4291992" calcext:value-type="float">
            <text:p>0.4291992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-0.1407621" calcext:value-type="float">
            <text:p>-0.1407621</text:p>
          </table:table-cell>
          <table:table-cell office:value-type="float" office:value="0.1345652" calcext:value-type="float">
            <text:p>0.1345652</text:p>
          </table:table-cell>
          <table:table-cell office:value-type="float" office:value="-0.1131001" calcext:value-type="float">
            <text:p>-0.11310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0488" calcext:value-type="float">
            <text:p>0.3000488</text:p>
          </table:table-cell>
          <table:table-cell office:value-type="float" office:value="-0.1704102" calcext:value-type="float">
            <text:p>-0.1704102</text:p>
          </table:table-cell>
          <table:table-cell office:value-type="float" office:value="0.4221191" calcext:value-type="float">
            <text:p>0.4221191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-0.1402439" calcext:value-type="float">
            <text:p>-0.1402439</text:p>
          </table:table-cell>
          <table:table-cell office:value-type="float" office:value="0.2075105" calcext:value-type="float">
            <text:p>0.207510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7578" calcext:value-type="float">
            <text:p>0.3017578</text:p>
          </table:table-cell>
          <table:table-cell office:value-type="float" office:value="-0.1733398" calcext:value-type="float">
            <text:p>-0.1733398</text:p>
          </table:table-cell>
          <table:table-cell office:value-type="float" office:value="0.4143066" calcext:value-type="float">
            <text:p>0.4143066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236641" calcext:value-type="float">
            <text:p>-3.236641</text:p>
          </table:table-cell>
          <table:table-cell office:value-type="float" office:value="-0.1712964" calcext:value-type="float">
            <text:p>-0.1712964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0.238045" calcext:value-type="float">
            <text:p>0.23804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0723" calcext:value-type="float">
            <text:p>0.2990723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272461" calcext:value-type="float">
            <text:p>0.4272461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-0.2013127" calcext:value-type="float">
            <text:p>-0.2013127</text:p>
          </table:table-cell>
          <table:table-cell office:value-type="float" office:value="-0.03676414" calcext:value-type="float">
            <text:p>-0.0367641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7813" calcext:value-type="float">
            <text:p>0.3007813</text:p>
          </table:table-cell>
          <table:table-cell office:value-type="float" office:value="-0.1691895" calcext:value-type="float">
            <text:p>-0.1691895</text:p>
          </table:table-cell>
          <table:table-cell office:value-type="float" office:value="0.4233398" calcext:value-type="float">
            <text:p>0.4233398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0.1464419" calcext:value-type="float">
            <text:p>0.146441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691895" calcext:value-type="float">
            <text:p>-0.1691895</text:p>
          </table:table-cell>
          <table:table-cell office:value-type="float" office:value="0.4331055" calcext:value-type="float">
            <text:p>0.4331055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0.08876371" calcext:value-type="float">
            <text:p>0.08876371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706543" calcext:value-type="float">
            <text:p>-0.1706543</text:p>
          </table:table-cell>
          <table:table-cell office:value-type="float" office:value="0.4196777" calcext:value-type="float">
            <text:p>0.4196777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-0.06390804" calcext:value-type="float">
            <text:p>-0.06390804</text:p>
          </table:table-cell>
          <table:table-cell office:value-type="float" office:value="0.03957152" calcext:value-type="float">
            <text:p>0.03957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3164" calcext:value-type="float">
            <text:p>0.2993164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257813" calcext:value-type="float">
            <text:p>0.4257813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-0.1102276" calcext:value-type="float">
            <text:p>-0.1102276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0.08537316" calcext:value-type="float">
            <text:p>0.0853731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83496" calcext:value-type="float">
            <text:p>0.3083496</text:p>
          </table:table-cell>
          <table:table-cell office:value-type="float" office:value="-0.1711426" calcext:value-type="float">
            <text:p>-0.1711426</text:p>
          </table:table-cell>
          <table:table-cell office:value-type="float" office:value="0.4211426" calcext:value-type="float">
            <text:p>0.4211426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-0.231847" calcext:value-type="float">
            <text:p>-0.231847</text:p>
          </table:table-cell>
          <table:table-cell office:value-type="float" office:value="-0.006229877" calcext:value-type="float">
            <text:p>-0.00622987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166" calcext:value-type="float">
            <text:p>0.295166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304199" calcext:value-type="float">
            <text:p>0.4304199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78626" calcext:value-type="float">
            <text:p>-3.78626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-0.07917523" calcext:value-type="float">
            <text:p>-0.07917523</text:p>
          </table:table-cell>
          <table:table-cell office:value-type="float" office:value="-0.3115735" calcext:value-type="float">
            <text:p>-0.311573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46777" calcext:value-type="float">
            <text:p>0.2946777</text:p>
          </table:table-cell>
          <table:table-cell office:value-type="float" office:value="-0.1674805" calcext:value-type="float">
            <text:p>-0.1674805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-0.1249768" calcext:value-type="float">
            <text:p>-0.1249768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674805" calcext:value-type="float">
            <text:p>-0.1674805</text:p>
          </table:table-cell>
          <table:table-cell office:value-type="float" office:value="0.4157715" calcext:value-type="float">
            <text:p>0.4157715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0.07349658" calcext:value-type="float">
            <text:p>0.07349658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2461" calcext:value-type="float">
            <text:p>0.3022461</text:p>
          </table:table-cell>
          <table:table-cell office:value-type="float" office:value="-0.1723633" calcext:value-type="float">
            <text:p>-0.1723633</text:p>
          </table:table-cell>
          <table:table-cell office:value-type="float" office:value="0.4277344" calcext:value-type="float">
            <text:p>0.4277344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04915905" calcext:value-type="float">
            <text:p>-0.04915905</text:p>
          </table:table-cell>
          <table:table-cell office:value-type="float" office:value="-0.09444242" calcext:value-type="float">
            <text:p>-0.09444242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652832" calcext:value-type="float">
            <text:p>-0.1652832</text:p>
          </table:table-cell>
          <table:table-cell office:value-type="float" office:value="0.4277344" calcext:value-type="float">
            <text:p>0.4277344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0729785" calcext:value-type="float">
            <text:p>0.0729785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-0.03676414" calcext:value-type="float">
            <text:p>-0.0367641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584" calcext:value-type="float">
            <text:p>0.298584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257813" calcext:value-type="float">
            <text:p>0.4257813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694656" calcext:value-type="float">
            <text:p>-3.694656</text:p>
          </table:table-cell>
          <table:table-cell office:value-type="float" office:value="0.0729785" calcext:value-type="float">
            <text:p>0.0729785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-0.2199702" calcext:value-type="float">
            <text:p>-0.219970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1191" calcext:value-type="float">
            <text:p>0.2971191</text:p>
          </table:table-cell>
          <table:table-cell office:value-type="float" office:value="-0.1669922" calcext:value-type="float">
            <text:p>-0.1669922</text:p>
          </table:table-cell>
          <table:table-cell office:value-type="float" office:value="0.4272461" calcext:value-type="float">
            <text:p>0.4272461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0729785" calcext:value-type="float">
            <text:p>0.0729785</text:p>
          </table:table-cell>
          <table:table-cell office:value-type="float" office:value="0.04296219" calcext:value-type="float">
            <text:p>0.04296219</text:p>
          </table:table-cell>
          <table:table-cell office:value-type="float" office:value="-0.06729865" calcext:value-type="float">
            <text:p>-0.0672986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640625" calcext:value-type="float">
            <text:p>-0.1640625</text:p>
          </table:table-cell>
          <table:table-cell office:value-type="float" office:value="0.4187012" calcext:value-type="float">
            <text:p>0.4187012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19084" calcext:value-type="float">
            <text:p>-3.19084</text:p>
          </table:table-cell>
          <table:table-cell office:value-type="float" office:value="-0.1407621" calcext:value-type="float">
            <text:p>-0.1407621</text:p>
          </table:table-cell>
          <table:table-cell office:value-type="float" office:value="-0.07917523" calcext:value-type="float">
            <text:p>-0.07917523</text:p>
          </table:table-cell>
          <table:table-cell office:value-type="float" office:value="0.2838464" calcext:value-type="float">
            <text:p>0.283846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665039" calcext:value-type="float">
            <text:p>-0.1665039</text:p>
          </table:table-cell>
          <table:table-cell office:value-type="float" office:value="0.4169922" calcext:value-type="float">
            <text:p>0.4169922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-0.1865635" calcext:value-type="float">
            <text:p>-0.1865635</text:p>
          </table:table-cell>
          <table:table-cell office:value-type="float" office:value="-0.1707783" calcext:value-type="float">
            <text:p>-0.1707783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0254" calcext:value-type="float">
            <text:p>0.3010254</text:p>
          </table:table-cell>
          <table:table-cell office:value-type="float" office:value="-0.1584473" calcext:value-type="float">
            <text:p>-0.1584473</text:p>
          </table:table-cell>
          <table:table-cell office:value-type="float" office:value="0.4294434" calcext:value-type="float">
            <text:p>0.4294434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-0.125495" calcext:value-type="float">
            <text:p>-0.125495</text:p>
          </table:table-cell>
          <table:table-cell office:value-type="float" office:value="0.1650996" calcext:value-type="float">
            <text:p>0.1650996</text:p>
          </table:table-cell>
          <table:table-cell office:value-type="float" office:value="-0.09783292" calcext:value-type="float">
            <text:p>-0.0978329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6074" calcext:value-type="float">
            <text:p>0.2976074</text:p>
          </table:table-cell>
          <table:table-cell office:value-type="float" office:value="-0.1704102" calcext:value-type="float">
            <text:p>-0.1704102</text:p>
          </table:table-cell>
          <table:table-cell office:value-type="float" office:value="0.4194336" calcext:value-type="float">
            <text:p>0.4194336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2256501" calcext:value-type="float">
            <text:p>0.2256501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006229877" calcext:value-type="float">
            <text:p>-0.00622987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6309" calcext:value-type="float">
            <text:p>0.2966309</text:p>
          </table:table-cell>
          <table:table-cell office:value-type="float" office:value="-0.1713867" calcext:value-type="float">
            <text:p>-0.1713867</text:p>
          </table:table-cell>
          <table:table-cell office:value-type="float" office:value="0.4165039" calcext:value-type="float">
            <text:p>0.4165039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0.1345652" calcext:value-type="float">
            <text:p>0.1345652</text:p>
          </table:table-cell>
          <table:table-cell office:value-type="float" office:value="-0.09783292" calcext:value-type="float">
            <text:p>-0.0978329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750488" calcext:value-type="float">
            <text:p>-0.1750488</text:p>
          </table:table-cell>
          <table:table-cell office:value-type="float" office:value="0.4216309" calcext:value-type="float">
            <text:p>0.4216309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0.2075105" calcext:value-type="float">
            <text:p>0.207510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5605" calcext:value-type="float">
            <text:p>0.2995605</text:p>
          </table:table-cell>
          <table:table-cell office:value-type="float" office:value="-0.1677246" calcext:value-type="float">
            <text:p>-0.1677246</text:p>
          </table:table-cell>
          <table:table-cell office:value-type="float" office:value="0.4221191" calcext:value-type="float">
            <text:p>0.4221191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221374" calcext:value-type="float">
            <text:p>-3.221374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0.2533121" calcext:value-type="float">
            <text:p>0.253312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689453" calcext:value-type="float">
            <text:p>-0.1689453</text:p>
          </table:table-cell>
          <table:table-cell office:value-type="float" office:value="0.4238281" calcext:value-type="float">
            <text:p>0.4238281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66748" calcext:value-type="float">
            <text:p>-0.166748</text:p>
          </table:table-cell>
          <table:table-cell office:value-type="float" office:value="0.4072266" calcext:value-type="float">
            <text:p>0.4072266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0.1345652" calcext:value-type="float">
            <text:p>0.1345652</text:p>
          </table:table-cell>
          <table:table-cell office:value-type="float" office:value="-0.2047031" calcext:value-type="float">
            <text:p>-0.204703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10791" calcext:value-type="float">
            <text:p>0.310791</text:p>
          </table:table-cell>
          <table:table-cell office:value-type="float" office:value="-0.1723633" calcext:value-type="float">
            <text:p>-0.1723633</text:p>
          </table:table-cell>
          <table:table-cell office:value-type="float" office:value="0.4191895" calcext:value-type="float">
            <text:p>0.4191895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0.1650996" calcext:value-type="float">
            <text:p>0.1650996</text:p>
          </table:table-cell>
          <table:table-cell office:value-type="float" office:value="-0.2047031" calcext:value-type="float">
            <text:p>-0.204703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832031" calcext:value-type="float">
            <text:p>0.2832031</text:p>
          </table:table-cell>
          <table:table-cell office:value-type="float" office:value="-0.1643066" calcext:value-type="float">
            <text:p>-0.1643066</text:p>
          </table:table-cell>
          <table:table-cell office:value-type="float" office:value="0.4245605" calcext:value-type="float">
            <text:p>0.4245605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-0.189436" calcext:value-type="float">
            <text:p>-0.18943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7578" calcext:value-type="float">
            <text:p>0.3017578</text:p>
          </table:table-cell>
          <table:table-cell office:value-type="float" office:value="-0.1706543" calcext:value-type="float">
            <text:p>-0.1706543</text:p>
          </table:table-cell>
          <table:table-cell office:value-type="float" office:value="0.416748" calcext:value-type="float">
            <text:p>0.416748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-0.09496045" calcext:value-type="float">
            <text:p>-0.09496045</text:p>
          </table:table-cell>
          <table:table-cell office:value-type="float" office:value="-0.06390804" calcext:value-type="float">
            <text:p>-0.06390804</text:p>
          </table:table-cell>
          <table:table-cell office:value-type="float" office:value="-0.09783292" calcext:value-type="float">
            <text:p>-0.0978329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760254" calcext:value-type="float">
            <text:p>-0.1760254</text:p>
          </table:table-cell>
          <table:table-cell office:value-type="float" office:value="0.4155273" calcext:value-type="float">
            <text:p>0.4155273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-0.07917523" calcext:value-type="float">
            <text:p>-0.07917523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0488" calcext:value-type="float">
            <text:p>0.3000488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18457" calcext:value-type="float">
            <text:p>0.418457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669922" calcext:value-type="float">
            <text:p>-0.1669922</text:p>
          </table:table-cell>
          <table:table-cell office:value-type="float" office:value="0.4299316" calcext:value-type="float">
            <text:p>0.4299316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134047" calcext:value-type="float">
            <text:p>0.134047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0.03957152" calcext:value-type="float">
            <text:p>0.03957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4902" calcext:value-type="float">
            <text:p>0.3024902</text:p>
          </table:table-cell>
          <table:table-cell office:value-type="float" office:value="-0.1721191" calcext:value-type="float">
            <text:p>-0.1721191</text:p>
          </table:table-cell>
          <table:table-cell office:value-type="float" office:value="0.4265137" calcext:value-type="float">
            <text:p>0.4265137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0.1650996" calcext:value-type="float">
            <text:p>0.1650996</text:p>
          </table:table-cell>
          <table:table-cell office:value-type="float" office:value="-0.06729865" calcext:value-type="float">
            <text:p>-0.0672986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103027" calcext:value-type="float">
            <text:p>0.3103027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228516" calcext:value-type="float">
            <text:p>0.4228516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-0.1407621" calcext:value-type="float">
            <text:p>-0.1407621</text:p>
          </table:table-cell>
          <table:table-cell office:value-type="float" office:value="0.2567027" calcext:value-type="float">
            <text:p>0.2567027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66748" calcext:value-type="float">
            <text:p>-0.166748</text:p>
          </table:table-cell>
          <table:table-cell office:value-type="float" office:value="0.4216309" calcext:value-type="float">
            <text:p>0.4216309</text:p>
          </table:table-cell>
          <table:table-cell office:value-type="float" office:value="-2.854962" calcext:value-type="float">
            <text:p>-2.854962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6378639" calcext:value-type="float">
            <text:p>0.6378639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-0.1741688" calcext:value-type="float">
            <text:p>-0.174168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9785" calcext:value-type="float">
            <text:p>0.3029785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23584" calcext:value-type="float">
            <text:p>0.423584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-0.125495" calcext:value-type="float">
            <text:p>-0.125495</text:p>
          </table:table-cell>
          <table:table-cell office:value-type="float" office:value="0.1650996" calcext:value-type="float">
            <text:p>0.1650996</text:p>
          </table:table-cell>
          <table:table-cell office:value-type="float" office:value="0.1159074" calcext:value-type="float">
            <text:p>0.115907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1191" calcext:value-type="float">
            <text:p>0.2971191</text:p>
          </table:table-cell>
          <table:table-cell office:value-type="float" office:value="-0.1679688" calcext:value-type="float">
            <text:p>-0.1679688</text:p>
          </table:table-cell>
          <table:table-cell office:value-type="float" office:value="0.4294434" calcext:value-type="float">
            <text:p>0.4294434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-0.07917523" calcext:value-type="float">
            <text:p>-0.07917523</text:p>
          </table:table-cell>
          <table:table-cell office:value-type="float" office:value="0.08537316" calcext:value-type="float">
            <text:p>0.0853731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10791" calcext:value-type="float">
            <text:p>0.310791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226074" calcext:value-type="float">
            <text:p>0.4226074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04296219" calcext:value-type="float">
            <text:p>0.04296219</text:p>
          </table:table-cell>
          <table:table-cell office:value-type="float" office:value="0.1464419" calcext:value-type="float">
            <text:p>0.146441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277344" calcext:value-type="float">
            <text:p>0.4277344</text:p>
          </table:table-cell>
          <table:table-cell office:value-type="float" office:value="-3.694656" calcext:value-type="float">
            <text:p>-3.694656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-0.2018306" calcext:value-type="float">
            <text:p>-0.2018306</text:p>
          </table:table-cell>
          <table:table-cell office:value-type="float" office:value="-0.1555111" calcext:value-type="float">
            <text:p>-0.1555111</text:p>
          </table:table-cell>
          <table:table-cell office:value-type="float" office:value="0.1769762" calcext:value-type="float">
            <text:p>0.176976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44434" calcext:value-type="float">
            <text:p>0.3044434</text:p>
          </table:table-cell>
          <table:table-cell office:value-type="float" office:value="-0.1721191" calcext:value-type="float">
            <text:p>-0.1721191</text:p>
          </table:table-cell>
          <table:table-cell office:value-type="float" office:value="0.4152832" calcext:value-type="float">
            <text:p>0.4152832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0723" calcext:value-type="float">
            <text:p>0.2990723</text:p>
          </table:table-cell>
          <table:table-cell office:value-type="float" office:value="-0.1650391" calcext:value-type="float">
            <text:p>-0.1650391</text:p>
          </table:table-cell>
          <table:table-cell office:value-type="float" office:value="0.4245605" calcext:value-type="float">
            <text:p>0.4245605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-0.1712964" calcext:value-type="float">
            <text:p>-0.1712964</text:p>
          </table:table-cell>
          <table:table-cell office:value-type="float" office:value="-0.1097096" calcext:value-type="float">
            <text:p>-0.1097096</text:p>
          </table:table-cell>
          <table:table-cell office:value-type="float" office:value="0.1464419" calcext:value-type="float">
            <text:p>0.146441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4102" calcext:value-type="float">
            <text:p>0.2954102</text:p>
          </table:table-cell>
          <table:table-cell office:value-type="float" office:value="-0.1665039" calcext:value-type="float">
            <text:p>-0.1665039</text:p>
          </table:table-cell>
          <table:table-cell office:value-type="float" office:value="0.4213867" calcext:value-type="float">
            <text:p>0.4213867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0.2414354" calcext:value-type="float">
            <text:p>0.2414354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4102" calcext:value-type="float">
            <text:p>0.2954102</text:p>
          </table:table-cell>
          <table:table-cell office:value-type="float" office:value="-0.1713867" calcext:value-type="float">
            <text:p>-0.1713867</text:p>
          </table:table-cell>
          <table:table-cell office:value-type="float" office:value="0.4128418" calcext:value-type="float">
            <text:p>0.4128418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0.1769762" calcext:value-type="float">
            <text:p>0.176976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51758" calcext:value-type="float">
            <text:p>0.3051758</text:p>
          </table:table-cell>
          <table:table-cell office:value-type="float" office:value="-0.1689453" calcext:value-type="float">
            <text:p>-0.1689453</text:p>
          </table:table-cell>
          <table:table-cell office:value-type="float" office:value="0.418457" calcext:value-type="float">
            <text:p>0.418457</text:p>
          </table:table-cell>
          <table:table-cell office:value-type="float" office:value="-3.221374" calcext:value-type="float">
            <text:p>-3.221374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2714517" calcext:value-type="float">
            <text:p>0.2714517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189436" calcext:value-type="float">
            <text:p>-0.18943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10791" calcext:value-type="float">
            <text:p>0.310791</text:p>
          </table:table-cell>
          <table:table-cell office:value-type="float" office:value="-0.1669922" calcext:value-type="float">
            <text:p>-0.1669922</text:p>
          </table:table-cell>
          <table:table-cell office:value-type="float" office:value="0.4194336" calcext:value-type="float">
            <text:p>0.4194336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-0.1589017" calcext:value-type="float">
            <text:p>-0.158901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584" calcext:value-type="float">
            <text:p>0.298584</text:p>
          </table:table-cell>
          <table:table-cell office:value-type="float" office:value="-0.1677246" calcext:value-type="float">
            <text:p>-0.1677246</text:p>
          </table:table-cell>
          <table:table-cell office:value-type="float" office:value="0.4362793" calcext:value-type="float">
            <text:p>0.4362793</text:p>
          </table:table-cell>
          <table:table-cell office:value-type="float" office:value="-3.282443" calcext:value-type="float">
            <text:p>-3.282443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2103829" calcext:value-type="float">
            <text:p>0.2103829</text:p>
          </table:table-cell>
          <table:table-cell office:value-type="float" office:value="0.1498324" calcext:value-type="float">
            <text:p>0.1498324</text:p>
          </table:table-cell>
          <table:table-cell office:value-type="float" office:value="0.03957152" calcext:value-type="float">
            <text:p>0.03957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07715" calcext:value-type="float">
            <text:p>0.2907715</text:p>
          </table:table-cell>
          <table:table-cell office:value-type="float" office:value="-0.1696777" calcext:value-type="float">
            <text:p>-0.1696777</text:p>
          </table:table-cell>
          <table:table-cell office:value-type="float" office:value="0.4265137" calcext:value-type="float">
            <text:p>0.4265137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-0.1249768" calcext:value-type="float">
            <text:p>-0.1249768</text:p>
          </table:table-cell>
          <table:table-cell office:value-type="float" office:value="0.0548389" calcext:value-type="float">
            <text:p>0.054838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706543" calcext:value-type="float">
            <text:p>-0.1706543</text:p>
          </table:table-cell>
          <table:table-cell office:value-type="float" office:value="0.420166" calcext:value-type="float">
            <text:p>0.420166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0.2075105" calcext:value-type="float">
            <text:p>0.207510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-0.1750488" calcext:value-type="float">
            <text:p>-0.1750488</text:p>
          </table:table-cell>
          <table:table-cell office:value-type="float" office:value="0.4326172" calcext:value-type="float">
            <text:p>0.4326172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06729865" calcext:value-type="float">
            <text:p>-0.0672986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645508" calcext:value-type="float">
            <text:p>-0.1645508</text:p>
          </table:table-cell>
          <table:table-cell office:value-type="float" office:value="0.4199219" calcext:value-type="float">
            <text:p>0.4199219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19084" calcext:value-type="float">
            <text:p>-3.19084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0.2838464" calcext:value-type="float">
            <text:p>0.283846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584" calcext:value-type="float">
            <text:p>0.298584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191895" calcext:value-type="float">
            <text:p>0.4191895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1493144" calcext:value-type="float">
            <text:p>0.1493144</text:p>
          </table:table-cell>
          <table:table-cell office:value-type="float" office:value="-0.1707783" calcext:value-type="float">
            <text:p>-0.1707783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46777" calcext:value-type="float">
            <text:p>0.2946777</text:p>
          </table:table-cell>
          <table:table-cell office:value-type="float" office:value="-0.1655273" calcext:value-type="float">
            <text:p>-0.1655273</text:p>
          </table:table-cell>
          <table:table-cell office:value-type="float" office:value="0.4121094" calcext:value-type="float">
            <text:p>0.4121094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1102276" calcext:value-type="float">
            <text:p>-0.1102276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8516" calcext:value-type="float">
            <text:p>0.2978516</text:p>
          </table:table-cell>
          <table:table-cell office:value-type="float" office:value="-0.1677246" calcext:value-type="float">
            <text:p>-0.1677246</text:p>
          </table:table-cell>
          <table:table-cell office:value-type="float" office:value="0.4204102" calcext:value-type="float">
            <text:p>0.4204102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1191" calcext:value-type="float">
            <text:p>0.2971191</text:p>
          </table:table-cell>
          <table:table-cell office:value-type="float" office:value="-0.170166" calcext:value-type="float">
            <text:p>-0.170166</text:p>
          </table:table-cell>
          <table:table-cell office:value-type="float" office:value="0.4177246" calcext:value-type="float">
            <text:p>0.4177246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0.2261683" calcext:value-type="float">
            <text:p>0.2261683</text:p>
          </table:table-cell>
          <table:table-cell office:value-type="float" office:value="-0.06729865" calcext:value-type="float">
            <text:p>-0.0672986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2695" calcext:value-type="float">
            <text:p>0.3012695</text:p>
          </table:table-cell>
          <table:table-cell office:value-type="float" office:value="-0.1655273" calcext:value-type="float">
            <text:p>-0.1655273</text:p>
          </table:table-cell>
          <table:table-cell office:value-type="float" office:value="0.423584" calcext:value-type="float">
            <text:p>0.423584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755725" calcext:value-type="float">
            <text:p>-3.755725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-0.281039" calcext:value-type="float">
            <text:p>-0.28103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6309" calcext:value-type="float">
            <text:p>0.2966309</text:p>
          </table:table-cell>
          <table:table-cell office:value-type="float" office:value="-0.1743164" calcext:value-type="float">
            <text:p>-0.1743164</text:p>
          </table:table-cell>
          <table:table-cell office:value-type="float" office:value="0.4221191" calcext:value-type="float">
            <text:p>0.4221191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166" calcext:value-type="float">
            <text:p>0.295166</text:p>
          </table:table-cell>
          <table:table-cell office:value-type="float" office:value="-0.1689453" calcext:value-type="float">
            <text:p>-0.1689453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-0.03676414" calcext:value-type="float">
            <text:p>-0.0367641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3633" calcext:value-type="float">
            <text:p>0.2973633</text:p>
          </table:table-cell>
          <table:table-cell office:value-type="float" office:value="-0.1662598" calcext:value-type="float">
            <text:p>-0.1662598</text:p>
          </table:table-cell>
          <table:table-cell office:value-type="float" office:value="0.4277344" calcext:value-type="float">
            <text:p>0.4277344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7022901" calcext:value-type="float">
            <text:p>0.7022901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-0.2471142" calcext:value-type="float">
            <text:p>-0.2471142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1426" calcext:value-type="float">
            <text:p>0.2961426</text:p>
          </table:table-cell>
          <table:table-cell office:value-type="float" office:value="-0.1650391" calcext:value-type="float">
            <text:p>-0.1650391</text:p>
          </table:table-cell>
          <table:table-cell office:value-type="float" office:value="0.4221191" calcext:value-type="float">
            <text:p>0.4221191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-0.006229877" calcext:value-type="float">
            <text:p>-0.00622987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32227" calcext:value-type="float">
            <text:p>0.3032227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226074" calcext:value-type="float">
            <text:p>0.4226074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189436" calcext:value-type="float">
            <text:p>-0.18943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27246" calcext:value-type="float">
            <text:p>0.2927246</text:p>
          </table:table-cell>
          <table:table-cell office:value-type="float" office:value="-0.171875" calcext:value-type="float">
            <text:p>-0.171875</text:p>
          </table:table-cell>
          <table:table-cell office:value-type="float" office:value="0.4196777" calcext:value-type="float">
            <text:p>0.4196777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682129" calcext:value-type="float">
            <text:p>-0.1682129</text:p>
          </table:table-cell>
          <table:table-cell office:value-type="float" office:value="0.4174805" calcext:value-type="float">
            <text:p>0.4174805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09496045" calcext:value-type="float">
            <text:p>-0.09496045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1426" calcext:value-type="float">
            <text:p>0.2961426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211426" calcext:value-type="float">
            <text:p>0.4211426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0.1650996" calcext:value-type="float">
            <text:p>0.1650996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39551" calcext:value-type="float">
            <text:p>0.3039551</text:p>
          </table:table-cell>
          <table:table-cell office:value-type="float" office:value="-0.1674805" calcext:value-type="float">
            <text:p>-0.1674805</text:p>
          </table:table-cell>
          <table:table-cell office:value-type="float" office:value="0.4226074" calcext:value-type="float">
            <text:p>0.4226074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-0.09444242" calcext:value-type="float">
            <text:p>-0.09444242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120117" calcext:value-type="float">
            <text:p>0.3120117</text:p>
          </table:table-cell>
          <table:table-cell office:value-type="float" office:value="-0.1713867" calcext:value-type="float">
            <text:p>-0.1713867</text:p>
          </table:table-cell>
          <table:table-cell office:value-type="float" office:value="0.4238281" calcext:value-type="float">
            <text:p>0.4238281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0.08537316" calcext:value-type="float">
            <text:p>0.0853731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0723" calcext:value-type="float">
            <text:p>0.2990723</text:p>
          </table:table-cell>
          <table:table-cell office:value-type="float" office:value="-0.1726074" calcext:value-type="float">
            <text:p>-0.1726074</text:p>
          </table:table-cell>
          <table:table-cell office:value-type="float" office:value="0.4177246" calcext:value-type="float">
            <text:p>0.4177246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-0.1589017" calcext:value-type="float">
            <text:p>-0.158901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7344" calcext:value-type="float">
            <text:p>0.3027344</text:p>
          </table:table-cell>
          <table:table-cell office:value-type="float" office:value="-0.1711426" calcext:value-type="float">
            <text:p>-0.1711426</text:p>
          </table:table-cell>
          <table:table-cell office:value-type="float" office:value="0.416748" calcext:value-type="float">
            <text:p>0.416748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1645815" calcext:value-type="float">
            <text:p>0.1645815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-0.1131001" calcext:value-type="float">
            <text:p>-0.11310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677246" calcext:value-type="float">
            <text:p>-0.1677246</text:p>
          </table:table-cell>
          <table:table-cell office:value-type="float" office:value="0.4208984" calcext:value-type="float">
            <text:p>0.4208984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1493144" calcext:value-type="float">
            <text:p>0.1493144</text:p>
          </table:table-cell>
          <table:table-cell office:value-type="float" office:value="0.08876371" calcext:value-type="float">
            <text:p>0.08876371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2461" calcext:value-type="float">
            <text:p>0.3022461</text:p>
          </table:table-cell>
          <table:table-cell office:value-type="float" office:value="-0.1713867" calcext:value-type="float">
            <text:p>-0.1713867</text:p>
          </table:table-cell>
          <table:table-cell office:value-type="float" office:value="0.4238281" calcext:value-type="float">
            <text:p>0.4238281</text:p>
          </table:table-cell>
          <table:table-cell office:value-type="float" office:value="-3.816794" calcext:value-type="float">
            <text:p>-3.816794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3239682" calcext:value-type="float">
            <text:p>-0.3239682</text:p>
          </table:table-cell>
          <table:table-cell office:value-type="float" office:value="-0.1707783" calcext:value-type="float">
            <text:p>-0.1707783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3164" calcext:value-type="float">
            <text:p>0.2993164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196777" calcext:value-type="float">
            <text:p>0.4196777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1191" calcext:value-type="float">
            <text:p>0.2971191</text:p>
          </table:table-cell>
          <table:table-cell office:value-type="float" office:value="-0.1677246" calcext:value-type="float">
            <text:p>-0.1677246</text:p>
          </table:table-cell>
          <table:table-cell office:value-type="float" office:value="0.4230957" calcext:value-type="float">
            <text:p>0.4230957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114504" calcext:value-type="float">
            <text:p>-3.114504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0.3601823" calcext:value-type="float">
            <text:p>0.360182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66748" calcext:value-type="float">
            <text:p>-0.166748</text:p>
          </table:table-cell>
          <table:table-cell office:value-type="float" office:value="0.4179688" calcext:value-type="float">
            <text:p>0.4179688</text:p>
          </table:table-cell>
          <table:table-cell office:value-type="float" office:value="-3.740458" calcext:value-type="float">
            <text:p>-3.740458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-0.2476323" calcext:value-type="float">
            <text:p>-0.2476323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0.03957152" calcext:value-type="float">
            <text:p>0.03957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6074" calcext:value-type="float">
            <text:p>0.2976074</text:p>
          </table:table-cell>
          <table:table-cell office:value-type="float" office:value="-0.171875" calcext:value-type="float">
            <text:p>-0.171875</text:p>
          </table:table-cell>
          <table:table-cell office:value-type="float" office:value="0.4301758" calcext:value-type="float">
            <text:p>0.4301758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0.2872369" calcext:value-type="float">
            <text:p>0.2872369</text:p>
          </table:table-cell>
          <table:table-cell office:value-type="float" office:value="-0.03676414" calcext:value-type="float">
            <text:p>-0.0367641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704102" calcext:value-type="float">
            <text:p>-0.1704102</text:p>
          </table:table-cell>
          <table:table-cell office:value-type="float" office:value="0.418457" calcext:value-type="float">
            <text:p>0.418457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5137" calcext:value-type="float">
            <text:p>0.3015137</text:p>
          </table:table-cell>
          <table:table-cell office:value-type="float" office:value="-0.1721191" calcext:value-type="float">
            <text:p>-0.1721191</text:p>
          </table:table-cell>
          <table:table-cell office:value-type="float" office:value="0.4194336" calcext:value-type="float">
            <text:p>0.4194336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689453" calcext:value-type="float">
            <text:p>-0.1689453</text:p>
          </table:table-cell>
          <table:table-cell office:value-type="float" office:value="0.4301758" calcext:value-type="float">
            <text:p>0.4301758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-0.1707783" calcext:value-type="float">
            <text:p>-0.1707783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3633" calcext:value-type="float">
            <text:p>0.2973633</text:p>
          </table:table-cell>
          <table:table-cell office:value-type="float" office:value="-0.1564941" calcext:value-type="float">
            <text:p>-0.1564941</text:p>
          </table:table-cell>
          <table:table-cell office:value-type="float" office:value="0.4250488" calcext:value-type="float">
            <text:p>0.4250488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07969332" calcext:value-type="float">
            <text:p>-0.07969332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665039" calcext:value-type="float">
            <text:p>-0.1665039</text:p>
          </table:table-cell>
          <table:table-cell office:value-type="float" office:value="0.4282227" calcext:value-type="float">
            <text:p>0.4282227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0.08876371" calcext:value-type="float">
            <text:p>0.08876371</text:p>
          </table:table-cell>
          <table:table-cell office:value-type="float" office:value="-0.1283672" calcext:value-type="float">
            <text:p>-0.128367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115234" calcext:value-type="float">
            <text:p>0.3115234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338379" calcext:value-type="float">
            <text:p>0.4338379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37109" calcext:value-type="float">
            <text:p>0.3037109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182129" calcext:value-type="float">
            <text:p>0.4182129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19084" calcext:value-type="float">
            <text:p>-3.19084</text:p>
          </table:table-cell>
          <table:table-cell office:value-type="float" office:value="-0.04915905" calcext:value-type="float">
            <text:p>-0.04915905</text:p>
          </table:table-cell>
          <table:table-cell office:value-type="float" office:value="-0.09444242" calcext:value-type="float">
            <text:p>-0.09444242</text:p>
          </table:table-cell>
          <table:table-cell office:value-type="float" office:value="0.2838464" calcext:value-type="float">
            <text:p>0.283846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3633" calcext:value-type="float">
            <text:p>0.2973633</text:p>
          </table:table-cell>
          <table:table-cell office:value-type="float" office:value="-0.1721191" calcext:value-type="float">
            <text:p>-0.1721191</text:p>
          </table:table-cell>
          <table:table-cell office:value-type="float" office:value="0.4216309" calcext:value-type="float">
            <text:p>0.4216309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0.07349658" calcext:value-type="float">
            <text:p>0.07349658</text:p>
          </table:table-cell>
          <table:table-cell office:value-type="float" office:value="-0.1283672" calcext:value-type="float">
            <text:p>-0.128367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6309" calcext:value-type="float">
            <text:p>0.2966309</text:p>
          </table:table-cell>
          <table:table-cell office:value-type="float" office:value="-0.1730957" calcext:value-type="float">
            <text:p>-0.1730957</text:p>
          </table:table-cell>
          <table:table-cell office:value-type="float" office:value="0.4145508" calcext:value-type="float">
            <text:p>0.4145508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0.3177713" calcext:value-type="float">
            <text:p>0.3177713</text:p>
          </table:table-cell>
          <table:table-cell office:value-type="float" office:value="0.1159074" calcext:value-type="float">
            <text:p>0.115907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221191" calcext:value-type="float">
            <text:p>0.4221191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-0.09783292" calcext:value-type="float">
            <text:p>-0.0978329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5605" calcext:value-type="float">
            <text:p>0.2995605</text:p>
          </table:table-cell>
          <table:table-cell office:value-type="float" office:value="-0.1740723" calcext:value-type="float">
            <text:p>-0.1740723</text:p>
          </table:table-cell>
          <table:table-cell office:value-type="float" office:value="0.4213867" calcext:value-type="float">
            <text:p>0.4213867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-0.125495" calcext:value-type="float">
            <text:p>-0.125495</text:p>
          </table:table-cell>
          <table:table-cell office:value-type="float" office:value="0.07349658" calcext:value-type="float">
            <text:p>0.07349658</text:p>
          </table:table-cell>
          <table:table-cell office:value-type="float" office:value="0.2075105" calcext:value-type="float">
            <text:p>0.207510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166" calcext:value-type="float">
            <text:p>0.295166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236641" calcext:value-type="float">
            <text:p>-3.236641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0.238045" calcext:value-type="float">
            <text:p>0.23804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833496" calcext:value-type="float">
            <text:p>-0.1833496</text:p>
          </table:table-cell>
          <table:table-cell office:value-type="float" office:value="0.4118652" calcext:value-type="float">
            <text:p>0.4118652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1645815" calcext:value-type="float">
            <text:p>0.1645815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-0.1283672" calcext:value-type="float">
            <text:p>-0.128367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-0.1672363" calcext:value-type="float">
            <text:p>-0.1672363</text:p>
          </table:table-cell>
          <table:table-cell office:value-type="float" office:value="0.4172363" calcext:value-type="float">
            <text:p>0.4172363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114504" calcext:value-type="float">
            <text:p>-3.114504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0.3601823" calcext:value-type="float">
            <text:p>0.360182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4102" calcext:value-type="float">
            <text:p>0.2954102</text:p>
          </table:table-cell>
          <table:table-cell office:value-type="float" office:value="-0.1679688" calcext:value-type="float">
            <text:p>-0.1679688</text:p>
          </table:table-cell>
          <table:table-cell office:value-type="float" office:value="0.4191895" calcext:value-type="float">
            <text:p>0.4191895</text:p>
          </table:table-cell>
          <table:table-cell office:value-type="float" office:value="-3.709924" calcext:value-type="float">
            <text:p>-3.709924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-0.217098" calcext:value-type="float">
            <text:p>-0.217098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-0.1691895" calcext:value-type="float">
            <text:p>-0.1691895</text:p>
          </table:table-cell>
          <table:table-cell office:value-type="float" office:value="0.4230957" calcext:value-type="float">
            <text:p>0.4230957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0.08537316" calcext:value-type="float">
            <text:p>0.0853731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32129" calcext:value-type="float">
            <text:p>0.2932129</text:p>
          </table:table-cell>
          <table:table-cell office:value-type="float" office:value="-0.1745605" calcext:value-type="float">
            <text:p>-0.1745605</text:p>
          </table:table-cell>
          <table:table-cell office:value-type="float" office:value="0.4211426" calcext:value-type="float">
            <text:p>0.4211426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-0.1712964" calcext:value-type="float">
            <text:p>-0.1712964</text:p>
          </table:table-cell>
          <table:table-cell office:value-type="float" office:value="0.08876371" calcext:value-type="float">
            <text:p>0.08876371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1191" calcext:value-type="float">
            <text:p>0.2971191</text:p>
          </table:table-cell>
          <table:table-cell office:value-type="float" office:value="-0.1691895" calcext:value-type="float">
            <text:p>-0.1691895</text:p>
          </table:table-cell>
          <table:table-cell office:value-type="float" office:value="0.4191895" calcext:value-type="float">
            <text:p>0.4191895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1951158" calcext:value-type="float">
            <text:p>0.1951158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1283672" calcext:value-type="float">
            <text:p>-0.128367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8516" calcext:value-type="float">
            <text:p>0.2978516</text:p>
          </table:table-cell>
          <table:table-cell office:value-type="float" office:value="-0.1740723" calcext:value-type="float">
            <text:p>-0.1740723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134047" calcext:value-type="float">
            <text:p>0.134047</text:p>
          </table:table-cell>
          <table:table-cell office:value-type="float" office:value="0.2109011" calcext:value-type="float">
            <text:p>0.2109011</text:p>
          </table:table-cell>
          <table:table-cell office:value-type="float" office:value="-0.1283672" calcext:value-type="float">
            <text:p>-0.128367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7813" calcext:value-type="float">
            <text:p>0.3007813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191895" calcext:value-type="float">
            <text:p>0.4191895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755725" calcext:value-type="float">
            <text:p>-3.755725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-0.1097096" calcext:value-type="float">
            <text:p>-0.1097096</text:p>
          </table:table-cell>
          <table:table-cell office:value-type="float" office:value="-0.281039" calcext:value-type="float">
            <text:p>-0.28103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2695" calcext:value-type="float">
            <text:p>0.3012695</text:p>
          </table:table-cell>
          <table:table-cell office:value-type="float" office:value="-0.1740723" calcext:value-type="float">
            <text:p>-0.1740723</text:p>
          </table:table-cell>
          <table:table-cell office:value-type="float" office:value="0.4309082" calcext:value-type="float">
            <text:p>0.4309082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134047" calcext:value-type="float">
            <text:p>0.134047</text:p>
          </table:table-cell>
          <table:table-cell office:value-type="float" office:value="-0.09444242" calcext:value-type="float">
            <text:p>-0.09444242</text:p>
          </table:table-cell>
          <table:table-cell office:value-type="float" office:value="-0.09783292" calcext:value-type="float">
            <text:p>-0.0978329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743164" calcext:value-type="float">
            <text:p>-0.1743164</text:p>
          </table:table-cell>
          <table:table-cell office:value-type="float" office:value="0.4255371" calcext:value-type="float">
            <text:p>0.4255371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-0.1097096" calcext:value-type="float">
            <text:p>-0.1097096</text:p>
          </table:table-cell>
          <table:table-cell office:value-type="float" office:value="0.08537316" calcext:value-type="float">
            <text:p>0.0853731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0488" calcext:value-type="float">
            <text:p>0.3000488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206543" calcext:value-type="float">
            <text:p>0.4206543</text:p>
          </table:table-cell>
          <table:table-cell office:value-type="float" office:value="-3.206107" calcext:value-type="float">
            <text:p>-3.206107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2867188" calcext:value-type="float">
            <text:p>0.2867188</text:p>
          </table:table-cell>
          <table:table-cell office:value-type="float" office:value="-0.1860455" calcext:value-type="float">
            <text:p>-0.1860455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3867" calcext:value-type="float">
            <text:p>0.2963867</text:p>
          </table:table-cell>
          <table:table-cell office:value-type="float" office:value="-0.1750488" calcext:value-type="float">
            <text:p>-0.1750488</text:p>
          </table:table-cell>
          <table:table-cell office:value-type="float" office:value="0.4155273" calcext:value-type="float">
            <text:p>0.4155273</text:p>
          </table:table-cell>
          <table:table-cell office:value-type="float" office:value="-3.251908" calcext:value-type="float">
            <text:p>-3.251908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2409174" calcext:value-type="float">
            <text:p>0.2409174</text:p>
          </table:table-cell>
          <table:table-cell office:value-type="float" office:value="0.2414354" calcext:value-type="float">
            <text:p>0.2414354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120117" calcext:value-type="float">
            <text:p>0.3120117</text:p>
          </table:table-cell>
          <table:table-cell office:value-type="float" office:value="-0.1669922" calcext:value-type="float">
            <text:p>-0.1669922</text:p>
          </table:table-cell>
          <table:table-cell office:value-type="float" office:value="0.4196777" calcext:value-type="float">
            <text:p>0.4196777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-0.1707783" calcext:value-type="float">
            <text:p>-0.1707783</text:p>
          </table:table-cell>
          <table:table-cell office:value-type="float" office:value="0.03957152" calcext:value-type="float">
            <text:p>0.03957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8516" calcext:value-type="float">
            <text:p>0.2978516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155273" calcext:value-type="float">
            <text:p>0.4155273</text:p>
          </table:table-cell>
          <table:table-cell office:value-type="float" office:value="-3.694656" calcext:value-type="float">
            <text:p>-3.694656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-0.2018306" calcext:value-type="float">
            <text:p>-0.2018306</text:p>
          </table:table-cell>
          <table:table-cell office:value-type="float" office:value="-0.06390804" calcext:value-type="float">
            <text:p>-0.06390804</text:p>
          </table:table-cell>
          <table:table-cell office:value-type="float" office:value="-0.189436" calcext:value-type="float">
            <text:p>-0.18943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3633" calcext:value-type="float">
            <text:p>0.2973633</text:p>
          </table:table-cell>
          <table:table-cell office:value-type="float" office:value="-0.170166" calcext:value-type="float">
            <text:p>-0.170166</text:p>
          </table:table-cell>
          <table:table-cell office:value-type="float" office:value="0.434082" calcext:value-type="float">
            <text:p>0.434082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2109011" calcext:value-type="float">
            <text:p>0.2109011</text:p>
          </table:table-cell>
          <table:table-cell office:value-type="float" office:value="-0.06729865" calcext:value-type="float">
            <text:p>-0.0672986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0254" calcext:value-type="float">
            <text:p>0.3010254</text:p>
          </table:table-cell>
          <table:table-cell office:value-type="float" office:value="-0.1696777" calcext:value-type="float">
            <text:p>-0.1696777</text:p>
          </table:table-cell>
          <table:table-cell office:value-type="float" office:value="0.4174805" calcext:value-type="float">
            <text:p>0.4174805</text:p>
          </table:table-cell>
          <table:table-cell office:value-type="float" office:value="-3.694656" calcext:value-type="float">
            <text:p>-3.694656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-0.2018306" calcext:value-type="float">
            <text:p>-0.2018306</text:p>
          </table:table-cell>
          <table:table-cell office:value-type="float" office:value="-0.1555111" calcext:value-type="float">
            <text:p>-0.1555111</text:p>
          </table:table-cell>
          <table:table-cell office:value-type="float" office:value="-0.006229877" calcext:value-type="float">
            <text:p>-0.00622987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674805" calcext:value-type="float">
            <text:p>-0.1674805</text:p>
          </table:table-cell>
          <table:table-cell office:value-type="float" office:value="0.4260254" calcext:value-type="float">
            <text:p>0.4260254</text:p>
          </table:table-cell>
          <table:table-cell office:value-type="float" office:value="-3.709924" calcext:value-type="float">
            <text:p>-3.709924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-0.217098" calcext:value-type="float">
            <text:p>-0.217098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rawdata.A1:rawdata.J625" table:display-filter-buttons="true">
          <table:filter>
            <table:filter-and>
              <table:filter-condition table:data-type="number" table:value="" table:operator="=" table:field-number="9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0">00/00/0000</text:date>, <text:time style:data-style-name="N2" text:time-value="02:08:01.5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0T00:30:02.874000000</meta:creation-date>
    <dc:date>2024-08-20T02:10:53.814000000</dc:date>
    <meta:editing-duration>PT1H16M7S</meta:editing-duration>
    <meta:editing-cycles>3</meta:editing-cycles>
    <meta:generator>LibreOffice/7.6.4.1$Windows_X86_64 LibreOffice_project/e19e193f88cd6c0525a17fb7a176ed8e6a3e2aa1</meta:generator>
    <meta:document-statistic meta:table-count="4" meta:cell-count="12622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922cm" svg:height="15.263cm" xlink:href=".." xlink:type="simple" chart:class="chart:line" chart:style-name="ch1">
        <chart:legend chart:legend-position="end" svg:x="23.197cm" svg:y="7.329cm" style:legend-expansion="high" chart:style-name="ch2"/>
        <chart:plot-area chart:style-name="ch3" table:cell-range-address="sensor2.F1:sensor2.F209" chart:data-source-has-labels="row" svg:x="0.498cm" svg:y="0.305cm" svg:width="22.201cm" svg:height="14.653cm">
          <chart:coordinate-region svg:x="1.067cm" svg:y="0.507cm" svg:width="21.632cm" svg:height="14.2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nsor2.F2:sensor2.F209" chart:label-cell-address="sensor2.F1:sensor2.F1" chart:class="chart:line">
            <chart:data-point chart:repeated="20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g</text:p>
                <draw:g>
                  <svg:desc>sensor2.F1:sensor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053435">
                <text:p>0.03053435</text:p>
                <draw:g>
                  <svg:desc>sensor2.F2:sensor2.F2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290076">
                <text:p>-0.22900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679389">
                <text:p>-0.16793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908397">
                <text:p>-3.9083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9160305">
                <text:p>-0.09160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10687">
                <text:p>0.06106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580153">
                <text:p>0.045801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526718">
                <text:p>-0.015267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3053435">
                <text:p>-0.030534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7633588">
                <text:p>-0.076335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862595">
                <text:p>3.8625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908397">
                <text:p>-3.9083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633588">
                <text:p>0.076335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160305">
                <text:p>0.091603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633588">
                <text:p>0.07633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832061">
                <text:p>3.8320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053435">
                <text:p>0.030534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160305">
                <text:p>0.091603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4580153">
                <text:p>-0.045801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877863">
                <text:p>3.8778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.862595">
                <text:p>-3.8625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.89313">
                <text:p>-3.893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.908397">
                <text:p>-3.9083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862595">
                <text:p>3.8625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984733">
                <text:p>0.19847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68702">
                <text:p>0.10687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.908397">
                <text:p>-3.9083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3053435">
                <text:p>-0.30534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10687">
                <text:p>0.06106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1832061">
                <text:p>-0.18320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580153">
                <text:p>0.045801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42748">
                <text:p>0.24427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610687">
                <text:p>0.06106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26718">
                <text:p>0.15267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.89313">
                <text:p>-3.893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.832061">
                <text:p>-3.8320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259542">
                <text:p>-0.2595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374046">
                <text:p>0.13740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580153">
                <text:p>0.045801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633588">
                <text:p>0.076335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862595">
                <text:p>-3.8625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89313">
                <text:p>3.893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2290076">
                <text:p>-0.22900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1526718">
                <text:p>-0.015267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847328">
                <text:p>-3.8473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10687">
                <text:p>0.06106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679389">
                <text:p>-0.16793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9160305">
                <text:p>-0.091603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.89313">
                <text:p>-3.893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1526718">
                <text:p>-0.015267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1068702">
                <text:p>-0.10687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580153">
                <text:p>0.045801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053435">
                <text:p>0.030534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9160305">
                <text:p>-0.091603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1526718">
                <text:p>-0.15267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2290076">
                <text:p>-0.22900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526718">
                <text:p>0.015267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4580153">
                <text:p>-0.045801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9160305">
                <text:p>0.091603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9160305">
                <text:p>0.091603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1526718">
                <text:p>-0.15267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2137404">
                <text:p>-0.21374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862595">
                <text:p>3.8625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3053435">
                <text:p>-0.030534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633588">
                <text:p>0.076335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374046">
                <text:p>-0.13740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679389">
                <text:p>-0.16793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1526718">
                <text:p>-0.15267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.908397">
                <text:p>-3.9083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74046">
                <text:p>0.13740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1526718">
                <text:p>-0.15267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3.862595">
                <text:p>-3.8625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984733">
                <text:p>-0.19847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4580153">
                <text:p>-0.045801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1526718">
                <text:p>-0.015267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1526718">
                <text:p>-0.015267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610687">
                <text:p>0.06106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1526718">
                <text:p>-0.015267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053435">
                <text:p>0.030534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1526718">
                <text:p>-0.015267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4580153">
                <text:p>-0.045801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.908397">
                <text:p>-3.9083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1374046">
                <text:p>-0.13740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1832061">
                <text:p>-0.18320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.89313">
                <text:p>-3.893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580153">
                <text:p>0.045801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7633588">
                <text:p>-0.076335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610687">
                <text:p>0.06106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1832061">
                <text:p>-0.18320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221374">
                <text:p>0.12213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7633588">
                <text:p>-0.076335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816794">
                <text:p>3.8167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1068702">
                <text:p>-0.10687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1374046">
                <text:p>-0.13740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3.877863">
                <text:p>-3.8778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2137404">
                <text:p>-0.21374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1984733">
                <text:p>-0.19847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877863">
                <text:p>3.8778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7633588">
                <text:p>-0.076335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9160305">
                <text:p>-0.091603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1374046">
                <text:p>-0.13740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4580153">
                <text:p>-0.045801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7633588">
                <text:p>-0.076335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610687">
                <text:p>0.06106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.847328">
                <text:p>-3.8473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4580153">
                <text:p>0.045801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1984733">
                <text:p>-0.19847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4580153">
                <text:p>-0.045801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7633588">
                <text:p>0.076335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610687">
                <text:p>0.06106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610687">
                <text:p>0.06106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1832061">
                <text:p>-0.18320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3053435">
                <text:p>-0.030534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1679389">
                <text:p>-0.16793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1679389">
                <text:p>-0.16793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610687">
                <text:p>0.06106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526718">
                <text:p>0.015267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.89313">
                <text:p>-3.893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877863">
                <text:p>3.8778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3053435">
                <text:p>0.030534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984733">
                <text:p>0.19847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1679389">
                <text:p>-0.16793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4580153">
                <text:p>-0.045801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3358779">
                <text:p>-0.33587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1374046">
                <text:p>-0.13740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1832061">
                <text:p>-0.18320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1984733">
                <text:p>-0.19847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7633588">
                <text:p>-0.076335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3053435">
                <text:p>0.030534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1526718">
                <text:p>-0.015267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526718">
                <text:p>0.015267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1832061">
                <text:p>-0.18320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7633588">
                <text:p>-0.076335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.908397">
                <text:p>-3.9083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610687">
                <text:p>0.06106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7633588">
                <text:p>0.076335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832061">
                <text:p>0.18320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526718">
                <text:p>0.15267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9160305">
                <text:p>-0.091603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4580153">
                <text:p>0.045801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.908397">
                <text:p>-3.90839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068702">
                <text:p>0.10687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290076">
                <text:p>0.22900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862595">
                <text:p>3.8625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1526718">
                <text:p>-0.15267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3053435">
                <text:p>-0.030534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1374046">
                <text:p>-0.13740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847328">
                <text:p>3.8473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1832061">
                <text:p>-0.18320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1526718">
                <text:p>-0.015267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7633588">
                <text:p>-0.076335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3.877863">
                <text:p>-3.8778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3.816794">
                <text:p>-3.8167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1068702">
                <text:p>-0.10687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4580153">
                <text:p>-0.045801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9160305">
                <text:p>-0.091603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1526718">
                <text:p>-0.015267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2290076">
                <text:p>-0.22900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7633588">
                <text:p>0.076335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1374046">
                <text:p>-0.13740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7633588">
                <text:p>-0.076335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3053435">
                <text:p>-0.030534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89313">
                <text:p>3.893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7633588">
                <text:p>0.076335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1068702">
                <text:p>-0.10687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610687">
                <text:p>0.06106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2748091">
                <text:p>-0.27480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1984733">
                <text:p>-0.19847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.89313">
                <text:p>-3.893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3.877863">
                <text:p>-3.8778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3.847328">
                <text:p>-3.8473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9313">
                <text:p>3.893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1832061">
                <text:p>-0.18320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89313">
                <text:p>3.893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221374">
                <text:p>0.12213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053435">
                <text:p>0.030534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3053435">
                <text:p>-0.030534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664122">
                <text:p>0.36641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9160305">
                <text:p>0.091603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3053435">
                <text:p>-0.030534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59542">
                <text:p>0.2595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7633588">
                <text:p>-0.0763358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1526718">
                <text:p>-0.015267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679389">
                <text:p>0.16793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